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99cm"/>
    </style:style>
    <style:style style:name="co2" style:family="table-column">
      <style:table-column-properties fo:break-before="auto" style:column-width="6.373cm"/>
    </style:style>
    <style:style style:name="co3" style:family="table-column">
      <style:table-column-properties fo:break-before="auto" style:column-width="0.706cm"/>
    </style:style>
    <style:style style:name="co4" style:family="table-column">
      <style:table-column-properties fo:break-before="auto" style:column-width="8.585cm"/>
    </style:style>
    <style:style style:name="co5" style:family="table-column">
      <style:table-column-properties fo:break-before="auto" style:column-width="8.44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12cm"/>
    </style:style>
    <style:style style:name="co8" style:family="table-column">
      <style:table-column-properties fo:break-before="auto" style:column-width="0.843cm"/>
    </style:style>
    <style:style style:name="co9" style:family="table-column">
      <style:table-column-properties fo:break-before="auto" style:column-width="1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style:font-name="Courier 10 Pitch1" fo:font-size="6pt" fo:font-weight="bold" style:font-size-asian="6pt" style:font-weight-asian="bold" style:font-size-complex="6pt" style:font-weight-complex="bold"/>
    </style:style>
    <style:style style:name="ce2" style:family="table-cell" style:parent-style-name="Default">
      <style:table-cell-properties fo:background-color="#c0c0c0" fo:border="0.06pt solid #000000"/>
      <style:text-properties style:font-name="Courier 10 Pitch1" fo:font-size="6pt" fo:font-weight="bold" style:font-size-asian="6pt" style:font-weight-asian="bold" style:font-size-complex="6pt" style:font-weight-complex="bold"/>
    </style:style>
    <style:style style:name="ce3" style:family="table-cell" style:parent-style-name="Default">
      <style:table-cell-properties fo:border="0.06pt solid #000000"/>
      <style:text-properties style:font-name="Courier 10 Pitch1" fo:font-size="6pt" fo:font-weight="bold" style:font-size-asian="6pt" style:font-weight-asian="bold" style:font-size-complex="6pt" style:font-weight-complex="bold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style:font-name="Courier 10 Pitch1" fo:font-size="6pt" style:font-size-asian="6pt" style:font-size-complex="6pt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ourier 10 Pitch1" fo:font-size="6pt" style:font-size-asian="6pt" style:font-size-complex="6pt"/>
    </style:style>
    <style:style style:name="ce6" style:family="table-cell" style:parent-style-name="Default">
      <style:text-properties style:font-name="Courier 10 Pitch1" fo:font-size="6pt" style:font-size-asian="6pt" style:font-size-complex="6pt"/>
    </style:style>
    <style:style style:name="ce7" style:family="table-cell" style:parent-style-name="Default">
      <style:table-cell-properties fo:border="0.06pt solid #000000"/>
      <style:text-properties style:font-name="Courier 10 Pitch1" fo:font-size="6pt" style:font-size-asian="6pt" style:font-size-complex="6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ourier 10 Pitch1" fo:font-size="8pt" style:font-name-asian="DejaVu Sans Mono" style:font-size-asian="8pt" style:font-name-complex="DejaVu Sans Mono" style:font-size-complex="8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ourier 10 Pitch1" fo:font-size="8pt" style:font-size-asian="8pt" style:font-size-complex="8pt"/>
    </style:style>
    <style:style style:name="ce10" style:family="table-cell" style:parent-style-name="Default">
      <style:table-cell-properties fo:background-color="transparent" fo:border="0.06pt solid #000000"/>
      <style:text-properties style:use-window-font-color="true" style:font-name="Courier 10 Pitch1" fo:font-size="6pt" fo:font-weight="bold" style:font-size-asian="6pt" style:font-weight-asian="bold" style:font-size-complex="6pt" style:font-weight-complex="bold"/>
    </style:style>
    <style:style style:name="ce11" style:family="table-cell" style:parent-style-name="Default">
      <style:table-cell-properties fo:background-color="transparent" fo:border="0.06pt solid #000000"/>
      <style:text-properties style:use-window-font-color="true" style:font-name="Courier 10 Pitch1" fo:font-size="6pt" style:font-size-asian="6pt" style:font-size-complex="6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10 Pitch1" fo:font-size="6pt" fo:font-weight="bold" style:font-size-asian="6pt" style:font-weight-asian="bold" style:font-size-complex="6pt" style:font-weight-complex="bold"/>
    </style:style>
    <style:style style:name="ce13" style:family="table-cell" style:parent-style-name="Default">
      <style:text-properties style:font-name="Courier 10 Pitch1" fo:font-size="6pt" fo:font-weight="bold" style:font-size-asian="6pt" style:font-weight-asian="bold" style:font-size-complex="6pt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font-name="Courier 10 Pitch1" fo:font-size="6pt" fo:font-weight="bold" style:font-size-asian="6pt" style:font-weight-asian="bold" style:font-size-complex="6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ourier 10 Pitch1" fo:font-size="6pt" fo:font-weight="bold" style:font-size-asian="6pt" style:font-weight-asian="bold" style:font-size-complex="6pt" style:font-weight-complex="bold"/>
    </style:style>
    <style:style style:name="ce16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style:font-name="Courier 10 Pitch1" fo:font-size="6pt" fo:font-weight="bold" style:font-size-asian="6pt" style:font-weight-asian="bold" style:font-size-complex="6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ourier 10 Pitch1" fo:font-size="6pt" fo:font-weight="bold" style:font-size-asian="6pt" style:font-weight-asian="bold" style:font-size-complex="6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ourier 10 Pitch1" fo:font-size="6pt" style:font-size-asian="6pt" style:font-size-complex="6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10 Pitch1" fo:font-size="6pt" style:font-size-asian="6pt" style:font-size-complex="6pt"/>
    </style:style>
    <style:style style:name="ce20" style:family="table-cell" style:parent-style-name="Default">
      <style:table-cell-properties fo:border="0.06pt solid #000000"/>
      <style:map style:condition="cell-content()=&quot;✓&quot;" style:apply-style-name="Done" style:base-cell-address="Progress.D2"/>
      <style:map style:condition="cell-content()!=&quot;✓&quot;" style:apply-style-name="Not_20_Done" style:base-cell-address="Progress.D2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order="0.06pt solid #000000"/>
      <style:map style:condition="cell-content()=&quot;✓&quot;" style:apply-style-name="Done" style:base-cell-address="Progress.D71"/>
      <style:map style:condition="cell-content()!=&quot;✓&quot;" style:apply-style-name="Not_20_Done" style:base-cell-address="Progress.D71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font-name="Courier 10 Pitch1" fo:font-size="6pt" fo:font-weight="bold" style:font-size-asian="6pt" style:font-weight-asian="bold" style:font-size-complex="6pt" style:font-weight-complex="bold"/>
    </style:style>
    <style:style style:name="ce24" style:family="table-cell" style:parent-style-name="Default">
      <style:table-cell-properties fo:border-bottom="none" fo:border-left="0.06pt solid #000000" fo:border-right="none" fo:border-top="none"/>
      <style:text-properties style:font-name="Courier 10 Pitch1" fo:font-size="6pt" style:font-size-asian="6pt" style:font-size-complex="6pt"/>
    </style:style>
    <style:style style:name="ce25" style:family="table-cell" style:parent-style-name="Default" style:data-style-name="N11">
      <style:table-cell-properties fo:border="0.06pt solid #000000"/>
      <style:text-properties style:font-name="Courier 10 Pitch1" fo:font-size="6pt" style:font-size-asian="6pt" style:font-size-complex="6pt"/>
    </style:style>
  </office:automatic-styles>
  <office:body>
    <office:spreadsheet>
      <table:table table:name="types.hpp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5" table:default-cell-style-name="ce6"/>
        <table:table-row table:style-name="ro1">
          <table:table-cell table:style-name="ce1" office:value-type="string" calcext:value-type="string" table:number-columns-spanned="1" table:number-rows-spanned="2">
            <text:p>TYPE</text:p>
          </table:table-cell>
          <table:table-cell table:style-name="ce1" office:value-type="string" calcext:value-type="string" table:number-columns-spanned="1" table:number-rows-spanned="2">
            <text:p>CONSTANT</text:p>
          </table:table-cell>
          <table:table-cell table:style-name="ce1" office:value-type="string" calcext:value-type="string" table:number-columns-spanned="3" table:number-rows-spanned="1">
            <text:p>OpenCL ver.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12" table:number-columns-repeated="1015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1.2</text:p>
          </table:table-cell>
          <table:covered-table-cell table:number-columns-repeated="2" table:style-name="ce2"/>
          <table:table-cell table:style-name="ce13" table:number-columns-repeated="1015"/>
        </table:table-row>
        <table:table-row table:style-name="ro1">
          <table:table-cell table:style-name="ce3" office:value-type="string" calcext:value-type="string">
            <text:p>Error Codes (cl_int)</text:p>
          </table:table-cell>
          <table:table-cell table:style-name="ce7"/>
          <table:table-cell table:style-name="ce8" office:value-type="string" calcext:value-type="string">
            <text:p>✓</text:p>
          </table:table-cell>
          <table:table-cell table:number-columns-repeated="2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status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UCCES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success</text:p>
          </table:table-cell>
          <table:table-cell table:style-name="ce11" office:value-type="string" calcext:value-type="string">
            <text:p>status_t.succes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NOT_FOUND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device_not_found</text:p>
          </table:table-cell>
          <table:table-cell table:style-name="ce11" office:value-type="string" calcext:value-type="string">
            <text:p>status_t.device_not_foun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NOT_AVAILABL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device_not_available</text:p>
          </table:table-cell>
          <table:table-cell table:style-name="ce11" office:value-type="string" calcext:value-type="string">
            <text:p>status_t.device_not_availab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PILER_NOT_AVAILABL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compiler_not_available</text:p>
          </table:table-cell>
          <table:table-cell table:style-name="ce11" office:value-type="string" calcext:value-type="string">
            <text:p>status_t.compiler_not_availab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OBJECT_ALLOCATION_FAILUR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mem_object_allocation_failure</text:p>
          </table:table-cell>
          <table:table-cell table:style-name="ce11" office:value-type="string" calcext:value-type="string">
            <text:p>status_t.mem_object_allocation_failur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OUT_OF_RESOURCE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out_of_resources</text:p>
          </table:table-cell>
          <table:table-cell table:style-name="ce11" office:value-type="string" calcext:value-type="string">
            <text:p>status_t.out_of_resourc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OUT_OF_HOST_MEMORY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out_of_host_memory</text:p>
          </table:table-cell>
          <table:table-cell table:style-name="ce11" office:value-type="string" calcext:value-type="string">
            <text:p>status_t.out_of_host_memor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FILING_INFO_NOT_AVAILABL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profiling_info_not_available</text:p>
          </table:table-cell>
          <table:table-cell table:style-name="ce11" office:value-type="string" calcext:value-type="string">
            <text:p>status_t.profiling_info_not_availab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COPY_OVERLAP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mem_copy_overlap</text:p>
          </table:table-cell>
          <table:table-cell table:style-name="ce11" office:value-type="string" calcext:value-type="string">
            <text:p>status_t.mem_copy_overlap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FORMAT_MISMATCH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mage_format_mismatch</text:p>
          </table:table-cell>
          <table:table-cell table:style-name="ce11" office:value-type="string" calcext:value-type="string">
            <text:p>status_t.image_format_mismatch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FORMAT_NOT_SUPPORTED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mage_format_not_supported</text:p>
          </table:table-cell>
          <table:table-cell table:style-name="ce11" office:value-type="string" calcext:value-type="string">
            <text:p>status_t.image_format_not_supporte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BUILD_PROGRAM_FAILUR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build_program_failure</text:p>
          </table:table-cell>
          <table:table-cell table:style-name="ce11" office:value-type="string" calcext:value-type="string">
            <text:p>status_t.build_program_failur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AP_FAILUR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map_failure</text:p>
          </table:table-cell>
          <table:table-cell table:style-name="ce11" office:value-type="string" calcext:value-type="string">
            <text:p>status_t.map_failur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ISALIGNED_SUB_BUFFER_OFFSET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misaligned_sub_buffer_offset</text:p>
          </table:table-cell>
          <table:table-cell table:style-name="ce11" office:value-type="string" calcext:value-type="string">
            <text:p>status_t.misaligned_sub_buffer_offse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EXEC_STATUS_ERROR_FOR_EVENTS_IN_WAIT_LIST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exec_status_error_for_events_in_wait_list</text:p>
          </table:table-cell>
          <table:table-cell table:style-name="ce11" office:value-type="string" calcext:value-type="string">
            <text:p>status_t.exec_status_error_for_events_in_wait_lis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PILE_PROGRAM_FAILUR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compile_program_failure</text:p>
          </table:table-cell>
          <table:table-cell table:style-name="ce11" office:value-type="string" calcext:value-type="string">
            <text:p>status_t.compile_program_failur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LINKER_NOT_AVAILABL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linker_not_available</text:p>
          </table:table-cell>
          <table:table-cell table:style-name="ce11" office:value-type="string" calcext:value-type="string">
            <text:p>status_t.linker_not_availab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LINK_PROGRAM_FAILUR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link_program_failure</text:p>
          </table:table-cell>
          <table:table-cell table:style-name="ce11" office:value-type="string" calcext:value-type="string">
            <text:p>status_t.link_program_failur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ARTITION_FAILED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device_partition_failed</text:p>
          </table:table-cell>
          <table:table-cell table:style-name="ce11" office:value-type="string" calcext:value-type="string">
            <text:p>status_t.device_partition_faile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INFO_NOT_AVAILABL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kernel_arg_info_not_available</text:p>
          </table:table-cell>
          <table:table-cell table:style-name="ce11" office:value-type="string" calcext:value-type="string">
            <text:p>status_t.kernel_arg_info_not_availab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VALU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value</text:p>
          </table:table-cell>
          <table:table-cell table:style-name="ce11" office:value-type="string" calcext:value-type="string">
            <text:p>status_t.invalid_valu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DEVICE_TYP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device_type</text:p>
          </table:table-cell>
          <table:table-cell table:style-name="ce11" office:value-type="string" calcext:value-type="string">
            <text:p>status_t.invalid_device_typ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PLATFORM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platform</text:p>
          </table:table-cell>
          <table:table-cell table:style-name="ce11" office:value-type="string" calcext:value-type="string">
            <text:p>status_t.invalid_platform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DEVIC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device</text:p>
          </table:table-cell>
          <table:table-cell table:style-name="ce11" office:value-type="string" calcext:value-type="string">
            <text:p>status_t.invalid_devic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CONTEX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context</text:p>
          </table:table-cell>
          <table:table-cell table:style-name="ce11" office:value-type="string" calcext:value-type="string">
            <text:p>status_t.invalid_contex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QUEUE_PROPERTIE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queue_properties</text:p>
          </table:table-cell>
          <table:table-cell table:style-name="ce11" office:value-type="string" calcext:value-type="string">
            <text:p>status_t.invalid_queue_properti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COMMAND_QUEU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command_queue</text:p>
          </table:table-cell>
          <table:table-cell table:style-name="ce11" office:value-type="string" calcext:value-type="string">
            <text:p>status_t.invalid_command_queu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HOST_PT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host_ptr</text:p>
          </table:table-cell>
          <table:table-cell table:style-name="ce11" office:value-type="string" calcext:value-type="string">
            <text:p>status_t.invalid_host_pt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MEM_OBJEC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mem_object</text:p>
          </table:table-cell>
          <table:table-cell table:style-name="ce11" office:value-type="string" calcext:value-type="string">
            <text:p>status_t.invalid_mem_objec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IMAGE_FORMAT_DESCRIPTO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image_format_descriptor</text:p>
          </table:table-cell>
          <table:table-cell table:style-name="ce11" office:value-type="string" calcext:value-type="string">
            <text:p>status_t.invalid_image_format_descripto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IMAGE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image_size</text:p>
          </table:table-cell>
          <table:table-cell table:style-name="ce11" office:value-type="string" calcext:value-type="string">
            <text:p>status_t.invalid_image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SAMPLE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sampler</text:p>
          </table:table-cell>
          <table:table-cell table:style-name="ce11" office:value-type="string" calcext:value-type="string">
            <text:p>status_t.invalid_sampl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BINARY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binary</text:p>
          </table:table-cell>
          <table:table-cell table:style-name="ce11" office:value-type="string" calcext:value-type="string">
            <text:p>status_t.invalid_binar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BUILD_OPTION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build_options</text:p>
          </table:table-cell>
          <table:table-cell table:style-name="ce11" office:value-type="string" calcext:value-type="string">
            <text:p>status_t.invalid_build_optio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PROGRAM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program</text:p>
          </table:table-cell>
          <table:table-cell table:style-name="ce11" office:value-type="string" calcext:value-type="string">
            <text:p>status_t.invalid_program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PROGRAM_EXECUTABL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program_executable</text:p>
          </table:table-cell>
          <table:table-cell table:style-name="ce11" office:value-type="string" calcext:value-type="string">
            <text:p>status_t.invalid_program_executab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KERNEL_NAM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kernel_name</text:p>
          </table:table-cell>
          <table:table-cell table:style-name="ce11" office:value-type="string" calcext:value-type="string">
            <text:p>status_t.invalid_kernel_nam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KERNEL_DEFINITION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kernel_definition</text:p>
          </table:table-cell>
          <table:table-cell table:style-name="ce11" office:value-type="string" calcext:value-type="string">
            <text:p>status_t.invalid_kernel_definitio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KERNEL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kernel</text:p>
          </table:table-cell>
          <table:table-cell table:style-name="ce11" office:value-type="string" calcext:value-type="string">
            <text:p>status_t.invalid_kernel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ARG_INDEX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arg_index</text:p>
          </table:table-cell>
          <table:table-cell table:style-name="ce11" office:value-type="string" calcext:value-type="string">
            <text:p>status_t.invalid_arg_index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ARG_VALU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arg_value</text:p>
          </table:table-cell>
          <table:table-cell table:style-name="ce11" office:value-type="string" calcext:value-type="string">
            <text:p>status_t.invalid_arg_valu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ARG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arg_size</text:p>
          </table:table-cell>
          <table:table-cell table:style-name="ce11" office:value-type="string" calcext:value-type="string">
            <text:p>status_t.invalid_arg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KERNEL_ARG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kernel_args</text:p>
          </table:table-cell>
          <table:table-cell table:style-name="ce11" office:value-type="string" calcext:value-type="string">
            <text:p>status_t.invalid_kernel_arg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WORK_DIMENSION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work_dimension</text:p>
          </table:table-cell>
          <table:table-cell table:style-name="ce11" office:value-type="string" calcext:value-type="string">
            <text:p>status_t.invalid_work_dimensio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WORK_GROUP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work_group_size</text:p>
          </table:table-cell>
          <table:table-cell table:style-name="ce11" office:value-type="string" calcext:value-type="string">
            <text:p>status_t.invalid_work_group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WORK_ITEM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work_item_size</text:p>
          </table:table-cell>
          <table:table-cell table:style-name="ce11" office:value-type="string" calcext:value-type="string">
            <text:p>status_t.invalid_work_item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GLOBAL_OFFSE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global_offset</text:p>
          </table:table-cell>
          <table:table-cell table:style-name="ce11" office:value-type="string" calcext:value-type="string">
            <text:p>status_t.invalid_global_offse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EVENT_WAIT_LIS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event_wait_list</text:p>
          </table:table-cell>
          <table:table-cell table:style-name="ce11" office:value-type="string" calcext:value-type="string">
            <text:p>status_t.invalid_event_wait_lis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EVEN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event</text:p>
          </table:table-cell>
          <table:table-cell table:style-name="ce11" office:value-type="string" calcext:value-type="string">
            <text:p>status_t.invalid_even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OPERATION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operation</text:p>
          </table:table-cell>
          <table:table-cell table:style-name="ce11" office:value-type="string" calcext:value-type="string">
            <text:p>status_t.invalid_operatio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GL_OBJEC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gl_object</text:p>
          </table:table-cell>
          <table:table-cell table:style-name="ce11" office:value-type="string" calcext:value-type="string">
            <text:p>status_t.invalid_gl_objec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BUFFER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buffer_size</text:p>
          </table:table-cell>
          <table:table-cell table:style-name="ce11" office:value-type="string" calcext:value-type="string">
            <text:p>status_t.invalid_buffer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MIP_LEVEL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mip_level</text:p>
          </table:table-cell>
          <table:table-cell table:style-name="ce11" office:value-type="string" calcext:value-type="string">
            <text:p>status_t.invalid_mip_level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GLOBAL_WORK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global_work_size</text:p>
          </table:table-cell>
          <table:table-cell table:style-name="ce11" office:value-type="string" calcext:value-type="string">
            <text:p>status_t.invalid_global_work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PROPERTY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property</text:p>
          </table:table-cell>
          <table:table-cell table:style-name="ce11" office:value-type="string" calcext:value-type="string">
            <text:p>status_t.invalid_propert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IMAGE_DESCRIPTOR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image_descriptor</text:p>
          </table:table-cell>
          <table:table-cell table:style-name="ce11" office:value-type="string" calcext:value-type="string">
            <text:p>status_t.invalid_image_descripto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COMPILER_OPTIONS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compiler_options</text:p>
          </table:table-cell>
          <table:table-cell table:style-name="ce11" office:value-type="string" calcext:value-type="string">
            <text:p>status_t.invalid_compiler_optio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LINKER_OPTIONS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linker_options</text:p>
          </table:table-cell>
          <table:table-cell table:style-name="ce11" office:value-type="string" calcext:value-type="string">
            <text:p>status_t.invalid_linker_optio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DEVICE_PARTITION_COUNT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device_partition_count</text:p>
          </table:table-cell>
          <table:table-cell table:style-name="ce11" office:value-type="string" calcext:value-type="string">
            <text:p>status_t.invalid_device_partition_coun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OpenCL Version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VERSION_1_0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VERSION_1_1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VERSION_1_2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cl_bool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ALS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TRU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BLOCKING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NON_BLOCKING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cl_platform_info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platform_info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LATFORM_PROFIL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latform_info_t::profile</text:p>
          </table:table-cell>
          <table:table-cell table:style-name="ce11" office:value-type="string" calcext:value-type="string">
            <text:p>platform_info_t.profi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LATFORM_VERSION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latform_info_t::version</text:p>
          </table:table-cell>
          <table:table-cell table:style-name="ce11" office:value-type="string" calcext:value-type="string">
            <text:p>platform_info_t.versio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LATFORM_NAM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latform_info_t::name</text:p>
          </table:table-cell>
          <table:table-cell table:style-name="ce11" office:value-type="string" calcext:value-type="string">
            <text:p>platform_info_t.nam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LATFORM_VENDO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latform_info_t::vendor</text:p>
          </table:table-cell>
          <table:table-cell table:style-name="ce11" office:value-type="string" calcext:value-type="string">
            <text:p>platform_info_t.vendo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LATFORM_EXTENSION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latform_info_t::extensions</text:p>
          </table:table-cell>
          <table:table-cell table:style-name="ce11" office:value-type="string" calcext:value-type="string">
            <text:p>platform_info_t.extension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type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device_type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none</text:p>
          </table:table-cell>
          <table:table-cell table:style-name="ce11" office:value-type="string" calcext:value-type="string">
            <text:p>device_info_t.non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TYPE_DEFAUL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default_</text:p>
          </table:table-cell>
          <table:table-cell table:style-name="ce11" office:value-type="string" calcext:value-type="string">
            <text:p>device_info_t.default_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TYPE_CPU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cpu</text:p>
          </table:table-cell>
          <table:table-cell table:style-name="ce11" office:value-type="string" calcext:value-type="string">
            <text:p>device_info_t.cpu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TYPE_GPU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gpu</text:p>
          </table:table-cell>
          <table:table-cell table:style-name="ce11" office:value-type="string" calcext:value-type="string">
            <text:p>device_info_t.gpu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TYPE_ACCELERATO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accelerator</text:p>
          </table:table-cell>
          <table:table-cell table:style-name="ce11" office:value-type="string" calcext:value-type="string">
            <text:p>device_info_t.accelerato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TYPE_CUSTOM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custom</text:p>
          </table:table-cell>
          <table:table-cell table:style-name="ce11" office:value-type="string" calcext:value-type="string">
            <text:p>device_info_t.custom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TYPE_ALL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all</text:p>
          </table:table-cell>
          <table:table-cell table:style-name="ce11" office:value-type="string" calcext:value-type="string">
            <text:p>device_info_t.all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info</text:p>
          </table:table-cell>
          <table:table-cell table:style-name="ce7"/>
          <table:table-cell table:style-name="ce9" table:number-columns-repeated="3"/>
          <table:table-cell table:number-columns-repeated="2" table:style-name="ce10" office:value-type="string" calcext:value-type="string">
            <text:p>device_info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TYP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type</text:p>
          </table:table-cell>
          <table:table-cell table:style-name="ce11" office:value-type="string" calcext:value-type="string">
            <text:p>device_info_t.typ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VENDOR_ID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vendor_id</text:p>
          </table:table-cell>
          <table:table-cell table:style-name="ce11" office:value-type="string" calcext:value-type="string">
            <text:p>device_info_t.vendor_i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COMPUTE_UNIT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max_compute_units</text:p>
          </table:table-cell>
          <table:table-cell table:style-name="ce11" office:value-type="string" calcext:value-type="string">
            <text:p>device_info_t.max_compute_uni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WORK_ITEM_DIMENSION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max_work_item_dimensions</text:p>
          </table:table-cell>
          <table:table-cell table:style-name="ce11" office:value-type="string" calcext:value-type="string">
            <text:p>device_info_t.max_work_item_dimensio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WORK_GROUP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max_work_group_size</text:p>
          </table:table-cell>
          <table:table-cell table:style-name="ce11" office:value-type="string" calcext:value-type="string">
            <text:p>device_info_t.max_work_group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WORK_ITEM_SIZE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max_work_item_sizes</text:p>
          </table:table-cell>
          <table:table-cell table:style-name="ce11" office:value-type="string" calcext:value-type="string">
            <text:p>device_info_t.max_work_item_siz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REFERRED_VECTOR_WIDTH_CHA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referred_vector_width_char</text:p>
          </table:table-cell>
          <table:table-cell table:style-name="ce11" office:value-type="string" calcext:value-type="string">
            <text:p>device_info_t.preferred_vector_width_cha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REFERRED_VECTOR_WIDTH_SHOR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referred_vector_width_short</text:p>
          </table:table-cell>
          <table:table-cell table:style-name="ce11" office:value-type="string" calcext:value-type="string">
            <text:p>device_info_t.preferred_vector_width_shor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REFERRED_VECTOR_WIDTH_IN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referred_vector_width_int</text:p>
          </table:table-cell>
          <table:table-cell table:style-name="ce11" office:value-type="string" calcext:value-type="string">
            <text:p>device_info_t.preferred_vector_width_in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REFERRED_VECTOR_WIDTH_LONG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referred_vector_width_long</text:p>
          </table:table-cell>
          <table:table-cell table:style-name="ce11" office:value-type="string" calcext:value-type="string">
            <text:p>device_info_t.preferred_vector_width_lo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REFERRED_VECTOR_WIDTH_FLOA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referred_vector_width_float</text:p>
          </table:table-cell>
          <table:table-cell table:style-name="ce11" office:value-type="string" calcext:value-type="string">
            <text:p>device_info_t.preferred_vector_width_floa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REFERRED_VECTOR_WIDTH_DOUBL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referred_vector_width_double</text:p>
          </table:table-cell>
          <table:table-cell table:style-name="ce11" office:value-type="string" calcext:value-type="string">
            <text:p>device_info_t.preferred_vector_width_doub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CLOCK_FREQUENCY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max_clock_frequency</text:p>
          </table:table-cell>
          <table:table-cell table:style-name="ce11" office:value-type="string" calcext:value-type="string">
            <text:p>device_info_t.max_clock_frequenc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ADDRESS_BIT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address_bits</text:p>
          </table:table-cell>
          <table:table-cell table:style-name="ce11" office:value-type="string" calcext:value-type="string">
            <text:p>device_info_t.address_bi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READ_IMAGE_ARG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max_read_image_args</text:p>
          </table:table-cell>
          <table:table-cell table:style-name="ce11" office:value-type="string" calcext:value-type="string">
            <text:p>device_info_t.max_read_image_arg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WRITE_IMAGE_ARG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max_write_image_args</text:p>
          </table:table-cell>
          <table:table-cell table:style-name="ce11" office:value-type="string" calcext:value-type="string">
            <text:p>device_info_t.max_write_image_arg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MEM_ALLOC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max_mem_alloc_size</text:p>
          </table:table-cell>
          <table:table-cell table:style-name="ce11" office:value-type="string" calcext:value-type="string">
            <text:p>device_info_t.max_mem_alloc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IMAGE2D_MAX_WIDTH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image2d_max_width</text:p>
          </table:table-cell>
          <table:table-cell table:style-name="ce11" office:value-type="string" calcext:value-type="string">
            <text:p>device_info_t.image2d_max_width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IMAGE2D_MAX_HEIGH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image2d_max_height</text:p>
          </table:table-cell>
          <table:table-cell table:style-name="ce11" office:value-type="string" calcext:value-type="string">
            <text:p>device_info_t.image2d_max_heigh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IMAGE3D_MAX_WIDTH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image3d_max_width</text:p>
          </table:table-cell>
          <table:table-cell table:style-name="ce11" office:value-type="string" calcext:value-type="string">
            <text:p>device_info_t.image3d_max_width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IMAGE3D_MAX_HEIGH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image3d_max_height</text:p>
          </table:table-cell>
          <table:table-cell table:style-name="ce11" office:value-type="string" calcext:value-type="string">
            <text:p>device_info_t.image3d_max_heigh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IMAGE3D_MAX_DEPTH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image3d_max_depth</text:p>
          </table:table-cell>
          <table:table-cell table:style-name="ce11" office:value-type="string" calcext:value-type="string">
            <text:p>device_info_t.image3d_max_depth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IMAGE_SUPPOR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image_support</text:p>
          </table:table-cell>
          <table:table-cell table:style-name="ce11" office:value-type="string" calcext:value-type="string">
            <text:p>device_info_t.image_suppor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PARAMETER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max_parameter_size</text:p>
          </table:table-cell>
          <table:table-cell table:style-name="ce11" office:value-type="string" calcext:value-type="string">
            <text:p>device_info_t.max_parameter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SAMPLER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max_samplers</text:p>
          </table:table-cell>
          <table:table-cell table:style-name="ce11" office:value-type="string" calcext:value-type="string">
            <text:p>device_info_t.max_sampler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EM_BASE_ADDR_ALIGN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mem_base_addr_align</text:p>
          </table:table-cell>
          <table:table-cell table:style-name="ce11" office:value-type="string" calcext:value-type="string">
            <text:p>device_info_t.mem_base_addr_alig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IN_DATA_TYPE_ALIGN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min_data_type_align_size</text:p>
          </table:table-cell>
          <table:table-cell table:style-name="ce11" office:value-type="string" calcext:value-type="string">
            <text:p>device_info_t.min_data_type_align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SINGLE_FP_CONFIG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single_fp_config</text:p>
          </table:table-cell>
          <table:table-cell table:style-name="ce11" office:value-type="string" calcext:value-type="string">
            <text:p>device_info_t.single_fp_confi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GLOBAL_MEM_CACHE_TYP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global_mem_cache_type</text:p>
          </table:table-cell>
          <table:table-cell table:style-name="ce11" office:value-type="string" calcext:value-type="string">
            <text:p>device_info_t.global_mem_cache_typ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GLOBAL_MEM_CACHELINE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global_mem_cacheline_size</text:p>
          </table:table-cell>
          <table:table-cell table:style-name="ce11" office:value-type="string" calcext:value-type="string">
            <text:p>device_info_t.global_mem_cacheline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GLOBAL_MEM_CACHE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global_mem_cache_size</text:p>
          </table:table-cell>
          <table:table-cell table:style-name="ce11" office:value-type="string" calcext:value-type="string">
            <text:p>device_info_t.global_mem_cache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GLOBAL_MEM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global_mem_size</text:p>
          </table:table-cell>
          <table:table-cell table:style-name="ce11" office:value-type="string" calcext:value-type="string">
            <text:p>device_info_t.global_mem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CONSTANT_BUFFER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max_constant_buffer_size</text:p>
          </table:table-cell>
          <table:table-cell table:style-name="ce11" office:value-type="string" calcext:value-type="string">
            <text:p>device_info_t.max_constant_buffer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CONSTANT_ARG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max_constant_args</text:p>
          </table:table-cell>
          <table:table-cell table:style-name="ce11" office:value-type="string" calcext:value-type="string">
            <text:p>device_info_t.max_constant_arg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LOCAL_MEM_TYP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local_mem_type</text:p>
          </table:table-cell>
          <table:table-cell table:style-name="ce11" office:value-type="string" calcext:value-type="string">
            <text:p>device_info_t.local_mem_typ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LOCAL_MEM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local_mem_size</text:p>
          </table:table-cell>
          <table:table-cell table:style-name="ce11" office:value-type="string" calcext:value-type="string">
            <text:p>device_info_t.local_mem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ERROR_CORRECTION_SUPPOR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error_correction_support</text:p>
          </table:table-cell>
          <table:table-cell table:style-name="ce11" office:value-type="string" calcext:value-type="string">
            <text:p>device_info_t.error_correction_suppor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ROFILING_TIMER_RESOLUTION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rofiling_timer_resolution</text:p>
          </table:table-cell>
          <table:table-cell table:style-name="ce11" office:value-type="string" calcext:value-type="string">
            <text:p>device_info_t.profiling_timer_resolutio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ENDIAN_LITTL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endian_little</text:p>
          </table:table-cell>
          <table:table-cell table:style-name="ce11" office:value-type="string" calcext:value-type="string">
            <text:p>device_info_t.endian_litt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AVAILABL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available</text:p>
          </table:table-cell>
          <table:table-cell table:style-name="ce11" office:value-type="string" calcext:value-type="string">
            <text:p>device_info_t.availab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COMPILER_AVAILABL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compiler_available</text:p>
          </table:table-cell>
          <table:table-cell table:style-name="ce11" office:value-type="string" calcext:value-type="string">
            <text:p>device_info_t.compiler_availab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EXECUTION_CAPABILITIE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execution_capabilities</text:p>
          </table:table-cell>
          <table:table-cell table:style-name="ce11" office:value-type="string" calcext:value-type="string">
            <text:p>device_info_t.execution_capabiliti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QUEUE_PROPERTIE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queue_properties</text:p>
          </table:table-cell>
          <table:table-cell table:style-name="ce11" office:value-type="string" calcext:value-type="string">
            <text:p>device_info_t.queue_properti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NAM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name</text:p>
          </table:table-cell>
          <table:table-cell table:style-name="ce11" office:value-type="string" calcext:value-type="string">
            <text:p>device_info_t.nam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VENDO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vendor</text:p>
          </table:table-cell>
          <table:table-cell table:style-name="ce11" office:value-type="string" calcext:value-type="string">
            <text:p>device_info_t.vendo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RIVER_VERSION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driver_version</text:p>
          </table:table-cell>
          <table:table-cell table:style-name="ce11" office:value-type="string" calcext:value-type="string">
            <text:p>device_info_t.driver_versio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ROFIL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rofile</text:p>
          </table:table-cell>
          <table:table-cell table:style-name="ce11" office:value-type="string" calcext:value-type="string">
            <text:p>device_info_t.profi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VERSION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version</text:p>
          </table:table-cell>
          <table:table-cell table:style-name="ce11" office:value-type="string" calcext:value-type="string">
            <text:p>device_info_t.versio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EXTENSION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extensions</text:p>
          </table:table-cell>
          <table:table-cell table:style-name="ce11" office:value-type="string" calcext:value-type="string">
            <text:p>device_info_t.extensio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LATFORM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latform</text:p>
          </table:table-cell>
          <table:table-cell table:style-name="ce11" office:value-type="string" calcext:value-type="string">
            <text:p>device_info_t.platform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DOUBLE_FP_CONFIG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double_fp_config</text:p>
          </table:table-cell>
          <table:table-cell table:style-name="ce11" office:value-type="string" calcext:value-type="string">
            <text:p>device_info_t.double_fp_confi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REFERRED_VECTOR_WIDTH_HALF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referred_vector_width_half</text:p>
          </table:table-cell>
          <table:table-cell table:style-name="ce11" office:value-type="string" calcext:value-type="string">
            <text:p>device_info_t.preferred_vector_width_half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HOST_UNIFIED_MEMORY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host_unified_memory</text:p>
          </table:table-cell>
          <table:table-cell table:style-name="ce11" office:value-type="string" calcext:value-type="string">
            <text:p>device_info_t.host_unified_memor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NATIVE_VECTOR_WIDTH_CHAR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native_vector_width_char</text:p>
          </table:table-cell>
          <table:table-cell table:style-name="ce11" office:value-type="string" calcext:value-type="string">
            <text:p>device_info_t.native_vector_width_cha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NATIVE_VECTOR_WIDTH_SHORT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native_vector_width_short</text:p>
          </table:table-cell>
          <table:table-cell table:style-name="ce11" office:value-type="string" calcext:value-type="string">
            <text:p>device_info_t.native_vector_width_shor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NATIVE_VECTOR_WIDTH_INT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native_vector_width_int</text:p>
          </table:table-cell>
          <table:table-cell table:style-name="ce11" office:value-type="string" calcext:value-type="string">
            <text:p>device_info_t.native_vector_width_in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NATIVE_VECTOR_WIDTH_LONG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native_vector_width_long</text:p>
          </table:table-cell>
          <table:table-cell table:style-name="ce11" office:value-type="string" calcext:value-type="string">
            <text:p>device_info_t.native_vector_width_lo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NATIVE_VECTOR_WIDTH_FLOAT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native_vector_width_float</text:p>
          </table:table-cell>
          <table:table-cell table:style-name="ce11" office:value-type="string" calcext:value-type="string">
            <text:p>device_info_t.native_vector_width_floa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NATIVE_VECTOR_WIDTH_DOUBLE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native_vector_width_double</text:p>
          </table:table-cell>
          <table:table-cell table:style-name="ce11" office:value-type="string" calcext:value-type="string">
            <text:p>device_info_t.native_vector_width_doub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NATIVE_VECTOR_WIDTH_HALF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native_vector_width_half</text:p>
          </table:table-cell>
          <table:table-cell table:style-name="ce11" office:value-type="string" calcext:value-type="string">
            <text:p>device_info_t.native_vector_width_half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OPENCL_C_VERSION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opencl_c_version</text:p>
          </table:table-cell>
          <table:table-cell table:style-name="ce11" office:value-type="string" calcext:value-type="string">
            <text:p>device_info_t.opencl_c_versio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LINKER_AVAILABL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linker_available</text:p>
          </table:table-cell>
          <table:table-cell table:style-name="ce11" office:value-type="string" calcext:value-type="string">
            <text:p>device_info_t.linker_availab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BUILT_IN_KERNELS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built_in_kernels</text:p>
          </table:table-cell>
          <table:table-cell table:style-name="ce11" office:value-type="string" calcext:value-type="string">
            <text:p>device_info_t.built_in_kernel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IMAGE_MAX_BUFFER_SIZ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image_max_buffer_size</text:p>
          </table:table-cell>
          <table:table-cell table:style-name="ce11" office:value-type="string" calcext:value-type="string">
            <text:p>device_info_t.image_max_buffer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IMAGE_MAX_ARRAY_SIZ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image_max_array_size</text:p>
          </table:table-cell>
          <table:table-cell table:style-name="ce11" office:value-type="string" calcext:value-type="string">
            <text:p>device_info_t.image_max_array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ARENT_DEVIC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arent_device</text:p>
          </table:table-cell>
          <table:table-cell table:style-name="ce11" office:value-type="string" calcext:value-type="string">
            <text:p>device_info_t.parent_devic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ARTITION_MAX_SUB_DEVICES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artition_max_sub_devices</text:p>
          </table:table-cell>
          <table:table-cell table:style-name="ce11" office:value-type="string" calcext:value-type="string">
            <text:p>device_info_t.partition_max_sub_devic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ARTITION_PROPERTIES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artition_properties</text:p>
          </table:table-cell>
          <table:table-cell table:style-name="ce11" office:value-type="string" calcext:value-type="string">
            <text:p>device_info_t.partition_properti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ARTITION_AFFINITY_DOMAIN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artition_affinity_domain</text:p>
          </table:table-cell>
          <table:table-cell table:style-name="ce11" office:value-type="string" calcext:value-type="string">
            <text:p>device_info_t.partition_affinity_domai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ARTITION_TYP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artition_type</text:p>
          </table:table-cell>
          <table:table-cell table:style-name="ce11" office:value-type="string" calcext:value-type="string">
            <text:p>device_info_t.partition_typ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REFERENCE_COUNT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reference_count</text:p>
          </table:table-cell>
          <table:table-cell table:style-name="ce11" office:value-type="string" calcext:value-type="string">
            <text:p>device_info_t.reference_coun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REFERRED_INTEROP_USER_SYNC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referred_interop_user_sync</text:p>
          </table:table-cell>
          <table:table-cell table:style-name="ce11" office:value-type="string" calcext:value-type="string">
            <text:p>device_info_t.preferred_interop_user_sync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RINTF_BUFFER_SIZ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rintf_buffer_size</text:p>
          </table:table-cell>
          <table:table-cell table:style-name="ce11" office:value-type="string" calcext:value-type="string">
            <text:p>device_info_t.printf_buffer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IMAGE_PITCH_ALIGNMENT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image_pitch_alignment</text:p>
          </table:table-cell>
          <table:table-cell table:style-name="ce11" office:value-type="string" calcext:value-type="string">
            <text:p>device_info_t.image_pitch_alignmen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IMAGE_BASE_ADDRESS_ALIGNMENT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image_base_address_alignment</text:p>
          </table:table-cell>
          <table:table-cell table:style-name="ce11" office:value-type="string" calcext:value-type="string">
            <text:p>device_info_t.image_base_address_alignmen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fp_config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device_fp_config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fp_config_t::none</text:p>
          </table:table-cell>
          <table:table-cell table:style-name="ce11" office:value-type="string" calcext:value-type="string">
            <text:p>device_fp_config_t.non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P_DENORM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fp_config_t::denorm</text:p>
          </table:table-cell>
          <table:table-cell table:style-name="ce11" office:value-type="string" calcext:value-type="string">
            <text:p>device_fp_config_t.denorm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P_INF_NAN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fp_config_t::inf_nan</text:p>
          </table:table-cell>
          <table:table-cell table:style-name="ce11" office:value-type="string" calcext:value-type="string">
            <text:p>device_fp_config_t.inf_na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P_ROUND_TO_NEARES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fp_config_t::round_to_nearest</text:p>
          </table:table-cell>
          <table:table-cell table:style-name="ce11" office:value-type="string" calcext:value-type="string">
            <text:p>device_fp_config_t.round_to_neares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P_ROUND_TO_ZERO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fp_config_t::round_to_zero</text:p>
          </table:table-cell>
          <table:table-cell table:style-name="ce11" office:value-type="string" calcext:value-type="string">
            <text:p>device_fp_config_t.round_to_zero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P_ROUND_TO_INF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fp_config_t::round_to_inf</text:p>
          </table:table-cell>
          <table:table-cell table:style-name="ce11" office:value-type="string" calcext:value-type="string">
            <text:p>device_fp_config_t.round_to_inf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P_FMA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fp_config_t::fma</text:p>
          </table:table-cell>
          <table:table-cell table:style-name="ce11" office:value-type="string" calcext:value-type="string">
            <text:p>device_fp_config_t.fma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P_SOFT_FLOAT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device_fp_config_t::soft_float</text:p>
          </table:table-cell>
          <table:table-cell table:style-name="ce11" office:value-type="string" calcext:value-type="string">
            <text:p>device_fp_config_t.soft_floa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P_CORRECTLY_ROUNDED_DIVIDE_SQRT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fp_config_t::correctly_rounded_divide_sqrt</text:p>
          </table:table-cell>
          <table:table-cell table:style-name="ce11" office:value-type="string" calcext:value-type="string">
            <text:p>device_fp_config_t.correctly_rounded_divide_sq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mem_cache_type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device_mem_cache_type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NON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mem_cache_type_t::none</text:p>
          </table:table-cell>
          <table:table-cell table:style-name="ce11" office:value-type="string" calcext:value-type="string">
            <text:p>device_mem_cache_type_t.non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READ_ONLY_CACH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mem_cache_type_t::read_only_cache</text:p>
          </table:table-cell>
          <table:table-cell table:style-name="ce11" office:value-type="string" calcext:value-type="string">
            <text:p>device_mem_cache_type_t.read_only_cach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READ_WRITE_CACH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mem_cache_type_t::read_write_cache</text:p>
          </table:table-cell>
          <table:table-cell table:style-name="ce11" office:value-type="string" calcext:value-type="string">
            <text:p>device_mem_cache_type_t.read_write_cach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local_mem_type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device_local_mem_type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LOCAL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local_mem_type_t::local</text:p>
          </table:table-cell>
          <table:table-cell table:style-name="ce11" office:value-type="string" calcext:value-type="string">
            <text:p>device_local_mem_type_t.local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GLOBAL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local_mem_type_t::global</text:p>
          </table:table-cell>
          <table:table-cell table:style-name="ce11" office:value-type="string" calcext:value-type="string">
            <text:p>device_local_mem_type_t._global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exec_capabilities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device_exec_capabilities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exec_capabilities_t::none</text:p>
          </table:table-cell>
          <table:table-cell table:style-name="ce11" office:value-type="string" calcext:value-type="string">
            <text:p>device_exec_capabilities_t.non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EXEC_KERNEL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exec_capabilities_t::kernel</text:p>
          </table:table-cell>
          <table:table-cell table:style-name="ce11" office:value-type="string" calcext:value-type="string">
            <text:p>device_exec_capabilities_t.kernel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EXEC_NATIVE_KERNEL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exec_capabilities_t::native_kernel</text:p>
          </table:table-cell>
          <table:table-cell table:style-name="ce11" office:value-type="string" calcext:value-type="string">
            <text:p>device_exec_capabilities_t.native_kernel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command_queue_properties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command_queue_properties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queue_properties_t::none</text:p>
          </table:table-cell>
          <table:table-cell table:style-name="ce11" office:value-type="string" calcext:value-type="string">
            <text:p>command_queue_properties_t.non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QUEUE_OUT_OF_ORDER_EXEC_MODE_ENABL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queue_properties_t::out_of_order_exec_mode_enable</text:p>
          </table:table-cell>
          <table:table-cell table:style-name="ce11" office:value-type="string" calcext:value-type="string">
            <text:p>command_queue_properties_t.out_of_order_exec_mode_enab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QUEUE_PROFILING_ENABL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queue_properties_t::profiling_enable</text:p>
          </table:table-cell>
          <table:table-cell table:style-name="ce11" office:value-type="string" calcext:value-type="string">
            <text:p>command_queue_properties_t.profiling_enabl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context_info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context_info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NTEXT_REFERENCE_COUN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ntext_info_t::reference_count</text:p>
          </table:table-cell>
          <table:table-cell table:style-name="ce11" office:value-type="string" calcext:value-type="string">
            <text:p>context_info_t.reference_coun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NTEXT_DEVICE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ntext_info_t::devices</text:p>
          </table:table-cell>
          <table:table-cell table:style-name="ce11" office:value-type="string" calcext:value-type="string">
            <text:p>context_info_t.devic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NTEXT_PROPERTIE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ntext_info_t::properties</text:p>
          </table:table-cell>
          <table:table-cell table:style-name="ce11" office:value-type="string" calcext:value-type="string">
            <text:p>context_info_t.properti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NTEXT_NUM_DEVICES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context_info_t::num_devices</text:p>
          </table:table-cell>
          <table:table-cell table:style-name="ce11" office:value-type="string" calcext:value-type="string">
            <text:p>context_info_t.num_device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context_properties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context_properties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NTEXT_PLATFORM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ntext_properties_t::platform</text:p>
          </table:table-cell>
          <table:table-cell table:style-name="ce11" office:value-type="string" calcext:value-type="string">
            <text:p>context_properties_t.platform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NTEXT_INTEROP_USER_SYNC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context_properties_t::interop_user_sync</text:p>
          </table:table-cell>
          <table:table-cell table:style-name="ce11" office:value-type="string" calcext:value-type="string">
            <text:p>context_properties_t.interop_user_sync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partition_property</text:p>
          </table:table-cell>
          <table:table-cell table:style-name="ce7"/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device_partition_property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ARTITION_EQUALLY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partition_property_t::equally</text:p>
          </table:table-cell>
          <table:table-cell table:style-name="ce11" office:value-type="string" calcext:value-type="string">
            <text:p>device_partition_property_t.equall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ARTITION_BY_COUNTS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partition_property_t::by_counts</text:p>
          </table:table-cell>
          <table:table-cell table:style-name="ce11" office:value-type="string" calcext:value-type="string">
            <text:p>device_partition_property_t.by_coun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ARTITION_BY_COUNTS_LIST_END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partition_property_t::by_counts_list_end</text:p>
          </table:table-cell>
          <table:table-cell table:style-name="ce11" office:value-type="string" calcext:value-type="string">
            <text:p>device_partition_property_t.by_counts_list_en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ARTITION_BY_AFFINITY_DOMAIN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partition_property_t::by_affinity_domain</text:p>
          </table:table-cell>
          <table:table-cell table:style-name="ce11" office:value-type="string" calcext:value-type="string">
            <text:p>device_partition_property_t.by_affinity_domain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affinity_domain</text:p>
          </table:table-cell>
          <table:table-cell table:style-name="ce7"/>
          <table:table-cell table:style-name="ce9" table:number-columns-repeated="3"/>
          <table:table-cell table:number-columns-repeated="2" table:style-name="ce10" office:value-type="string" calcext:value-type="string">
            <text:p>device_affinity_domain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float" office:value="0" calcext:value-type="float">
            <text:p>0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affinity_domain_t::none</text:p>
          </table:table-cell>
          <table:table-cell table:style-name="ce11" office:value-type="string" calcext:value-type="string">
            <text:p>device_affinity_domain_t.non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AFFINITY_DOMAIN_NUMA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affinity_domain_t::numa</text:p>
          </table:table-cell>
          <table:table-cell table:style-name="ce11" office:value-type="string" calcext:value-type="string">
            <text:p>device_affinity_domain_t.numa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AFFINITY_DOMAIN_L4_CACH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affinity_domain_t::l4_cache</text:p>
          </table:table-cell>
          <table:table-cell table:style-name="ce11" office:value-type="string" calcext:value-type="string">
            <text:p>device_affinity_domain_t.l4_cach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AFFINITY_DOMAIN_L3_CACH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affinity_domain_t::l3_cache</text:p>
          </table:table-cell>
          <table:table-cell table:style-name="ce11" office:value-type="string" calcext:value-type="string">
            <text:p>device_affinity_domain_t.l3_cach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AFFINITY_DOMAIN_L2_CACH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affinity_domain_t::l2_cache</text:p>
          </table:table-cell>
          <table:table-cell table:style-name="ce11" office:value-type="string" calcext:value-type="string">
            <text:p>device_affinity_domain_t.l2_cach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AFFINITY_DOMAIN_L1_CACH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affinity_domain_t::l1_cache</text:p>
          </table:table-cell>
          <table:table-cell table:style-name="ce11" office:value-type="string" calcext:value-type="string">
            <text:p>device_affinity_domain_t.l1_cach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AFFINITY_DOMAIN_NEXT_PARTITIONABL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affinity_domain_t::next_partitionable</text:p>
          </table:table-cell>
          <table:table-cell table:style-name="ce11" office:value-type="string" calcext:value-type="string">
            <text:p>device_affinity_domain_t.next_partitionabl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command_queue_info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command_queue_info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QUEUE_CONTEX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queue_info_t::context</text:p>
          </table:table-cell>
          <table:table-cell table:style-name="ce11" office:value-type="string" calcext:value-type="string">
            <text:p>command_queue_info_t.contex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QUEUE_DEVIC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queue_info_t::device</text:p>
          </table:table-cell>
          <table:table-cell table:style-name="ce11" office:value-type="string" calcext:value-type="string">
            <text:p>command_queue_info_t.devic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QUEUE_REFERENCE_COUN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queue_info_t::reference_count</text:p>
          </table:table-cell>
          <table:table-cell table:style-name="ce11" office:value-type="string" calcext:value-type="string">
            <text:p>command_queue_info_t.reference_coun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QUEUE_PROPERTIE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queue_info_t::properties</text:p>
          </table:table-cell>
          <table:table-cell table:style-name="ce11" office:value-type="string" calcext:value-type="string">
            <text:p>command_queue_info_t.propertie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mem_flags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mem_flags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flags_t::none</text:p>
          </table:table-cell>
          <table:table-cell table:style-name="ce11" office:value-type="string" calcext:value-type="string">
            <text:p>mem_flags_t.non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READ_WRIT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flags_t::read_write</text:p>
          </table:table-cell>
          <table:table-cell table:style-name="ce11" office:value-type="string" calcext:value-type="string">
            <text:p>mem_flags_t.read_writ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WRITE_ONLY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flags_t::write_only</text:p>
          </table:table-cell>
          <table:table-cell table:style-name="ce11" office:value-type="string" calcext:value-type="string">
            <text:p>mem_flags_t.write_onl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READ_ONLY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flags_t::read_only</text:p>
          </table:table-cell>
          <table:table-cell table:style-name="ce11" office:value-type="string" calcext:value-type="string">
            <text:p>mem_flags_t.read_onl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USE_HOST_PT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flags_t::use_host_ptr</text:p>
          </table:table-cell>
          <table:table-cell table:style-name="ce11" office:value-type="string" calcext:value-type="string">
            <text:p>mem_flags_t.use_host_pt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ALLOC_HOST_PT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flags_t::alloc_host_ptr</text:p>
          </table:table-cell>
          <table:table-cell table:style-name="ce11" office:value-type="string" calcext:value-type="string">
            <text:p>mem_flags_t.alloc_host_pt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COPY_HOST_PT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flags_t::copy_host_ptr</text:p>
          </table:table-cell>
          <table:table-cell table:style-name="ce11" office:value-type="string" calcext:value-type="string">
            <text:p>mem_flags_t.copy_host_pt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HOST_WRITE_ONLY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mem_flags_t::host_write_only</text:p>
          </table:table-cell>
          <table:table-cell table:style-name="ce11" office:value-type="string" calcext:value-type="string">
            <text:p>mem_flags_t.host_write_onl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HOST_READ_ONLY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mem_flags_t::host_read_only</text:p>
          </table:table-cell>
          <table:table-cell table:style-name="ce11" office:value-type="string" calcext:value-type="string">
            <text:p>mem_flags_t.host_read_onl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HOST_NO_ACCESS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mem_flags_t::host_no_access</text:p>
          </table:table-cell>
          <table:table-cell table:style-name="ce11" office:value-type="string" calcext:value-type="string">
            <text:p>mem_flags_t.host_no_acces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mem_migration_flags</text:p>
          </table:table-cell>
          <table:table-cell table:style-name="ce7"/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mem_migration_flags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float" office:value="0" calcext:value-type="float">
            <text:p>0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mem_migration_flags_t::none</text:p>
          </table:table-cell>
          <table:table-cell table:style-name="ce11" office:value-type="string" calcext:value-type="string">
            <text:p>mem_migration_flags_t.non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IGRATE_MEM_OBJECT_HOST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mem_migration_flags_t::mem_object_host</text:p>
          </table:table-cell>
          <table:table-cell table:style-name="ce11" office:value-type="string" calcext:value-type="string">
            <text:p>mem_migration_flags_t.mem_object_hos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IGRATE_MEM_OBJECT_CONTENT_UNDEFINED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mem_migration_flags_t::mem_object_content_undefined</text:p>
          </table:table-cell>
          <table:table-cell table:style-name="ce11" office:value-type="string" calcext:value-type="string">
            <text:p>mem_migration_flags_t.mem_object_content_undefined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channel_order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channel_order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r</text:p>
          </table:table-cell>
          <table:table-cell table:style-name="ce11" office:value-type="string" calcext:value-type="string">
            <text:p>channel_order_t.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A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a</text:p>
          </table:table-cell>
          <table:table-cell table:style-name="ce11" office:value-type="string" calcext:value-type="string">
            <text:p>channel_order_t.a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RG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rg</text:p>
          </table:table-cell>
          <table:table-cell table:style-name="ce11" office:value-type="string" calcext:value-type="string">
            <text:p>channel_order_t.r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RA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ra</text:p>
          </table:table-cell>
          <table:table-cell table:style-name="ce11" office:value-type="string" calcext:value-type="string">
            <text:p>channel_order_t.ra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RGB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rgb</text:p>
          </table:table-cell>
          <table:table-cell table:style-name="ce11" office:value-type="string" calcext:value-type="string">
            <text:p>channel_order_t.rgb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RGBA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rgba</text:p>
          </table:table-cell>
          <table:table-cell table:style-name="ce11" office:value-type="string" calcext:value-type="string">
            <text:p>channel_order_t.rgba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BGRA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bgra</text:p>
          </table:table-cell>
          <table:table-cell table:style-name="ce11" office:value-type="string" calcext:value-type="string">
            <text:p>channel_order_t.bgra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ARGB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argb</text:p>
          </table:table-cell>
          <table:table-cell table:style-name="ce11" office:value-type="string" calcext:value-type="string">
            <text:p>channel_order_t.argb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TENSITY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intensity</text:p>
          </table:table-cell>
          <table:table-cell table:style-name="ce11" office:value-type="string" calcext:value-type="string">
            <text:p>channel_order_t.intensit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LUMINANC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luminance</text:p>
          </table:table-cell>
          <table:table-cell table:style-name="ce11" office:value-type="string" calcext:value-type="string">
            <text:p>channel_order_t.luminanc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Rx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rx</text:p>
          </table:table-cell>
          <table:table-cell table:style-name="ce11" office:value-type="string" calcext:value-type="string">
            <text:p>channel_order_t.rx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RGx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rgx</text:p>
          </table:table-cell>
          <table:table-cell table:style-name="ce11" office:value-type="string" calcext:value-type="string">
            <text:p>channel_order_t.rgx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RGBx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rgbx</text:p>
          </table:table-cell>
          <table:table-cell table:style-name="ce11" office:value-type="string" calcext:value-type="string">
            <text:p>channel_order_t.rgbx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PTH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depth</text:p>
          </table:table-cell>
          <table:table-cell table:style-name="ce11" office:value-type="string" calcext:value-type="string">
            <text:p>channel_order_t.depth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PTH_STENCIL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depth_stencil</text:p>
          </table:table-cell>
          <table:table-cell table:style-name="ce11" office:value-type="string" calcext:value-type="string">
            <text:p>channel_order_t.depth_stencil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channel_type</text:p>
          </table:table-cell>
          <table:table-cell table:style-name="ce7"/>
          <table:table-cell table:number-columns-repeated="2" table:style-name="ce9" office:value-type="string" calcext:value-type="string">
            <text:p>✓</text:p>
          </table:table-cell>
          <table:table-cell table:style-name="ce9"/>
          <table:table-cell table:number-columns-repeated="2" table:style-name="ce10" office:value-type="string" calcext:value-type="string">
            <text:p>channel_type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NORM_INT8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snorm_int8</text:p>
          </table:table-cell>
          <table:table-cell table:style-name="ce11" office:value-type="string" calcext:value-type="string">
            <text:p>channel_type_t.snorm_int8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NORM_INT16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snorm_int16</text:p>
          </table:table-cell>
          <table:table-cell table:style-name="ce11" office:value-type="string" calcext:value-type="string">
            <text:p>channel_type_t.snorm_int16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UNORM_INT8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unorm_int8</text:p>
          </table:table-cell>
          <table:table-cell table:style-name="ce11" office:value-type="string" calcext:value-type="string">
            <text:p>channel_type_t.unorm_int8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UNORM_INT16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unorm_int16</text:p>
          </table:table-cell>
          <table:table-cell table:style-name="ce11" office:value-type="string" calcext:value-type="string">
            <text:p>channel_type_t.unorm_int16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UNORM_SHORT_565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unorm_short_565</text:p>
          </table:table-cell>
          <table:table-cell table:style-name="ce11" office:value-type="string" calcext:value-type="string">
            <text:p>channel_type_t.unorm_short_565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UNORM_SHORT_555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unorm_short_555</text:p>
          </table:table-cell>
          <table:table-cell table:style-name="ce11" office:value-type="string" calcext:value-type="string">
            <text:p>channel_type_t.unorm_short_555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UNORM_INT_101010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unorm_int_101010</text:p>
          </table:table-cell>
          <table:table-cell table:style-name="ce11" office:value-type="string" calcext:value-type="string">
            <text:p>channel_type_t.unorm_int_101010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IGNED_INT8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signed_int8</text:p>
          </table:table-cell>
          <table:table-cell table:style-name="ce11" office:value-type="string" calcext:value-type="string">
            <text:p>channel_type_t.signed_int8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IGNED_INT16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signed_int16</text:p>
          </table:table-cell>
          <table:table-cell table:style-name="ce11" office:value-type="string" calcext:value-type="string">
            <text:p>channel_type_t.signed_int16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IGNED_INT32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signed_int32</text:p>
          </table:table-cell>
          <table:table-cell table:style-name="ce11" office:value-type="string" calcext:value-type="string">
            <text:p>channel_type_t.signed_int32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UNSIGNED_INT8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unsigned_int8</text:p>
          </table:table-cell>
          <table:table-cell table:style-name="ce11" office:value-type="string" calcext:value-type="string">
            <text:p>channel_type_t.unsigned_int8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UNSIGNED_INT16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unsigned_int16</text:p>
          </table:table-cell>
          <table:table-cell table:style-name="ce11" office:value-type="string" calcext:value-type="string">
            <text:p>channel_type_t.unsigned_int16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UNSIGNED_INT32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unsigned_int32</text:p>
          </table:table-cell>
          <table:table-cell table:style-name="ce11" office:value-type="string" calcext:value-type="string">
            <text:p>channel_type_t.unsigned_int32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HALF_FLOA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half_float</text:p>
          </table:table-cell>
          <table:table-cell table:style-name="ce11" office:value-type="string" calcext:value-type="string">
            <text:p>channel_type_t.half_floa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LOA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float_</text:p>
          </table:table-cell>
          <table:table-cell table:style-name="ce11" office:value-type="string" calcext:value-type="string">
            <text:p>channel_type_t.float_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UNORM_INT24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unorm_int24</text:p>
          </table:table-cell>
          <table:table-cell table:style-name="ce11" office:value-type="string" calcext:value-type="string">
            <text:p>channel_type_t.unorm_int2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mem_object_type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mem_object_type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OBJECT_BUFFE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object_type_t::buffer</text:p>
          </table:table-cell>
          <table:table-cell table:style-name="ce11" office:value-type="string" calcext:value-type="string">
            <text:p>mem_object_type_t.buff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OBJECT_IMAGE2D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object_type_t::image2d</text:p>
          </table:table-cell>
          <table:table-cell table:style-name="ce11" office:value-type="string" calcext:value-type="string">
            <text:p>mem_object_type_t.image2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OBJECT_IMAGE3D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object_type_t::image3d</text:p>
          </table:table-cell>
          <table:table-cell table:style-name="ce11" office:value-type="string" calcext:value-type="string">
            <text:p>mem_object_type_t.image3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OBJECT_IMAGE2D_ARRAY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mem_object_type_t::image2d_array</text:p>
          </table:table-cell>
          <table:table-cell table:style-name="ce11" office:value-type="string" calcext:value-type="string">
            <text:p>mem_object_type_t.image2d_arra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OBJECT_IMAGE1D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mem_object_type_t::image1d</text:p>
          </table:table-cell>
          <table:table-cell table:style-name="ce11" office:value-type="string" calcext:value-type="string">
            <text:p>mem_object_type_t.image1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OBJECT_IMAGE1D_ARRAY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mem_object_type_t::image1d_array</text:p>
          </table:table-cell>
          <table:table-cell table:style-name="ce11" office:value-type="string" calcext:value-type="string">
            <text:p>mem_object_type_t.image1d_arra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OBJECT_IMAGE1D_BUFFER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mem_object_type_t::image1d_buffer</text:p>
          </table:table-cell>
          <table:table-cell table:style-name="ce11" office:value-type="string" calcext:value-type="string">
            <text:p>mem_object_type_t.image1d_buff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mem_info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mem_info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TYP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info_t::type</text:p>
          </table:table-cell>
          <table:table-cell table:style-name="ce11" office:value-type="string" calcext:value-type="string">
            <text:p>mem_info_t.typ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FLAG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info_t::flags</text:p>
          </table:table-cell>
          <table:table-cell table:style-name="ce11" office:value-type="string" calcext:value-type="string">
            <text:p>mem_info_t.flag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info_t::size</text:p>
          </table:table-cell>
          <table:table-cell table:style-name="ce11" office:value-type="string" calcext:value-type="string">
            <text:p>mem_info_t.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HOST_PT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info_t::host_ptr</text:p>
          </table:table-cell>
          <table:table-cell table:style-name="ce11" office:value-type="string" calcext:value-type="string">
            <text:p>mem_info_t.host_pt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MAP_COUN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info_t::map_count</text:p>
          </table:table-cell>
          <table:table-cell table:style-name="ce11" office:value-type="string" calcext:value-type="string">
            <text:p>mem_info_t.map_coun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REFERENCE_COUN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info_t::reference_count</text:p>
          </table:table-cell>
          <table:table-cell table:style-name="ce11" office:value-type="string" calcext:value-type="string">
            <text:p>mem_info_t.reference_coun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CONTEX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info_t::context</text:p>
          </table:table-cell>
          <table:table-cell table:style-name="ce11" office:value-type="string" calcext:value-type="string">
            <text:p>mem_info_t.contex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ASSOCIATED_MEMOBJECT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mem_info_t::associated_memobject</text:p>
          </table:table-cell>
          <table:table-cell table:style-name="ce11" office:value-type="string" calcext:value-type="string">
            <text:p>mem_info_t.associated_memobjec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OFFSET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mem_info_t::offset</text:p>
          </table:table-cell>
          <table:table-cell table:style-name="ce11" office:value-type="string" calcext:value-type="string">
            <text:p>mem_info_t.offse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image_info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image_info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FORMA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image_info_t::format</text:p>
          </table:table-cell>
          <table:table-cell table:style-name="ce11" office:value-type="string" calcext:value-type="string">
            <text:p>image_info_t.forma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ELEMENT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image_info_t::element_size</text:p>
          </table:table-cell>
          <table:table-cell table:style-name="ce11" office:value-type="string" calcext:value-type="string">
            <text:p>image_info_t.element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ROW_PITCH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image_info_t::row_pitch</text:p>
          </table:table-cell>
          <table:table-cell table:style-name="ce11" office:value-type="string" calcext:value-type="string">
            <text:p>image_info_t.row_pitch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SLICE_PITCH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image_info_t::slice_pitch</text:p>
          </table:table-cell>
          <table:table-cell table:style-name="ce11" office:value-type="string" calcext:value-type="string">
            <text:p>image_info_t.slice_pitch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WIDTH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image_info_t::width</text:p>
          </table:table-cell>
          <table:table-cell table:style-name="ce11" office:value-type="string" calcext:value-type="string">
            <text:p>image_info_t.width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HEIGH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image_info_t::height</text:p>
          </table:table-cell>
          <table:table-cell table:style-name="ce11" office:value-type="string" calcext:value-type="string">
            <text:p>image_info_t.heigh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DEPTH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image_info_t::depth</text:p>
          </table:table-cell>
          <table:table-cell table:style-name="ce11" office:value-type="string" calcext:value-type="string">
            <text:p>image_info_t.depth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ARRAY_SIZ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image_info_t::array_size</text:p>
          </table:table-cell>
          <table:table-cell table:style-name="ce11" office:value-type="string" calcext:value-type="string">
            <text:p>image_info_t.array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BUFFER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image_info_t::buffer</text:p>
          </table:table-cell>
          <table:table-cell table:style-name="ce11" office:value-type="string" calcext:value-type="string">
            <text:p>image_info_t.buff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NUM_MIP_LEVELS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image_info_t::num_mip_levels</text:p>
          </table:table-cell>
          <table:table-cell table:style-name="ce11" office:value-type="string" calcext:value-type="string">
            <text:p>image_info_t.num_mip_level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NUM_SAMPLES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image_info_t::num_samples</text:p>
          </table:table-cell>
          <table:table-cell table:style-name="ce11" office:value-type="string" calcext:value-type="string">
            <text:p>image_info_t.num_sample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addressing_mode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addressing_mode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ADDRESS_NON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addressing_mode_t::none</text:p>
          </table:table-cell>
          <table:table-cell table:style-name="ce11" office:value-type="string" calcext:value-type="string">
            <text:p>addressing_mode_t.non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ADDRESS_CLAMP_TO_EDG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addressing_mode_t::clamp_to_edge</text:p>
          </table:table-cell>
          <table:table-cell table:style-name="ce11" office:value-type="string" calcext:value-type="string">
            <text:p>addressing_mode_t.clamp_to_edg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ADDRESS_CLAMP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addressing_mode_t::clamp</text:p>
          </table:table-cell>
          <table:table-cell table:style-name="ce11" office:value-type="string" calcext:value-type="string">
            <text:p>addressing_mode_t.clamp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ADDRESS_REPEA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addressing_mode_t::repeat</text:p>
          </table:table-cell>
          <table:table-cell table:style-name="ce11" office:value-type="string" calcext:value-type="string">
            <text:p>addressing_mode_t.repea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ADDRESS_MIRRORED_REPEAT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addressing_mode_t::mirrored_repeat</text:p>
          </table:table-cell>
          <table:table-cell table:style-name="ce11" office:value-type="string" calcext:value-type="string">
            <text:p>addressing_mode_t.mirrored_repea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filter_mode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filter_mode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ILTER_NEARES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filter_mode_t::nearest</text:p>
          </table:table-cell>
          <table:table-cell table:style-name="ce11" office:value-type="string" calcext:value-type="string">
            <text:p>filter_mode_t.neares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ILTER_LINEA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filter_mode_t::linear</text:p>
          </table:table-cell>
          <table:table-cell table:style-name="ce11" office:value-type="string" calcext:value-type="string">
            <text:p>filter_mode_t.linea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sampler_info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sampler_info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AMPLER_REFERENCE_COUN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ampler_info_t::reference_count</text:p>
          </table:table-cell>
          <table:table-cell table:style-name="ce11" office:value-type="string" calcext:value-type="string">
            <text:p>sampler_info_t.reference_coun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AMPLER_CONTEX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ampler_info_t::context</text:p>
          </table:table-cell>
          <table:table-cell table:style-name="ce11" office:value-type="string" calcext:value-type="string">
            <text:p>sampler_info_t.contex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AMPLER_NORMALIZED_COORD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ampler_info_t::normalized_coords</text:p>
          </table:table-cell>
          <table:table-cell table:style-name="ce11" office:value-type="string" calcext:value-type="string">
            <text:p>sampler_info_t.normalized_coord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AMPLER_ADDRESSING_MOD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ampler_info_t::addressing_mode</text:p>
          </table:table-cell>
          <table:table-cell table:style-name="ce11" office:value-type="string" calcext:value-type="string">
            <text:p>sampler_info_t.addressing_mod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AMPLER_FILTER_MOD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ampler_info_t::filter_mode</text:p>
          </table:table-cell>
          <table:table-cell table:style-name="ce11" office:value-type="string" calcext:value-type="string">
            <text:p>sampler_info_t.filter_mod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map_flags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map_flags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ap_flags_t::none</text:p>
          </table:table-cell>
          <table:table-cell table:style-name="ce11" office:value-type="string" calcext:value-type="string">
            <text:p>map_flags_t.non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AP_READ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ap_flags_t::read</text:p>
          </table:table-cell>
          <table:table-cell table:style-name="ce11" office:value-type="string" calcext:value-type="string">
            <text:p>map_flags_t.rea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AP_WRIT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ap_flags_t::write</text:p>
          </table:table-cell>
          <table:table-cell table:style-name="ce11" office:value-type="string" calcext:value-type="string">
            <text:p>map_flags_t.writ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AP_WRITE_INVALIDATE_REGION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map_flags_t::write_invalidate_region</text:p>
          </table:table-cell>
          <table:table-cell table:style-name="ce11" office:value-type="string" calcext:value-type="string">
            <text:p>map_flags_t.write_invalidate_region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program_info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program_info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REFERENCE_COUN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rogram_info_t::reference_count</text:p>
          </table:table-cell>
          <table:table-cell table:style-name="ce11" office:value-type="string" calcext:value-type="string">
            <text:p>program_info_t.reference_coun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CONTEX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rogram_info_t::context</text:p>
          </table:table-cell>
          <table:table-cell table:style-name="ce11" office:value-type="string" calcext:value-type="string">
            <text:p>program_info_t.contex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NUM_DEVICE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rogram_info_t::num_devices</text:p>
          </table:table-cell>
          <table:table-cell table:style-name="ce11" office:value-type="string" calcext:value-type="string">
            <text:p>program_info_t.num_devic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DEVICE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rogram_info_t::devices</text:p>
          </table:table-cell>
          <table:table-cell table:style-name="ce11" office:value-type="string" calcext:value-type="string">
            <text:p>program_info_t.devic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SOURC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rogram_info_t::source</text:p>
          </table:table-cell>
          <table:table-cell table:style-name="ce11" office:value-type="string" calcext:value-type="string">
            <text:p>program_info_t.sourc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BINARY_SIZE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rogram_info_t::binary_sizes</text:p>
          </table:table-cell>
          <table:table-cell table:style-name="ce11" office:value-type="string" calcext:value-type="string">
            <text:p>program_info_t.binary_siz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BINARIE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rogram_info_t::binaries</text:p>
          </table:table-cell>
          <table:table-cell table:style-name="ce11" office:value-type="string" calcext:value-type="string">
            <text:p>program_info_t.binari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NUM_KERNELS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program_info_t::num_kernels</text:p>
          </table:table-cell>
          <table:table-cell table:style-name="ce11" office:value-type="string" calcext:value-type="string">
            <text:p>program_info_t.num_kernel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KERNEL_NAMES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program_info_t::kernel_names</text:p>
          </table:table-cell>
          <table:table-cell table:style-name="ce11" office:value-type="string" calcext:value-type="string">
            <text:p>program_info_t.kernel_name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program_build_info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program_build_info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BUILD_STATU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rogram_build_info_t::status</text:p>
          </table:table-cell>
          <table:table-cell table:style-name="ce11" office:value-type="string" calcext:value-type="string">
            <text:p>program_build_info_t.statu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BUILD_OPTION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rogram_build_info_t::options</text:p>
          </table:table-cell>
          <table:table-cell table:style-name="ce11" office:value-type="string" calcext:value-type="string">
            <text:p>program_build_info_t.optio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BUILD_LOG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rogram_build_info_t::log</text:p>
          </table:table-cell>
          <table:table-cell table:style-name="ce11" office:value-type="string" calcext:value-type="string">
            <text:p>program_build_info_t.lo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BINARY_TYP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program_build_info_t::binary_type</text:p>
          </table:table-cell>
          <table:table-cell table:style-name="ce11" office:value-type="string" calcext:value-type="string">
            <text:p>program_build_info_t.binary_typ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program_binary_type</text:p>
          </table:table-cell>
          <table:table-cell table:style-name="ce7"/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program_binary_type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BINARY_TYPE_NON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program_binary_type_t::none</text:p>
          </table:table-cell>
          <table:table-cell table:style-name="ce11" office:value-type="string" calcext:value-type="string">
            <text:p>program_binary_type_t.non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BINARY_TYPE_COMPILED_OBJECT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program_binary_type_t::compiled_object</text:p>
          </table:table-cell>
          <table:table-cell table:style-name="ce11" office:value-type="string" calcext:value-type="string">
            <text:p>program_binary_type_t.compiled_objec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BINARY_TYPE_LIBRARY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program_binary_type_t::library</text:p>
          </table:table-cell>
          <table:table-cell table:style-name="ce11" office:value-type="string" calcext:value-type="string">
            <text:p>program_binary_type_t.librar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BINARY_TYPE_EXECUTABL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program_binary_type_t::executable</text:p>
          </table:table-cell>
          <table:table-cell table:style-name="ce11" office:value-type="string" calcext:value-type="string">
            <text:p>program_binary_type_t.executabl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build_status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build_status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BUILD_SUCCES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build_status_t::success</text:p>
          </table:table-cell>
          <table:table-cell table:style-name="ce11" office:value-type="string" calcext:value-type="string">
            <text:p>build_status_t.succes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BUILD_NON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build_status_t::none</text:p>
          </table:table-cell>
          <table:table-cell table:style-name="ce11" office:value-type="string" calcext:value-type="string">
            <text:p>build_status_t.non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BUILD_ERRO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build_status_t::error</text:p>
          </table:table-cell>
          <table:table-cell table:style-name="ce11" office:value-type="string" calcext:value-type="string">
            <text:p>build_status_t.erro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BUILD_IN_PROGRES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build_status_t::in_progress</text:p>
          </table:table-cell>
          <table:table-cell table:style-name="ce11" office:value-type="string" calcext:value-type="string">
            <text:p>build_status_t.in_progres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kernel_info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kernel_info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FUNCTION_NAM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kernel_info_t::function_name</text:p>
          </table:table-cell>
          <table:table-cell table:style-name="ce11" office:value-type="string" calcext:value-type="string">
            <text:p>kernel_info_t.function_nam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NUM_ARG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kernel_info_t::num_args</text:p>
          </table:table-cell>
          <table:table-cell table:style-name="ce11" office:value-type="string" calcext:value-type="string">
            <text:p>kernel_info_t.num_arg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REFERENCE_COUN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kernel_info_t::reference_count</text:p>
          </table:table-cell>
          <table:table-cell table:style-name="ce11" office:value-type="string" calcext:value-type="string">
            <text:p>kernel_info_t.reference_coun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CONTEX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kernel_info_t::context</text:p>
          </table:table-cell>
          <table:table-cell table:style-name="ce11" office:value-type="string" calcext:value-type="string">
            <text:p>kernel_info_t.contex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PROGRAM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kernel_info_t::program</text:p>
          </table:table-cell>
          <table:table-cell table:style-name="ce11" office:value-type="string" calcext:value-type="string">
            <text:p>kernel_info_t.program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TTRIBUTES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info_t::attributes</text:p>
          </table:table-cell>
          <table:table-cell table:style-name="ce11" office:value-type="string" calcext:value-type="string">
            <text:p>kernel_info_t.attribute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kernel_arg_info</text:p>
          </table:table-cell>
          <table:table-cell table:style-name="ce7"/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kernel_arg_info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ADDRESS_QUALIFIER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info_t::address_qualifier</text:p>
          </table:table-cell>
          <table:table-cell table:style-name="ce11" office:value-type="string" calcext:value-type="string">
            <text:p>kernel_arg_info_t.address_qualifi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ACCESS_QUALIFIER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info_t::access_qualifier</text:p>
          </table:table-cell>
          <table:table-cell table:style-name="ce11" office:value-type="string" calcext:value-type="string">
            <text:p>kernel_arg_info_t.access_qualifi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TYPE_NAM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info_t::type_name</text:p>
          </table:table-cell>
          <table:table-cell table:style-name="ce11" office:value-type="string" calcext:value-type="string">
            <text:p>kernel_arg_info_t.type_nam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TYPE_QUALIFIER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info_t::type_qualifier</text:p>
          </table:table-cell>
          <table:table-cell table:style-name="ce11" office:value-type="string" calcext:value-type="string">
            <text:p>kernel_arg_info_t.type_qualifi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NAM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info_t::name</text:p>
          </table:table-cell>
          <table:table-cell table:style-name="ce11" office:value-type="string" calcext:value-type="string">
            <text:p>kernel_arg_info_t.nam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kernel_arg_address_qualifier</text:p>
          </table:table-cell>
          <table:table-cell table:style-name="ce7"/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kernel_arg_address_qualifier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ADDRESS_GLOBAL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address_qualifier_t::global</text:p>
          </table:table-cell>
          <table:table-cell table:style-name="ce11" office:value-type="string" calcext:value-type="string">
            <text:p>kernel_arg_address_qualifier_t._global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ADDRESS_LOCAL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address_qualifier_t::local</text:p>
          </table:table-cell>
          <table:table-cell table:style-name="ce11" office:value-type="string" calcext:value-type="string">
            <text:p>kernel_arg_address_qualifier_t.local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ADDRESS_CONSTANT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address_qualifier_t::constant</text:p>
          </table:table-cell>
          <table:table-cell table:style-name="ce11" office:value-type="string" calcext:value-type="string">
            <text:p>kernel_arg_address_qualifier_t.constan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ADDRESS_PRIVAT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address_qualifier_t::private_</text:p>
          </table:table-cell>
          <table:table-cell table:style-name="ce11" office:value-type="string" calcext:value-type="string">
            <text:p>kernel_arg_address_qualifier_t.private_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kernel_arg_access_qualifier</text:p>
          </table:table-cell>
          <table:table-cell table:style-name="ce7"/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kernel_arg_access_qualifier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ACCESS_READ_ONLY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access_qualifier_t::read_only</text:p>
          </table:table-cell>
          <table:table-cell table:style-name="ce11" office:value-type="string" calcext:value-type="string">
            <text:p>kernel_arg_access_qualifier_t.read_onl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ACCESS_WRITE_ONLY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access_qualifier_t::write_only</text:p>
          </table:table-cell>
          <table:table-cell table:style-name="ce11" office:value-type="string" calcext:value-type="string">
            <text:p>kernel_arg_access_qualifier_t.write_onl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ACCESS_READ_WRIT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access_qualifier_t::read_write</text:p>
          </table:table-cell>
          <table:table-cell table:style-name="ce11" office:value-type="string" calcext:value-type="string">
            <text:p>kernel_arg_access_qualifier_t.read_writ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ACCESS_NON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access_qualifier_t::none</text:p>
          </table:table-cell>
          <table:table-cell table:style-name="ce11" office:value-type="string" calcext:value-type="string">
            <text:p>kernel_arg_access_qualifier_t.non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kernel_arg_type_qualifier</text:p>
          </table:table-cell>
          <table:table-cell table:style-name="ce7"/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kernel_arg_type_qualifier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TYPE_NON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type_qualifier_t::none</text:p>
          </table:table-cell>
          <table:table-cell table:style-name="ce11" office:value-type="string" calcext:value-type="string">
            <text:p>kernel_arg_type_qualifier_t.non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TYPE_CONST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type_qualifier_t::const_</text:p>
          </table:table-cell>
          <table:table-cell table:style-name="ce11" office:value-type="string" calcext:value-type="string">
            <text:p>kernel_arg_type_qualifier_t.const_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TYPE_RESTRICT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type_qualifier_t::restrict_</text:p>
          </table:table-cell>
          <table:table-cell table:style-name="ce11" office:value-type="string" calcext:value-type="string">
            <text:p>kernel_arg_type_qualifier_t.restrict_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TYPE_VOLATIL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type_qualifier_t::volatile_</text:p>
          </table:table-cell>
          <table:table-cell table:style-name="ce11" office:value-type="string" calcext:value-type="string">
            <text:p>kernel_arg_type_qualifier_t.volatile_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kernel_work_group_info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kernel_work_group_info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WORK_GROUP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kernel_work_group_info_t::work_group_size</text:p>
          </table:table-cell>
          <table:table-cell table:style-name="ce11" office:value-type="string" calcext:value-type="string">
            <text:p>kernel_work_group_info_t.work_group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COMPILE_WORK_GROUP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kernel_work_group_info_t::compile_work_group_size</text:p>
          </table:table-cell>
          <table:table-cell table:style-name="ce11" office:value-type="string" calcext:value-type="string">
            <text:p>kernel_work_group_info_t.compile_work_group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LOCAL_MEM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kernel_work_group_info_t::local_mem_size</text:p>
          </table:table-cell>
          <table:table-cell table:style-name="ce11" office:value-type="string" calcext:value-type="string">
            <text:p>kernel_work_group_info_t.local_mem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PREFERRED_WORK_GROUP_SIZE_MULTIPLE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kernel_work_group_info_t::preferred_work_group_size_multiple</text:p>
          </table:table-cell>
          <table:table-cell table:style-name="ce11" office:value-type="string" calcext:value-type="string">
            <text:p>kernel_work_group_info_t.preferred_work_group_size_multip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PRIVATE_MEM_SIZE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kernel_work_group_info_t::private_mem_size</text:p>
          </table:table-cell>
          <table:table-cell table:style-name="ce11" office:value-type="string" calcext:value-type="string">
            <text:p>kernel_work_group_info_t.private_mem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GLOBAL_WORK_SIZ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work_group_info_t::global_work_size</text:p>
          </table:table-cell>
          <table:table-cell table:style-name="ce11" office:value-type="string" calcext:value-type="string">
            <text:p>kernel_work_group_info_t.global_work_siz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event_info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event_info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EVENT_COMMAND_QUEU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event_info_t::command_queue</text:p>
          </table:table-cell>
          <table:table-cell table:style-name="ce11" office:value-type="string" calcext:value-type="string">
            <text:p>event_info_t.command_queu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EVENT_COMMAND_TYP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event_info_t::command_type</text:p>
          </table:table-cell>
          <table:table-cell table:style-name="ce11" office:value-type="string" calcext:value-type="string">
            <text:p>event_info_t.command_typ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EVENT_REFERENCE_COUN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event_info_t::reference_count</text:p>
          </table:table-cell>
          <table:table-cell table:style-name="ce11" office:value-type="string" calcext:value-type="string">
            <text:p>event_info_t.reference_coun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EVENT_COMMAND_EXECUTION_STATU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event_info_t::command_execution_status</text:p>
          </table:table-cell>
          <table:table-cell table:style-name="ce11" office:value-type="string" calcext:value-type="string">
            <text:p>event_info_t.command_execution_statu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EVENT_CONTEXT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event_info_t::context</text:p>
          </table:table-cell>
          <table:table-cell table:style-name="ce11" office:value-type="string" calcext:value-type="string">
            <text:p>event_info_t.contex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command_type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command_type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NDRANGE_KERNEL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ndrange_kernel</text:p>
          </table:table-cell>
          <table:table-cell table:style-name="ce11" office:value-type="string" calcext:value-type="string">
            <text:p>command_type_t.ndrange_kernel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TASK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task</text:p>
          </table:table-cell>
          <table:table-cell table:style-name="ce11" office:value-type="string" calcext:value-type="string">
            <text:p>command_type_t.task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NATIVE_KERNEL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native_kernel</text:p>
          </table:table-cell>
          <table:table-cell table:style-name="ce11" office:value-type="string" calcext:value-type="string">
            <text:p>command_type_t.native_kernel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READ_BUFFE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read_buffer</text:p>
          </table:table-cell>
          <table:table-cell table:style-name="ce11" office:value-type="string" calcext:value-type="string">
            <text:p>command_type_t.read_buff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WRITE_BUFFE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write_buffer</text:p>
          </table:table-cell>
          <table:table-cell table:style-name="ce11" office:value-type="string" calcext:value-type="string">
            <text:p>command_type_t.write_buff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COPY_BUFFE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copy_buffer</text:p>
          </table:table-cell>
          <table:table-cell table:style-name="ce11" office:value-type="string" calcext:value-type="string">
            <text:p>command_type_t.copy_buff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READ_IMAG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read_image</text:p>
          </table:table-cell>
          <table:table-cell table:style-name="ce11" office:value-type="string" calcext:value-type="string">
            <text:p>command_type_t.read_imag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WRITE_IMAG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write_image</text:p>
          </table:table-cell>
          <table:table-cell table:style-name="ce11" office:value-type="string" calcext:value-type="string">
            <text:p>command_type_t.write_imag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COPY_IMAG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copy_image</text:p>
          </table:table-cell>
          <table:table-cell table:style-name="ce11" office:value-type="string" calcext:value-type="string">
            <text:p>command_type_t.copy_imag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COPY_IMAGE_TO_BUFFE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copy_image_to_buffer</text:p>
          </table:table-cell>
          <table:table-cell table:style-name="ce11" office:value-type="string" calcext:value-type="string">
            <text:p>command_type_t.copy_image_to_buff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COPY_BUFFER_TO_IMAG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copy_buffer_to_image</text:p>
          </table:table-cell>
          <table:table-cell table:style-name="ce11" office:value-type="string" calcext:value-type="string">
            <text:p>command_type_t.copy_buffer_to_imag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MAP_BUFFE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map_buffer</text:p>
          </table:table-cell>
          <table:table-cell table:style-name="ce11" office:value-type="string" calcext:value-type="string">
            <text:p>command_type_t.map_buff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MAP_IMAG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map_image</text:p>
          </table:table-cell>
          <table:table-cell table:style-name="ce11" office:value-type="string" calcext:value-type="string">
            <text:p>command_type_t.map_imag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UNMAP_MEM_OBJEC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unmap_mem_object</text:p>
          </table:table-cell>
          <table:table-cell table:style-name="ce11" office:value-type="string" calcext:value-type="string">
            <text:p>command_type_t.unmap_mem_objec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MARKE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marker</text:p>
          </table:table-cell>
          <table:table-cell table:style-name="ce11" office:value-type="string" calcext:value-type="string">
            <text:p>command_type_t.mark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ACQUIRE_GL_OBJECT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acquire_gl_objects</text:p>
          </table:table-cell>
          <table:table-cell table:style-name="ce11" office:value-type="string" calcext:value-type="string">
            <text:p>command_type_t.acquire_gl_objec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RELEASE_GL_OBJECT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release_gl_objects</text:p>
          </table:table-cell>
          <table:table-cell table:style-name="ce11" office:value-type="string" calcext:value-type="string">
            <text:p>command_type_t.release_gl_objec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READ_BUFFER_RECT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read_buffer_rect</text:p>
          </table:table-cell>
          <table:table-cell table:style-name="ce11" office:value-type="string" calcext:value-type="string">
            <text:p>command_type_t.read_buffer_rec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WRITE_BUFFER_RECT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write_buffer_rect</text:p>
          </table:table-cell>
          <table:table-cell table:style-name="ce11" office:value-type="string" calcext:value-type="string">
            <text:p>command_type_t.write_buffer_rec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COPY_BUFFER_RECT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copy_buffer_rect</text:p>
          </table:table-cell>
          <table:table-cell table:style-name="ce11" office:value-type="string" calcext:value-type="string">
            <text:p>command_type_t.copy_buffer_rec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USER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user</text:p>
          </table:table-cell>
          <table:table-cell table:style-name="ce11" office:value-type="string" calcext:value-type="string">
            <text:p>command_type_t.us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BARRIER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barrier</text:p>
          </table:table-cell>
          <table:table-cell table:style-name="ce11" office:value-type="string" calcext:value-type="string">
            <text:p>command_type_t.barri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MIGRATE_MEM_OBJECTS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migrate_mem_objects</text:p>
          </table:table-cell>
          <table:table-cell table:style-name="ce11" office:value-type="string" calcext:value-type="string">
            <text:p>command_type_t.migrate_mem_objec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FILL_BUFFER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fill_buffer</text:p>
          </table:table-cell>
          <table:table-cell table:style-name="ce11" office:value-type="string" calcext:value-type="string">
            <text:p>command_type_t.fill_buff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FILL_IMAG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fill_image</text:p>
          </table:table-cell>
          <table:table-cell table:style-name="ce11" office:value-type="string" calcext:value-type="string">
            <text:p>command_type_t.fill_imag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mmand execution status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command_exec_status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PLET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exec_status_t::complete</text:p>
          </table:table-cell>
          <table:table-cell table:style-name="ce11" office:value-type="string" calcext:value-type="string">
            <text:p>command_exec_status_t.complet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RUNNING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exec_status_t::running</text:p>
          </table:table-cell>
          <table:table-cell table:style-name="ce11" office:value-type="string" calcext:value-type="string">
            <text:p>command_exec_status_t.runn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UBMITTED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exec_status_t::submitted</text:p>
          </table:table-cell>
          <table:table-cell table:style-name="ce11" office:value-type="string" calcext:value-type="string">
            <text:p>command_exec_status_t.submitte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QUEUED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exec_status_t::queued</text:p>
          </table:table-cell>
          <table:table-cell table:style-name="ce11" office:value-type="string" calcext:value-type="string">
            <text:p>command_exec_status_t.queued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buffer_create_type</text:p>
          </table:table-cell>
          <table:table-cell table:style-name="ce7"/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buffer_create_type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BUFFER_CREATE_TYPE_REGION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buffer_create_type_t::region</text:p>
          </table:table-cell>
          <table:table-cell table:style-name="ce11" office:value-type="string" calcext:value-type="string">
            <text:p>buffer_create_type_t.region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profiling_info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profiling_info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FILING_COMMAND_QUEUED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rofiling_info_t::queued</text:p>
          </table:table-cell>
          <table:table-cell table:style-name="ce11" office:value-type="string" calcext:value-type="string">
            <text:p>profiling_info_t.queue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FILING_COMMAND_SUBMI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rofiling_info_t::submit</text:p>
          </table:table-cell>
          <table:table-cell table:style-name="ce11" office:value-type="string" calcext:value-type="string">
            <text:p>profiling_info_t.submi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FILING_COMMAND_STAR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rofiling_info_t::start</text:p>
          </table:table-cell>
          <table:table-cell table:style-name="ce11" office:value-type="string" calcext:value-type="string">
            <text:p>profiling_info_t.start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7" office:value-type="string" calcext:value-type="string">
            <text:p>CL_PROFILING_COMMAND_END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rofiling_info_t::end</text:p>
          </table:table-cell>
          <table:table-cell table:style-name="ce11" office:value-type="string" calcext:value-type="string">
            <text:p>profiling_info_t.end</text:p>
          </table:table-cell>
          <table:table-cell table:number-columns-repeated="1015"/>
        </table:table-row>
        <table:table-row table:style-name="ro1" table:number-rows-repeated="104816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rogress" table:style-name="ta1">
        <table:table-column table:style-name="co3" table:default-cell-style-name="ce6"/>
        <table:table-column table:style-name="co1" table:default-cell-style-name="ce6"/>
        <table:table-column table:style-name="co2" table:default-cell-style-name="ce19"/>
        <table:table-column table:style-name="co3" table:default-cell-style-name="ce6"/>
        <table:table-column table:style-name="co7" table:default-cell-style-name="ce6"/>
        <table:table-column table:style-name="co8" table:default-cell-style-name="ce6"/>
        <table:table-column table:style-name="co3" table:default-cell-style-name="ce6"/>
        <table:table-column table:style-name="co8" table:default-cell-style-name="ce6"/>
        <table:table-column table:style-name="co9" table:number-columns-repeated="2" table:default-cell-style-name="ce6"/>
        <table:table-column table:style-name="co6" table:number-columns-repeated="1014" table:default-cell-style-name="ce6"/>
        <table:table-row table:style-name="ro2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NSTANT</text:p>
          </table:table-cell>
          <table:table-cell table:style-name="ce1" office:value-type="string" calcext:value-type="string">
            <text:p>C++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DONE</text:p>
          </table:table-cell>
          <table:table-cell table:style-name="ce23"/>
          <table:table-cell table:number-columns-repeated="1015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7" table:formula="of:=IF(ISBLANK([$'types.hpp'.A3]);&quot;&quot;;[$'types.hpp'.A3])" office:value-type="string" office:string-value="Error Codes (cl_int)" calcext:value-type="string">
            <text:p>Error Codes (cl_int)</text:p>
          </table:table-cell>
          <table:table-cell table:style-name="ce7" table:formula="of:=IF(ISBLANK([$'types.hpp'.B3]);&quot;&quot;;[$'types.hpp'.B3])">
            <text:p/>
          </table:table-cell>
          <table:table-cell table:style-name="ce20" table:formula="of:=IF(ISBLANK([$'types.hpp'.F3]);&quot;&quot;;&quot;✓&quot;)" office:value-type="string" office:string-value="✓" calcext:value-type="string">
            <text:p>✓</text:p>
          </table:table-cell>
          <table:table-cell table:style-name="ce20" table:formula="of:=IF(ISBLANK([$'types.hpp'.G3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2]=&quot;✓&quot;)+([.E2]=&quot;✓&quot;)+([.F2]=&quot;✓&quot;)+([.G2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7" table:formula="of:=IF(ISBLANK([$'types.hpp'.A4]);&quot;&quot;;[$'types.hpp'.A4])">
            <text:p/>
          </table:table-cell>
          <table:table-cell table:style-name="ce7" table:formula="of:=IF(ISBLANK([$'types.hpp'.B4]);&quot;&quot;;[$'types.hpp'.B4])" office:value-type="string" office:string-value="CL_SUCCESS" calcext:value-type="string">
            <text:p>CL_SUCCESS</text:p>
          </table:table-cell>
          <table:table-cell table:style-name="ce20" table:formula="of:=IF(ISBLANK([$'types.hpp'.F4]);&quot;&quot;;&quot;✓&quot;)" office:value-type="string" office:string-value="✓" calcext:value-type="string">
            <text:p>✓</text:p>
          </table:table-cell>
          <table:table-cell table:style-name="ce20" table:formula="of:=IF(ISBLANK([$'types.hpp'.G4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3]=&quot;✓&quot;)+([.E3]=&quot;✓&quot;)+([.F3]=&quot;✓&quot;)+([.G3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7" table:formula="of:=IF(ISBLANK([$'types.hpp'.A5]);&quot;&quot;;[$'types.hpp'.A5])">
            <text:p/>
          </table:table-cell>
          <table:table-cell table:style-name="ce7" table:formula="of:=IF(ISBLANK([$'types.hpp'.B5]);&quot;&quot;;[$'types.hpp'.B5])" office:value-type="string" office:string-value="CL_DEVICE_NOT_FOUND" calcext:value-type="string">
            <text:p>CL_DEVICE_NOT_FOUND</text:p>
          </table:table-cell>
          <table:table-cell table:style-name="ce20" table:formula="of:=IF(ISBLANK([$'types.hpp'.F5]);&quot;&quot;;&quot;✓&quot;)" office:value-type="string" office:string-value="✓" calcext:value-type="string">
            <text:p>✓</text:p>
          </table:table-cell>
          <table:table-cell table:style-name="ce20" table:formula="of:=IF(ISBLANK([$'types.hpp'.G5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4]=&quot;✓&quot;)+([.E4]=&quot;✓&quot;)+([.F4]=&quot;✓&quot;)+([.G4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7" table:formula="of:=IF(ISBLANK([$'types.hpp'.A6]);&quot;&quot;;[$'types.hpp'.A6])">
            <text:p/>
          </table:table-cell>
          <table:table-cell table:style-name="ce7" table:formula="of:=IF(ISBLANK([$'types.hpp'.B6]);&quot;&quot;;[$'types.hpp'.B6])" office:value-type="string" office:string-value="CL_DEVICE_NOT_AVAILABLE" calcext:value-type="string">
            <text:p>CL_DEVICE_NOT_AVAILABLE</text:p>
          </table:table-cell>
          <table:table-cell table:style-name="ce20" table:formula="of:=IF(ISBLANK([$'types.hpp'.F6]);&quot;&quot;;&quot;✓&quot;)" office:value-type="string" office:string-value="✓" calcext:value-type="string">
            <text:p>✓</text:p>
          </table:table-cell>
          <table:table-cell table:style-name="ce20" table:formula="of:=IF(ISBLANK([$'types.hpp'.G6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5]=&quot;✓&quot;)+([.E5]=&quot;✓&quot;)+([.F5]=&quot;✓&quot;)+([.G5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table:formula="of:=IF(ISBLANK([$'types.hpp'.A7]);&quot;&quot;;[$'types.hpp'.A7])">
            <text:p/>
          </table:table-cell>
          <table:table-cell table:style-name="ce7" table:formula="of:=IF(ISBLANK([$'types.hpp'.B7]);&quot;&quot;;[$'types.hpp'.B7])" office:value-type="string" office:string-value="CL_COMPILER_NOT_AVAILABLE" calcext:value-type="string">
            <text:p>CL_COMPILER_NOT_AVAILABLE</text:p>
          </table:table-cell>
          <table:table-cell table:style-name="ce20" table:formula="of:=IF(ISBLANK([$'types.hpp'.F7]);&quot;&quot;;&quot;✓&quot;)" office:value-type="string" office:string-value="✓" calcext:value-type="string">
            <text:p>✓</text:p>
          </table:table-cell>
          <table:table-cell table:style-name="ce20" table:formula="of:=IF(ISBLANK([$'types.hpp'.G7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6]=&quot;✓&quot;)+([.E6]=&quot;✓&quot;)+([.F6]=&quot;✓&quot;)+([.G6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7" table:formula="of:=IF(ISBLANK([$'types.hpp'.A8]);&quot;&quot;;[$'types.hpp'.A8])">
            <text:p/>
          </table:table-cell>
          <table:table-cell table:style-name="ce7" table:formula="of:=IF(ISBLANK([$'types.hpp'.B8]);&quot;&quot;;[$'types.hpp'.B8])" office:value-type="string" office:string-value="CL_MEM_OBJECT_ALLOCATION_FAILURE" calcext:value-type="string">
            <text:p>CL_MEM_OBJECT_ALLOCATION_FAILURE</text:p>
          </table:table-cell>
          <table:table-cell table:style-name="ce20" table:formula="of:=IF(ISBLANK([$'types.hpp'.F8]);&quot;&quot;;&quot;✓&quot;)" office:value-type="string" office:string-value="✓" calcext:value-type="string">
            <text:p>✓</text:p>
          </table:table-cell>
          <table:table-cell table:style-name="ce20" table:formula="of:=IF(ISBLANK([$'types.hpp'.G8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7]=&quot;✓&quot;)+([.E7]=&quot;✓&quot;)+([.F7]=&quot;✓&quot;)+([.G7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7" table:formula="of:=IF(ISBLANK([$'types.hpp'.A9]);&quot;&quot;;[$'types.hpp'.A9])">
            <text:p/>
          </table:table-cell>
          <table:table-cell table:style-name="ce7" table:formula="of:=IF(ISBLANK([$'types.hpp'.B9]);&quot;&quot;;[$'types.hpp'.B9])" office:value-type="string" office:string-value="CL_OUT_OF_RESOURCES" calcext:value-type="string">
            <text:p>CL_OUT_OF_RESOURCES</text:p>
          </table:table-cell>
          <table:table-cell table:style-name="ce20" table:formula="of:=IF(ISBLANK([$'types.hpp'.F9]);&quot;&quot;;&quot;✓&quot;)" office:value-type="string" office:string-value="✓" calcext:value-type="string">
            <text:p>✓</text:p>
          </table:table-cell>
          <table:table-cell table:style-name="ce20" table:formula="of:=IF(ISBLANK([$'types.hpp'.G9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8]=&quot;✓&quot;)+([.E8]=&quot;✓&quot;)+([.F8]=&quot;✓&quot;)+([.G8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7" table:formula="of:=IF(ISBLANK([$'types.hpp'.A10]);&quot;&quot;;[$'types.hpp'.A10])">
            <text:p/>
          </table:table-cell>
          <table:table-cell table:style-name="ce7" table:formula="of:=IF(ISBLANK([$'types.hpp'.B10]);&quot;&quot;;[$'types.hpp'.B10])" office:value-type="string" office:string-value="CL_OUT_OF_HOST_MEMORY" calcext:value-type="string">
            <text:p>CL_OUT_OF_HOST_MEMORY</text:p>
          </table:table-cell>
          <table:table-cell table:style-name="ce20" table:formula="of:=IF(ISBLANK([$'types.hpp'.F10]);&quot;&quot;;&quot;✓&quot;)" office:value-type="string" office:string-value="✓" calcext:value-type="string">
            <text:p>✓</text:p>
          </table:table-cell>
          <table:table-cell table:style-name="ce20" table:formula="of:=IF(ISBLANK([$'types.hpp'.G10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9]=&quot;✓&quot;)+([.E9]=&quot;✓&quot;)+([.F9]=&quot;✓&quot;)+([.G9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7" table:formula="of:=IF(ISBLANK([$'types.hpp'.A11]);&quot;&quot;;[$'types.hpp'.A11])">
            <text:p/>
          </table:table-cell>
          <table:table-cell table:style-name="ce7" table:formula="of:=IF(ISBLANK([$'types.hpp'.B11]);&quot;&quot;;[$'types.hpp'.B11])" office:value-type="string" office:string-value="CL_PROFILING_INFO_NOT_AVAILABLE" calcext:value-type="string">
            <text:p>CL_PROFILING_INFO_NOT_AVAILABLE</text:p>
          </table:table-cell>
          <table:table-cell table:style-name="ce20" table:formula="of:=IF(ISBLANK([$'types.hpp'.F11]);&quot;&quot;;&quot;✓&quot;)" office:value-type="string" office:string-value="✓" calcext:value-type="string">
            <text:p>✓</text:p>
          </table:table-cell>
          <table:table-cell table:style-name="ce20" table:formula="of:=IF(ISBLANK([$'types.hpp'.G11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10]=&quot;✓&quot;)+([.E10]=&quot;✓&quot;)+([.F10]=&quot;✓&quot;)+([.G10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7" table:formula="of:=IF(ISBLANK([$'types.hpp'.A12]);&quot;&quot;;[$'types.hpp'.A12])">
            <text:p/>
          </table:table-cell>
          <table:table-cell table:style-name="ce7" table:formula="of:=IF(ISBLANK([$'types.hpp'.B12]);&quot;&quot;;[$'types.hpp'.B12])" office:value-type="string" office:string-value="CL_MEM_COPY_OVERLAP" calcext:value-type="string">
            <text:p>CL_MEM_COPY_OVERLAP</text:p>
          </table:table-cell>
          <table:table-cell table:style-name="ce20" table:formula="of:=IF(ISBLANK([$'types.hpp'.F12]);&quot;&quot;;&quot;✓&quot;)" office:value-type="string" office:string-value="✓" calcext:value-type="string">
            <text:p>✓</text:p>
          </table:table-cell>
          <table:table-cell table:style-name="ce20" table:formula="of:=IF(ISBLANK([$'types.hpp'.G12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11]=&quot;✓&quot;)+([.E11]=&quot;✓&quot;)+([.F11]=&quot;✓&quot;)+([.G11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7" table:formula="of:=IF(ISBLANK([$'types.hpp'.A13]);&quot;&quot;;[$'types.hpp'.A13])">
            <text:p/>
          </table:table-cell>
          <table:table-cell table:style-name="ce7" table:formula="of:=IF(ISBLANK([$'types.hpp'.B13]);&quot;&quot;;[$'types.hpp'.B13])" office:value-type="string" office:string-value="CL_IMAGE_FORMAT_MISMATCH" calcext:value-type="string">
            <text:p>CL_IMAGE_FORMAT_MISMATCH</text:p>
          </table:table-cell>
          <table:table-cell table:style-name="ce20" table:formula="of:=IF(ISBLANK([$'types.hpp'.F13]);&quot;&quot;;&quot;✓&quot;)" office:value-type="string" office:string-value="✓" calcext:value-type="string">
            <text:p>✓</text:p>
          </table:table-cell>
          <table:table-cell table:style-name="ce20" table:formula="of:=IF(ISBLANK([$'types.hpp'.G13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12]=&quot;✓&quot;)+([.E12]=&quot;✓&quot;)+([.F12]=&quot;✓&quot;)+([.G12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2" calcext:value-type="float">
            <text:p>12</text:p>
          </table:table-cell>
          <table:table-cell table:style-name="ce7" table:formula="of:=IF(ISBLANK([$'types.hpp'.A14]);&quot;&quot;;[$'types.hpp'.A14])">
            <text:p/>
          </table:table-cell>
          <table:table-cell table:style-name="ce7" table:formula="of:=IF(ISBLANK([$'types.hpp'.B14]);&quot;&quot;;[$'types.hpp'.B14])" office:value-type="string" office:string-value="CL_IMAGE_FORMAT_NOT_SUPPORTED" calcext:value-type="string">
            <text:p>CL_IMAGE_FORMAT_NOT_SUPPORTED</text:p>
          </table:table-cell>
          <table:table-cell table:style-name="ce20" table:formula="of:=IF(ISBLANK([$'types.hpp'.F14]);&quot;&quot;;&quot;✓&quot;)" office:value-type="string" office:string-value="✓" calcext:value-type="string">
            <text:p>✓</text:p>
          </table:table-cell>
          <table:table-cell table:style-name="ce20" table:formula="of:=IF(ISBLANK([$'types.hpp'.G14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13]=&quot;✓&quot;)+([.E13]=&quot;✓&quot;)+([.F13]=&quot;✓&quot;)+([.G13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3" calcext:value-type="float">
            <text:p>13</text:p>
          </table:table-cell>
          <table:table-cell table:style-name="ce7" table:formula="of:=IF(ISBLANK([$'types.hpp'.A15]);&quot;&quot;;[$'types.hpp'.A15])">
            <text:p/>
          </table:table-cell>
          <table:table-cell table:style-name="ce7" table:formula="of:=IF(ISBLANK([$'types.hpp'.B15]);&quot;&quot;;[$'types.hpp'.B15])" office:value-type="string" office:string-value="CL_BUILD_PROGRAM_FAILURE" calcext:value-type="string">
            <text:p>CL_BUILD_PROGRAM_FAILURE</text:p>
          </table:table-cell>
          <table:table-cell table:style-name="ce20" table:formula="of:=IF(ISBLANK([$'types.hpp'.F15]);&quot;&quot;;&quot;✓&quot;)" office:value-type="string" office:string-value="✓" calcext:value-type="string">
            <text:p>✓</text:p>
          </table:table-cell>
          <table:table-cell table:style-name="ce20" table:formula="of:=IF(ISBLANK([$'types.hpp'.G15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14]=&quot;✓&quot;)+([.E14]=&quot;✓&quot;)+([.F14]=&quot;✓&quot;)+([.G14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4" calcext:value-type="float">
            <text:p>14</text:p>
          </table:table-cell>
          <table:table-cell table:style-name="ce7" table:formula="of:=IF(ISBLANK([$'types.hpp'.A16]);&quot;&quot;;[$'types.hpp'.A16])">
            <text:p/>
          </table:table-cell>
          <table:table-cell table:style-name="ce7" table:formula="of:=IF(ISBLANK([$'types.hpp'.B16]);&quot;&quot;;[$'types.hpp'.B16])" office:value-type="string" office:string-value="CL_MAP_FAILURE" calcext:value-type="string">
            <text:p>CL_MAP_FAILURE</text:p>
          </table:table-cell>
          <table:table-cell table:style-name="ce20" table:formula="of:=IF(ISBLANK([$'types.hpp'.F16]);&quot;&quot;;&quot;✓&quot;)" office:value-type="string" office:string-value="✓" calcext:value-type="string">
            <text:p>✓</text:p>
          </table:table-cell>
          <table:table-cell table:style-name="ce20" table:formula="of:=IF(ISBLANK([$'types.hpp'.G16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15]=&quot;✓&quot;)+([.E15]=&quot;✓&quot;)+([.F15]=&quot;✓&quot;)+([.G15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5" calcext:value-type="float">
            <text:p>15</text:p>
          </table:table-cell>
          <table:table-cell table:style-name="ce7" table:formula="of:=IF(ISBLANK([$'types.hpp'.A17]);&quot;&quot;;[$'types.hpp'.A17])">
            <text:p/>
          </table:table-cell>
          <table:table-cell table:style-name="ce7" table:formula="of:=IF(ISBLANK([$'types.hpp'.B17]);&quot;&quot;;[$'types.hpp'.B17])" office:value-type="string" office:string-value="CL_MISALIGNED_SUB_BUFFER_OFFSET" calcext:value-type="string">
            <text:p>CL_MISALIGNED_SUB_BUFFER_OFFSET</text:p>
          </table:table-cell>
          <table:table-cell table:style-name="ce20" table:formula="of:=IF(ISBLANK([$'types.hpp'.F17]);&quot;&quot;;&quot;✓&quot;)" office:value-type="string" office:string-value="✓" calcext:value-type="string">
            <text:p>✓</text:p>
          </table:table-cell>
          <table:table-cell table:style-name="ce20" table:formula="of:=IF(ISBLANK([$'types.hpp'.G17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16]=&quot;✓&quot;)+([.E16]=&quot;✓&quot;)+([.F16]=&quot;✓&quot;)+([.G16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7" table:formula="of:=IF(ISBLANK([$'types.hpp'.A18]);&quot;&quot;;[$'types.hpp'.A18])">
            <text:p/>
          </table:table-cell>
          <table:table-cell table:style-name="ce7" table:formula="of:=IF(ISBLANK([$'types.hpp'.B18]);&quot;&quot;;[$'types.hpp'.B18])" office:value-type="string" office:string-value="CL_EXEC_STATUS_ERROR_FOR_EVENTS_IN_WAIT_LIST" calcext:value-type="string">
            <text:p>CL_EXEC_STATUS_ERROR_FOR_EVENTS_IN_WAIT_LIST</text:p>
          </table:table-cell>
          <table:table-cell table:style-name="ce20" table:formula="of:=IF(ISBLANK([$'types.hpp'.F18]);&quot;&quot;;&quot;✓&quot;)" office:value-type="string" office:string-value="✓" calcext:value-type="string">
            <text:p>✓</text:p>
          </table:table-cell>
          <table:table-cell table:style-name="ce20" table:formula="of:=IF(ISBLANK([$'types.hpp'.G18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17]=&quot;✓&quot;)+([.E17]=&quot;✓&quot;)+([.F17]=&quot;✓&quot;)+([.G17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7" calcext:value-type="float">
            <text:p>17</text:p>
          </table:table-cell>
          <table:table-cell table:style-name="ce7" table:formula="of:=IF(ISBLANK([$'types.hpp'.A19]);&quot;&quot;;[$'types.hpp'.A19])">
            <text:p/>
          </table:table-cell>
          <table:table-cell table:style-name="ce7" table:formula="of:=IF(ISBLANK([$'types.hpp'.B19]);&quot;&quot;;[$'types.hpp'.B19])" office:value-type="string" office:string-value="CL_COMPILE_PROGRAM_FAILURE" calcext:value-type="string">
            <text:p>CL_COMPILE_PROGRAM_FAILURE</text:p>
          </table:table-cell>
          <table:table-cell table:style-name="ce20" table:formula="of:=IF(ISBLANK([$'types.hpp'.F19]);&quot;&quot;;&quot;✓&quot;)" office:value-type="string" office:string-value="✓" calcext:value-type="string">
            <text:p>✓</text:p>
          </table:table-cell>
          <table:table-cell table:style-name="ce20" table:formula="of:=IF(ISBLANK([$'types.hpp'.G19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18]=&quot;✓&quot;)+([.E18]=&quot;✓&quot;)+([.F18]=&quot;✓&quot;)+([.G18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8" calcext:value-type="float">
            <text:p>18</text:p>
          </table:table-cell>
          <table:table-cell table:style-name="ce7" table:formula="of:=IF(ISBLANK([$'types.hpp'.A20]);&quot;&quot;;[$'types.hpp'.A20])">
            <text:p/>
          </table:table-cell>
          <table:table-cell table:style-name="ce7" table:formula="of:=IF(ISBLANK([$'types.hpp'.B20]);&quot;&quot;;[$'types.hpp'.B20])" office:value-type="string" office:string-value="CL_LINKER_NOT_AVAILABLE" calcext:value-type="string">
            <text:p>CL_LINKER_NOT_AVAILABLE</text:p>
          </table:table-cell>
          <table:table-cell table:style-name="ce20" table:formula="of:=IF(ISBLANK([$'types.hpp'.F20]);&quot;&quot;;&quot;✓&quot;)" office:value-type="string" office:string-value="✓" calcext:value-type="string">
            <text:p>✓</text:p>
          </table:table-cell>
          <table:table-cell table:style-name="ce20" table:formula="of:=IF(ISBLANK([$'types.hpp'.G20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19]=&quot;✓&quot;)+([.E19]=&quot;✓&quot;)+([.F19]=&quot;✓&quot;)+([.G19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9" calcext:value-type="float">
            <text:p>19</text:p>
          </table:table-cell>
          <table:table-cell table:style-name="ce7" table:formula="of:=IF(ISBLANK([$'types.hpp'.A21]);&quot;&quot;;[$'types.hpp'.A21])">
            <text:p/>
          </table:table-cell>
          <table:table-cell table:style-name="ce7" table:formula="of:=IF(ISBLANK([$'types.hpp'.B21]);&quot;&quot;;[$'types.hpp'.B21])" office:value-type="string" office:string-value="CL_LINK_PROGRAM_FAILURE" calcext:value-type="string">
            <text:p>CL_LINK_PROGRAM_FAILURE</text:p>
          </table:table-cell>
          <table:table-cell table:style-name="ce20" table:formula="of:=IF(ISBLANK([$'types.hpp'.F21]);&quot;&quot;;&quot;✓&quot;)" office:value-type="string" office:string-value="✓" calcext:value-type="string">
            <text:p>✓</text:p>
          </table:table-cell>
          <table:table-cell table:style-name="ce20" table:formula="of:=IF(ISBLANK([$'types.hpp'.G21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20]=&quot;✓&quot;)+([.E20]=&quot;✓&quot;)+([.F20]=&quot;✓&quot;)+([.G20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0" calcext:value-type="float">
            <text:p>20</text:p>
          </table:table-cell>
          <table:table-cell table:style-name="ce7" table:formula="of:=IF(ISBLANK([$'types.hpp'.A22]);&quot;&quot;;[$'types.hpp'.A22])">
            <text:p/>
          </table:table-cell>
          <table:table-cell table:style-name="ce7" table:formula="of:=IF(ISBLANK([$'types.hpp'.B22]);&quot;&quot;;[$'types.hpp'.B22])" office:value-type="string" office:string-value="CL_DEVICE_PARTITION_FAILED" calcext:value-type="string">
            <text:p>CL_DEVICE_PARTITION_FAILED</text:p>
          </table:table-cell>
          <table:table-cell table:style-name="ce20" table:formula="of:=IF(ISBLANK([$'types.hpp'.F22]);&quot;&quot;;&quot;✓&quot;)" office:value-type="string" office:string-value="✓" calcext:value-type="string">
            <text:p>✓</text:p>
          </table:table-cell>
          <table:table-cell table:style-name="ce20" table:formula="of:=IF(ISBLANK([$'types.hpp'.G22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21]=&quot;✓&quot;)+([.E21]=&quot;✓&quot;)+([.F21]=&quot;✓&quot;)+([.G21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1" calcext:value-type="float">
            <text:p>21</text:p>
          </table:table-cell>
          <table:table-cell table:style-name="ce7" table:formula="of:=IF(ISBLANK([$'types.hpp'.A23]);&quot;&quot;;[$'types.hpp'.A23])">
            <text:p/>
          </table:table-cell>
          <table:table-cell table:style-name="ce7" table:formula="of:=IF(ISBLANK([$'types.hpp'.B23]);&quot;&quot;;[$'types.hpp'.B23])" office:value-type="string" office:string-value="CL_KERNEL_ARG_INFO_NOT_AVAILABLE" calcext:value-type="string">
            <text:p>CL_KERNEL_ARG_INFO_NOT_AVAILABLE</text:p>
          </table:table-cell>
          <table:table-cell table:style-name="ce20" table:formula="of:=IF(ISBLANK([$'types.hpp'.F23]);&quot;&quot;;&quot;✓&quot;)" office:value-type="string" office:string-value="✓" calcext:value-type="string">
            <text:p>✓</text:p>
          </table:table-cell>
          <table:table-cell table:style-name="ce20" table:formula="of:=IF(ISBLANK([$'types.hpp'.G23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22]=&quot;✓&quot;)+([.E22]=&quot;✓&quot;)+([.F22]=&quot;✓&quot;)+([.G22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2" calcext:value-type="float">
            <text:p>22</text:p>
          </table:table-cell>
          <table:table-cell table:style-name="ce7" table:formula="of:=IF(ISBLANK([$'types.hpp'.A24]);&quot;&quot;;[$'types.hpp'.A24])">
            <text:p/>
          </table:table-cell>
          <table:table-cell table:style-name="ce7" table:formula="of:=IF(ISBLANK([$'types.hpp'.B24]);&quot;&quot;;[$'types.hpp'.B24])" office:value-type="string" office:string-value="CL_INVALID_VALUE" calcext:value-type="string">
            <text:p>CL_INVALID_VALUE</text:p>
          </table:table-cell>
          <table:table-cell table:style-name="ce20" table:formula="of:=IF(ISBLANK([$'types.hpp'.F24]);&quot;&quot;;&quot;✓&quot;)" office:value-type="string" office:string-value="✓" calcext:value-type="string">
            <text:p>✓</text:p>
          </table:table-cell>
          <table:table-cell table:style-name="ce20" table:formula="of:=IF(ISBLANK([$'types.hpp'.G24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23]=&quot;✓&quot;)+([.E23]=&quot;✓&quot;)+([.F23]=&quot;✓&quot;)+([.G23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3" calcext:value-type="float">
            <text:p>23</text:p>
          </table:table-cell>
          <table:table-cell table:style-name="ce7" table:formula="of:=IF(ISBLANK([$'types.hpp'.A25]);&quot;&quot;;[$'types.hpp'.A25])">
            <text:p/>
          </table:table-cell>
          <table:table-cell table:style-name="ce7" table:formula="of:=IF(ISBLANK([$'types.hpp'.B25]);&quot;&quot;;[$'types.hpp'.B25])" office:value-type="string" office:string-value="CL_INVALID_DEVICE_TYPE" calcext:value-type="string">
            <text:p>CL_INVALID_DEVICE_TYPE</text:p>
          </table:table-cell>
          <table:table-cell table:style-name="ce20" table:formula="of:=IF(ISBLANK([$'types.hpp'.F25]);&quot;&quot;;&quot;✓&quot;)" office:value-type="string" office:string-value="✓" calcext:value-type="string">
            <text:p>✓</text:p>
          </table:table-cell>
          <table:table-cell table:style-name="ce20" table:formula="of:=IF(ISBLANK([$'types.hpp'.G25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24]=&quot;✓&quot;)+([.E24]=&quot;✓&quot;)+([.F24]=&quot;✓&quot;)+([.G24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4" calcext:value-type="float">
            <text:p>24</text:p>
          </table:table-cell>
          <table:table-cell table:style-name="ce7" table:formula="of:=IF(ISBLANK([$'types.hpp'.A26]);&quot;&quot;;[$'types.hpp'.A26])">
            <text:p/>
          </table:table-cell>
          <table:table-cell table:style-name="ce7" table:formula="of:=IF(ISBLANK([$'types.hpp'.B26]);&quot;&quot;;[$'types.hpp'.B26])" office:value-type="string" office:string-value="CL_INVALID_PLATFORM" calcext:value-type="string">
            <text:p>CL_INVALID_PLATFORM</text:p>
          </table:table-cell>
          <table:table-cell table:style-name="ce20" table:formula="of:=IF(ISBLANK([$'types.hpp'.F26]);&quot;&quot;;&quot;✓&quot;)" office:value-type="string" office:string-value="✓" calcext:value-type="string">
            <text:p>✓</text:p>
          </table:table-cell>
          <table:table-cell table:style-name="ce20" table:formula="of:=IF(ISBLANK([$'types.hpp'.G26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25]=&quot;✓&quot;)+([.E25]=&quot;✓&quot;)+([.F25]=&quot;✓&quot;)+([.G25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5" calcext:value-type="float">
            <text:p>25</text:p>
          </table:table-cell>
          <table:table-cell table:style-name="ce7" table:formula="of:=IF(ISBLANK([$'types.hpp'.A27]);&quot;&quot;;[$'types.hpp'.A27])">
            <text:p/>
          </table:table-cell>
          <table:table-cell table:style-name="ce7" table:formula="of:=IF(ISBLANK([$'types.hpp'.B27]);&quot;&quot;;[$'types.hpp'.B27])" office:value-type="string" office:string-value="CL_INVALID_DEVICE" calcext:value-type="string">
            <text:p>CL_INVALID_DEVICE</text:p>
          </table:table-cell>
          <table:table-cell table:style-name="ce20" table:formula="of:=IF(ISBLANK([$'types.hpp'.F27]);&quot;&quot;;&quot;✓&quot;)" office:value-type="string" office:string-value="✓" calcext:value-type="string">
            <text:p>✓</text:p>
          </table:table-cell>
          <table:table-cell table:style-name="ce20" table:formula="of:=IF(ISBLANK([$'types.hpp'.G27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26]=&quot;✓&quot;)+([.E26]=&quot;✓&quot;)+([.F26]=&quot;✓&quot;)+([.G26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6" calcext:value-type="float">
            <text:p>26</text:p>
          </table:table-cell>
          <table:table-cell table:style-name="ce7" table:formula="of:=IF(ISBLANK([$'types.hpp'.A28]);&quot;&quot;;[$'types.hpp'.A28])">
            <text:p/>
          </table:table-cell>
          <table:table-cell table:style-name="ce7" table:formula="of:=IF(ISBLANK([$'types.hpp'.B28]);&quot;&quot;;[$'types.hpp'.B28])" office:value-type="string" office:string-value="CL_INVALID_CONTEXT" calcext:value-type="string">
            <text:p>CL_INVALID_CONTEXT</text:p>
          </table:table-cell>
          <table:table-cell table:style-name="ce20" table:formula="of:=IF(ISBLANK([$'types.hpp'.F28]);&quot;&quot;;&quot;✓&quot;)" office:value-type="string" office:string-value="✓" calcext:value-type="string">
            <text:p>✓</text:p>
          </table:table-cell>
          <table:table-cell table:style-name="ce20" table:formula="of:=IF(ISBLANK([$'types.hpp'.G28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27]=&quot;✓&quot;)+([.E27]=&quot;✓&quot;)+([.F27]=&quot;✓&quot;)+([.G27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7" calcext:value-type="float">
            <text:p>27</text:p>
          </table:table-cell>
          <table:table-cell table:style-name="ce7" table:formula="of:=IF(ISBLANK([$'types.hpp'.A29]);&quot;&quot;;[$'types.hpp'.A29])">
            <text:p/>
          </table:table-cell>
          <table:table-cell table:style-name="ce7" table:formula="of:=IF(ISBLANK([$'types.hpp'.B29]);&quot;&quot;;[$'types.hpp'.B29])" office:value-type="string" office:string-value="CL_INVALID_QUEUE_PROPERTIES" calcext:value-type="string">
            <text:p>CL_INVALID_QUEUE_PROPERTIES</text:p>
          </table:table-cell>
          <table:table-cell table:style-name="ce20" table:formula="of:=IF(ISBLANK([$'types.hpp'.F29]);&quot;&quot;;&quot;✓&quot;)" office:value-type="string" office:string-value="✓" calcext:value-type="string">
            <text:p>✓</text:p>
          </table:table-cell>
          <table:table-cell table:style-name="ce20" table:formula="of:=IF(ISBLANK([$'types.hpp'.G29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28]=&quot;✓&quot;)+([.E28]=&quot;✓&quot;)+([.F28]=&quot;✓&quot;)+([.G28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8" calcext:value-type="float">
            <text:p>28</text:p>
          </table:table-cell>
          <table:table-cell table:style-name="ce7" table:formula="of:=IF(ISBLANK([$'types.hpp'.A30]);&quot;&quot;;[$'types.hpp'.A30])">
            <text:p/>
          </table:table-cell>
          <table:table-cell table:style-name="ce7" table:formula="of:=IF(ISBLANK([$'types.hpp'.B30]);&quot;&quot;;[$'types.hpp'.B30])" office:value-type="string" office:string-value="CL_INVALID_COMMAND_QUEUE" calcext:value-type="string">
            <text:p>CL_INVALID_COMMAND_QUEUE</text:p>
          </table:table-cell>
          <table:table-cell table:style-name="ce20" table:formula="of:=IF(ISBLANK([$'types.hpp'.F30]);&quot;&quot;;&quot;✓&quot;)" office:value-type="string" office:string-value="✓" calcext:value-type="string">
            <text:p>✓</text:p>
          </table:table-cell>
          <table:table-cell table:style-name="ce20" table:formula="of:=IF(ISBLANK([$'types.hpp'.G30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29]=&quot;✓&quot;)+([.E29]=&quot;✓&quot;)+([.F29]=&quot;✓&quot;)+([.G29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9" calcext:value-type="float">
            <text:p>29</text:p>
          </table:table-cell>
          <table:table-cell table:style-name="ce7" table:formula="of:=IF(ISBLANK([$'types.hpp'.A31]);&quot;&quot;;[$'types.hpp'.A31])">
            <text:p/>
          </table:table-cell>
          <table:table-cell table:style-name="ce7" table:formula="of:=IF(ISBLANK([$'types.hpp'.B31]);&quot;&quot;;[$'types.hpp'.B31])" office:value-type="string" office:string-value="CL_INVALID_HOST_PTR" calcext:value-type="string">
            <text:p>CL_INVALID_HOST_PTR</text:p>
          </table:table-cell>
          <table:table-cell table:style-name="ce20" table:formula="of:=IF(ISBLANK([$'types.hpp'.F31]);&quot;&quot;;&quot;✓&quot;)" office:value-type="string" office:string-value="✓" calcext:value-type="string">
            <text:p>✓</text:p>
          </table:table-cell>
          <table:table-cell table:style-name="ce20" table:formula="of:=IF(ISBLANK([$'types.hpp'.G31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30]=&quot;✓&quot;)+([.E30]=&quot;✓&quot;)+([.F30]=&quot;✓&quot;)+([.G30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0" calcext:value-type="float">
            <text:p>30</text:p>
          </table:table-cell>
          <table:table-cell table:style-name="ce7" table:formula="of:=IF(ISBLANK([$'types.hpp'.A32]);&quot;&quot;;[$'types.hpp'.A32])">
            <text:p/>
          </table:table-cell>
          <table:table-cell table:style-name="ce7" table:formula="of:=IF(ISBLANK([$'types.hpp'.B32]);&quot;&quot;;[$'types.hpp'.B32])" office:value-type="string" office:string-value="CL_INVALID_MEM_OBJECT" calcext:value-type="string">
            <text:p>CL_INVALID_MEM_OBJECT</text:p>
          </table:table-cell>
          <table:table-cell table:style-name="ce20" table:formula="of:=IF(ISBLANK([$'types.hpp'.F32]);&quot;&quot;;&quot;✓&quot;)" office:value-type="string" office:string-value="✓" calcext:value-type="string">
            <text:p>✓</text:p>
          </table:table-cell>
          <table:table-cell table:style-name="ce20" table:formula="of:=IF(ISBLANK([$'types.hpp'.G32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31]=&quot;✓&quot;)+([.E31]=&quot;✓&quot;)+([.F31]=&quot;✓&quot;)+([.G31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1" calcext:value-type="float">
            <text:p>31</text:p>
          </table:table-cell>
          <table:table-cell table:style-name="ce7" table:formula="of:=IF(ISBLANK([$'types.hpp'.A33]);&quot;&quot;;[$'types.hpp'.A33])">
            <text:p/>
          </table:table-cell>
          <table:table-cell table:style-name="ce7" table:formula="of:=IF(ISBLANK([$'types.hpp'.B33]);&quot;&quot;;[$'types.hpp'.B33])" office:value-type="string" office:string-value="CL_INVALID_IMAGE_FORMAT_DESCRIPTOR" calcext:value-type="string">
            <text:p>CL_INVALID_IMAGE_FORMAT_DESCRIPTOR</text:p>
          </table:table-cell>
          <table:table-cell table:style-name="ce20" table:formula="of:=IF(ISBLANK([$'types.hpp'.F33]);&quot;&quot;;&quot;✓&quot;)" office:value-type="string" office:string-value="✓" calcext:value-type="string">
            <text:p>✓</text:p>
          </table:table-cell>
          <table:table-cell table:style-name="ce20" table:formula="of:=IF(ISBLANK([$'types.hpp'.G33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32]=&quot;✓&quot;)+([.E32]=&quot;✓&quot;)+([.F32]=&quot;✓&quot;)+([.G32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2" calcext:value-type="float">
            <text:p>32</text:p>
          </table:table-cell>
          <table:table-cell table:style-name="ce7" table:formula="of:=IF(ISBLANK([$'types.hpp'.A34]);&quot;&quot;;[$'types.hpp'.A34])">
            <text:p/>
          </table:table-cell>
          <table:table-cell table:style-name="ce7" table:formula="of:=IF(ISBLANK([$'types.hpp'.B34]);&quot;&quot;;[$'types.hpp'.B34])" office:value-type="string" office:string-value="CL_INVALID_IMAGE_SIZE" calcext:value-type="string">
            <text:p>CL_INVALID_IMAGE_SIZE</text:p>
          </table:table-cell>
          <table:table-cell table:style-name="ce20" table:formula="of:=IF(ISBLANK([$'types.hpp'.F34]);&quot;&quot;;&quot;✓&quot;)" office:value-type="string" office:string-value="✓" calcext:value-type="string">
            <text:p>✓</text:p>
          </table:table-cell>
          <table:table-cell table:style-name="ce20" table:formula="of:=IF(ISBLANK([$'types.hpp'.G34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33]=&quot;✓&quot;)+([.E33]=&quot;✓&quot;)+([.F33]=&quot;✓&quot;)+([.G33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3" calcext:value-type="float">
            <text:p>33</text:p>
          </table:table-cell>
          <table:table-cell table:style-name="ce7" table:formula="of:=IF(ISBLANK([$'types.hpp'.A35]);&quot;&quot;;[$'types.hpp'.A35])">
            <text:p/>
          </table:table-cell>
          <table:table-cell table:style-name="ce7" table:formula="of:=IF(ISBLANK([$'types.hpp'.B35]);&quot;&quot;;[$'types.hpp'.B35])" office:value-type="string" office:string-value="CL_INVALID_SAMPLER" calcext:value-type="string">
            <text:p>CL_INVALID_SAMPLER</text:p>
          </table:table-cell>
          <table:table-cell table:style-name="ce20" table:formula="of:=IF(ISBLANK([$'types.hpp'.F35]);&quot;&quot;;&quot;✓&quot;)" office:value-type="string" office:string-value="✓" calcext:value-type="string">
            <text:p>✓</text:p>
          </table:table-cell>
          <table:table-cell table:style-name="ce20" table:formula="of:=IF(ISBLANK([$'types.hpp'.G35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34]=&quot;✓&quot;)+([.E34]=&quot;✓&quot;)+([.F34]=&quot;✓&quot;)+([.G34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4" calcext:value-type="float">
            <text:p>34</text:p>
          </table:table-cell>
          <table:table-cell table:style-name="ce7" table:formula="of:=IF(ISBLANK([$'types.hpp'.A36]);&quot;&quot;;[$'types.hpp'.A36])">
            <text:p/>
          </table:table-cell>
          <table:table-cell table:style-name="ce7" table:formula="of:=IF(ISBLANK([$'types.hpp'.B36]);&quot;&quot;;[$'types.hpp'.B36])" office:value-type="string" office:string-value="CL_INVALID_BINARY" calcext:value-type="string">
            <text:p>CL_INVALID_BINARY</text:p>
          </table:table-cell>
          <table:table-cell table:style-name="ce20" table:formula="of:=IF(ISBLANK([$'types.hpp'.F36]);&quot;&quot;;&quot;✓&quot;)" office:value-type="string" office:string-value="✓" calcext:value-type="string">
            <text:p>✓</text:p>
          </table:table-cell>
          <table:table-cell table:style-name="ce20" table:formula="of:=IF(ISBLANK([$'types.hpp'.G36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35]=&quot;✓&quot;)+([.E35]=&quot;✓&quot;)+([.F35]=&quot;✓&quot;)+([.G35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5" calcext:value-type="float">
            <text:p>35</text:p>
          </table:table-cell>
          <table:table-cell table:style-name="ce7" table:formula="of:=IF(ISBLANK([$'types.hpp'.A37]);&quot;&quot;;[$'types.hpp'.A37])">
            <text:p/>
          </table:table-cell>
          <table:table-cell table:style-name="ce7" table:formula="of:=IF(ISBLANK([$'types.hpp'.B37]);&quot;&quot;;[$'types.hpp'.B37])" office:value-type="string" office:string-value="CL_INVALID_BUILD_OPTIONS" calcext:value-type="string">
            <text:p>CL_INVALID_BUILD_OPTIONS</text:p>
          </table:table-cell>
          <table:table-cell table:style-name="ce20" table:formula="of:=IF(ISBLANK([$'types.hpp'.F37]);&quot;&quot;;&quot;✓&quot;)" office:value-type="string" office:string-value="✓" calcext:value-type="string">
            <text:p>✓</text:p>
          </table:table-cell>
          <table:table-cell table:style-name="ce20" table:formula="of:=IF(ISBLANK([$'types.hpp'.G37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36]=&quot;✓&quot;)+([.E36]=&quot;✓&quot;)+([.F36]=&quot;✓&quot;)+([.G36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6" calcext:value-type="float">
            <text:p>36</text:p>
          </table:table-cell>
          <table:table-cell table:style-name="ce7" table:formula="of:=IF(ISBLANK([$'types.hpp'.A38]);&quot;&quot;;[$'types.hpp'.A38])">
            <text:p/>
          </table:table-cell>
          <table:table-cell table:style-name="ce7" table:formula="of:=IF(ISBLANK([$'types.hpp'.B38]);&quot;&quot;;[$'types.hpp'.B38])" office:value-type="string" office:string-value="CL_INVALID_PROGRAM" calcext:value-type="string">
            <text:p>CL_INVALID_PROGRAM</text:p>
          </table:table-cell>
          <table:table-cell table:style-name="ce20" table:formula="of:=IF(ISBLANK([$'types.hpp'.F38]);&quot;&quot;;&quot;✓&quot;)" office:value-type="string" office:string-value="✓" calcext:value-type="string">
            <text:p>✓</text:p>
          </table:table-cell>
          <table:table-cell table:style-name="ce20" table:formula="of:=IF(ISBLANK([$'types.hpp'.G38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37]=&quot;✓&quot;)+([.E37]=&quot;✓&quot;)+([.F37]=&quot;✓&quot;)+([.G37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7" calcext:value-type="float">
            <text:p>37</text:p>
          </table:table-cell>
          <table:table-cell table:style-name="ce7" table:formula="of:=IF(ISBLANK([$'types.hpp'.A39]);&quot;&quot;;[$'types.hpp'.A39])">
            <text:p/>
          </table:table-cell>
          <table:table-cell table:style-name="ce7" table:formula="of:=IF(ISBLANK([$'types.hpp'.B39]);&quot;&quot;;[$'types.hpp'.B39])" office:value-type="string" office:string-value="CL_INVALID_PROGRAM_EXECUTABLE" calcext:value-type="string">
            <text:p>CL_INVALID_PROGRAM_EXECUTABLE</text:p>
          </table:table-cell>
          <table:table-cell table:style-name="ce20" table:formula="of:=IF(ISBLANK([$'types.hpp'.F39]);&quot;&quot;;&quot;✓&quot;)" office:value-type="string" office:string-value="✓" calcext:value-type="string">
            <text:p>✓</text:p>
          </table:table-cell>
          <table:table-cell table:style-name="ce20" table:formula="of:=IF(ISBLANK([$'types.hpp'.G39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38]=&quot;✓&quot;)+([.E38]=&quot;✓&quot;)+([.F38]=&quot;✓&quot;)+([.G38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8" calcext:value-type="float">
            <text:p>38</text:p>
          </table:table-cell>
          <table:table-cell table:style-name="ce7" table:formula="of:=IF(ISBLANK([$'types.hpp'.A40]);&quot;&quot;;[$'types.hpp'.A40])">
            <text:p/>
          </table:table-cell>
          <table:table-cell table:style-name="ce7" table:formula="of:=IF(ISBLANK([$'types.hpp'.B40]);&quot;&quot;;[$'types.hpp'.B40])" office:value-type="string" office:string-value="CL_INVALID_KERNEL_NAME" calcext:value-type="string">
            <text:p>CL_INVALID_KERNEL_NAME</text:p>
          </table:table-cell>
          <table:table-cell table:style-name="ce20" table:formula="of:=IF(ISBLANK([$'types.hpp'.F40]);&quot;&quot;;&quot;✓&quot;)" office:value-type="string" office:string-value="✓" calcext:value-type="string">
            <text:p>✓</text:p>
          </table:table-cell>
          <table:table-cell table:style-name="ce20" table:formula="of:=IF(ISBLANK([$'types.hpp'.G40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39]=&quot;✓&quot;)+([.E39]=&quot;✓&quot;)+([.F39]=&quot;✓&quot;)+([.G39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9" calcext:value-type="float">
            <text:p>39</text:p>
          </table:table-cell>
          <table:table-cell table:style-name="ce7" table:formula="of:=IF(ISBLANK([$'types.hpp'.A41]);&quot;&quot;;[$'types.hpp'.A41])">
            <text:p/>
          </table:table-cell>
          <table:table-cell table:style-name="ce7" table:formula="of:=IF(ISBLANK([$'types.hpp'.B41]);&quot;&quot;;[$'types.hpp'.B41])" office:value-type="string" office:string-value="CL_INVALID_KERNEL_DEFINITION" calcext:value-type="string">
            <text:p>CL_INVALID_KERNEL_DEFINITION</text:p>
          </table:table-cell>
          <table:table-cell table:style-name="ce20" table:formula="of:=IF(ISBLANK([$'types.hpp'.F41]);&quot;&quot;;&quot;✓&quot;)" office:value-type="string" office:string-value="✓" calcext:value-type="string">
            <text:p>✓</text:p>
          </table:table-cell>
          <table:table-cell table:style-name="ce20" table:formula="of:=IF(ISBLANK([$'types.hpp'.G41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40]=&quot;✓&quot;)+([.E40]=&quot;✓&quot;)+([.F40]=&quot;✓&quot;)+([.G40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40" calcext:value-type="float">
            <text:p>40</text:p>
          </table:table-cell>
          <table:table-cell table:style-name="ce7" table:formula="of:=IF(ISBLANK([$'types.hpp'.A42]);&quot;&quot;;[$'types.hpp'.A42])">
            <text:p/>
          </table:table-cell>
          <table:table-cell table:style-name="ce7" table:formula="of:=IF(ISBLANK([$'types.hpp'.B42]);&quot;&quot;;[$'types.hpp'.B42])" office:value-type="string" office:string-value="CL_INVALID_KERNEL" calcext:value-type="string">
            <text:p>CL_INVALID_KERNEL</text:p>
          </table:table-cell>
          <table:table-cell table:style-name="ce20" table:formula="of:=IF(ISBLANK([$'types.hpp'.F42]);&quot;&quot;;&quot;✓&quot;)" office:value-type="string" office:string-value="✓" calcext:value-type="string">
            <text:p>✓</text:p>
          </table:table-cell>
          <table:table-cell table:style-name="ce20" table:formula="of:=IF(ISBLANK([$'types.hpp'.G42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41]=&quot;✓&quot;)+([.E41]=&quot;✓&quot;)+([.F41]=&quot;✓&quot;)+([.G41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7" table:formula="of:=IF(ISBLANK([$'types.hpp'.A43]);&quot;&quot;;[$'types.hpp'.A43])">
            <text:p/>
          </table:table-cell>
          <table:table-cell table:style-name="ce7" table:formula="of:=IF(ISBLANK([$'types.hpp'.B43]);&quot;&quot;;[$'types.hpp'.B43])" office:value-type="string" office:string-value="CL_INVALID_ARG_INDEX" calcext:value-type="string">
            <text:p>CL_INVALID_ARG_INDEX</text:p>
          </table:table-cell>
          <table:table-cell table:style-name="ce20" table:formula="of:=IF(ISBLANK([$'types.hpp'.F43]);&quot;&quot;;&quot;✓&quot;)" office:value-type="string" office:string-value="✓" calcext:value-type="string">
            <text:p>✓</text:p>
          </table:table-cell>
          <table:table-cell table:style-name="ce20" table:formula="of:=IF(ISBLANK([$'types.hpp'.G43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42]=&quot;✓&quot;)+([.E42]=&quot;✓&quot;)+([.F42]=&quot;✓&quot;)+([.G42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42" calcext:value-type="float">
            <text:p>42</text:p>
          </table:table-cell>
          <table:table-cell table:style-name="ce7" table:formula="of:=IF(ISBLANK([$'types.hpp'.A44]);&quot;&quot;;[$'types.hpp'.A44])">
            <text:p/>
          </table:table-cell>
          <table:table-cell table:style-name="ce7" table:formula="of:=IF(ISBLANK([$'types.hpp'.B44]);&quot;&quot;;[$'types.hpp'.B44])" office:value-type="string" office:string-value="CL_INVALID_ARG_VALUE" calcext:value-type="string">
            <text:p>CL_INVALID_ARG_VALUE</text:p>
          </table:table-cell>
          <table:table-cell table:style-name="ce20" table:formula="of:=IF(ISBLANK([$'types.hpp'.F44]);&quot;&quot;;&quot;✓&quot;)" office:value-type="string" office:string-value="✓" calcext:value-type="string">
            <text:p>✓</text:p>
          </table:table-cell>
          <table:table-cell table:style-name="ce20" table:formula="of:=IF(ISBLANK([$'types.hpp'.G44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43]=&quot;✓&quot;)+([.E43]=&quot;✓&quot;)+([.F43]=&quot;✓&quot;)+([.G43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43" calcext:value-type="float">
            <text:p>43</text:p>
          </table:table-cell>
          <table:table-cell table:style-name="ce7" table:formula="of:=IF(ISBLANK([$'types.hpp'.A45]);&quot;&quot;;[$'types.hpp'.A45])">
            <text:p/>
          </table:table-cell>
          <table:table-cell table:style-name="ce7" table:formula="of:=IF(ISBLANK([$'types.hpp'.B45]);&quot;&quot;;[$'types.hpp'.B45])" office:value-type="string" office:string-value="CL_INVALID_ARG_SIZE" calcext:value-type="string">
            <text:p>CL_INVALID_ARG_SIZE</text:p>
          </table:table-cell>
          <table:table-cell table:style-name="ce20" table:formula="of:=IF(ISBLANK([$'types.hpp'.F45]);&quot;&quot;;&quot;✓&quot;)" office:value-type="string" office:string-value="✓" calcext:value-type="string">
            <text:p>✓</text:p>
          </table:table-cell>
          <table:table-cell table:style-name="ce20" table:formula="of:=IF(ISBLANK([$'types.hpp'.G45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44]=&quot;✓&quot;)+([.E44]=&quot;✓&quot;)+([.F44]=&quot;✓&quot;)+([.G44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44" calcext:value-type="float">
            <text:p>44</text:p>
          </table:table-cell>
          <table:table-cell table:style-name="ce7" table:formula="of:=IF(ISBLANK([$'types.hpp'.A46]);&quot;&quot;;[$'types.hpp'.A46])">
            <text:p/>
          </table:table-cell>
          <table:table-cell table:style-name="ce7" table:formula="of:=IF(ISBLANK([$'types.hpp'.B46]);&quot;&quot;;[$'types.hpp'.B46])" office:value-type="string" office:string-value="CL_INVALID_KERNEL_ARGS" calcext:value-type="string">
            <text:p>CL_INVALID_KERNEL_ARGS</text:p>
          </table:table-cell>
          <table:table-cell table:style-name="ce20" table:formula="of:=IF(ISBLANK([$'types.hpp'.F46]);&quot;&quot;;&quot;✓&quot;)" office:value-type="string" office:string-value="✓" calcext:value-type="string">
            <text:p>✓</text:p>
          </table:table-cell>
          <table:table-cell table:style-name="ce20" table:formula="of:=IF(ISBLANK([$'types.hpp'.G46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45]=&quot;✓&quot;)+([.E45]=&quot;✓&quot;)+([.F45]=&quot;✓&quot;)+([.G45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45" calcext:value-type="float">
            <text:p>45</text:p>
          </table:table-cell>
          <table:table-cell table:style-name="ce7" table:formula="of:=IF(ISBLANK([$'types.hpp'.A47]);&quot;&quot;;[$'types.hpp'.A47])">
            <text:p/>
          </table:table-cell>
          <table:table-cell table:style-name="ce7" table:formula="of:=IF(ISBLANK([$'types.hpp'.B47]);&quot;&quot;;[$'types.hpp'.B47])" office:value-type="string" office:string-value="CL_INVALID_WORK_DIMENSION" calcext:value-type="string">
            <text:p>CL_INVALID_WORK_DIMENSION</text:p>
          </table:table-cell>
          <table:table-cell table:style-name="ce20" table:formula="of:=IF(ISBLANK([$'types.hpp'.F47]);&quot;&quot;;&quot;✓&quot;)" office:value-type="string" office:string-value="✓" calcext:value-type="string">
            <text:p>✓</text:p>
          </table:table-cell>
          <table:table-cell table:style-name="ce20" table:formula="of:=IF(ISBLANK([$'types.hpp'.G47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46]=&quot;✓&quot;)+([.E46]=&quot;✓&quot;)+([.F46]=&quot;✓&quot;)+([.G46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46" calcext:value-type="float">
            <text:p>46</text:p>
          </table:table-cell>
          <table:table-cell table:style-name="ce7" table:formula="of:=IF(ISBLANK([$'types.hpp'.A48]);&quot;&quot;;[$'types.hpp'.A48])">
            <text:p/>
          </table:table-cell>
          <table:table-cell table:style-name="ce7" table:formula="of:=IF(ISBLANK([$'types.hpp'.B48]);&quot;&quot;;[$'types.hpp'.B48])" office:value-type="string" office:string-value="CL_INVALID_WORK_GROUP_SIZE" calcext:value-type="string">
            <text:p>CL_INVALID_WORK_GROUP_SIZE</text:p>
          </table:table-cell>
          <table:table-cell table:style-name="ce20" table:formula="of:=IF(ISBLANK([$'types.hpp'.F48]);&quot;&quot;;&quot;✓&quot;)" office:value-type="string" office:string-value="✓" calcext:value-type="string">
            <text:p>✓</text:p>
          </table:table-cell>
          <table:table-cell table:style-name="ce20" table:formula="of:=IF(ISBLANK([$'types.hpp'.G48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47]=&quot;✓&quot;)+([.E47]=&quot;✓&quot;)+([.F47]=&quot;✓&quot;)+([.G47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47" calcext:value-type="float">
            <text:p>47</text:p>
          </table:table-cell>
          <table:table-cell table:style-name="ce7" table:formula="of:=IF(ISBLANK([$'types.hpp'.A49]);&quot;&quot;;[$'types.hpp'.A49])">
            <text:p/>
          </table:table-cell>
          <table:table-cell table:style-name="ce7" table:formula="of:=IF(ISBLANK([$'types.hpp'.B49]);&quot;&quot;;[$'types.hpp'.B49])" office:value-type="string" office:string-value="CL_INVALID_WORK_ITEM_SIZE" calcext:value-type="string">
            <text:p>CL_INVALID_WORK_ITEM_SIZE</text:p>
          </table:table-cell>
          <table:table-cell table:style-name="ce20" table:formula="of:=IF(ISBLANK([$'types.hpp'.F49]);&quot;&quot;;&quot;✓&quot;)" office:value-type="string" office:string-value="✓" calcext:value-type="string">
            <text:p>✓</text:p>
          </table:table-cell>
          <table:table-cell table:style-name="ce20" table:formula="of:=IF(ISBLANK([$'types.hpp'.G49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48]=&quot;✓&quot;)+([.E48]=&quot;✓&quot;)+([.F48]=&quot;✓&quot;)+([.G48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48" calcext:value-type="float">
            <text:p>48</text:p>
          </table:table-cell>
          <table:table-cell table:style-name="ce7" table:formula="of:=IF(ISBLANK([$'types.hpp'.A50]);&quot;&quot;;[$'types.hpp'.A50])">
            <text:p/>
          </table:table-cell>
          <table:table-cell table:style-name="ce7" table:formula="of:=IF(ISBLANK([$'types.hpp'.B50]);&quot;&quot;;[$'types.hpp'.B50])" office:value-type="string" office:string-value="CL_INVALID_GLOBAL_OFFSET" calcext:value-type="string">
            <text:p>CL_INVALID_GLOBAL_OFFSET</text:p>
          </table:table-cell>
          <table:table-cell table:style-name="ce20" table:formula="of:=IF(ISBLANK([$'types.hpp'.F50]);&quot;&quot;;&quot;✓&quot;)" office:value-type="string" office:string-value="✓" calcext:value-type="string">
            <text:p>✓</text:p>
          </table:table-cell>
          <table:table-cell table:style-name="ce20" table:formula="of:=IF(ISBLANK([$'types.hpp'.G50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49]=&quot;✓&quot;)+([.E49]=&quot;✓&quot;)+([.F49]=&quot;✓&quot;)+([.G49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49" calcext:value-type="float">
            <text:p>49</text:p>
          </table:table-cell>
          <table:table-cell table:style-name="ce7" table:formula="of:=IF(ISBLANK([$'types.hpp'.A51]);&quot;&quot;;[$'types.hpp'.A51])">
            <text:p/>
          </table:table-cell>
          <table:table-cell table:style-name="ce7" table:formula="of:=IF(ISBLANK([$'types.hpp'.B51]);&quot;&quot;;[$'types.hpp'.B51])" office:value-type="string" office:string-value="CL_INVALID_EVENT_WAIT_LIST" calcext:value-type="string">
            <text:p>CL_INVALID_EVENT_WAIT_LIST</text:p>
          </table:table-cell>
          <table:table-cell table:style-name="ce20" table:formula="of:=IF(ISBLANK([$'types.hpp'.F51]);&quot;&quot;;&quot;✓&quot;)" office:value-type="string" office:string-value="✓" calcext:value-type="string">
            <text:p>✓</text:p>
          </table:table-cell>
          <table:table-cell table:style-name="ce20" table:formula="of:=IF(ISBLANK([$'types.hpp'.G51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50]=&quot;✓&quot;)+([.E50]=&quot;✓&quot;)+([.F50]=&quot;✓&quot;)+([.G50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50" calcext:value-type="float">
            <text:p>50</text:p>
          </table:table-cell>
          <table:table-cell table:style-name="ce7" table:formula="of:=IF(ISBLANK([$'types.hpp'.A52]);&quot;&quot;;[$'types.hpp'.A52])">
            <text:p/>
          </table:table-cell>
          <table:table-cell table:style-name="ce7" table:formula="of:=IF(ISBLANK([$'types.hpp'.B52]);&quot;&quot;;[$'types.hpp'.B52])" office:value-type="string" office:string-value="CL_INVALID_EVENT" calcext:value-type="string">
            <text:p>CL_INVALID_EVENT</text:p>
          </table:table-cell>
          <table:table-cell table:style-name="ce20" table:formula="of:=IF(ISBLANK([$'types.hpp'.F52]);&quot;&quot;;&quot;✓&quot;)" office:value-type="string" office:string-value="✓" calcext:value-type="string">
            <text:p>✓</text:p>
          </table:table-cell>
          <table:table-cell table:style-name="ce20" table:formula="of:=IF(ISBLANK([$'types.hpp'.G52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51]=&quot;✓&quot;)+([.E51]=&quot;✓&quot;)+([.F51]=&quot;✓&quot;)+([.G51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51" calcext:value-type="float">
            <text:p>51</text:p>
          </table:table-cell>
          <table:table-cell table:style-name="ce7" table:formula="of:=IF(ISBLANK([$'types.hpp'.A53]);&quot;&quot;;[$'types.hpp'.A53])">
            <text:p/>
          </table:table-cell>
          <table:table-cell table:style-name="ce7" table:formula="of:=IF(ISBLANK([$'types.hpp'.B53]);&quot;&quot;;[$'types.hpp'.B53])" office:value-type="string" office:string-value="CL_INVALID_OPERATION" calcext:value-type="string">
            <text:p>CL_INVALID_OPERATION</text:p>
          </table:table-cell>
          <table:table-cell table:style-name="ce20" table:formula="of:=IF(ISBLANK([$'types.hpp'.F53]);&quot;&quot;;&quot;✓&quot;)" office:value-type="string" office:string-value="✓" calcext:value-type="string">
            <text:p>✓</text:p>
          </table:table-cell>
          <table:table-cell table:style-name="ce20" table:formula="of:=IF(ISBLANK([$'types.hpp'.G53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52]=&quot;✓&quot;)+([.E52]=&quot;✓&quot;)+([.F52]=&quot;✓&quot;)+([.G52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52" calcext:value-type="float">
            <text:p>52</text:p>
          </table:table-cell>
          <table:table-cell table:style-name="ce7" table:formula="of:=IF(ISBLANK([$'types.hpp'.A54]);&quot;&quot;;[$'types.hpp'.A54])">
            <text:p/>
          </table:table-cell>
          <table:table-cell table:style-name="ce7" table:formula="of:=IF(ISBLANK([$'types.hpp'.B54]);&quot;&quot;;[$'types.hpp'.B54])" office:value-type="string" office:string-value="CL_INVALID_GL_OBJECT" calcext:value-type="string">
            <text:p>CL_INVALID_GL_OBJECT</text:p>
          </table:table-cell>
          <table:table-cell table:style-name="ce20" table:formula="of:=IF(ISBLANK([$'types.hpp'.F54]);&quot;&quot;;&quot;✓&quot;)" office:value-type="string" office:string-value="✓" calcext:value-type="string">
            <text:p>✓</text:p>
          </table:table-cell>
          <table:table-cell table:style-name="ce20" table:formula="of:=IF(ISBLANK([$'types.hpp'.G54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53]=&quot;✓&quot;)+([.E53]=&quot;✓&quot;)+([.F53]=&quot;✓&quot;)+([.G53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53" calcext:value-type="float">
            <text:p>53</text:p>
          </table:table-cell>
          <table:table-cell table:style-name="ce7" table:formula="of:=IF(ISBLANK([$'types.hpp'.A55]);&quot;&quot;;[$'types.hpp'.A55])">
            <text:p/>
          </table:table-cell>
          <table:table-cell table:style-name="ce7" table:formula="of:=IF(ISBLANK([$'types.hpp'.B55]);&quot;&quot;;[$'types.hpp'.B55])" office:value-type="string" office:string-value="CL_INVALID_BUFFER_SIZE" calcext:value-type="string">
            <text:p>CL_INVALID_BUFFER_SIZE</text:p>
          </table:table-cell>
          <table:table-cell table:style-name="ce20" table:formula="of:=IF(ISBLANK([$'types.hpp'.F55]);&quot;&quot;;&quot;✓&quot;)" office:value-type="string" office:string-value="✓" calcext:value-type="string">
            <text:p>✓</text:p>
          </table:table-cell>
          <table:table-cell table:style-name="ce20" table:formula="of:=IF(ISBLANK([$'types.hpp'.G55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54]=&quot;✓&quot;)+([.E54]=&quot;✓&quot;)+([.F54]=&quot;✓&quot;)+([.G54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54" calcext:value-type="float">
            <text:p>54</text:p>
          </table:table-cell>
          <table:table-cell table:style-name="ce7" table:formula="of:=IF(ISBLANK([$'types.hpp'.A56]);&quot;&quot;;[$'types.hpp'.A56])">
            <text:p/>
          </table:table-cell>
          <table:table-cell table:style-name="ce7" table:formula="of:=IF(ISBLANK([$'types.hpp'.B56]);&quot;&quot;;[$'types.hpp'.B56])" office:value-type="string" office:string-value="CL_INVALID_MIP_LEVEL" calcext:value-type="string">
            <text:p>CL_INVALID_MIP_LEVEL</text:p>
          </table:table-cell>
          <table:table-cell table:style-name="ce20" table:formula="of:=IF(ISBLANK([$'types.hpp'.F56]);&quot;&quot;;&quot;✓&quot;)" office:value-type="string" office:string-value="✓" calcext:value-type="string">
            <text:p>✓</text:p>
          </table:table-cell>
          <table:table-cell table:style-name="ce20" table:formula="of:=IF(ISBLANK([$'types.hpp'.G56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55]=&quot;✓&quot;)+([.E55]=&quot;✓&quot;)+([.F55]=&quot;✓&quot;)+([.G55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55" calcext:value-type="float">
            <text:p>55</text:p>
          </table:table-cell>
          <table:table-cell table:style-name="ce7" table:formula="of:=IF(ISBLANK([$'types.hpp'.A57]);&quot;&quot;;[$'types.hpp'.A57])">
            <text:p/>
          </table:table-cell>
          <table:table-cell table:style-name="ce7" table:formula="of:=IF(ISBLANK([$'types.hpp'.B57]);&quot;&quot;;[$'types.hpp'.B57])" office:value-type="string" office:string-value="CL_INVALID_GLOBAL_WORK_SIZE" calcext:value-type="string">
            <text:p>CL_INVALID_GLOBAL_WORK_SIZE</text:p>
          </table:table-cell>
          <table:table-cell table:style-name="ce20" table:formula="of:=IF(ISBLANK([$'types.hpp'.F57]);&quot;&quot;;&quot;✓&quot;)" office:value-type="string" office:string-value="✓" calcext:value-type="string">
            <text:p>✓</text:p>
          </table:table-cell>
          <table:table-cell table:style-name="ce20" table:formula="of:=IF(ISBLANK([$'types.hpp'.G57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56]=&quot;✓&quot;)+([.E56]=&quot;✓&quot;)+([.F56]=&quot;✓&quot;)+([.G56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56" calcext:value-type="float">
            <text:p>56</text:p>
          </table:table-cell>
          <table:table-cell table:style-name="ce7" table:formula="of:=IF(ISBLANK([$'types.hpp'.A58]);&quot;&quot;;[$'types.hpp'.A58])">
            <text:p/>
          </table:table-cell>
          <table:table-cell table:style-name="ce7" table:formula="of:=IF(ISBLANK([$'types.hpp'.B58]);&quot;&quot;;[$'types.hpp'.B58])" office:value-type="string" office:string-value="CL_INVALID_PROPERTY" calcext:value-type="string">
            <text:p>CL_INVALID_PROPERTY</text:p>
          </table:table-cell>
          <table:table-cell table:style-name="ce20" table:formula="of:=IF(ISBLANK([$'types.hpp'.F58]);&quot;&quot;;&quot;✓&quot;)" office:value-type="string" office:string-value="✓" calcext:value-type="string">
            <text:p>✓</text:p>
          </table:table-cell>
          <table:table-cell table:style-name="ce20" table:formula="of:=IF(ISBLANK([$'types.hpp'.G58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57]=&quot;✓&quot;)+([.E57]=&quot;✓&quot;)+([.F57]=&quot;✓&quot;)+([.G57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57" calcext:value-type="float">
            <text:p>57</text:p>
          </table:table-cell>
          <table:table-cell table:style-name="ce7" table:formula="of:=IF(ISBLANK([$'types.hpp'.A59]);&quot;&quot;;[$'types.hpp'.A59])">
            <text:p/>
          </table:table-cell>
          <table:table-cell table:style-name="ce7" table:formula="of:=IF(ISBLANK([$'types.hpp'.B59]);&quot;&quot;;[$'types.hpp'.B59])" office:value-type="string" office:string-value="CL_INVALID_IMAGE_DESCRIPTOR" calcext:value-type="string">
            <text:p>CL_INVALID_IMAGE_DESCRIPTOR</text:p>
          </table:table-cell>
          <table:table-cell table:style-name="ce20" table:formula="of:=IF(ISBLANK([$'types.hpp'.F59]);&quot;&quot;;&quot;✓&quot;)" office:value-type="string" office:string-value="✓" calcext:value-type="string">
            <text:p>✓</text:p>
          </table:table-cell>
          <table:table-cell table:style-name="ce20" table:formula="of:=IF(ISBLANK([$'types.hpp'.G59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58]=&quot;✓&quot;)+([.E58]=&quot;✓&quot;)+([.F58]=&quot;✓&quot;)+([.G58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58" calcext:value-type="float">
            <text:p>58</text:p>
          </table:table-cell>
          <table:table-cell table:style-name="ce7" table:formula="of:=IF(ISBLANK([$'types.hpp'.A60]);&quot;&quot;;[$'types.hpp'.A60])">
            <text:p/>
          </table:table-cell>
          <table:table-cell table:style-name="ce7" table:formula="of:=IF(ISBLANK([$'types.hpp'.B60]);&quot;&quot;;[$'types.hpp'.B60])" office:value-type="string" office:string-value="CL_INVALID_COMPILER_OPTIONS" calcext:value-type="string">
            <text:p>CL_INVALID_COMPILER_OPTIONS</text:p>
          </table:table-cell>
          <table:table-cell table:style-name="ce20" table:formula="of:=IF(ISBLANK([$'types.hpp'.F60]);&quot;&quot;;&quot;✓&quot;)" office:value-type="string" office:string-value="✓" calcext:value-type="string">
            <text:p>✓</text:p>
          </table:table-cell>
          <table:table-cell table:style-name="ce20" table:formula="of:=IF(ISBLANK([$'types.hpp'.G60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59]=&quot;✓&quot;)+([.E59]=&quot;✓&quot;)+([.F59]=&quot;✓&quot;)+([.G59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59" calcext:value-type="float">
            <text:p>59</text:p>
          </table:table-cell>
          <table:table-cell table:style-name="ce7" table:formula="of:=IF(ISBLANK([$'types.hpp'.A61]);&quot;&quot;;[$'types.hpp'.A61])">
            <text:p/>
          </table:table-cell>
          <table:table-cell table:style-name="ce7" table:formula="of:=IF(ISBLANK([$'types.hpp'.B61]);&quot;&quot;;[$'types.hpp'.B61])" office:value-type="string" office:string-value="CL_INVALID_LINKER_OPTIONS" calcext:value-type="string">
            <text:p>CL_INVALID_LINKER_OPTIONS</text:p>
          </table:table-cell>
          <table:table-cell table:style-name="ce20" table:formula="of:=IF(ISBLANK([$'types.hpp'.F61]);&quot;&quot;;&quot;✓&quot;)" office:value-type="string" office:string-value="✓" calcext:value-type="string">
            <text:p>✓</text:p>
          </table:table-cell>
          <table:table-cell table:style-name="ce20" table:formula="of:=IF(ISBLANK([$'types.hpp'.G61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60]=&quot;✓&quot;)+([.E60]=&quot;✓&quot;)+([.F60]=&quot;✓&quot;)+([.G60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/>
          <table:table-cell table:style-name="ce7" table:formula="of:=IF(ISBLANK([$'types.hpp'.A62]);&quot;&quot;;[$'types.hpp'.A62])">
            <text:p/>
          </table:table-cell>
          <table:table-cell table:style-name="ce7" table:formula="of:=IF(ISBLANK([$'types.hpp'.B62]);&quot;&quot;;[$'types.hpp'.B62])" office:value-type="string" office:string-value="CL_INVALID_DEVICE_PARTITION_COUNT" calcext:value-type="string">
            <text:p>CL_INVALID_DEVICE_PARTITION_COUNT</text:p>
          </table:table-cell>
          <table:table-cell table:style-name="ce20" table:formula="of:=IF(ISBLANK([$'types.hpp'.F62]);&quot;&quot;;&quot;✓&quot;)" office:value-type="string" office:string-value="✓" calcext:value-type="string">
            <text:p>✓</text:p>
          </table:table-cell>
          <table:table-cell table:style-name="ce20" table:formula="of:=IF(ISBLANK([$'types.hpp'.G62]);&quot;&quot;;&quot;✓&quot;)" office:value-type="string" office:string-value="✓" calcext:value-type="string">
            <text:p>✓</text:p>
          </table:table-cell>
          <table:table-cell table:number-columns-repeated="2" table:style-name="ce20" office:value-type="string" calcext:value-type="string">
            <text:p>✓</text:p>
          </table:table-cell>
          <table:table-cell table:style-name="ce7" table:formula="of:=([.D61]=&quot;✓&quot;)+([.E61]=&quot;✓&quot;)+([.F61]=&quot;✓&quot;)+([.G61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/>
          <table:table-cell table:style-name="ce7" table:formula="of:=IF(ISBLANK([$'types.hpp'.A63]);&quot;&quot;;[$'types.hpp'.A63])" office:value-type="string" office:string-value="OpenCL Version" calcext:value-type="string">
            <text:p>OpenCL Version</text:p>
          </table:table-cell>
          <table:table-cell table:style-name="ce7" table:formula="of:=IF(ISBLANK([$'types.hpp'.B63]);&quot;&quot;;[$'types.hpp'.B63])">
            <text:p/>
          </table:table-cell>
          <table:table-cell table:style-name="ce21" table:number-columns-repeated="5"/>
          <table:table-cell table:style-name="ce24"/>
          <table:table-cell table:number-columns-repeated="1015"/>
        </table:table-row>
        <table:table-row table:style-name="ro2">
          <table:table-cell table:style-name="ce7"/>
          <table:table-cell table:style-name="ce7" table:formula="of:=IF(ISBLANK([$'types.hpp'.A64]);&quot;&quot;;[$'types.hpp'.A64])">
            <text:p/>
          </table:table-cell>
          <table:table-cell table:style-name="ce7" table:formula="of:=IF(ISBLANK([$'types.hpp'.B64]);&quot;&quot;;[$'types.hpp'.B64])" office:value-type="string" office:string-value="CL_VERSION_1_0" calcext:value-type="string">
            <text:p>CL_VERSION_1_0</text:p>
          </table:table-cell>
          <table:table-cell table:style-name="ce21" table:number-columns-repeated="5"/>
          <table:table-cell table:style-name="ce24"/>
          <table:table-cell table:number-columns-repeated="1015"/>
        </table:table-row>
        <table:table-row table:style-name="ro2">
          <table:table-cell table:style-name="ce7"/>
          <table:table-cell table:style-name="ce7" table:formula="of:=IF(ISBLANK([$'types.hpp'.A65]);&quot;&quot;;[$'types.hpp'.A65])">
            <text:p/>
          </table:table-cell>
          <table:table-cell table:style-name="ce7" table:formula="of:=IF(ISBLANK([$'types.hpp'.B65]);&quot;&quot;;[$'types.hpp'.B65])" office:value-type="string" office:string-value="CL_VERSION_1_1" calcext:value-type="string">
            <text:p>CL_VERSION_1_1</text:p>
          </table:table-cell>
          <table:table-cell table:style-name="ce21" table:number-columns-repeated="5"/>
          <table:table-cell table:style-name="ce24"/>
          <table:table-cell table:number-columns-repeated="1015"/>
        </table:table-row>
        <table:table-row table:style-name="ro2">
          <table:table-cell table:style-name="ce7"/>
          <table:table-cell table:style-name="ce7" table:formula="of:=IF(ISBLANK([$'types.hpp'.A66]);&quot;&quot;;[$'types.hpp'.A66])">
            <text:p/>
          </table:table-cell>
          <table:table-cell table:style-name="ce7" table:formula="of:=IF(ISBLANK([$'types.hpp'.B66]);&quot;&quot;;[$'types.hpp'.B66])" office:value-type="string" office:string-value="CL_VERSION_1_2" calcext:value-type="string">
            <text:p>CL_VERSION_1_2</text:p>
          </table:table-cell>
          <table:table-cell table:style-name="ce21" table:number-columns-repeated="5"/>
          <table:table-cell table:style-name="ce24"/>
          <table:table-cell table:number-columns-repeated="1015"/>
        </table:table-row>
        <table:table-row table:style-name="ro2">
          <table:table-cell table:style-name="ce7"/>
          <table:table-cell table:style-name="ce7" table:formula="of:=IF(ISBLANK([$'types.hpp'.A67]);&quot;&quot;;[$'types.hpp'.A67])" office:value-type="string" office:string-value="cl_bool" calcext:value-type="string">
            <text:p>cl_bool</text:p>
          </table:table-cell>
          <table:table-cell table:style-name="ce7" table:formula="of:=IF(ISBLANK([$'types.hpp'.B67]);&quot;&quot;;[$'types.hpp'.B67])">
            <text:p/>
          </table:table-cell>
          <table:table-cell table:style-name="ce21" table:number-columns-repeated="5"/>
          <table:table-cell table:style-name="ce24"/>
          <table:table-cell table:number-columns-repeated="1015"/>
        </table:table-row>
        <table:table-row table:style-name="ro2">
          <table:table-cell table:style-name="ce7"/>
          <table:table-cell table:style-name="ce7" table:formula="of:=IF(ISBLANK([$'types.hpp'.A68]);&quot;&quot;;[$'types.hpp'.A68])">
            <text:p/>
          </table:table-cell>
          <table:table-cell table:style-name="ce7" table:formula="of:=IF(ISBLANK([$'types.hpp'.B68]);&quot;&quot;;[$'types.hpp'.B68])" office:value-type="string" office:string-value="CL_FALSE" calcext:value-type="string">
            <text:p>CL_FALSE</text:p>
          </table:table-cell>
          <table:table-cell table:style-name="ce21" table:number-columns-repeated="5"/>
          <table:table-cell table:style-name="ce24"/>
          <table:table-cell table:number-columns-repeated="1015"/>
        </table:table-row>
        <table:table-row table:style-name="ro2">
          <table:table-cell table:style-name="ce7"/>
          <table:table-cell table:style-name="ce7" table:formula="of:=IF(ISBLANK([$'types.hpp'.A69]);&quot;&quot;;[$'types.hpp'.A69])">
            <text:p/>
          </table:table-cell>
          <table:table-cell table:style-name="ce7" table:formula="of:=IF(ISBLANK([$'types.hpp'.B69]);&quot;&quot;;[$'types.hpp'.B69])" office:value-type="string" office:string-value="CL_TRUE" calcext:value-type="string">
            <text:p>CL_TRUE</text:p>
          </table:table-cell>
          <table:table-cell table:style-name="ce21" table:number-columns-repeated="5"/>
          <table:table-cell table:style-name="ce24"/>
          <table:table-cell table:number-columns-repeated="1015"/>
        </table:table-row>
        <table:table-row table:style-name="ro2">
          <table:table-cell table:style-name="ce7"/>
          <table:table-cell table:style-name="ce7" table:formula="of:=IF(ISBLANK([$'types.hpp'.A70]);&quot;&quot;;[$'types.hpp'.A70])">
            <text:p/>
          </table:table-cell>
          <table:table-cell table:style-name="ce7" table:formula="of:=IF(ISBLANK([$'types.hpp'.B70]);&quot;&quot;;[$'types.hpp'.B70])" office:value-type="string" office:string-value="CL_BLOCKING" calcext:value-type="string">
            <text:p>CL_BLOCKING</text:p>
          </table:table-cell>
          <table:table-cell table:style-name="ce21" table:number-columns-repeated="5"/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60" calcext:value-type="float">
            <text:p>60</text:p>
          </table:table-cell>
          <table:table-cell table:style-name="ce7" table:formula="of:=IF(ISBLANK([$'types.hpp'.A71]);&quot;&quot;;[$'types.hpp'.A71])">
            <text:p/>
          </table:table-cell>
          <table:table-cell table:style-name="ce7" table:formula="of:=IF(ISBLANK([$'types.hpp'.B71]);&quot;&quot;;[$'types.hpp'.B71])" office:value-type="string" office:string-value="CL_NON_BLOCKING" calcext:value-type="string">
            <text:p>CL_NON_BLOCKING</text:p>
          </table:table-cell>
          <table:table-cell table:style-name="ce21" table:number-columns-repeated="5"/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61" calcext:value-type="float">
            <text:p>61</text:p>
          </table:table-cell>
          <table:table-cell table:style-name="ce7" table:formula="of:=IF(ISBLANK([$'types.hpp'.A72]);&quot;&quot;;[$'types.hpp'.A72])" office:value-type="string" office:string-value="cl_platform_info" calcext:value-type="string">
            <text:p>cl_platform_info</text:p>
          </table:table-cell>
          <table:table-cell table:style-name="ce7" table:formula="of:=IF(ISBLANK([$'types.hpp'.B72]);&quot;&quot;;[$'types.hpp'.B72])">
            <text:p/>
          </table:table-cell>
          <table:table-cell table:style-name="ce22" table:formula="of:=IF(ISBLANK([$'types.hpp'.F72]);&quot;&quot;;&quot;✓&quot;)" office:value-type="string" office:string-value="✓" calcext:value-type="string">
            <text:p>✓</text:p>
          </table:table-cell>
          <table:table-cell table:style-name="ce22" table:formula="of:=IF(ISBLANK([$'types.hpp'.G7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71]=&quot;✓&quot;)+([.E71]=&quot;✓&quot;)+([.F71]=&quot;✓&quot;)+([.G71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62" calcext:value-type="float">
            <text:p>62</text:p>
          </table:table-cell>
          <table:table-cell table:style-name="ce7" table:formula="of:=IF(ISBLANK([$'types.hpp'.A73]);&quot;&quot;;[$'types.hpp'.A73])">
            <text:p/>
          </table:table-cell>
          <table:table-cell table:style-name="ce7" table:formula="of:=IF(ISBLANK([$'types.hpp'.B73]);&quot;&quot;;[$'types.hpp'.B73])" office:value-type="string" office:string-value="CL_PLATFORM_PROFILE" calcext:value-type="string">
            <text:p>CL_PLATFORM_PROFILE</text:p>
          </table:table-cell>
          <table:table-cell table:style-name="ce22" table:formula="of:=IF(ISBLANK([$'types.hpp'.F73]);&quot;&quot;;&quot;✓&quot;)" office:value-type="string" office:string-value="✓" calcext:value-type="string">
            <text:p>✓</text:p>
          </table:table-cell>
          <table:table-cell table:style-name="ce22" table:formula="of:=IF(ISBLANK([$'types.hpp'.G7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72]=&quot;✓&quot;)+([.E72]=&quot;✓&quot;)+([.F72]=&quot;✓&quot;)+([.G72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63" calcext:value-type="float">
            <text:p>63</text:p>
          </table:table-cell>
          <table:table-cell table:style-name="ce7" table:formula="of:=IF(ISBLANK([$'types.hpp'.A74]);&quot;&quot;;[$'types.hpp'.A74])">
            <text:p/>
          </table:table-cell>
          <table:table-cell table:style-name="ce7" table:formula="of:=IF(ISBLANK([$'types.hpp'.B74]);&quot;&quot;;[$'types.hpp'.B74])" office:value-type="string" office:string-value="CL_PLATFORM_VERSION" calcext:value-type="string">
            <text:p>CL_PLATFORM_VERSION</text:p>
          </table:table-cell>
          <table:table-cell table:style-name="ce22" table:formula="of:=IF(ISBLANK([$'types.hpp'.F74]);&quot;&quot;;&quot;✓&quot;)" office:value-type="string" office:string-value="✓" calcext:value-type="string">
            <text:p>✓</text:p>
          </table:table-cell>
          <table:table-cell table:style-name="ce22" table:formula="of:=IF(ISBLANK([$'types.hpp'.G7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73]=&quot;✓&quot;)+([.E73]=&quot;✓&quot;)+([.F73]=&quot;✓&quot;)+([.G73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64" calcext:value-type="float">
            <text:p>64</text:p>
          </table:table-cell>
          <table:table-cell table:style-name="ce7" table:formula="of:=IF(ISBLANK([$'types.hpp'.A75]);&quot;&quot;;[$'types.hpp'.A75])">
            <text:p/>
          </table:table-cell>
          <table:table-cell table:style-name="ce7" table:formula="of:=IF(ISBLANK([$'types.hpp'.B75]);&quot;&quot;;[$'types.hpp'.B75])" office:value-type="string" office:string-value="CL_PLATFORM_NAME" calcext:value-type="string">
            <text:p>CL_PLATFORM_NAME</text:p>
          </table:table-cell>
          <table:table-cell table:style-name="ce22" table:formula="of:=IF(ISBLANK([$'types.hpp'.F75]);&quot;&quot;;&quot;✓&quot;)" office:value-type="string" office:string-value="✓" calcext:value-type="string">
            <text:p>✓</text:p>
          </table:table-cell>
          <table:table-cell table:style-name="ce22" table:formula="of:=IF(ISBLANK([$'types.hpp'.G7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74]=&quot;✓&quot;)+([.E74]=&quot;✓&quot;)+([.F74]=&quot;✓&quot;)+([.G74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65" calcext:value-type="float">
            <text:p>65</text:p>
          </table:table-cell>
          <table:table-cell table:style-name="ce7" table:formula="of:=IF(ISBLANK([$'types.hpp'.A76]);&quot;&quot;;[$'types.hpp'.A76])">
            <text:p/>
          </table:table-cell>
          <table:table-cell table:style-name="ce7" table:formula="of:=IF(ISBLANK([$'types.hpp'.B76]);&quot;&quot;;[$'types.hpp'.B76])" office:value-type="string" office:string-value="CL_PLATFORM_VENDOR" calcext:value-type="string">
            <text:p>CL_PLATFORM_VENDOR</text:p>
          </table:table-cell>
          <table:table-cell table:style-name="ce22" table:formula="of:=IF(ISBLANK([$'types.hpp'.F76]);&quot;&quot;;&quot;✓&quot;)" office:value-type="string" office:string-value="✓" calcext:value-type="string">
            <text:p>✓</text:p>
          </table:table-cell>
          <table:table-cell table:style-name="ce22" table:formula="of:=IF(ISBLANK([$'types.hpp'.G7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75]=&quot;✓&quot;)+([.E75]=&quot;✓&quot;)+([.F75]=&quot;✓&quot;)+([.G75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66" calcext:value-type="float">
            <text:p>66</text:p>
          </table:table-cell>
          <table:table-cell table:style-name="ce7" table:formula="of:=IF(ISBLANK([$'types.hpp'.A77]);&quot;&quot;;[$'types.hpp'.A77])">
            <text:p/>
          </table:table-cell>
          <table:table-cell table:style-name="ce7" table:formula="of:=IF(ISBLANK([$'types.hpp'.B77]);&quot;&quot;;[$'types.hpp'.B77])" office:value-type="string" office:string-value="CL_PLATFORM_EXTENSIONS" calcext:value-type="string">
            <text:p>CL_PLATFORM_EXTENSIONS</text:p>
          </table:table-cell>
          <table:table-cell table:style-name="ce22" table:formula="of:=IF(ISBLANK([$'types.hpp'.F77]);&quot;&quot;;&quot;✓&quot;)" office:value-type="string" office:string-value="✓" calcext:value-type="string">
            <text:p>✓</text:p>
          </table:table-cell>
          <table:table-cell table:style-name="ce22" table:formula="of:=IF(ISBLANK([$'types.hpp'.G7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76]=&quot;✓&quot;)+([.E76]=&quot;✓&quot;)+([.F76]=&quot;✓&quot;)+([.G76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67" calcext:value-type="float">
            <text:p>67</text:p>
          </table:table-cell>
          <table:table-cell table:style-name="ce7" table:formula="of:=IF(ISBLANK([$'types.hpp'.A78]);&quot;&quot;;[$'types.hpp'.A78])" office:value-type="string" office:string-value="cl_device_type" calcext:value-type="string">
            <text:p>cl_device_type</text:p>
          </table:table-cell>
          <table:table-cell table:style-name="ce7" table:formula="of:=IF(ISBLANK([$'types.hpp'.B78]);&quot;&quot;;[$'types.hpp'.B78])">
            <text:p/>
          </table:table-cell>
          <table:table-cell table:style-name="ce22" table:formula="of:=IF(ISBLANK([$'types.hpp'.F78]);&quot;&quot;;&quot;✓&quot;)" office:value-type="string" office:string-value="✓" calcext:value-type="string">
            <text:p>✓</text:p>
          </table:table-cell>
          <table:table-cell table:style-name="ce22" table:formula="of:=IF(ISBLANK([$'types.hpp'.G7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77]=&quot;✓&quot;)+([.E77]=&quot;✓&quot;)+([.F77]=&quot;✓&quot;)+([.G77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68" calcext:value-type="float">
            <text:p>68</text:p>
          </table:table-cell>
          <table:table-cell table:style-name="ce7" table:formula="of:=IF(ISBLANK([$'types.hpp'.A79]);&quot;&quot;;[$'types.hpp'.A79])">
            <text:p/>
          </table:table-cell>
          <table:table-cell table:style-name="ce7" table:formula="of:=IF(ISBLANK([$'types.hpp'.B79]);&quot;&quot;;[$'types.hpp'.B79])" office:value-type="float" office:value="0" calcext:value-type="float">
            <text:p>0</text:p>
          </table:table-cell>
          <table:table-cell table:style-name="ce22" table:formula="of:=IF(ISBLANK([$'types.hpp'.F79]);&quot;&quot;;&quot;✓&quot;)" office:value-type="string" office:string-value="✓" calcext:value-type="string">
            <text:p>✓</text:p>
          </table:table-cell>
          <table:table-cell table:style-name="ce22" table:formula="of:=IF(ISBLANK([$'types.hpp'.G7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78]=&quot;✓&quot;)+([.E78]=&quot;✓&quot;)+([.F78]=&quot;✓&quot;)+([.G78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69" calcext:value-type="float">
            <text:p>69</text:p>
          </table:table-cell>
          <table:table-cell table:style-name="ce7" table:formula="of:=IF(ISBLANK([$'types.hpp'.A80]);&quot;&quot;;[$'types.hpp'.A80])">
            <text:p/>
          </table:table-cell>
          <table:table-cell table:style-name="ce7" table:formula="of:=IF(ISBLANK([$'types.hpp'.B80]);&quot;&quot;;[$'types.hpp'.B80])" office:value-type="string" office:string-value="CL_DEVICE_TYPE_DEFAULT" calcext:value-type="string">
            <text:p>CL_DEVICE_TYPE_DEFAULT</text:p>
          </table:table-cell>
          <table:table-cell table:style-name="ce22" table:formula="of:=IF(ISBLANK([$'types.hpp'.F80]);&quot;&quot;;&quot;✓&quot;)" office:value-type="string" office:string-value="✓" calcext:value-type="string">
            <text:p>✓</text:p>
          </table:table-cell>
          <table:table-cell table:style-name="ce22" table:formula="of:=IF(ISBLANK([$'types.hpp'.G8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79]=&quot;✓&quot;)+([.E79]=&quot;✓&quot;)+([.F79]=&quot;✓&quot;)+([.G79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70" calcext:value-type="float">
            <text:p>70</text:p>
          </table:table-cell>
          <table:table-cell table:style-name="ce7" table:formula="of:=IF(ISBLANK([$'types.hpp'.A81]);&quot;&quot;;[$'types.hpp'.A81])">
            <text:p/>
          </table:table-cell>
          <table:table-cell table:style-name="ce7" table:formula="of:=IF(ISBLANK([$'types.hpp'.B81]);&quot;&quot;;[$'types.hpp'.B81])" office:value-type="string" office:string-value="CL_DEVICE_TYPE_CPU" calcext:value-type="string">
            <text:p>CL_DEVICE_TYPE_CPU</text:p>
          </table:table-cell>
          <table:table-cell table:style-name="ce22" table:formula="of:=IF(ISBLANK([$'types.hpp'.F81]);&quot;&quot;;&quot;✓&quot;)" office:value-type="string" office:string-value="✓" calcext:value-type="string">
            <text:p>✓</text:p>
          </table:table-cell>
          <table:table-cell table:style-name="ce22" table:formula="of:=IF(ISBLANK([$'types.hpp'.G8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80]=&quot;✓&quot;)+([.E80]=&quot;✓&quot;)+([.F80]=&quot;✓&quot;)+([.G80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71" calcext:value-type="float">
            <text:p>71</text:p>
          </table:table-cell>
          <table:table-cell table:style-name="ce7" table:formula="of:=IF(ISBLANK([$'types.hpp'.A82]);&quot;&quot;;[$'types.hpp'.A82])">
            <text:p/>
          </table:table-cell>
          <table:table-cell table:style-name="ce7" table:formula="of:=IF(ISBLANK([$'types.hpp'.B82]);&quot;&quot;;[$'types.hpp'.B82])" office:value-type="string" office:string-value="CL_DEVICE_TYPE_GPU" calcext:value-type="string">
            <text:p>CL_DEVICE_TYPE_GPU</text:p>
          </table:table-cell>
          <table:table-cell table:style-name="ce22" table:formula="of:=IF(ISBLANK([$'types.hpp'.F82]);&quot;&quot;;&quot;✓&quot;)" office:value-type="string" office:string-value="✓" calcext:value-type="string">
            <text:p>✓</text:p>
          </table:table-cell>
          <table:table-cell table:style-name="ce22" table:formula="of:=IF(ISBLANK([$'types.hpp'.G8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81]=&quot;✓&quot;)+([.E81]=&quot;✓&quot;)+([.F81]=&quot;✓&quot;)+([.G81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72" calcext:value-type="float">
            <text:p>72</text:p>
          </table:table-cell>
          <table:table-cell table:style-name="ce7" table:formula="of:=IF(ISBLANK([$'types.hpp'.A83]);&quot;&quot;;[$'types.hpp'.A83])">
            <text:p/>
          </table:table-cell>
          <table:table-cell table:style-name="ce7" table:formula="of:=IF(ISBLANK([$'types.hpp'.B83]);&quot;&quot;;[$'types.hpp'.B83])" office:value-type="string" office:string-value="CL_DEVICE_TYPE_ACCELERATOR" calcext:value-type="string">
            <text:p>CL_DEVICE_TYPE_ACCELERATOR</text:p>
          </table:table-cell>
          <table:table-cell table:style-name="ce22" table:formula="of:=IF(ISBLANK([$'types.hpp'.F83]);&quot;&quot;;&quot;✓&quot;)" office:value-type="string" office:string-value="✓" calcext:value-type="string">
            <text:p>✓</text:p>
          </table:table-cell>
          <table:table-cell table:style-name="ce22" table:formula="of:=IF(ISBLANK([$'types.hpp'.G8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82]=&quot;✓&quot;)+([.E82]=&quot;✓&quot;)+([.F82]=&quot;✓&quot;)+([.G82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73" calcext:value-type="float">
            <text:p>73</text:p>
          </table:table-cell>
          <table:table-cell table:style-name="ce7" table:formula="of:=IF(ISBLANK([$'types.hpp'.A84]);&quot;&quot;;[$'types.hpp'.A84])">
            <text:p/>
          </table:table-cell>
          <table:table-cell table:style-name="ce7" table:formula="of:=IF(ISBLANK([$'types.hpp'.B84]);&quot;&quot;;[$'types.hpp'.B84])" office:value-type="string" office:string-value="CL_DEVICE_TYPE_CUSTOM" calcext:value-type="string">
            <text:p>CL_DEVICE_TYPE_CUSTOM</text:p>
          </table:table-cell>
          <table:table-cell table:style-name="ce22" table:formula="of:=IF(ISBLANK([$'types.hpp'.F84]);&quot;&quot;;&quot;✓&quot;)" office:value-type="string" office:string-value="✓" calcext:value-type="string">
            <text:p>✓</text:p>
          </table:table-cell>
          <table:table-cell table:style-name="ce22" table:formula="of:=IF(ISBLANK([$'types.hpp'.G8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83]=&quot;✓&quot;)+([.E83]=&quot;✓&quot;)+([.F83]=&quot;✓&quot;)+([.G83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74" calcext:value-type="float">
            <text:p>74</text:p>
          </table:table-cell>
          <table:table-cell table:style-name="ce7" table:formula="of:=IF(ISBLANK([$'types.hpp'.A85]);&quot;&quot;;[$'types.hpp'.A85])">
            <text:p/>
          </table:table-cell>
          <table:table-cell table:style-name="ce7" table:formula="of:=IF(ISBLANK([$'types.hpp'.B85]);&quot;&quot;;[$'types.hpp'.B85])" office:value-type="string" office:string-value="CL_DEVICE_TYPE_ALL" calcext:value-type="string">
            <text:p>CL_DEVICE_TYPE_ALL</text:p>
          </table:table-cell>
          <table:table-cell table:style-name="ce22" table:formula="of:=IF(ISBLANK([$'types.hpp'.F85]);&quot;&quot;;&quot;✓&quot;)" office:value-type="string" office:string-value="✓" calcext:value-type="string">
            <text:p>✓</text:p>
          </table:table-cell>
          <table:table-cell table:style-name="ce22" table:formula="of:=IF(ISBLANK([$'types.hpp'.G8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84]=&quot;✓&quot;)+([.E84]=&quot;✓&quot;)+([.F84]=&quot;✓&quot;)+([.G84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75" calcext:value-type="float">
            <text:p>75</text:p>
          </table:table-cell>
          <table:table-cell table:style-name="ce7" table:formula="of:=IF(ISBLANK([$'types.hpp'.A86]);&quot;&quot;;[$'types.hpp'.A86])" office:value-type="string" office:string-value="cl_device_info" calcext:value-type="string">
            <text:p>cl_device_info</text:p>
          </table:table-cell>
          <table:table-cell table:style-name="ce7" table:formula="of:=IF(ISBLANK([$'types.hpp'.B86]);&quot;&quot;;[$'types.hpp'.B86])">
            <text:p/>
          </table:table-cell>
          <table:table-cell table:style-name="ce22" table:formula="of:=IF(ISBLANK([$'types.hpp'.F86]);&quot;&quot;;&quot;✓&quot;)" office:value-type="string" office:string-value="✓" calcext:value-type="string">
            <text:p>✓</text:p>
          </table:table-cell>
          <table:table-cell table:style-name="ce22" table:formula="of:=IF(ISBLANK([$'types.hpp'.G8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85]=&quot;✓&quot;)+([.E85]=&quot;✓&quot;)+([.F85]=&quot;✓&quot;)+([.G85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76" calcext:value-type="float">
            <text:p>76</text:p>
          </table:table-cell>
          <table:table-cell table:style-name="ce7" table:formula="of:=IF(ISBLANK([$'types.hpp'.A87]);&quot;&quot;;[$'types.hpp'.A87])">
            <text:p/>
          </table:table-cell>
          <table:table-cell table:style-name="ce7" table:formula="of:=IF(ISBLANK([$'types.hpp'.B87]);&quot;&quot;;[$'types.hpp'.B87])" office:value-type="string" office:string-value="CL_DEVICE_TYPE" calcext:value-type="string">
            <text:p>CL_DEVICE_TYPE</text:p>
          </table:table-cell>
          <table:table-cell table:style-name="ce22" table:formula="of:=IF(ISBLANK([$'types.hpp'.F87]);&quot;&quot;;&quot;✓&quot;)" office:value-type="string" office:string-value="✓" calcext:value-type="string">
            <text:p>✓</text:p>
          </table:table-cell>
          <table:table-cell table:style-name="ce22" table:formula="of:=IF(ISBLANK([$'types.hpp'.G8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86]=&quot;✓&quot;)+([.E86]=&quot;✓&quot;)+([.F86]=&quot;✓&quot;)+([.G86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77" calcext:value-type="float">
            <text:p>77</text:p>
          </table:table-cell>
          <table:table-cell table:style-name="ce7" table:formula="of:=IF(ISBLANK([$'types.hpp'.A88]);&quot;&quot;;[$'types.hpp'.A88])">
            <text:p/>
          </table:table-cell>
          <table:table-cell table:style-name="ce7" table:formula="of:=IF(ISBLANK([$'types.hpp'.B88]);&quot;&quot;;[$'types.hpp'.B88])" office:value-type="string" office:string-value="CL_DEVICE_VENDOR_ID" calcext:value-type="string">
            <text:p>CL_DEVICE_VENDOR_ID</text:p>
          </table:table-cell>
          <table:table-cell table:style-name="ce22" table:formula="of:=IF(ISBLANK([$'types.hpp'.F88]);&quot;&quot;;&quot;✓&quot;)" office:value-type="string" office:string-value="✓" calcext:value-type="string">
            <text:p>✓</text:p>
          </table:table-cell>
          <table:table-cell table:style-name="ce22" table:formula="of:=IF(ISBLANK([$'types.hpp'.G8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87]=&quot;✓&quot;)+([.E87]=&quot;✓&quot;)+([.F87]=&quot;✓&quot;)+([.G87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78" calcext:value-type="float">
            <text:p>78</text:p>
          </table:table-cell>
          <table:table-cell table:style-name="ce7" table:formula="of:=IF(ISBLANK([$'types.hpp'.A89]);&quot;&quot;;[$'types.hpp'.A89])">
            <text:p/>
          </table:table-cell>
          <table:table-cell table:style-name="ce7" table:formula="of:=IF(ISBLANK([$'types.hpp'.B89]);&quot;&quot;;[$'types.hpp'.B89])" office:value-type="string" office:string-value="CL_DEVICE_MAX_COMPUTE_UNITS" calcext:value-type="string">
            <text:p>CL_DEVICE_MAX_COMPUTE_UNITS</text:p>
          </table:table-cell>
          <table:table-cell table:style-name="ce22" table:formula="of:=IF(ISBLANK([$'types.hpp'.F89]);&quot;&quot;;&quot;✓&quot;)" office:value-type="string" office:string-value="✓" calcext:value-type="string">
            <text:p>✓</text:p>
          </table:table-cell>
          <table:table-cell table:style-name="ce22" table:formula="of:=IF(ISBLANK([$'types.hpp'.G8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88]=&quot;✓&quot;)+([.E88]=&quot;✓&quot;)+([.F88]=&quot;✓&quot;)+([.G88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79" calcext:value-type="float">
            <text:p>79</text:p>
          </table:table-cell>
          <table:table-cell table:style-name="ce7" table:formula="of:=IF(ISBLANK([$'types.hpp'.A90]);&quot;&quot;;[$'types.hpp'.A90])">
            <text:p/>
          </table:table-cell>
          <table:table-cell table:style-name="ce7" table:formula="of:=IF(ISBLANK([$'types.hpp'.B90]);&quot;&quot;;[$'types.hpp'.B90])" office:value-type="string" office:string-value="CL_DEVICE_MAX_WORK_ITEM_DIMENSIONS" calcext:value-type="string">
            <text:p>CL_DEVICE_MAX_WORK_ITEM_DIMENSIONS</text:p>
          </table:table-cell>
          <table:table-cell table:style-name="ce22" table:formula="of:=IF(ISBLANK([$'types.hpp'.F90]);&quot;&quot;;&quot;✓&quot;)" office:value-type="string" office:string-value="✓" calcext:value-type="string">
            <text:p>✓</text:p>
          </table:table-cell>
          <table:table-cell table:style-name="ce22" table:formula="of:=IF(ISBLANK([$'types.hpp'.G9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89]=&quot;✓&quot;)+([.E89]=&quot;✓&quot;)+([.F89]=&quot;✓&quot;)+([.G89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80" calcext:value-type="float">
            <text:p>80</text:p>
          </table:table-cell>
          <table:table-cell table:style-name="ce7" table:formula="of:=IF(ISBLANK([$'types.hpp'.A91]);&quot;&quot;;[$'types.hpp'.A91])">
            <text:p/>
          </table:table-cell>
          <table:table-cell table:style-name="ce7" table:formula="of:=IF(ISBLANK([$'types.hpp'.B91]);&quot;&quot;;[$'types.hpp'.B91])" office:value-type="string" office:string-value="CL_DEVICE_MAX_WORK_GROUP_SIZE" calcext:value-type="string">
            <text:p>CL_DEVICE_MAX_WORK_GROUP_SIZE</text:p>
          </table:table-cell>
          <table:table-cell table:style-name="ce22" table:formula="of:=IF(ISBLANK([$'types.hpp'.F91]);&quot;&quot;;&quot;✓&quot;)" office:value-type="string" office:string-value="✓" calcext:value-type="string">
            <text:p>✓</text:p>
          </table:table-cell>
          <table:table-cell table:style-name="ce22" table:formula="of:=IF(ISBLANK([$'types.hpp'.G9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90]=&quot;✓&quot;)+([.E90]=&quot;✓&quot;)+([.F90]=&quot;✓&quot;)+([.G90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81" calcext:value-type="float">
            <text:p>81</text:p>
          </table:table-cell>
          <table:table-cell table:style-name="ce7" table:formula="of:=IF(ISBLANK([$'types.hpp'.A92]);&quot;&quot;;[$'types.hpp'.A92])">
            <text:p/>
          </table:table-cell>
          <table:table-cell table:style-name="ce7" table:formula="of:=IF(ISBLANK([$'types.hpp'.B92]);&quot;&quot;;[$'types.hpp'.B92])" office:value-type="string" office:string-value="CL_DEVICE_MAX_WORK_ITEM_SIZES" calcext:value-type="string">
            <text:p>CL_DEVICE_MAX_WORK_ITEM_SIZES</text:p>
          </table:table-cell>
          <table:table-cell table:style-name="ce22" table:formula="of:=IF(ISBLANK([$'types.hpp'.F92]);&quot;&quot;;&quot;✓&quot;)" office:value-type="string" office:string-value="✓" calcext:value-type="string">
            <text:p>✓</text:p>
          </table:table-cell>
          <table:table-cell table:style-name="ce22" table:formula="of:=IF(ISBLANK([$'types.hpp'.G9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91]=&quot;✓&quot;)+([.E91]=&quot;✓&quot;)+([.F91]=&quot;✓&quot;)+([.G91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82" calcext:value-type="float">
            <text:p>82</text:p>
          </table:table-cell>
          <table:table-cell table:style-name="ce7" table:formula="of:=IF(ISBLANK([$'types.hpp'.A93]);&quot;&quot;;[$'types.hpp'.A93])">
            <text:p/>
          </table:table-cell>
          <table:table-cell table:style-name="ce7" table:formula="of:=IF(ISBLANK([$'types.hpp'.B93]);&quot;&quot;;[$'types.hpp'.B93])" office:value-type="string" office:string-value="CL_DEVICE_PREFERRED_VECTOR_WIDTH_CHAR" calcext:value-type="string">
            <text:p>CL_DEVICE_PREFERRED_VECTOR_WIDTH_CHAR</text:p>
          </table:table-cell>
          <table:table-cell table:style-name="ce22" table:formula="of:=IF(ISBLANK([$'types.hpp'.F93]);&quot;&quot;;&quot;✓&quot;)" office:value-type="string" office:string-value="✓" calcext:value-type="string">
            <text:p>✓</text:p>
          </table:table-cell>
          <table:table-cell table:style-name="ce22" table:formula="of:=IF(ISBLANK([$'types.hpp'.G9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92]=&quot;✓&quot;)+([.E92]=&quot;✓&quot;)+([.F92]=&quot;✓&quot;)+([.G92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83" calcext:value-type="float">
            <text:p>83</text:p>
          </table:table-cell>
          <table:table-cell table:style-name="ce7" table:formula="of:=IF(ISBLANK([$'types.hpp'.A94]);&quot;&quot;;[$'types.hpp'.A94])">
            <text:p/>
          </table:table-cell>
          <table:table-cell table:style-name="ce7" table:formula="of:=IF(ISBLANK([$'types.hpp'.B94]);&quot;&quot;;[$'types.hpp'.B94])" office:value-type="string" office:string-value="CL_DEVICE_PREFERRED_VECTOR_WIDTH_SHORT" calcext:value-type="string">
            <text:p>CL_DEVICE_PREFERRED_VECTOR_WIDTH_SHORT</text:p>
          </table:table-cell>
          <table:table-cell table:style-name="ce22" table:formula="of:=IF(ISBLANK([$'types.hpp'.F94]);&quot;&quot;;&quot;✓&quot;)" office:value-type="string" office:string-value="✓" calcext:value-type="string">
            <text:p>✓</text:p>
          </table:table-cell>
          <table:table-cell table:style-name="ce22" table:formula="of:=IF(ISBLANK([$'types.hpp'.G9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93]=&quot;✓&quot;)+([.E93]=&quot;✓&quot;)+([.F93]=&quot;✓&quot;)+([.G93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84" calcext:value-type="float">
            <text:p>84</text:p>
          </table:table-cell>
          <table:table-cell table:style-name="ce7" table:formula="of:=IF(ISBLANK([$'types.hpp'.A95]);&quot;&quot;;[$'types.hpp'.A95])">
            <text:p/>
          </table:table-cell>
          <table:table-cell table:style-name="ce7" table:formula="of:=IF(ISBLANK([$'types.hpp'.B95]);&quot;&quot;;[$'types.hpp'.B95])" office:value-type="string" office:string-value="CL_DEVICE_PREFERRED_VECTOR_WIDTH_INT" calcext:value-type="string">
            <text:p>CL_DEVICE_PREFERRED_VECTOR_WIDTH_INT</text:p>
          </table:table-cell>
          <table:table-cell table:style-name="ce22" table:formula="of:=IF(ISBLANK([$'types.hpp'.F95]);&quot;&quot;;&quot;✓&quot;)" office:value-type="string" office:string-value="✓" calcext:value-type="string">
            <text:p>✓</text:p>
          </table:table-cell>
          <table:table-cell table:style-name="ce22" table:formula="of:=IF(ISBLANK([$'types.hpp'.G9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94]=&quot;✓&quot;)+([.E94]=&quot;✓&quot;)+([.F94]=&quot;✓&quot;)+([.G94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85" calcext:value-type="float">
            <text:p>85</text:p>
          </table:table-cell>
          <table:table-cell table:style-name="ce7" table:formula="of:=IF(ISBLANK([$'types.hpp'.A96]);&quot;&quot;;[$'types.hpp'.A96])">
            <text:p/>
          </table:table-cell>
          <table:table-cell table:style-name="ce7" table:formula="of:=IF(ISBLANK([$'types.hpp'.B96]);&quot;&quot;;[$'types.hpp'.B96])" office:value-type="string" office:string-value="CL_DEVICE_PREFERRED_VECTOR_WIDTH_LONG" calcext:value-type="string">
            <text:p>CL_DEVICE_PREFERRED_VECTOR_WIDTH_LONG</text:p>
          </table:table-cell>
          <table:table-cell table:style-name="ce22" table:formula="of:=IF(ISBLANK([$'types.hpp'.F96]);&quot;&quot;;&quot;✓&quot;)" office:value-type="string" office:string-value="✓" calcext:value-type="string">
            <text:p>✓</text:p>
          </table:table-cell>
          <table:table-cell table:style-name="ce22" table:formula="of:=IF(ISBLANK([$'types.hpp'.G9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95]=&quot;✓&quot;)+([.E95]=&quot;✓&quot;)+([.F95]=&quot;✓&quot;)+([.G95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86" calcext:value-type="float">
            <text:p>86</text:p>
          </table:table-cell>
          <table:table-cell table:style-name="ce7" table:formula="of:=IF(ISBLANK([$'types.hpp'.A97]);&quot;&quot;;[$'types.hpp'.A97])">
            <text:p/>
          </table:table-cell>
          <table:table-cell table:style-name="ce7" table:formula="of:=IF(ISBLANK([$'types.hpp'.B97]);&quot;&quot;;[$'types.hpp'.B97])" office:value-type="string" office:string-value="CL_DEVICE_PREFERRED_VECTOR_WIDTH_FLOAT" calcext:value-type="string">
            <text:p>CL_DEVICE_PREFERRED_VECTOR_WIDTH_FLOAT</text:p>
          </table:table-cell>
          <table:table-cell table:style-name="ce22" table:formula="of:=IF(ISBLANK([$'types.hpp'.F97]);&quot;&quot;;&quot;✓&quot;)" office:value-type="string" office:string-value="✓" calcext:value-type="string">
            <text:p>✓</text:p>
          </table:table-cell>
          <table:table-cell table:style-name="ce22" table:formula="of:=IF(ISBLANK([$'types.hpp'.G9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96]=&quot;✓&quot;)+([.E96]=&quot;✓&quot;)+([.F96]=&quot;✓&quot;)+([.G96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87" calcext:value-type="float">
            <text:p>87</text:p>
          </table:table-cell>
          <table:table-cell table:style-name="ce7" table:formula="of:=IF(ISBLANK([$'types.hpp'.A98]);&quot;&quot;;[$'types.hpp'.A98])">
            <text:p/>
          </table:table-cell>
          <table:table-cell table:style-name="ce7" table:formula="of:=IF(ISBLANK([$'types.hpp'.B98]);&quot;&quot;;[$'types.hpp'.B98])" office:value-type="string" office:string-value="CL_DEVICE_PREFERRED_VECTOR_WIDTH_DOUBLE" calcext:value-type="string">
            <text:p>CL_DEVICE_PREFERRED_VECTOR_WIDTH_DOUBLE</text:p>
          </table:table-cell>
          <table:table-cell table:style-name="ce22" table:formula="of:=IF(ISBLANK([$'types.hpp'.F98]);&quot;&quot;;&quot;✓&quot;)" office:value-type="string" office:string-value="✓" calcext:value-type="string">
            <text:p>✓</text:p>
          </table:table-cell>
          <table:table-cell table:style-name="ce22" table:formula="of:=IF(ISBLANK([$'types.hpp'.G9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97]=&quot;✓&quot;)+([.E97]=&quot;✓&quot;)+([.F97]=&quot;✓&quot;)+([.G97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88" calcext:value-type="float">
            <text:p>88</text:p>
          </table:table-cell>
          <table:table-cell table:style-name="ce7" table:formula="of:=IF(ISBLANK([$'types.hpp'.A99]);&quot;&quot;;[$'types.hpp'.A99])">
            <text:p/>
          </table:table-cell>
          <table:table-cell table:style-name="ce7" table:formula="of:=IF(ISBLANK([$'types.hpp'.B99]);&quot;&quot;;[$'types.hpp'.B99])" office:value-type="string" office:string-value="CL_DEVICE_MAX_CLOCK_FREQUENCY" calcext:value-type="string">
            <text:p>CL_DEVICE_MAX_CLOCK_FREQUENCY</text:p>
          </table:table-cell>
          <table:table-cell table:style-name="ce22" table:formula="of:=IF(ISBLANK([$'types.hpp'.F99]);&quot;&quot;;&quot;✓&quot;)" office:value-type="string" office:string-value="✓" calcext:value-type="string">
            <text:p>✓</text:p>
          </table:table-cell>
          <table:table-cell table:style-name="ce22" table:formula="of:=IF(ISBLANK([$'types.hpp'.G9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98]=&quot;✓&quot;)+([.E98]=&quot;✓&quot;)+([.F98]=&quot;✓&quot;)+([.G98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89" calcext:value-type="float">
            <text:p>89</text:p>
          </table:table-cell>
          <table:table-cell table:style-name="ce7" table:formula="of:=IF(ISBLANK([$'types.hpp'.A100]);&quot;&quot;;[$'types.hpp'.A100])">
            <text:p/>
          </table:table-cell>
          <table:table-cell table:style-name="ce7" table:formula="of:=IF(ISBLANK([$'types.hpp'.B100]);&quot;&quot;;[$'types.hpp'.B100])" office:value-type="string" office:string-value="CL_DEVICE_ADDRESS_BITS" calcext:value-type="string">
            <text:p>CL_DEVICE_ADDRESS_BITS</text:p>
          </table:table-cell>
          <table:table-cell table:style-name="ce22" table:formula="of:=IF(ISBLANK([$'types.hpp'.F100]);&quot;&quot;;&quot;✓&quot;)" office:value-type="string" office:string-value="✓" calcext:value-type="string">
            <text:p>✓</text:p>
          </table:table-cell>
          <table:table-cell table:style-name="ce22" table:formula="of:=IF(ISBLANK([$'types.hpp'.G10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99]=&quot;✓&quot;)+([.E99]=&quot;✓&quot;)+([.F99]=&quot;✓&quot;)+([.G99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90" calcext:value-type="float">
            <text:p>90</text:p>
          </table:table-cell>
          <table:table-cell table:style-name="ce7" table:formula="of:=IF(ISBLANK([$'types.hpp'.A101]);&quot;&quot;;[$'types.hpp'.A101])">
            <text:p/>
          </table:table-cell>
          <table:table-cell table:style-name="ce7" table:formula="of:=IF(ISBLANK([$'types.hpp'.B101]);&quot;&quot;;[$'types.hpp'.B101])" office:value-type="string" office:string-value="CL_DEVICE_MAX_READ_IMAGE_ARGS" calcext:value-type="string">
            <text:p>CL_DEVICE_MAX_READ_IMAGE_ARGS</text:p>
          </table:table-cell>
          <table:table-cell table:style-name="ce22" table:formula="of:=IF(ISBLANK([$'types.hpp'.F101]);&quot;&quot;;&quot;✓&quot;)" office:value-type="string" office:string-value="✓" calcext:value-type="string">
            <text:p>✓</text:p>
          </table:table-cell>
          <table:table-cell table:style-name="ce22" table:formula="of:=IF(ISBLANK([$'types.hpp'.G10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00]=&quot;✓&quot;)+([.E100]=&quot;✓&quot;)+([.F100]=&quot;✓&quot;)+([.G100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91" calcext:value-type="float">
            <text:p>91</text:p>
          </table:table-cell>
          <table:table-cell table:style-name="ce7" table:formula="of:=IF(ISBLANK([$'types.hpp'.A102]);&quot;&quot;;[$'types.hpp'.A102])">
            <text:p/>
          </table:table-cell>
          <table:table-cell table:style-name="ce7" table:formula="of:=IF(ISBLANK([$'types.hpp'.B102]);&quot;&quot;;[$'types.hpp'.B102])" office:value-type="string" office:string-value="CL_DEVICE_MAX_WRITE_IMAGE_ARGS" calcext:value-type="string">
            <text:p>CL_DEVICE_MAX_WRITE_IMAGE_ARGS</text:p>
          </table:table-cell>
          <table:table-cell table:style-name="ce22" table:formula="of:=IF(ISBLANK([$'types.hpp'.F102]);&quot;&quot;;&quot;✓&quot;)" office:value-type="string" office:string-value="✓" calcext:value-type="string">
            <text:p>✓</text:p>
          </table:table-cell>
          <table:table-cell table:style-name="ce22" table:formula="of:=IF(ISBLANK([$'types.hpp'.G10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01]=&quot;✓&quot;)+([.E101]=&quot;✓&quot;)+([.F101]=&quot;✓&quot;)+([.G101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92" calcext:value-type="float">
            <text:p>92</text:p>
          </table:table-cell>
          <table:table-cell table:style-name="ce7" table:formula="of:=IF(ISBLANK([$'types.hpp'.A103]);&quot;&quot;;[$'types.hpp'.A103])">
            <text:p/>
          </table:table-cell>
          <table:table-cell table:style-name="ce7" table:formula="of:=IF(ISBLANK([$'types.hpp'.B103]);&quot;&quot;;[$'types.hpp'.B103])" office:value-type="string" office:string-value="CL_DEVICE_MAX_MEM_ALLOC_SIZE" calcext:value-type="string">
            <text:p>CL_DEVICE_MAX_MEM_ALLOC_SIZE</text:p>
          </table:table-cell>
          <table:table-cell table:style-name="ce22" table:formula="of:=IF(ISBLANK([$'types.hpp'.F103]);&quot;&quot;;&quot;✓&quot;)" office:value-type="string" office:string-value="✓" calcext:value-type="string">
            <text:p>✓</text:p>
          </table:table-cell>
          <table:table-cell table:style-name="ce22" table:formula="of:=IF(ISBLANK([$'types.hpp'.G10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02]=&quot;✓&quot;)+([.E102]=&quot;✓&quot;)+([.F102]=&quot;✓&quot;)+([.G102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93" calcext:value-type="float">
            <text:p>93</text:p>
          </table:table-cell>
          <table:table-cell table:style-name="ce7" table:formula="of:=IF(ISBLANK([$'types.hpp'.A104]);&quot;&quot;;[$'types.hpp'.A104])">
            <text:p/>
          </table:table-cell>
          <table:table-cell table:style-name="ce7" table:formula="of:=IF(ISBLANK([$'types.hpp'.B104]);&quot;&quot;;[$'types.hpp'.B104])" office:value-type="string" office:string-value="CL_DEVICE_IMAGE2D_MAX_WIDTH" calcext:value-type="string">
            <text:p>CL_DEVICE_IMAGE2D_MAX_WIDTH</text:p>
          </table:table-cell>
          <table:table-cell table:style-name="ce22" table:formula="of:=IF(ISBLANK([$'types.hpp'.F104]);&quot;&quot;;&quot;✓&quot;)" office:value-type="string" office:string-value="✓" calcext:value-type="string">
            <text:p>✓</text:p>
          </table:table-cell>
          <table:table-cell table:style-name="ce22" table:formula="of:=IF(ISBLANK([$'types.hpp'.G10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03]=&quot;✓&quot;)+([.E103]=&quot;✓&quot;)+([.F103]=&quot;✓&quot;)+([.G103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94" calcext:value-type="float">
            <text:p>94</text:p>
          </table:table-cell>
          <table:table-cell table:style-name="ce7" table:formula="of:=IF(ISBLANK([$'types.hpp'.A105]);&quot;&quot;;[$'types.hpp'.A105])">
            <text:p/>
          </table:table-cell>
          <table:table-cell table:style-name="ce7" table:formula="of:=IF(ISBLANK([$'types.hpp'.B105]);&quot;&quot;;[$'types.hpp'.B105])" office:value-type="string" office:string-value="CL_DEVICE_IMAGE2D_MAX_HEIGHT" calcext:value-type="string">
            <text:p>CL_DEVICE_IMAGE2D_MAX_HEIGHT</text:p>
          </table:table-cell>
          <table:table-cell table:style-name="ce22" table:formula="of:=IF(ISBLANK([$'types.hpp'.F105]);&quot;&quot;;&quot;✓&quot;)" office:value-type="string" office:string-value="✓" calcext:value-type="string">
            <text:p>✓</text:p>
          </table:table-cell>
          <table:table-cell table:style-name="ce22" table:formula="of:=IF(ISBLANK([$'types.hpp'.G10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04]=&quot;✓&quot;)+([.E104]=&quot;✓&quot;)+([.F104]=&quot;✓&quot;)+([.G104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95" calcext:value-type="float">
            <text:p>95</text:p>
          </table:table-cell>
          <table:table-cell table:style-name="ce7" table:formula="of:=IF(ISBLANK([$'types.hpp'.A106]);&quot;&quot;;[$'types.hpp'.A106])">
            <text:p/>
          </table:table-cell>
          <table:table-cell table:style-name="ce7" table:formula="of:=IF(ISBLANK([$'types.hpp'.B106]);&quot;&quot;;[$'types.hpp'.B106])" office:value-type="string" office:string-value="CL_DEVICE_IMAGE3D_MAX_WIDTH" calcext:value-type="string">
            <text:p>CL_DEVICE_IMAGE3D_MAX_WIDTH</text:p>
          </table:table-cell>
          <table:table-cell table:style-name="ce22" table:formula="of:=IF(ISBLANK([$'types.hpp'.F106]);&quot;&quot;;&quot;✓&quot;)" office:value-type="string" office:string-value="✓" calcext:value-type="string">
            <text:p>✓</text:p>
          </table:table-cell>
          <table:table-cell table:style-name="ce22" table:formula="of:=IF(ISBLANK([$'types.hpp'.G10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05]=&quot;✓&quot;)+([.E105]=&quot;✓&quot;)+([.F105]=&quot;✓&quot;)+([.G105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96" calcext:value-type="float">
            <text:p>96</text:p>
          </table:table-cell>
          <table:table-cell table:style-name="ce7" table:formula="of:=IF(ISBLANK([$'types.hpp'.A107]);&quot;&quot;;[$'types.hpp'.A107])">
            <text:p/>
          </table:table-cell>
          <table:table-cell table:style-name="ce7" table:formula="of:=IF(ISBLANK([$'types.hpp'.B107]);&quot;&quot;;[$'types.hpp'.B107])" office:value-type="string" office:string-value="CL_DEVICE_IMAGE3D_MAX_HEIGHT" calcext:value-type="string">
            <text:p>CL_DEVICE_IMAGE3D_MAX_HEIGHT</text:p>
          </table:table-cell>
          <table:table-cell table:style-name="ce22" table:formula="of:=IF(ISBLANK([$'types.hpp'.F107]);&quot;&quot;;&quot;✓&quot;)" office:value-type="string" office:string-value="✓" calcext:value-type="string">
            <text:p>✓</text:p>
          </table:table-cell>
          <table:table-cell table:style-name="ce22" table:formula="of:=IF(ISBLANK([$'types.hpp'.G10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06]=&quot;✓&quot;)+([.E106]=&quot;✓&quot;)+([.F106]=&quot;✓&quot;)+([.G106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97" calcext:value-type="float">
            <text:p>97</text:p>
          </table:table-cell>
          <table:table-cell table:style-name="ce7" table:formula="of:=IF(ISBLANK([$'types.hpp'.A108]);&quot;&quot;;[$'types.hpp'.A108])">
            <text:p/>
          </table:table-cell>
          <table:table-cell table:style-name="ce7" table:formula="of:=IF(ISBLANK([$'types.hpp'.B108]);&quot;&quot;;[$'types.hpp'.B108])" office:value-type="string" office:string-value="CL_DEVICE_IMAGE3D_MAX_DEPTH" calcext:value-type="string">
            <text:p>CL_DEVICE_IMAGE3D_MAX_DEPTH</text:p>
          </table:table-cell>
          <table:table-cell table:style-name="ce22" table:formula="of:=IF(ISBLANK([$'types.hpp'.F108]);&quot;&quot;;&quot;✓&quot;)" office:value-type="string" office:string-value="✓" calcext:value-type="string">
            <text:p>✓</text:p>
          </table:table-cell>
          <table:table-cell table:style-name="ce22" table:formula="of:=IF(ISBLANK([$'types.hpp'.G10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07]=&quot;✓&quot;)+([.E107]=&quot;✓&quot;)+([.F107]=&quot;✓&quot;)+([.G107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98" calcext:value-type="float">
            <text:p>98</text:p>
          </table:table-cell>
          <table:table-cell table:style-name="ce7" table:formula="of:=IF(ISBLANK([$'types.hpp'.A109]);&quot;&quot;;[$'types.hpp'.A109])">
            <text:p/>
          </table:table-cell>
          <table:table-cell table:style-name="ce7" table:formula="of:=IF(ISBLANK([$'types.hpp'.B109]);&quot;&quot;;[$'types.hpp'.B109])" office:value-type="string" office:string-value="CL_DEVICE_IMAGE_SUPPORT" calcext:value-type="string">
            <text:p>CL_DEVICE_IMAGE_SUPPORT</text:p>
          </table:table-cell>
          <table:table-cell table:style-name="ce22" table:formula="of:=IF(ISBLANK([$'types.hpp'.F109]);&quot;&quot;;&quot;✓&quot;)" office:value-type="string" office:string-value="✓" calcext:value-type="string">
            <text:p>✓</text:p>
          </table:table-cell>
          <table:table-cell table:style-name="ce22" table:formula="of:=IF(ISBLANK([$'types.hpp'.G10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08]=&quot;✓&quot;)+([.E108]=&quot;✓&quot;)+([.F108]=&quot;✓&quot;)+([.G108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99" calcext:value-type="float">
            <text:p>99</text:p>
          </table:table-cell>
          <table:table-cell table:style-name="ce7" table:formula="of:=IF(ISBLANK([$'types.hpp'.A110]);&quot;&quot;;[$'types.hpp'.A110])">
            <text:p/>
          </table:table-cell>
          <table:table-cell table:style-name="ce7" table:formula="of:=IF(ISBLANK([$'types.hpp'.B110]);&quot;&quot;;[$'types.hpp'.B110])" office:value-type="string" office:string-value="CL_DEVICE_MAX_PARAMETER_SIZE" calcext:value-type="string">
            <text:p>CL_DEVICE_MAX_PARAMETER_SIZE</text:p>
          </table:table-cell>
          <table:table-cell table:style-name="ce22" table:formula="of:=IF(ISBLANK([$'types.hpp'.F110]);&quot;&quot;;&quot;✓&quot;)" office:value-type="string" office:string-value="✓" calcext:value-type="string">
            <text:p>✓</text:p>
          </table:table-cell>
          <table:table-cell table:style-name="ce22" table:formula="of:=IF(ISBLANK([$'types.hpp'.G11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09]=&quot;✓&quot;)+([.E109]=&quot;✓&quot;)+([.F109]=&quot;✓&quot;)+([.G109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00" calcext:value-type="float">
            <text:p>100</text:p>
          </table:table-cell>
          <table:table-cell table:style-name="ce7" table:formula="of:=IF(ISBLANK([$'types.hpp'.A111]);&quot;&quot;;[$'types.hpp'.A111])">
            <text:p/>
          </table:table-cell>
          <table:table-cell table:style-name="ce7" table:formula="of:=IF(ISBLANK([$'types.hpp'.B111]);&quot;&quot;;[$'types.hpp'.B111])" office:value-type="string" office:string-value="CL_DEVICE_MAX_SAMPLERS" calcext:value-type="string">
            <text:p>CL_DEVICE_MAX_SAMPLERS</text:p>
          </table:table-cell>
          <table:table-cell table:style-name="ce22" table:formula="of:=IF(ISBLANK([$'types.hpp'.F111]);&quot;&quot;;&quot;✓&quot;)" office:value-type="string" office:string-value="✓" calcext:value-type="string">
            <text:p>✓</text:p>
          </table:table-cell>
          <table:table-cell table:style-name="ce22" table:formula="of:=IF(ISBLANK([$'types.hpp'.G11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10]=&quot;✓&quot;)+([.E110]=&quot;✓&quot;)+([.F110]=&quot;✓&quot;)+([.G110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01" calcext:value-type="float">
            <text:p>101</text:p>
          </table:table-cell>
          <table:table-cell table:style-name="ce7" table:formula="of:=IF(ISBLANK([$'types.hpp'.A112]);&quot;&quot;;[$'types.hpp'.A112])">
            <text:p/>
          </table:table-cell>
          <table:table-cell table:style-name="ce7" table:formula="of:=IF(ISBLANK([$'types.hpp'.B112]);&quot;&quot;;[$'types.hpp'.B112])" office:value-type="string" office:string-value="CL_DEVICE_MEM_BASE_ADDR_ALIGN" calcext:value-type="string">
            <text:p>CL_DEVICE_MEM_BASE_ADDR_ALIGN</text:p>
          </table:table-cell>
          <table:table-cell table:style-name="ce22" table:formula="of:=IF(ISBLANK([$'types.hpp'.F112]);&quot;&quot;;&quot;✓&quot;)" office:value-type="string" office:string-value="✓" calcext:value-type="string">
            <text:p>✓</text:p>
          </table:table-cell>
          <table:table-cell table:style-name="ce22" table:formula="of:=IF(ISBLANK([$'types.hpp'.G11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11]=&quot;✓&quot;)+([.E111]=&quot;✓&quot;)+([.F111]=&quot;✓&quot;)+([.G111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02" calcext:value-type="float">
            <text:p>102</text:p>
          </table:table-cell>
          <table:table-cell table:style-name="ce7" table:formula="of:=IF(ISBLANK([$'types.hpp'.A113]);&quot;&quot;;[$'types.hpp'.A113])">
            <text:p/>
          </table:table-cell>
          <table:table-cell table:style-name="ce7" table:formula="of:=IF(ISBLANK([$'types.hpp'.B113]);&quot;&quot;;[$'types.hpp'.B113])" office:value-type="string" office:string-value="CL_DEVICE_MIN_DATA_TYPE_ALIGN_SIZE" calcext:value-type="string">
            <text:p>CL_DEVICE_MIN_DATA_TYPE_ALIGN_SIZE</text:p>
          </table:table-cell>
          <table:table-cell table:style-name="ce22" table:formula="of:=IF(ISBLANK([$'types.hpp'.F113]);&quot;&quot;;&quot;✓&quot;)" office:value-type="string" office:string-value="✓" calcext:value-type="string">
            <text:p>✓</text:p>
          </table:table-cell>
          <table:table-cell table:style-name="ce22" table:formula="of:=IF(ISBLANK([$'types.hpp'.G11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12]=&quot;✓&quot;)+([.E112]=&quot;✓&quot;)+([.F112]=&quot;✓&quot;)+([.G112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03" calcext:value-type="float">
            <text:p>103</text:p>
          </table:table-cell>
          <table:table-cell table:style-name="ce7" table:formula="of:=IF(ISBLANK([$'types.hpp'.A114]);&quot;&quot;;[$'types.hpp'.A114])">
            <text:p/>
          </table:table-cell>
          <table:table-cell table:style-name="ce7" table:formula="of:=IF(ISBLANK([$'types.hpp'.B114]);&quot;&quot;;[$'types.hpp'.B114])" office:value-type="string" office:string-value="CL_DEVICE_SINGLE_FP_CONFIG" calcext:value-type="string">
            <text:p>CL_DEVICE_SINGLE_FP_CONFIG</text:p>
          </table:table-cell>
          <table:table-cell table:style-name="ce22" table:formula="of:=IF(ISBLANK([$'types.hpp'.F114]);&quot;&quot;;&quot;✓&quot;)" office:value-type="string" office:string-value="✓" calcext:value-type="string">
            <text:p>✓</text:p>
          </table:table-cell>
          <table:table-cell table:style-name="ce22" table:formula="of:=IF(ISBLANK([$'types.hpp'.G11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13]=&quot;✓&quot;)+([.E113]=&quot;✓&quot;)+([.F113]=&quot;✓&quot;)+([.G113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04" calcext:value-type="float">
            <text:p>104</text:p>
          </table:table-cell>
          <table:table-cell table:style-name="ce7" table:formula="of:=IF(ISBLANK([$'types.hpp'.A115]);&quot;&quot;;[$'types.hpp'.A115])">
            <text:p/>
          </table:table-cell>
          <table:table-cell table:style-name="ce7" table:formula="of:=IF(ISBLANK([$'types.hpp'.B115]);&quot;&quot;;[$'types.hpp'.B115])" office:value-type="string" office:string-value="CL_DEVICE_GLOBAL_MEM_CACHE_TYPE" calcext:value-type="string">
            <text:p>CL_DEVICE_GLOBAL_MEM_CACHE_TYPE</text:p>
          </table:table-cell>
          <table:table-cell table:style-name="ce22" table:formula="of:=IF(ISBLANK([$'types.hpp'.F115]);&quot;&quot;;&quot;✓&quot;)" office:value-type="string" office:string-value="✓" calcext:value-type="string">
            <text:p>✓</text:p>
          </table:table-cell>
          <table:table-cell table:style-name="ce22" table:formula="of:=IF(ISBLANK([$'types.hpp'.G11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14]=&quot;✓&quot;)+([.E114]=&quot;✓&quot;)+([.F114]=&quot;✓&quot;)+([.G114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05" calcext:value-type="float">
            <text:p>105</text:p>
          </table:table-cell>
          <table:table-cell table:style-name="ce7" table:formula="of:=IF(ISBLANK([$'types.hpp'.A116]);&quot;&quot;;[$'types.hpp'.A116])">
            <text:p/>
          </table:table-cell>
          <table:table-cell table:style-name="ce7" table:formula="of:=IF(ISBLANK([$'types.hpp'.B116]);&quot;&quot;;[$'types.hpp'.B116])" office:value-type="string" office:string-value="CL_DEVICE_GLOBAL_MEM_CACHELINE_SIZE" calcext:value-type="string">
            <text:p>CL_DEVICE_GLOBAL_MEM_CACHELINE_SIZE</text:p>
          </table:table-cell>
          <table:table-cell table:style-name="ce22" table:formula="of:=IF(ISBLANK([$'types.hpp'.F116]);&quot;&quot;;&quot;✓&quot;)" office:value-type="string" office:string-value="✓" calcext:value-type="string">
            <text:p>✓</text:p>
          </table:table-cell>
          <table:table-cell table:style-name="ce22" table:formula="of:=IF(ISBLANK([$'types.hpp'.G11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15]=&quot;✓&quot;)+([.E115]=&quot;✓&quot;)+([.F115]=&quot;✓&quot;)+([.G115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06" calcext:value-type="float">
            <text:p>106</text:p>
          </table:table-cell>
          <table:table-cell table:style-name="ce7" table:formula="of:=IF(ISBLANK([$'types.hpp'.A117]);&quot;&quot;;[$'types.hpp'.A117])">
            <text:p/>
          </table:table-cell>
          <table:table-cell table:style-name="ce7" table:formula="of:=IF(ISBLANK([$'types.hpp'.B117]);&quot;&quot;;[$'types.hpp'.B117])" office:value-type="string" office:string-value="CL_DEVICE_GLOBAL_MEM_CACHE_SIZE" calcext:value-type="string">
            <text:p>CL_DEVICE_GLOBAL_MEM_CACHE_SIZE</text:p>
          </table:table-cell>
          <table:table-cell table:style-name="ce22" table:formula="of:=IF(ISBLANK([$'types.hpp'.F117]);&quot;&quot;;&quot;✓&quot;)" office:value-type="string" office:string-value="✓" calcext:value-type="string">
            <text:p>✓</text:p>
          </table:table-cell>
          <table:table-cell table:style-name="ce22" table:formula="of:=IF(ISBLANK([$'types.hpp'.G11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16]=&quot;✓&quot;)+([.E116]=&quot;✓&quot;)+([.F116]=&quot;✓&quot;)+([.G116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07" calcext:value-type="float">
            <text:p>107</text:p>
          </table:table-cell>
          <table:table-cell table:style-name="ce7" table:formula="of:=IF(ISBLANK([$'types.hpp'.A118]);&quot;&quot;;[$'types.hpp'.A118])">
            <text:p/>
          </table:table-cell>
          <table:table-cell table:style-name="ce7" table:formula="of:=IF(ISBLANK([$'types.hpp'.B118]);&quot;&quot;;[$'types.hpp'.B118])" office:value-type="string" office:string-value="CL_DEVICE_GLOBAL_MEM_SIZE" calcext:value-type="string">
            <text:p>CL_DEVICE_GLOBAL_MEM_SIZE</text:p>
          </table:table-cell>
          <table:table-cell table:style-name="ce22" table:formula="of:=IF(ISBLANK([$'types.hpp'.F118]);&quot;&quot;;&quot;✓&quot;)" office:value-type="string" office:string-value="✓" calcext:value-type="string">
            <text:p>✓</text:p>
          </table:table-cell>
          <table:table-cell table:style-name="ce22" table:formula="of:=IF(ISBLANK([$'types.hpp'.G11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17]=&quot;✓&quot;)+([.E117]=&quot;✓&quot;)+([.F117]=&quot;✓&quot;)+([.G117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08" calcext:value-type="float">
            <text:p>108</text:p>
          </table:table-cell>
          <table:table-cell table:style-name="ce7" table:formula="of:=IF(ISBLANK([$'types.hpp'.A119]);&quot;&quot;;[$'types.hpp'.A119])">
            <text:p/>
          </table:table-cell>
          <table:table-cell table:style-name="ce7" table:formula="of:=IF(ISBLANK([$'types.hpp'.B119]);&quot;&quot;;[$'types.hpp'.B119])" office:value-type="string" office:string-value="CL_DEVICE_MAX_CONSTANT_BUFFER_SIZE" calcext:value-type="string">
            <text:p>CL_DEVICE_MAX_CONSTANT_BUFFER_SIZE</text:p>
          </table:table-cell>
          <table:table-cell table:style-name="ce22" table:formula="of:=IF(ISBLANK([$'types.hpp'.F119]);&quot;&quot;;&quot;✓&quot;)" office:value-type="string" office:string-value="✓" calcext:value-type="string">
            <text:p>✓</text:p>
          </table:table-cell>
          <table:table-cell table:style-name="ce22" table:formula="of:=IF(ISBLANK([$'types.hpp'.G11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18]=&quot;✓&quot;)+([.E118]=&quot;✓&quot;)+([.F118]=&quot;✓&quot;)+([.G118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09" calcext:value-type="float">
            <text:p>109</text:p>
          </table:table-cell>
          <table:table-cell table:style-name="ce7" table:formula="of:=IF(ISBLANK([$'types.hpp'.A120]);&quot;&quot;;[$'types.hpp'.A120])">
            <text:p/>
          </table:table-cell>
          <table:table-cell table:style-name="ce7" table:formula="of:=IF(ISBLANK([$'types.hpp'.B120]);&quot;&quot;;[$'types.hpp'.B120])" office:value-type="string" office:string-value="CL_DEVICE_MAX_CONSTANT_ARGS" calcext:value-type="string">
            <text:p>CL_DEVICE_MAX_CONSTANT_ARGS</text:p>
          </table:table-cell>
          <table:table-cell table:style-name="ce22" table:formula="of:=IF(ISBLANK([$'types.hpp'.F120]);&quot;&quot;;&quot;✓&quot;)" office:value-type="string" office:string-value="✓" calcext:value-type="string">
            <text:p>✓</text:p>
          </table:table-cell>
          <table:table-cell table:style-name="ce22" table:formula="of:=IF(ISBLANK([$'types.hpp'.G12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19]=&quot;✓&quot;)+([.E119]=&quot;✓&quot;)+([.F119]=&quot;✓&quot;)+([.G119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10" calcext:value-type="float">
            <text:p>110</text:p>
          </table:table-cell>
          <table:table-cell table:style-name="ce7" table:formula="of:=IF(ISBLANK([$'types.hpp'.A121]);&quot;&quot;;[$'types.hpp'.A121])">
            <text:p/>
          </table:table-cell>
          <table:table-cell table:style-name="ce7" table:formula="of:=IF(ISBLANK([$'types.hpp'.B121]);&quot;&quot;;[$'types.hpp'.B121])" office:value-type="string" office:string-value="CL_DEVICE_LOCAL_MEM_TYPE" calcext:value-type="string">
            <text:p>CL_DEVICE_LOCAL_MEM_TYPE</text:p>
          </table:table-cell>
          <table:table-cell table:style-name="ce22" table:formula="of:=IF(ISBLANK([$'types.hpp'.F121]);&quot;&quot;;&quot;✓&quot;)" office:value-type="string" office:string-value="✓" calcext:value-type="string">
            <text:p>✓</text:p>
          </table:table-cell>
          <table:table-cell table:style-name="ce22" table:formula="of:=IF(ISBLANK([$'types.hpp'.G12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20]=&quot;✓&quot;)+([.E120]=&quot;✓&quot;)+([.F120]=&quot;✓&quot;)+([.G120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11" calcext:value-type="float">
            <text:p>111</text:p>
          </table:table-cell>
          <table:table-cell table:style-name="ce7" table:formula="of:=IF(ISBLANK([$'types.hpp'.A122]);&quot;&quot;;[$'types.hpp'.A122])">
            <text:p/>
          </table:table-cell>
          <table:table-cell table:style-name="ce7" table:formula="of:=IF(ISBLANK([$'types.hpp'.B122]);&quot;&quot;;[$'types.hpp'.B122])" office:value-type="string" office:string-value="CL_DEVICE_LOCAL_MEM_SIZE" calcext:value-type="string">
            <text:p>CL_DEVICE_LOCAL_MEM_SIZE</text:p>
          </table:table-cell>
          <table:table-cell table:style-name="ce22" table:formula="of:=IF(ISBLANK([$'types.hpp'.F122]);&quot;&quot;;&quot;✓&quot;)" office:value-type="string" office:string-value="✓" calcext:value-type="string">
            <text:p>✓</text:p>
          </table:table-cell>
          <table:table-cell table:style-name="ce22" table:formula="of:=IF(ISBLANK([$'types.hpp'.G12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21]=&quot;✓&quot;)+([.E121]=&quot;✓&quot;)+([.F121]=&quot;✓&quot;)+([.G121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12" calcext:value-type="float">
            <text:p>112</text:p>
          </table:table-cell>
          <table:table-cell table:style-name="ce7" table:formula="of:=IF(ISBLANK([$'types.hpp'.A123]);&quot;&quot;;[$'types.hpp'.A123])">
            <text:p/>
          </table:table-cell>
          <table:table-cell table:style-name="ce7" table:formula="of:=IF(ISBLANK([$'types.hpp'.B123]);&quot;&quot;;[$'types.hpp'.B123])" office:value-type="string" office:string-value="CL_DEVICE_ERROR_CORRECTION_SUPPORT" calcext:value-type="string">
            <text:p>CL_DEVICE_ERROR_CORRECTION_SUPPORT</text:p>
          </table:table-cell>
          <table:table-cell table:style-name="ce22" table:formula="of:=IF(ISBLANK([$'types.hpp'.F123]);&quot;&quot;;&quot;✓&quot;)" office:value-type="string" office:string-value="✓" calcext:value-type="string">
            <text:p>✓</text:p>
          </table:table-cell>
          <table:table-cell table:style-name="ce22" table:formula="of:=IF(ISBLANK([$'types.hpp'.G12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22]=&quot;✓&quot;)+([.E122]=&quot;✓&quot;)+([.F122]=&quot;✓&quot;)+([.G122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13" calcext:value-type="float">
            <text:p>113</text:p>
          </table:table-cell>
          <table:table-cell table:style-name="ce7" table:formula="of:=IF(ISBLANK([$'types.hpp'.A124]);&quot;&quot;;[$'types.hpp'.A124])">
            <text:p/>
          </table:table-cell>
          <table:table-cell table:style-name="ce7" table:formula="of:=IF(ISBLANK([$'types.hpp'.B124]);&quot;&quot;;[$'types.hpp'.B124])" office:value-type="string" office:string-value="CL_DEVICE_PROFILING_TIMER_RESOLUTION" calcext:value-type="string">
            <text:p>CL_DEVICE_PROFILING_TIMER_RESOLUTION</text:p>
          </table:table-cell>
          <table:table-cell table:style-name="ce22" table:formula="of:=IF(ISBLANK([$'types.hpp'.F124]);&quot;&quot;;&quot;✓&quot;)" office:value-type="string" office:string-value="✓" calcext:value-type="string">
            <text:p>✓</text:p>
          </table:table-cell>
          <table:table-cell table:style-name="ce22" table:formula="of:=IF(ISBLANK([$'types.hpp'.G12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23]=&quot;✓&quot;)+([.E123]=&quot;✓&quot;)+([.F123]=&quot;✓&quot;)+([.G123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14" calcext:value-type="float">
            <text:p>114</text:p>
          </table:table-cell>
          <table:table-cell table:style-name="ce7" table:formula="of:=IF(ISBLANK([$'types.hpp'.A125]);&quot;&quot;;[$'types.hpp'.A125])">
            <text:p/>
          </table:table-cell>
          <table:table-cell table:style-name="ce7" table:formula="of:=IF(ISBLANK([$'types.hpp'.B125]);&quot;&quot;;[$'types.hpp'.B125])" office:value-type="string" office:string-value="CL_DEVICE_ENDIAN_LITTLE" calcext:value-type="string">
            <text:p>CL_DEVICE_ENDIAN_LITTLE</text:p>
          </table:table-cell>
          <table:table-cell table:style-name="ce22" table:formula="of:=IF(ISBLANK([$'types.hpp'.F125]);&quot;&quot;;&quot;✓&quot;)" office:value-type="string" office:string-value="✓" calcext:value-type="string">
            <text:p>✓</text:p>
          </table:table-cell>
          <table:table-cell table:style-name="ce22" table:formula="of:=IF(ISBLANK([$'types.hpp'.G12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24]=&quot;✓&quot;)+([.E124]=&quot;✓&quot;)+([.F124]=&quot;✓&quot;)+([.G124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15" calcext:value-type="float">
            <text:p>115</text:p>
          </table:table-cell>
          <table:table-cell table:style-name="ce7" table:formula="of:=IF(ISBLANK([$'types.hpp'.A126]);&quot;&quot;;[$'types.hpp'.A126])">
            <text:p/>
          </table:table-cell>
          <table:table-cell table:style-name="ce7" table:formula="of:=IF(ISBLANK([$'types.hpp'.B126]);&quot;&quot;;[$'types.hpp'.B126])" office:value-type="string" office:string-value="CL_DEVICE_AVAILABLE" calcext:value-type="string">
            <text:p>CL_DEVICE_AVAILABLE</text:p>
          </table:table-cell>
          <table:table-cell table:style-name="ce22" table:formula="of:=IF(ISBLANK([$'types.hpp'.F126]);&quot;&quot;;&quot;✓&quot;)" office:value-type="string" office:string-value="✓" calcext:value-type="string">
            <text:p>✓</text:p>
          </table:table-cell>
          <table:table-cell table:style-name="ce22" table:formula="of:=IF(ISBLANK([$'types.hpp'.G12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25]=&quot;✓&quot;)+([.E125]=&quot;✓&quot;)+([.F125]=&quot;✓&quot;)+([.G125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16" calcext:value-type="float">
            <text:p>116</text:p>
          </table:table-cell>
          <table:table-cell table:style-name="ce7" table:formula="of:=IF(ISBLANK([$'types.hpp'.A127]);&quot;&quot;;[$'types.hpp'.A127])">
            <text:p/>
          </table:table-cell>
          <table:table-cell table:style-name="ce7" table:formula="of:=IF(ISBLANK([$'types.hpp'.B127]);&quot;&quot;;[$'types.hpp'.B127])" office:value-type="string" office:string-value="CL_DEVICE_COMPILER_AVAILABLE" calcext:value-type="string">
            <text:p>CL_DEVICE_COMPILER_AVAILABLE</text:p>
          </table:table-cell>
          <table:table-cell table:style-name="ce22" table:formula="of:=IF(ISBLANK([$'types.hpp'.F127]);&quot;&quot;;&quot;✓&quot;)" office:value-type="string" office:string-value="✓" calcext:value-type="string">
            <text:p>✓</text:p>
          </table:table-cell>
          <table:table-cell table:style-name="ce22" table:formula="of:=IF(ISBLANK([$'types.hpp'.G12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26]=&quot;✓&quot;)+([.E126]=&quot;✓&quot;)+([.F126]=&quot;✓&quot;)+([.G126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17" calcext:value-type="float">
            <text:p>117</text:p>
          </table:table-cell>
          <table:table-cell table:style-name="ce7" table:formula="of:=IF(ISBLANK([$'types.hpp'.A128]);&quot;&quot;;[$'types.hpp'.A128])">
            <text:p/>
          </table:table-cell>
          <table:table-cell table:style-name="ce7" table:formula="of:=IF(ISBLANK([$'types.hpp'.B128]);&quot;&quot;;[$'types.hpp'.B128])" office:value-type="string" office:string-value="CL_DEVICE_EXECUTION_CAPABILITIES" calcext:value-type="string">
            <text:p>CL_DEVICE_EXECUTION_CAPABILITIES</text:p>
          </table:table-cell>
          <table:table-cell table:style-name="ce22" table:formula="of:=IF(ISBLANK([$'types.hpp'.F128]);&quot;&quot;;&quot;✓&quot;)" office:value-type="string" office:string-value="✓" calcext:value-type="string">
            <text:p>✓</text:p>
          </table:table-cell>
          <table:table-cell table:style-name="ce22" table:formula="of:=IF(ISBLANK([$'types.hpp'.G12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27]=&quot;✓&quot;)+([.E127]=&quot;✓&quot;)+([.F127]=&quot;✓&quot;)+([.G127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18" calcext:value-type="float">
            <text:p>118</text:p>
          </table:table-cell>
          <table:table-cell table:style-name="ce7" table:formula="of:=IF(ISBLANK([$'types.hpp'.A129]);&quot;&quot;;[$'types.hpp'.A129])">
            <text:p/>
          </table:table-cell>
          <table:table-cell table:style-name="ce7" table:formula="of:=IF(ISBLANK([$'types.hpp'.B129]);&quot;&quot;;[$'types.hpp'.B129])" office:value-type="string" office:string-value="CL_DEVICE_QUEUE_PROPERTIES" calcext:value-type="string">
            <text:p>CL_DEVICE_QUEUE_PROPERTIES</text:p>
          </table:table-cell>
          <table:table-cell table:style-name="ce22" table:formula="of:=IF(ISBLANK([$'types.hpp'.F129]);&quot;&quot;;&quot;✓&quot;)" office:value-type="string" office:string-value="✓" calcext:value-type="string">
            <text:p>✓</text:p>
          </table:table-cell>
          <table:table-cell table:style-name="ce22" table:formula="of:=IF(ISBLANK([$'types.hpp'.G12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28]=&quot;✓&quot;)+([.E128]=&quot;✓&quot;)+([.F128]=&quot;✓&quot;)+([.G128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19" calcext:value-type="float">
            <text:p>119</text:p>
          </table:table-cell>
          <table:table-cell table:style-name="ce7" table:formula="of:=IF(ISBLANK([$'types.hpp'.A130]);&quot;&quot;;[$'types.hpp'.A130])">
            <text:p/>
          </table:table-cell>
          <table:table-cell table:style-name="ce7" table:formula="of:=IF(ISBLANK([$'types.hpp'.B130]);&quot;&quot;;[$'types.hpp'.B130])" office:value-type="string" office:string-value="CL_DEVICE_NAME" calcext:value-type="string">
            <text:p>CL_DEVICE_NAME</text:p>
          </table:table-cell>
          <table:table-cell table:style-name="ce22" table:formula="of:=IF(ISBLANK([$'types.hpp'.F130]);&quot;&quot;;&quot;✓&quot;)" office:value-type="string" office:string-value="✓" calcext:value-type="string">
            <text:p>✓</text:p>
          </table:table-cell>
          <table:table-cell table:style-name="ce22" table:formula="of:=IF(ISBLANK([$'types.hpp'.G13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29]=&quot;✓&quot;)+([.E129]=&quot;✓&quot;)+([.F129]=&quot;✓&quot;)+([.G129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20" calcext:value-type="float">
            <text:p>120</text:p>
          </table:table-cell>
          <table:table-cell table:style-name="ce7" table:formula="of:=IF(ISBLANK([$'types.hpp'.A131]);&quot;&quot;;[$'types.hpp'.A131])">
            <text:p/>
          </table:table-cell>
          <table:table-cell table:style-name="ce7" table:formula="of:=IF(ISBLANK([$'types.hpp'.B131]);&quot;&quot;;[$'types.hpp'.B131])" office:value-type="string" office:string-value="CL_DEVICE_VENDOR" calcext:value-type="string">
            <text:p>CL_DEVICE_VENDOR</text:p>
          </table:table-cell>
          <table:table-cell table:style-name="ce22" table:formula="of:=IF(ISBLANK([$'types.hpp'.F131]);&quot;&quot;;&quot;✓&quot;)" office:value-type="string" office:string-value="✓" calcext:value-type="string">
            <text:p>✓</text:p>
          </table:table-cell>
          <table:table-cell table:style-name="ce22" table:formula="of:=IF(ISBLANK([$'types.hpp'.G13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30]=&quot;✓&quot;)+([.E130]=&quot;✓&quot;)+([.F130]=&quot;✓&quot;)+([.G130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21" calcext:value-type="float">
            <text:p>121</text:p>
          </table:table-cell>
          <table:table-cell table:style-name="ce7" table:formula="of:=IF(ISBLANK([$'types.hpp'.A132]);&quot;&quot;;[$'types.hpp'.A132])">
            <text:p/>
          </table:table-cell>
          <table:table-cell table:style-name="ce7" table:formula="of:=IF(ISBLANK([$'types.hpp'.B132]);&quot;&quot;;[$'types.hpp'.B132])" office:value-type="string" office:string-value="CL_DRIVER_VERSION" calcext:value-type="string">
            <text:p>CL_DRIVER_VERSION</text:p>
          </table:table-cell>
          <table:table-cell table:style-name="ce22" table:formula="of:=IF(ISBLANK([$'types.hpp'.F132]);&quot;&quot;;&quot;✓&quot;)" office:value-type="string" office:string-value="✓" calcext:value-type="string">
            <text:p>✓</text:p>
          </table:table-cell>
          <table:table-cell table:style-name="ce22" table:formula="of:=IF(ISBLANK([$'types.hpp'.G13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31]=&quot;✓&quot;)+([.E131]=&quot;✓&quot;)+([.F131]=&quot;✓&quot;)+([.G131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22" calcext:value-type="float">
            <text:p>122</text:p>
          </table:table-cell>
          <table:table-cell table:style-name="ce7" table:formula="of:=IF(ISBLANK([$'types.hpp'.A133]);&quot;&quot;;[$'types.hpp'.A133])">
            <text:p/>
          </table:table-cell>
          <table:table-cell table:style-name="ce7" table:formula="of:=IF(ISBLANK([$'types.hpp'.B133]);&quot;&quot;;[$'types.hpp'.B133])" office:value-type="string" office:string-value="CL_DEVICE_PROFILE" calcext:value-type="string">
            <text:p>CL_DEVICE_PROFILE</text:p>
          </table:table-cell>
          <table:table-cell table:style-name="ce22" table:formula="of:=IF(ISBLANK([$'types.hpp'.F133]);&quot;&quot;;&quot;✓&quot;)" office:value-type="string" office:string-value="✓" calcext:value-type="string">
            <text:p>✓</text:p>
          </table:table-cell>
          <table:table-cell table:style-name="ce22" table:formula="of:=IF(ISBLANK([$'types.hpp'.G13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32]=&quot;✓&quot;)+([.E132]=&quot;✓&quot;)+([.F132]=&quot;✓&quot;)+([.G132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23" calcext:value-type="float">
            <text:p>123</text:p>
          </table:table-cell>
          <table:table-cell table:style-name="ce7" table:formula="of:=IF(ISBLANK([$'types.hpp'.A134]);&quot;&quot;;[$'types.hpp'.A134])">
            <text:p/>
          </table:table-cell>
          <table:table-cell table:style-name="ce7" table:formula="of:=IF(ISBLANK([$'types.hpp'.B134]);&quot;&quot;;[$'types.hpp'.B134])" office:value-type="string" office:string-value="CL_DEVICE_VERSION" calcext:value-type="string">
            <text:p>CL_DEVICE_VERSION</text:p>
          </table:table-cell>
          <table:table-cell table:style-name="ce22" table:formula="of:=IF(ISBLANK([$'types.hpp'.F134]);&quot;&quot;;&quot;✓&quot;)" office:value-type="string" office:string-value="✓" calcext:value-type="string">
            <text:p>✓</text:p>
          </table:table-cell>
          <table:table-cell table:style-name="ce22" table:formula="of:=IF(ISBLANK([$'types.hpp'.G13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33]=&quot;✓&quot;)+([.E133]=&quot;✓&quot;)+([.F133]=&quot;✓&quot;)+([.G133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24" calcext:value-type="float">
            <text:p>124</text:p>
          </table:table-cell>
          <table:table-cell table:style-name="ce7" table:formula="of:=IF(ISBLANK([$'types.hpp'.A135]);&quot;&quot;;[$'types.hpp'.A135])">
            <text:p/>
          </table:table-cell>
          <table:table-cell table:style-name="ce7" table:formula="of:=IF(ISBLANK([$'types.hpp'.B135]);&quot;&quot;;[$'types.hpp'.B135])" office:value-type="string" office:string-value="CL_DEVICE_EXTENSIONS" calcext:value-type="string">
            <text:p>CL_DEVICE_EXTENSIONS</text:p>
          </table:table-cell>
          <table:table-cell table:style-name="ce22" table:formula="of:=IF(ISBLANK([$'types.hpp'.F135]);&quot;&quot;;&quot;✓&quot;)" office:value-type="string" office:string-value="✓" calcext:value-type="string">
            <text:p>✓</text:p>
          </table:table-cell>
          <table:table-cell table:style-name="ce22" table:formula="of:=IF(ISBLANK([$'types.hpp'.G13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34]=&quot;✓&quot;)+([.E134]=&quot;✓&quot;)+([.F134]=&quot;✓&quot;)+([.G134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25" calcext:value-type="float">
            <text:p>125</text:p>
          </table:table-cell>
          <table:table-cell table:style-name="ce7" table:formula="of:=IF(ISBLANK([$'types.hpp'.A136]);&quot;&quot;;[$'types.hpp'.A136])">
            <text:p/>
          </table:table-cell>
          <table:table-cell table:style-name="ce7" table:formula="of:=IF(ISBLANK([$'types.hpp'.B136]);&quot;&quot;;[$'types.hpp'.B136])" office:value-type="string" office:string-value="CL_DEVICE_PLATFORM" calcext:value-type="string">
            <text:p>CL_DEVICE_PLATFORM</text:p>
          </table:table-cell>
          <table:table-cell table:style-name="ce22" table:formula="of:=IF(ISBLANK([$'types.hpp'.F136]);&quot;&quot;;&quot;✓&quot;)" office:value-type="string" office:string-value="✓" calcext:value-type="string">
            <text:p>✓</text:p>
          </table:table-cell>
          <table:table-cell table:style-name="ce22" table:formula="of:=IF(ISBLANK([$'types.hpp'.G13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35]=&quot;✓&quot;)+([.E135]=&quot;✓&quot;)+([.F135]=&quot;✓&quot;)+([.G135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26" calcext:value-type="float">
            <text:p>126</text:p>
          </table:table-cell>
          <table:table-cell table:style-name="ce7" table:formula="of:=IF(ISBLANK([$'types.hpp'.A137]);&quot;&quot;;[$'types.hpp'.A137])">
            <text:p/>
          </table:table-cell>
          <table:table-cell table:style-name="ce7" table:formula="of:=IF(ISBLANK([$'types.hpp'.B137]);&quot;&quot;;[$'types.hpp'.B137])" office:value-type="string" office:string-value="CL_DEVICE_DOUBLE_FP_CONFIG" calcext:value-type="string">
            <text:p>CL_DEVICE_DOUBLE_FP_CONFIG</text:p>
          </table:table-cell>
          <table:table-cell table:style-name="ce22" table:formula="of:=IF(ISBLANK([$'types.hpp'.F137]);&quot;&quot;;&quot;✓&quot;)" office:value-type="string" office:string-value="✓" calcext:value-type="string">
            <text:p>✓</text:p>
          </table:table-cell>
          <table:table-cell table:style-name="ce22" table:formula="of:=IF(ISBLANK([$'types.hpp'.G13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36]=&quot;✓&quot;)+([.E136]=&quot;✓&quot;)+([.F136]=&quot;✓&quot;)+([.G136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27" calcext:value-type="float">
            <text:p>127</text:p>
          </table:table-cell>
          <table:table-cell table:style-name="ce7" table:formula="of:=IF(ISBLANK([$'types.hpp'.A138]);&quot;&quot;;[$'types.hpp'.A138])">
            <text:p/>
          </table:table-cell>
          <table:table-cell table:style-name="ce7" table:formula="of:=IF(ISBLANK([$'types.hpp'.B138]);&quot;&quot;;[$'types.hpp'.B138])" office:value-type="string" office:string-value="CL_DEVICE_PREFERRED_VECTOR_WIDTH_HALF" calcext:value-type="string">
            <text:p>CL_DEVICE_PREFERRED_VECTOR_WIDTH_HALF</text:p>
          </table:table-cell>
          <table:table-cell table:style-name="ce22" table:formula="of:=IF(ISBLANK([$'types.hpp'.F138]);&quot;&quot;;&quot;✓&quot;)" office:value-type="string" office:string-value="✓" calcext:value-type="string">
            <text:p>✓</text:p>
          </table:table-cell>
          <table:table-cell table:style-name="ce22" table:formula="of:=IF(ISBLANK([$'types.hpp'.G13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37]=&quot;✓&quot;)+([.E137]=&quot;✓&quot;)+([.F137]=&quot;✓&quot;)+([.G137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28" calcext:value-type="float">
            <text:p>128</text:p>
          </table:table-cell>
          <table:table-cell table:style-name="ce7" table:formula="of:=IF(ISBLANK([$'types.hpp'.A139]);&quot;&quot;;[$'types.hpp'.A139])">
            <text:p/>
          </table:table-cell>
          <table:table-cell table:style-name="ce7" table:formula="of:=IF(ISBLANK([$'types.hpp'.B139]);&quot;&quot;;[$'types.hpp'.B139])" office:value-type="string" office:string-value="CL_DEVICE_HOST_UNIFIED_MEMORY" calcext:value-type="string">
            <text:p>CL_DEVICE_HOST_UNIFIED_MEMORY</text:p>
          </table:table-cell>
          <table:table-cell table:style-name="ce22" table:formula="of:=IF(ISBLANK([$'types.hpp'.F139]);&quot;&quot;;&quot;✓&quot;)" office:value-type="string" office:string-value="✓" calcext:value-type="string">
            <text:p>✓</text:p>
          </table:table-cell>
          <table:table-cell table:style-name="ce22" table:formula="of:=IF(ISBLANK([$'types.hpp'.G13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38]=&quot;✓&quot;)+([.E138]=&quot;✓&quot;)+([.F138]=&quot;✓&quot;)+([.G138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29" calcext:value-type="float">
            <text:p>129</text:p>
          </table:table-cell>
          <table:table-cell table:style-name="ce7" table:formula="of:=IF(ISBLANK([$'types.hpp'.A140]);&quot;&quot;;[$'types.hpp'.A140])">
            <text:p/>
          </table:table-cell>
          <table:table-cell table:style-name="ce7" table:formula="of:=IF(ISBLANK([$'types.hpp'.B140]);&quot;&quot;;[$'types.hpp'.B140])" office:value-type="string" office:string-value="CL_DEVICE_NATIVE_VECTOR_WIDTH_CHAR" calcext:value-type="string">
            <text:p>CL_DEVICE_NATIVE_VECTOR_WIDTH_CHAR</text:p>
          </table:table-cell>
          <table:table-cell table:style-name="ce22" table:formula="of:=IF(ISBLANK([$'types.hpp'.F140]);&quot;&quot;;&quot;✓&quot;)" office:value-type="string" office:string-value="✓" calcext:value-type="string">
            <text:p>✓</text:p>
          </table:table-cell>
          <table:table-cell table:style-name="ce22" table:formula="of:=IF(ISBLANK([$'types.hpp'.G14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39]=&quot;✓&quot;)+([.E139]=&quot;✓&quot;)+([.F139]=&quot;✓&quot;)+([.G139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30" calcext:value-type="float">
            <text:p>130</text:p>
          </table:table-cell>
          <table:table-cell table:style-name="ce7" table:formula="of:=IF(ISBLANK([$'types.hpp'.A141]);&quot;&quot;;[$'types.hpp'.A141])">
            <text:p/>
          </table:table-cell>
          <table:table-cell table:style-name="ce7" table:formula="of:=IF(ISBLANK([$'types.hpp'.B141]);&quot;&quot;;[$'types.hpp'.B141])" office:value-type="string" office:string-value="CL_DEVICE_NATIVE_VECTOR_WIDTH_SHORT" calcext:value-type="string">
            <text:p>CL_DEVICE_NATIVE_VECTOR_WIDTH_SHORT</text:p>
          </table:table-cell>
          <table:table-cell table:style-name="ce22" table:formula="of:=IF(ISBLANK([$'types.hpp'.F141]);&quot;&quot;;&quot;✓&quot;)" office:value-type="string" office:string-value="✓" calcext:value-type="string">
            <text:p>✓</text:p>
          </table:table-cell>
          <table:table-cell table:style-name="ce22" table:formula="of:=IF(ISBLANK([$'types.hpp'.G14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40]=&quot;✓&quot;)+([.E140]=&quot;✓&quot;)+([.F140]=&quot;✓&quot;)+([.G140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31" calcext:value-type="float">
            <text:p>131</text:p>
          </table:table-cell>
          <table:table-cell table:style-name="ce7" table:formula="of:=IF(ISBLANK([$'types.hpp'.A142]);&quot;&quot;;[$'types.hpp'.A142])">
            <text:p/>
          </table:table-cell>
          <table:table-cell table:style-name="ce7" table:formula="of:=IF(ISBLANK([$'types.hpp'.B142]);&quot;&quot;;[$'types.hpp'.B142])" office:value-type="string" office:string-value="CL_DEVICE_NATIVE_VECTOR_WIDTH_INT" calcext:value-type="string">
            <text:p>CL_DEVICE_NATIVE_VECTOR_WIDTH_INT</text:p>
          </table:table-cell>
          <table:table-cell table:style-name="ce22" table:formula="of:=IF(ISBLANK([$'types.hpp'.F142]);&quot;&quot;;&quot;✓&quot;)" office:value-type="string" office:string-value="✓" calcext:value-type="string">
            <text:p>✓</text:p>
          </table:table-cell>
          <table:table-cell table:style-name="ce22" table:formula="of:=IF(ISBLANK([$'types.hpp'.G14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41]=&quot;✓&quot;)+([.E141]=&quot;✓&quot;)+([.F141]=&quot;✓&quot;)+([.G141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32" calcext:value-type="float">
            <text:p>132</text:p>
          </table:table-cell>
          <table:table-cell table:style-name="ce7" table:formula="of:=IF(ISBLANK([$'types.hpp'.A143]);&quot;&quot;;[$'types.hpp'.A143])">
            <text:p/>
          </table:table-cell>
          <table:table-cell table:style-name="ce7" table:formula="of:=IF(ISBLANK([$'types.hpp'.B143]);&quot;&quot;;[$'types.hpp'.B143])" office:value-type="string" office:string-value="CL_DEVICE_NATIVE_VECTOR_WIDTH_LONG" calcext:value-type="string">
            <text:p>CL_DEVICE_NATIVE_VECTOR_WIDTH_LONG</text:p>
          </table:table-cell>
          <table:table-cell table:style-name="ce22" table:formula="of:=IF(ISBLANK([$'types.hpp'.F143]);&quot;&quot;;&quot;✓&quot;)" office:value-type="string" office:string-value="✓" calcext:value-type="string">
            <text:p>✓</text:p>
          </table:table-cell>
          <table:table-cell table:style-name="ce22" table:formula="of:=IF(ISBLANK([$'types.hpp'.G14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42]=&quot;✓&quot;)+([.E142]=&quot;✓&quot;)+([.F142]=&quot;✓&quot;)+([.G142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33" calcext:value-type="float">
            <text:p>133</text:p>
          </table:table-cell>
          <table:table-cell table:style-name="ce7" table:formula="of:=IF(ISBLANK([$'types.hpp'.A144]);&quot;&quot;;[$'types.hpp'.A144])">
            <text:p/>
          </table:table-cell>
          <table:table-cell table:style-name="ce7" table:formula="of:=IF(ISBLANK([$'types.hpp'.B144]);&quot;&quot;;[$'types.hpp'.B144])" office:value-type="string" office:string-value="CL_DEVICE_NATIVE_VECTOR_WIDTH_FLOAT" calcext:value-type="string">
            <text:p>CL_DEVICE_NATIVE_VECTOR_WIDTH_FLOAT</text:p>
          </table:table-cell>
          <table:table-cell table:style-name="ce22" table:formula="of:=IF(ISBLANK([$'types.hpp'.F144]);&quot;&quot;;&quot;✓&quot;)" office:value-type="string" office:string-value="✓" calcext:value-type="string">
            <text:p>✓</text:p>
          </table:table-cell>
          <table:table-cell table:style-name="ce22" table:formula="of:=IF(ISBLANK([$'types.hpp'.G14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43]=&quot;✓&quot;)+([.E143]=&quot;✓&quot;)+([.F143]=&quot;✓&quot;)+([.G143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34" calcext:value-type="float">
            <text:p>134</text:p>
          </table:table-cell>
          <table:table-cell table:style-name="ce7" table:formula="of:=IF(ISBLANK([$'types.hpp'.A145]);&quot;&quot;;[$'types.hpp'.A145])">
            <text:p/>
          </table:table-cell>
          <table:table-cell table:style-name="ce7" table:formula="of:=IF(ISBLANK([$'types.hpp'.B145]);&quot;&quot;;[$'types.hpp'.B145])" office:value-type="string" office:string-value="CL_DEVICE_NATIVE_VECTOR_WIDTH_DOUBLE" calcext:value-type="string">
            <text:p>CL_DEVICE_NATIVE_VECTOR_WIDTH_DOUBLE</text:p>
          </table:table-cell>
          <table:table-cell table:style-name="ce22" table:formula="of:=IF(ISBLANK([$'types.hpp'.F145]);&quot;&quot;;&quot;✓&quot;)" office:value-type="string" office:string-value="✓" calcext:value-type="string">
            <text:p>✓</text:p>
          </table:table-cell>
          <table:table-cell table:style-name="ce22" table:formula="of:=IF(ISBLANK([$'types.hpp'.G14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44]=&quot;✓&quot;)+([.E144]=&quot;✓&quot;)+([.F144]=&quot;✓&quot;)+([.G144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35" calcext:value-type="float">
            <text:p>135</text:p>
          </table:table-cell>
          <table:table-cell table:style-name="ce7" table:formula="of:=IF(ISBLANK([$'types.hpp'.A146]);&quot;&quot;;[$'types.hpp'.A146])">
            <text:p/>
          </table:table-cell>
          <table:table-cell table:style-name="ce7" table:formula="of:=IF(ISBLANK([$'types.hpp'.B146]);&quot;&quot;;[$'types.hpp'.B146])" office:value-type="string" office:string-value="CL_DEVICE_NATIVE_VECTOR_WIDTH_HALF" calcext:value-type="string">
            <text:p>CL_DEVICE_NATIVE_VECTOR_WIDTH_HALF</text:p>
          </table:table-cell>
          <table:table-cell table:style-name="ce22" table:formula="of:=IF(ISBLANK([$'types.hpp'.F146]);&quot;&quot;;&quot;✓&quot;)" office:value-type="string" office:string-value="✓" calcext:value-type="string">
            <text:p>✓</text:p>
          </table:table-cell>
          <table:table-cell table:style-name="ce22" table:formula="of:=IF(ISBLANK([$'types.hpp'.G14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45]=&quot;✓&quot;)+([.E145]=&quot;✓&quot;)+([.F145]=&quot;✓&quot;)+([.G145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36" calcext:value-type="float">
            <text:p>136</text:p>
          </table:table-cell>
          <table:table-cell table:style-name="ce7" table:formula="of:=IF(ISBLANK([$'types.hpp'.A147]);&quot;&quot;;[$'types.hpp'.A147])">
            <text:p/>
          </table:table-cell>
          <table:table-cell table:style-name="ce7" table:formula="of:=IF(ISBLANK([$'types.hpp'.B147]);&quot;&quot;;[$'types.hpp'.B147])" office:value-type="string" office:string-value="CL_DEVICE_OPENCL_C_VERSION" calcext:value-type="string">
            <text:p>CL_DEVICE_OPENCL_C_VERSION</text:p>
          </table:table-cell>
          <table:table-cell table:style-name="ce22" table:formula="of:=IF(ISBLANK([$'types.hpp'.F147]);&quot;&quot;;&quot;✓&quot;)" office:value-type="string" office:string-value="✓" calcext:value-type="string">
            <text:p>✓</text:p>
          </table:table-cell>
          <table:table-cell table:style-name="ce22" table:formula="of:=IF(ISBLANK([$'types.hpp'.G14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46]=&quot;✓&quot;)+([.E146]=&quot;✓&quot;)+([.F146]=&quot;✓&quot;)+([.G146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37" calcext:value-type="float">
            <text:p>137</text:p>
          </table:table-cell>
          <table:table-cell table:style-name="ce7" table:formula="of:=IF(ISBLANK([$'types.hpp'.A148]);&quot;&quot;;[$'types.hpp'.A148])">
            <text:p/>
          </table:table-cell>
          <table:table-cell table:style-name="ce7" table:formula="of:=IF(ISBLANK([$'types.hpp'.B148]);&quot;&quot;;[$'types.hpp'.B148])" office:value-type="string" office:string-value="CL_DEVICE_LINKER_AVAILABLE" calcext:value-type="string">
            <text:p>CL_DEVICE_LINKER_AVAILABLE</text:p>
          </table:table-cell>
          <table:table-cell table:style-name="ce22" table:formula="of:=IF(ISBLANK([$'types.hpp'.F148]);&quot;&quot;;&quot;✓&quot;)" office:value-type="string" office:string-value="✓" calcext:value-type="string">
            <text:p>✓</text:p>
          </table:table-cell>
          <table:table-cell table:style-name="ce22" table:formula="of:=IF(ISBLANK([$'types.hpp'.G14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47]=&quot;✓&quot;)+([.E147]=&quot;✓&quot;)+([.F147]=&quot;✓&quot;)+([.G147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38" calcext:value-type="float">
            <text:p>138</text:p>
          </table:table-cell>
          <table:table-cell table:style-name="ce7" table:formula="of:=IF(ISBLANK([$'types.hpp'.A149]);&quot;&quot;;[$'types.hpp'.A149])">
            <text:p/>
          </table:table-cell>
          <table:table-cell table:style-name="ce7" table:formula="of:=IF(ISBLANK([$'types.hpp'.B149]);&quot;&quot;;[$'types.hpp'.B149])" office:value-type="string" office:string-value="CL_DEVICE_BUILT_IN_KERNELS" calcext:value-type="string">
            <text:p>CL_DEVICE_BUILT_IN_KERNELS</text:p>
          </table:table-cell>
          <table:table-cell table:style-name="ce22" table:formula="of:=IF(ISBLANK([$'types.hpp'.F149]);&quot;&quot;;&quot;✓&quot;)" office:value-type="string" office:string-value="✓" calcext:value-type="string">
            <text:p>✓</text:p>
          </table:table-cell>
          <table:table-cell table:style-name="ce22" table:formula="of:=IF(ISBLANK([$'types.hpp'.G14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48]=&quot;✓&quot;)+([.E148]=&quot;✓&quot;)+([.F148]=&quot;✓&quot;)+([.G148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39" calcext:value-type="float">
            <text:p>139</text:p>
          </table:table-cell>
          <table:table-cell table:style-name="ce7" table:formula="of:=IF(ISBLANK([$'types.hpp'.A150]);&quot;&quot;;[$'types.hpp'.A150])">
            <text:p/>
          </table:table-cell>
          <table:table-cell table:style-name="ce7" table:formula="of:=IF(ISBLANK([$'types.hpp'.B150]);&quot;&quot;;[$'types.hpp'.B150])" office:value-type="string" office:string-value="CL_DEVICE_IMAGE_MAX_BUFFER_SIZE" calcext:value-type="string">
            <text:p>CL_DEVICE_IMAGE_MAX_BUFFER_SIZE</text:p>
          </table:table-cell>
          <table:table-cell table:style-name="ce22" table:formula="of:=IF(ISBLANK([$'types.hpp'.F150]);&quot;&quot;;&quot;✓&quot;)" office:value-type="string" office:string-value="✓" calcext:value-type="string">
            <text:p>✓</text:p>
          </table:table-cell>
          <table:table-cell table:style-name="ce22" table:formula="of:=IF(ISBLANK([$'types.hpp'.G15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49]=&quot;✓&quot;)+([.E149]=&quot;✓&quot;)+([.F149]=&quot;✓&quot;)+([.G149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40" calcext:value-type="float">
            <text:p>140</text:p>
          </table:table-cell>
          <table:table-cell table:style-name="ce7" table:formula="of:=IF(ISBLANK([$'types.hpp'.A151]);&quot;&quot;;[$'types.hpp'.A151])">
            <text:p/>
          </table:table-cell>
          <table:table-cell table:style-name="ce7" table:formula="of:=IF(ISBLANK([$'types.hpp'.B151]);&quot;&quot;;[$'types.hpp'.B151])" office:value-type="string" office:string-value="CL_DEVICE_IMAGE_MAX_ARRAY_SIZE" calcext:value-type="string">
            <text:p>CL_DEVICE_IMAGE_MAX_ARRAY_SIZE</text:p>
          </table:table-cell>
          <table:table-cell table:style-name="ce22" table:formula="of:=IF(ISBLANK([$'types.hpp'.F151]);&quot;&quot;;&quot;✓&quot;)" office:value-type="string" office:string-value="✓" calcext:value-type="string">
            <text:p>✓</text:p>
          </table:table-cell>
          <table:table-cell table:style-name="ce22" table:formula="of:=IF(ISBLANK([$'types.hpp'.G15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50]=&quot;✓&quot;)+([.E150]=&quot;✓&quot;)+([.F150]=&quot;✓&quot;)+([.G150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41" calcext:value-type="float">
            <text:p>141</text:p>
          </table:table-cell>
          <table:table-cell table:style-name="ce7" table:formula="of:=IF(ISBLANK([$'types.hpp'.A152]);&quot;&quot;;[$'types.hpp'.A152])">
            <text:p/>
          </table:table-cell>
          <table:table-cell table:style-name="ce7" table:formula="of:=IF(ISBLANK([$'types.hpp'.B152]);&quot;&quot;;[$'types.hpp'.B152])" office:value-type="string" office:string-value="CL_DEVICE_PARENT_DEVICE" calcext:value-type="string">
            <text:p>CL_DEVICE_PARENT_DEVICE</text:p>
          </table:table-cell>
          <table:table-cell table:style-name="ce22" table:formula="of:=IF(ISBLANK([$'types.hpp'.F152]);&quot;&quot;;&quot;✓&quot;)" office:value-type="string" office:string-value="✓" calcext:value-type="string">
            <text:p>✓</text:p>
          </table:table-cell>
          <table:table-cell table:style-name="ce22" table:formula="of:=IF(ISBLANK([$'types.hpp'.G15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51]=&quot;✓&quot;)+([.E151]=&quot;✓&quot;)+([.F151]=&quot;✓&quot;)+([.G151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42" calcext:value-type="float">
            <text:p>142</text:p>
          </table:table-cell>
          <table:table-cell table:style-name="ce7" table:formula="of:=IF(ISBLANK([$'types.hpp'.A153]);&quot;&quot;;[$'types.hpp'.A153])">
            <text:p/>
          </table:table-cell>
          <table:table-cell table:style-name="ce7" table:formula="of:=IF(ISBLANK([$'types.hpp'.B153]);&quot;&quot;;[$'types.hpp'.B153])" office:value-type="string" office:string-value="CL_DEVICE_PARTITION_MAX_SUB_DEVICES" calcext:value-type="string">
            <text:p>CL_DEVICE_PARTITION_MAX_SUB_DEVICES</text:p>
          </table:table-cell>
          <table:table-cell table:style-name="ce22" table:formula="of:=IF(ISBLANK([$'types.hpp'.F153]);&quot;&quot;;&quot;✓&quot;)" office:value-type="string" office:string-value="✓" calcext:value-type="string">
            <text:p>✓</text:p>
          </table:table-cell>
          <table:table-cell table:style-name="ce22" table:formula="of:=IF(ISBLANK([$'types.hpp'.G15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52]=&quot;✓&quot;)+([.E152]=&quot;✓&quot;)+([.F152]=&quot;✓&quot;)+([.G152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43" calcext:value-type="float">
            <text:p>143</text:p>
          </table:table-cell>
          <table:table-cell table:style-name="ce7" table:formula="of:=IF(ISBLANK([$'types.hpp'.A154]);&quot;&quot;;[$'types.hpp'.A154])">
            <text:p/>
          </table:table-cell>
          <table:table-cell table:style-name="ce7" table:formula="of:=IF(ISBLANK([$'types.hpp'.B154]);&quot;&quot;;[$'types.hpp'.B154])" office:value-type="string" office:string-value="CL_DEVICE_PARTITION_PROPERTIES" calcext:value-type="string">
            <text:p>CL_DEVICE_PARTITION_PROPERTIES</text:p>
          </table:table-cell>
          <table:table-cell table:style-name="ce22" table:formula="of:=IF(ISBLANK([$'types.hpp'.F154]);&quot;&quot;;&quot;✓&quot;)" office:value-type="string" office:string-value="✓" calcext:value-type="string">
            <text:p>✓</text:p>
          </table:table-cell>
          <table:table-cell table:style-name="ce22" table:formula="of:=IF(ISBLANK([$'types.hpp'.G15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53]=&quot;✓&quot;)+([.E153]=&quot;✓&quot;)+([.F153]=&quot;✓&quot;)+([.G153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44" calcext:value-type="float">
            <text:p>144</text:p>
          </table:table-cell>
          <table:table-cell table:style-name="ce7" table:formula="of:=IF(ISBLANK([$'types.hpp'.A155]);&quot;&quot;;[$'types.hpp'.A155])">
            <text:p/>
          </table:table-cell>
          <table:table-cell table:style-name="ce7" table:formula="of:=IF(ISBLANK([$'types.hpp'.B155]);&quot;&quot;;[$'types.hpp'.B155])" office:value-type="string" office:string-value="CL_DEVICE_PARTITION_AFFINITY_DOMAIN" calcext:value-type="string">
            <text:p>CL_DEVICE_PARTITION_AFFINITY_DOMAIN</text:p>
          </table:table-cell>
          <table:table-cell table:style-name="ce22" table:formula="of:=IF(ISBLANK([$'types.hpp'.F155]);&quot;&quot;;&quot;✓&quot;)" office:value-type="string" office:string-value="✓" calcext:value-type="string">
            <text:p>✓</text:p>
          </table:table-cell>
          <table:table-cell table:style-name="ce22" table:formula="of:=IF(ISBLANK([$'types.hpp'.G15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54]=&quot;✓&quot;)+([.E154]=&quot;✓&quot;)+([.F154]=&quot;✓&quot;)+([.G154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45" calcext:value-type="float">
            <text:p>145</text:p>
          </table:table-cell>
          <table:table-cell table:style-name="ce7" table:formula="of:=IF(ISBLANK([$'types.hpp'.A156]);&quot;&quot;;[$'types.hpp'.A156])">
            <text:p/>
          </table:table-cell>
          <table:table-cell table:style-name="ce7" table:formula="of:=IF(ISBLANK([$'types.hpp'.B156]);&quot;&quot;;[$'types.hpp'.B156])" office:value-type="string" office:string-value="CL_DEVICE_PARTITION_TYPE" calcext:value-type="string">
            <text:p>CL_DEVICE_PARTITION_TYPE</text:p>
          </table:table-cell>
          <table:table-cell table:style-name="ce22" table:formula="of:=IF(ISBLANK([$'types.hpp'.F156]);&quot;&quot;;&quot;✓&quot;)" office:value-type="string" office:string-value="✓" calcext:value-type="string">
            <text:p>✓</text:p>
          </table:table-cell>
          <table:table-cell table:style-name="ce22" table:formula="of:=IF(ISBLANK([$'types.hpp'.G15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55]=&quot;✓&quot;)+([.E155]=&quot;✓&quot;)+([.F155]=&quot;✓&quot;)+([.G155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46" calcext:value-type="float">
            <text:p>146</text:p>
          </table:table-cell>
          <table:table-cell table:style-name="ce7" table:formula="of:=IF(ISBLANK([$'types.hpp'.A157]);&quot;&quot;;[$'types.hpp'.A157])">
            <text:p/>
          </table:table-cell>
          <table:table-cell table:style-name="ce7" table:formula="of:=IF(ISBLANK([$'types.hpp'.B157]);&quot;&quot;;[$'types.hpp'.B157])" office:value-type="string" office:string-value="CL_DEVICE_REFERENCE_COUNT" calcext:value-type="string">
            <text:p>CL_DEVICE_REFERENCE_COUNT</text:p>
          </table:table-cell>
          <table:table-cell table:style-name="ce22" table:formula="of:=IF(ISBLANK([$'types.hpp'.F157]);&quot;&quot;;&quot;✓&quot;)" office:value-type="string" office:string-value="✓" calcext:value-type="string">
            <text:p>✓</text:p>
          </table:table-cell>
          <table:table-cell table:style-name="ce22" table:formula="of:=IF(ISBLANK([$'types.hpp'.G15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56]=&quot;✓&quot;)+([.E156]=&quot;✓&quot;)+([.F156]=&quot;✓&quot;)+([.G156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47" calcext:value-type="float">
            <text:p>147</text:p>
          </table:table-cell>
          <table:table-cell table:style-name="ce7" table:formula="of:=IF(ISBLANK([$'types.hpp'.A158]);&quot;&quot;;[$'types.hpp'.A158])">
            <text:p/>
          </table:table-cell>
          <table:table-cell table:style-name="ce7" table:formula="of:=IF(ISBLANK([$'types.hpp'.B158]);&quot;&quot;;[$'types.hpp'.B158])" office:value-type="string" office:string-value="CL_DEVICE_PREFERRED_INTEROP_USER_SYNC" calcext:value-type="string">
            <text:p>CL_DEVICE_PREFERRED_INTEROP_USER_SYNC</text:p>
          </table:table-cell>
          <table:table-cell table:style-name="ce22" table:formula="of:=IF(ISBLANK([$'types.hpp'.F158]);&quot;&quot;;&quot;✓&quot;)" office:value-type="string" office:string-value="✓" calcext:value-type="string">
            <text:p>✓</text:p>
          </table:table-cell>
          <table:table-cell table:style-name="ce22" table:formula="of:=IF(ISBLANK([$'types.hpp'.G15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57]=&quot;✓&quot;)+([.E157]=&quot;✓&quot;)+([.F157]=&quot;✓&quot;)+([.G157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48" calcext:value-type="float">
            <text:p>148</text:p>
          </table:table-cell>
          <table:table-cell table:style-name="ce7" table:formula="of:=IF(ISBLANK([$'types.hpp'.A159]);&quot;&quot;;[$'types.hpp'.A159])">
            <text:p/>
          </table:table-cell>
          <table:table-cell table:style-name="ce7" table:formula="of:=IF(ISBLANK([$'types.hpp'.B159]);&quot;&quot;;[$'types.hpp'.B159])" office:value-type="string" office:string-value="CL_DEVICE_PRINTF_BUFFER_SIZE" calcext:value-type="string">
            <text:p>CL_DEVICE_PRINTF_BUFFER_SIZE</text:p>
          </table:table-cell>
          <table:table-cell table:style-name="ce22" table:formula="of:=IF(ISBLANK([$'types.hpp'.F159]);&quot;&quot;;&quot;✓&quot;)" office:value-type="string" office:string-value="✓" calcext:value-type="string">
            <text:p>✓</text:p>
          </table:table-cell>
          <table:table-cell table:style-name="ce22" table:formula="of:=IF(ISBLANK([$'types.hpp'.G15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58]=&quot;✓&quot;)+([.E158]=&quot;✓&quot;)+([.F158]=&quot;✓&quot;)+([.G158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49" calcext:value-type="float">
            <text:p>149</text:p>
          </table:table-cell>
          <table:table-cell table:style-name="ce7" table:formula="of:=IF(ISBLANK([$'types.hpp'.A160]);&quot;&quot;;[$'types.hpp'.A160])">
            <text:p/>
          </table:table-cell>
          <table:table-cell table:style-name="ce7" table:formula="of:=IF(ISBLANK([$'types.hpp'.B160]);&quot;&quot;;[$'types.hpp'.B160])" office:value-type="string" office:string-value="CL_DEVICE_IMAGE_PITCH_ALIGNMENT" calcext:value-type="string">
            <text:p>CL_DEVICE_IMAGE_PITCH_ALIGNMENT</text:p>
          </table:table-cell>
          <table:table-cell table:style-name="ce22" table:formula="of:=IF(ISBLANK([$'types.hpp'.F160]);&quot;&quot;;&quot;✓&quot;)" office:value-type="string" office:string-value="✓" calcext:value-type="string">
            <text:p>✓</text:p>
          </table:table-cell>
          <table:table-cell table:style-name="ce22" table:formula="of:=IF(ISBLANK([$'types.hpp'.G16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59]=&quot;✓&quot;)+([.E159]=&quot;✓&quot;)+([.F159]=&quot;✓&quot;)+([.G159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50" calcext:value-type="float">
            <text:p>150</text:p>
          </table:table-cell>
          <table:table-cell table:style-name="ce7" table:formula="of:=IF(ISBLANK([$'types.hpp'.A161]);&quot;&quot;;[$'types.hpp'.A161])">
            <text:p/>
          </table:table-cell>
          <table:table-cell table:style-name="ce7" table:formula="of:=IF(ISBLANK([$'types.hpp'.B161]);&quot;&quot;;[$'types.hpp'.B161])" office:value-type="string" office:string-value="CL_DEVICE_IMAGE_BASE_ADDRESS_ALIGNMENT" calcext:value-type="string">
            <text:p>CL_DEVICE_IMAGE_BASE_ADDRESS_ALIGNMENT</text:p>
          </table:table-cell>
          <table:table-cell table:style-name="ce22" table:formula="of:=IF(ISBLANK([$'types.hpp'.F161]);&quot;&quot;;&quot;✓&quot;)" office:value-type="string" office:string-value="✓" calcext:value-type="string">
            <text:p>✓</text:p>
          </table:table-cell>
          <table:table-cell table:style-name="ce22" table:formula="of:=IF(ISBLANK([$'types.hpp'.G16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60]=&quot;✓&quot;)+([.E160]=&quot;✓&quot;)+([.F160]=&quot;✓&quot;)+([.G160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51" calcext:value-type="float">
            <text:p>151</text:p>
          </table:table-cell>
          <table:table-cell table:style-name="ce7" table:formula="of:=IF(ISBLANK([$'types.hpp'.A162]);&quot;&quot;;[$'types.hpp'.A162])" office:value-type="string" office:string-value="cl_device_fp_config" calcext:value-type="string">
            <text:p>cl_device_fp_config</text:p>
          </table:table-cell>
          <table:table-cell table:style-name="ce7" table:formula="of:=IF(ISBLANK([$'types.hpp'.B162]);&quot;&quot;;[$'types.hpp'.B162])">
            <text:p/>
          </table:table-cell>
          <table:table-cell table:style-name="ce22" table:formula="of:=IF(ISBLANK([$'types.hpp'.F162]);&quot;&quot;;&quot;✓&quot;)" office:value-type="string" office:string-value="✓" calcext:value-type="string">
            <text:p>✓</text:p>
          </table:table-cell>
          <table:table-cell table:style-name="ce22" table:formula="of:=IF(ISBLANK([$'types.hpp'.G16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61]=&quot;✓&quot;)+([.E161]=&quot;✓&quot;)+([.F161]=&quot;✓&quot;)+([.G161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52" calcext:value-type="float">
            <text:p>152</text:p>
          </table:table-cell>
          <table:table-cell table:style-name="ce7" table:formula="of:=IF(ISBLANK([$'types.hpp'.A163]);&quot;&quot;;[$'types.hpp'.A163])">
            <text:p/>
          </table:table-cell>
          <table:table-cell table:style-name="ce7" table:formula="of:=IF(ISBLANK([$'types.hpp'.B163]);&quot;&quot;;[$'types.hpp'.B163])" office:value-type="float" office:value="0" calcext:value-type="float">
            <text:p>0</text:p>
          </table:table-cell>
          <table:table-cell table:style-name="ce22" table:formula="of:=IF(ISBLANK([$'types.hpp'.F163]);&quot;&quot;;&quot;✓&quot;)" office:value-type="string" office:string-value="✓" calcext:value-type="string">
            <text:p>✓</text:p>
          </table:table-cell>
          <table:table-cell table:style-name="ce22" table:formula="of:=IF(ISBLANK([$'types.hpp'.G16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62]=&quot;✓&quot;)+([.E162]=&quot;✓&quot;)+([.F162]=&quot;✓&quot;)+([.G162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53" calcext:value-type="float">
            <text:p>153</text:p>
          </table:table-cell>
          <table:table-cell table:style-name="ce7" table:formula="of:=IF(ISBLANK([$'types.hpp'.A164]);&quot;&quot;;[$'types.hpp'.A164])">
            <text:p/>
          </table:table-cell>
          <table:table-cell table:style-name="ce7" table:formula="of:=IF(ISBLANK([$'types.hpp'.B164]);&quot;&quot;;[$'types.hpp'.B164])" office:value-type="string" office:string-value="CL_FP_DENORM" calcext:value-type="string">
            <text:p>CL_FP_DENORM</text:p>
          </table:table-cell>
          <table:table-cell table:style-name="ce22" table:formula="of:=IF(ISBLANK([$'types.hpp'.F164]);&quot;&quot;;&quot;✓&quot;)" office:value-type="string" office:string-value="✓" calcext:value-type="string">
            <text:p>✓</text:p>
          </table:table-cell>
          <table:table-cell table:style-name="ce22" table:formula="of:=IF(ISBLANK([$'types.hpp'.G16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63]=&quot;✓&quot;)+([.E163]=&quot;✓&quot;)+([.F163]=&quot;✓&quot;)+([.G163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54" calcext:value-type="float">
            <text:p>154</text:p>
          </table:table-cell>
          <table:table-cell table:style-name="ce7" table:formula="of:=IF(ISBLANK([$'types.hpp'.A165]);&quot;&quot;;[$'types.hpp'.A165])">
            <text:p/>
          </table:table-cell>
          <table:table-cell table:style-name="ce7" table:formula="of:=IF(ISBLANK([$'types.hpp'.B165]);&quot;&quot;;[$'types.hpp'.B165])" office:value-type="string" office:string-value="CL_FP_INF_NAN" calcext:value-type="string">
            <text:p>CL_FP_INF_NAN</text:p>
          </table:table-cell>
          <table:table-cell table:style-name="ce22" table:formula="of:=IF(ISBLANK([$'types.hpp'.F165]);&quot;&quot;;&quot;✓&quot;)" office:value-type="string" office:string-value="✓" calcext:value-type="string">
            <text:p>✓</text:p>
          </table:table-cell>
          <table:table-cell table:style-name="ce22" table:formula="of:=IF(ISBLANK([$'types.hpp'.G16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64]=&quot;✓&quot;)+([.E164]=&quot;✓&quot;)+([.F164]=&quot;✓&quot;)+([.G164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55" calcext:value-type="float">
            <text:p>155</text:p>
          </table:table-cell>
          <table:table-cell table:style-name="ce7" table:formula="of:=IF(ISBLANK([$'types.hpp'.A166]);&quot;&quot;;[$'types.hpp'.A166])">
            <text:p/>
          </table:table-cell>
          <table:table-cell table:style-name="ce7" table:formula="of:=IF(ISBLANK([$'types.hpp'.B166]);&quot;&quot;;[$'types.hpp'.B166])" office:value-type="string" office:string-value="CL_FP_ROUND_TO_NEAREST" calcext:value-type="string">
            <text:p>CL_FP_ROUND_TO_NEAREST</text:p>
          </table:table-cell>
          <table:table-cell table:style-name="ce22" table:formula="of:=IF(ISBLANK([$'types.hpp'.F166]);&quot;&quot;;&quot;✓&quot;)" office:value-type="string" office:string-value="✓" calcext:value-type="string">
            <text:p>✓</text:p>
          </table:table-cell>
          <table:table-cell table:style-name="ce22" table:formula="of:=IF(ISBLANK([$'types.hpp'.G16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65]=&quot;✓&quot;)+([.E165]=&quot;✓&quot;)+([.F165]=&quot;✓&quot;)+([.G165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56" calcext:value-type="float">
            <text:p>156</text:p>
          </table:table-cell>
          <table:table-cell table:style-name="ce7" table:formula="of:=IF(ISBLANK([$'types.hpp'.A167]);&quot;&quot;;[$'types.hpp'.A167])">
            <text:p/>
          </table:table-cell>
          <table:table-cell table:style-name="ce7" table:formula="of:=IF(ISBLANK([$'types.hpp'.B167]);&quot;&quot;;[$'types.hpp'.B167])" office:value-type="string" office:string-value="CL_FP_ROUND_TO_ZERO" calcext:value-type="string">
            <text:p>CL_FP_ROUND_TO_ZERO</text:p>
          </table:table-cell>
          <table:table-cell table:style-name="ce22" table:formula="of:=IF(ISBLANK([$'types.hpp'.F167]);&quot;&quot;;&quot;✓&quot;)" office:value-type="string" office:string-value="✓" calcext:value-type="string">
            <text:p>✓</text:p>
          </table:table-cell>
          <table:table-cell table:style-name="ce22" table:formula="of:=IF(ISBLANK([$'types.hpp'.G16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66]=&quot;✓&quot;)+([.E166]=&quot;✓&quot;)+([.F166]=&quot;✓&quot;)+([.G166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57" calcext:value-type="float">
            <text:p>157</text:p>
          </table:table-cell>
          <table:table-cell table:style-name="ce7" table:formula="of:=IF(ISBLANK([$'types.hpp'.A168]);&quot;&quot;;[$'types.hpp'.A168])">
            <text:p/>
          </table:table-cell>
          <table:table-cell table:style-name="ce7" table:formula="of:=IF(ISBLANK([$'types.hpp'.B168]);&quot;&quot;;[$'types.hpp'.B168])" office:value-type="string" office:string-value="CL_FP_ROUND_TO_INF" calcext:value-type="string">
            <text:p>CL_FP_ROUND_TO_INF</text:p>
          </table:table-cell>
          <table:table-cell table:style-name="ce22" table:formula="of:=IF(ISBLANK([$'types.hpp'.F168]);&quot;&quot;;&quot;✓&quot;)" office:value-type="string" office:string-value="✓" calcext:value-type="string">
            <text:p>✓</text:p>
          </table:table-cell>
          <table:table-cell table:style-name="ce22" table:formula="of:=IF(ISBLANK([$'types.hpp'.G16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67]=&quot;✓&quot;)+([.E167]=&quot;✓&quot;)+([.F167]=&quot;✓&quot;)+([.G167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58" calcext:value-type="float">
            <text:p>158</text:p>
          </table:table-cell>
          <table:table-cell table:style-name="ce7" table:formula="of:=IF(ISBLANK([$'types.hpp'.A169]);&quot;&quot;;[$'types.hpp'.A169])">
            <text:p/>
          </table:table-cell>
          <table:table-cell table:style-name="ce7" table:formula="of:=IF(ISBLANK([$'types.hpp'.B169]);&quot;&quot;;[$'types.hpp'.B169])" office:value-type="string" office:string-value="CL_FP_FMA" calcext:value-type="string">
            <text:p>CL_FP_FMA</text:p>
          </table:table-cell>
          <table:table-cell table:style-name="ce22" table:formula="of:=IF(ISBLANK([$'types.hpp'.F169]);&quot;&quot;;&quot;✓&quot;)" office:value-type="string" office:string-value="✓" calcext:value-type="string">
            <text:p>✓</text:p>
          </table:table-cell>
          <table:table-cell table:style-name="ce22" table:formula="of:=IF(ISBLANK([$'types.hpp'.G16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68]=&quot;✓&quot;)+([.E168]=&quot;✓&quot;)+([.F168]=&quot;✓&quot;)+([.G168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59" calcext:value-type="float">
            <text:p>159</text:p>
          </table:table-cell>
          <table:table-cell table:style-name="ce7" table:formula="of:=IF(ISBLANK([$'types.hpp'.A170]);&quot;&quot;;[$'types.hpp'.A170])">
            <text:p/>
          </table:table-cell>
          <table:table-cell table:style-name="ce7" table:formula="of:=IF(ISBLANK([$'types.hpp'.B170]);&quot;&quot;;[$'types.hpp'.B170])" office:value-type="string" office:string-value="CL_FP_SOFT_FLOAT" calcext:value-type="string">
            <text:p>CL_FP_SOFT_FLOAT</text:p>
          </table:table-cell>
          <table:table-cell table:style-name="ce22" table:formula="of:=IF(ISBLANK([$'types.hpp'.F170]);&quot;&quot;;&quot;✓&quot;)" office:value-type="string" office:string-value="✓" calcext:value-type="string">
            <text:p>✓</text:p>
          </table:table-cell>
          <table:table-cell table:style-name="ce22" table:formula="of:=IF(ISBLANK([$'types.hpp'.G17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69]=&quot;✓&quot;)+([.E169]=&quot;✓&quot;)+([.F169]=&quot;✓&quot;)+([.G169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60" calcext:value-type="float">
            <text:p>160</text:p>
          </table:table-cell>
          <table:table-cell table:style-name="ce7" table:formula="of:=IF(ISBLANK([$'types.hpp'.A171]);&quot;&quot;;[$'types.hpp'.A171])">
            <text:p/>
          </table:table-cell>
          <table:table-cell table:style-name="ce7" table:formula="of:=IF(ISBLANK([$'types.hpp'.B171]);&quot;&quot;;[$'types.hpp'.B171])" office:value-type="string" office:string-value="CL_FP_CORRECTLY_ROUNDED_DIVIDE_SQRT" calcext:value-type="string">
            <text:p>CL_FP_CORRECTLY_ROUNDED_DIVIDE_SQRT</text:p>
          </table:table-cell>
          <table:table-cell table:style-name="ce22" table:formula="of:=IF(ISBLANK([$'types.hpp'.F171]);&quot;&quot;;&quot;✓&quot;)" office:value-type="string" office:string-value="✓" calcext:value-type="string">
            <text:p>✓</text:p>
          </table:table-cell>
          <table:table-cell table:style-name="ce22" table:formula="of:=IF(ISBLANK([$'types.hpp'.G17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70]=&quot;✓&quot;)+([.E170]=&quot;✓&quot;)+([.F170]=&quot;✓&quot;)+([.G170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61" calcext:value-type="float">
            <text:p>161</text:p>
          </table:table-cell>
          <table:table-cell table:style-name="ce7" table:formula="of:=IF(ISBLANK([$'types.hpp'.A172]);&quot;&quot;;[$'types.hpp'.A172])" office:value-type="string" office:string-value="cl_device_mem_cache_type" calcext:value-type="string">
            <text:p>cl_device_mem_cache_type</text:p>
          </table:table-cell>
          <table:table-cell table:style-name="ce7" table:formula="of:=IF(ISBLANK([$'types.hpp'.B172]);&quot;&quot;;[$'types.hpp'.B172])">
            <text:p/>
          </table:table-cell>
          <table:table-cell table:style-name="ce22" table:formula="of:=IF(ISBLANK([$'types.hpp'.F172]);&quot;&quot;;&quot;✓&quot;)" office:value-type="string" office:string-value="✓" calcext:value-type="string">
            <text:p>✓</text:p>
          </table:table-cell>
          <table:table-cell table:style-name="ce22" table:formula="of:=IF(ISBLANK([$'types.hpp'.G17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71]=&quot;✓&quot;)+([.E171]=&quot;✓&quot;)+([.F171]=&quot;✓&quot;)+([.G171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62" calcext:value-type="float">
            <text:p>162</text:p>
          </table:table-cell>
          <table:table-cell table:style-name="ce7" table:formula="of:=IF(ISBLANK([$'types.hpp'.A173]);&quot;&quot;;[$'types.hpp'.A173])">
            <text:p/>
          </table:table-cell>
          <table:table-cell table:style-name="ce7" table:formula="of:=IF(ISBLANK([$'types.hpp'.B173]);&quot;&quot;;[$'types.hpp'.B173])" office:value-type="string" office:string-value="CL_NONE" calcext:value-type="string">
            <text:p>CL_NONE</text:p>
          </table:table-cell>
          <table:table-cell table:style-name="ce22" table:formula="of:=IF(ISBLANK([$'types.hpp'.F173]);&quot;&quot;;&quot;✓&quot;)" office:value-type="string" office:string-value="✓" calcext:value-type="string">
            <text:p>✓</text:p>
          </table:table-cell>
          <table:table-cell table:style-name="ce22" table:formula="of:=IF(ISBLANK([$'types.hpp'.G17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72]=&quot;✓&quot;)+([.E172]=&quot;✓&quot;)+([.F172]=&quot;✓&quot;)+([.G172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63" calcext:value-type="float">
            <text:p>163</text:p>
          </table:table-cell>
          <table:table-cell table:style-name="ce7" table:formula="of:=IF(ISBLANK([$'types.hpp'.A174]);&quot;&quot;;[$'types.hpp'.A174])">
            <text:p/>
          </table:table-cell>
          <table:table-cell table:style-name="ce7" table:formula="of:=IF(ISBLANK([$'types.hpp'.B174]);&quot;&quot;;[$'types.hpp'.B174])" office:value-type="string" office:string-value="CL_READ_ONLY_CACHE" calcext:value-type="string">
            <text:p>CL_READ_ONLY_CACHE</text:p>
          </table:table-cell>
          <table:table-cell table:style-name="ce22" table:formula="of:=IF(ISBLANK([$'types.hpp'.F174]);&quot;&quot;;&quot;✓&quot;)" office:value-type="string" office:string-value="✓" calcext:value-type="string">
            <text:p>✓</text:p>
          </table:table-cell>
          <table:table-cell table:style-name="ce22" table:formula="of:=IF(ISBLANK([$'types.hpp'.G17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73]=&quot;✓&quot;)+([.E173]=&quot;✓&quot;)+([.F173]=&quot;✓&quot;)+([.G173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64" calcext:value-type="float">
            <text:p>164</text:p>
          </table:table-cell>
          <table:table-cell table:style-name="ce7" table:formula="of:=IF(ISBLANK([$'types.hpp'.A175]);&quot;&quot;;[$'types.hpp'.A175])">
            <text:p/>
          </table:table-cell>
          <table:table-cell table:style-name="ce7" table:formula="of:=IF(ISBLANK([$'types.hpp'.B175]);&quot;&quot;;[$'types.hpp'.B175])" office:value-type="string" office:string-value="CL_READ_WRITE_CACHE" calcext:value-type="string">
            <text:p>CL_READ_WRITE_CACHE</text:p>
          </table:table-cell>
          <table:table-cell table:style-name="ce22" table:formula="of:=IF(ISBLANK([$'types.hpp'.F175]);&quot;&quot;;&quot;✓&quot;)" office:value-type="string" office:string-value="✓" calcext:value-type="string">
            <text:p>✓</text:p>
          </table:table-cell>
          <table:table-cell table:style-name="ce22" table:formula="of:=IF(ISBLANK([$'types.hpp'.G17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74]=&quot;✓&quot;)+([.E174]=&quot;✓&quot;)+([.F174]=&quot;✓&quot;)+([.G174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65" calcext:value-type="float">
            <text:p>165</text:p>
          </table:table-cell>
          <table:table-cell table:style-name="ce7" table:formula="of:=IF(ISBLANK([$'types.hpp'.A176]);&quot;&quot;;[$'types.hpp'.A176])" office:value-type="string" office:string-value="cl_device_local_mem_type" calcext:value-type="string">
            <text:p>cl_device_local_mem_type</text:p>
          </table:table-cell>
          <table:table-cell table:style-name="ce7" table:formula="of:=IF(ISBLANK([$'types.hpp'.B176]);&quot;&quot;;[$'types.hpp'.B176])">
            <text:p/>
          </table:table-cell>
          <table:table-cell table:style-name="ce22" table:formula="of:=IF(ISBLANK([$'types.hpp'.F176]);&quot;&quot;;&quot;✓&quot;)" office:value-type="string" office:string-value="✓" calcext:value-type="string">
            <text:p>✓</text:p>
          </table:table-cell>
          <table:table-cell table:style-name="ce22" table:formula="of:=IF(ISBLANK([$'types.hpp'.G17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75]=&quot;✓&quot;)+([.E175]=&quot;✓&quot;)+([.F175]=&quot;✓&quot;)+([.G175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66" calcext:value-type="float">
            <text:p>166</text:p>
          </table:table-cell>
          <table:table-cell table:style-name="ce7" table:formula="of:=IF(ISBLANK([$'types.hpp'.A177]);&quot;&quot;;[$'types.hpp'.A177])">
            <text:p/>
          </table:table-cell>
          <table:table-cell table:style-name="ce7" table:formula="of:=IF(ISBLANK([$'types.hpp'.B177]);&quot;&quot;;[$'types.hpp'.B177])" office:value-type="string" office:string-value="CL_LOCAL" calcext:value-type="string">
            <text:p>CL_LOCAL</text:p>
          </table:table-cell>
          <table:table-cell table:style-name="ce22" table:formula="of:=IF(ISBLANK([$'types.hpp'.F177]);&quot;&quot;;&quot;✓&quot;)" office:value-type="string" office:string-value="✓" calcext:value-type="string">
            <text:p>✓</text:p>
          </table:table-cell>
          <table:table-cell table:style-name="ce22" table:formula="of:=IF(ISBLANK([$'types.hpp'.G17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76]=&quot;✓&quot;)+([.E176]=&quot;✓&quot;)+([.F176]=&quot;✓&quot;)+([.G176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67" calcext:value-type="float">
            <text:p>167</text:p>
          </table:table-cell>
          <table:table-cell table:style-name="ce7" table:formula="of:=IF(ISBLANK([$'types.hpp'.A178]);&quot;&quot;;[$'types.hpp'.A178])">
            <text:p/>
          </table:table-cell>
          <table:table-cell table:style-name="ce7" table:formula="of:=IF(ISBLANK([$'types.hpp'.B178]);&quot;&quot;;[$'types.hpp'.B178])" office:value-type="string" office:string-value="CL_GLOBAL" calcext:value-type="string">
            <text:p>CL_GLOBAL</text:p>
          </table:table-cell>
          <table:table-cell table:style-name="ce22" table:formula="of:=IF(ISBLANK([$'types.hpp'.F178]);&quot;&quot;;&quot;✓&quot;)" office:value-type="string" office:string-value="✓" calcext:value-type="string">
            <text:p>✓</text:p>
          </table:table-cell>
          <table:table-cell table:style-name="ce22" table:formula="of:=IF(ISBLANK([$'types.hpp'.G17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77]=&quot;✓&quot;)+([.E177]=&quot;✓&quot;)+([.F177]=&quot;✓&quot;)+([.G177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68" calcext:value-type="float">
            <text:p>168</text:p>
          </table:table-cell>
          <table:table-cell table:style-name="ce7" table:formula="of:=IF(ISBLANK([$'types.hpp'.A179]);&quot;&quot;;[$'types.hpp'.A179])" office:value-type="string" office:string-value="cl_device_exec_capabilities" calcext:value-type="string">
            <text:p>cl_device_exec_capabilities</text:p>
          </table:table-cell>
          <table:table-cell table:style-name="ce7" table:formula="of:=IF(ISBLANK([$'types.hpp'.B179]);&quot;&quot;;[$'types.hpp'.B179])">
            <text:p/>
          </table:table-cell>
          <table:table-cell table:style-name="ce22" table:formula="of:=IF(ISBLANK([$'types.hpp'.F179]);&quot;&quot;;&quot;✓&quot;)" office:value-type="string" office:string-value="✓" calcext:value-type="string">
            <text:p>✓</text:p>
          </table:table-cell>
          <table:table-cell table:style-name="ce22" table:formula="of:=IF(ISBLANK([$'types.hpp'.G17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78]=&quot;✓&quot;)+([.E178]=&quot;✓&quot;)+([.F178]=&quot;✓&quot;)+([.G178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69" calcext:value-type="float">
            <text:p>169</text:p>
          </table:table-cell>
          <table:table-cell table:style-name="ce7" table:formula="of:=IF(ISBLANK([$'types.hpp'.A180]);&quot;&quot;;[$'types.hpp'.A180])">
            <text:p/>
          </table:table-cell>
          <table:table-cell table:style-name="ce7" table:formula="of:=IF(ISBLANK([$'types.hpp'.B180]);&quot;&quot;;[$'types.hpp'.B180])" office:value-type="float" office:value="0" calcext:value-type="float">
            <text:p>0</text:p>
          </table:table-cell>
          <table:table-cell table:style-name="ce22" table:formula="of:=IF(ISBLANK([$'types.hpp'.F180]);&quot;&quot;;&quot;✓&quot;)" office:value-type="string" office:string-value="✓" calcext:value-type="string">
            <text:p>✓</text:p>
          </table:table-cell>
          <table:table-cell table:style-name="ce22" table:formula="of:=IF(ISBLANK([$'types.hpp'.G18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79]=&quot;✓&quot;)+([.E179]=&quot;✓&quot;)+([.F179]=&quot;✓&quot;)+([.G179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70" calcext:value-type="float">
            <text:p>170</text:p>
          </table:table-cell>
          <table:table-cell table:style-name="ce7" table:formula="of:=IF(ISBLANK([$'types.hpp'.A181]);&quot;&quot;;[$'types.hpp'.A181])">
            <text:p/>
          </table:table-cell>
          <table:table-cell table:style-name="ce7" table:formula="of:=IF(ISBLANK([$'types.hpp'.B181]);&quot;&quot;;[$'types.hpp'.B181])" office:value-type="string" office:string-value="CL_EXEC_KERNEL" calcext:value-type="string">
            <text:p>CL_EXEC_KERNEL</text:p>
          </table:table-cell>
          <table:table-cell table:style-name="ce22" table:formula="of:=IF(ISBLANK([$'types.hpp'.F181]);&quot;&quot;;&quot;✓&quot;)" office:value-type="string" office:string-value="✓" calcext:value-type="string">
            <text:p>✓</text:p>
          </table:table-cell>
          <table:table-cell table:style-name="ce22" table:formula="of:=IF(ISBLANK([$'types.hpp'.G18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80]=&quot;✓&quot;)+([.E180]=&quot;✓&quot;)+([.F180]=&quot;✓&quot;)+([.G180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71" calcext:value-type="float">
            <text:p>171</text:p>
          </table:table-cell>
          <table:table-cell table:style-name="ce7" table:formula="of:=IF(ISBLANK([$'types.hpp'.A182]);&quot;&quot;;[$'types.hpp'.A182])">
            <text:p/>
          </table:table-cell>
          <table:table-cell table:style-name="ce7" table:formula="of:=IF(ISBLANK([$'types.hpp'.B182]);&quot;&quot;;[$'types.hpp'.B182])" office:value-type="string" office:string-value="CL_EXEC_NATIVE_KERNEL" calcext:value-type="string">
            <text:p>CL_EXEC_NATIVE_KERNEL</text:p>
          </table:table-cell>
          <table:table-cell table:style-name="ce22" table:formula="of:=IF(ISBLANK([$'types.hpp'.F182]);&quot;&quot;;&quot;✓&quot;)" office:value-type="string" office:string-value="✓" calcext:value-type="string">
            <text:p>✓</text:p>
          </table:table-cell>
          <table:table-cell table:style-name="ce22" table:formula="of:=IF(ISBLANK([$'types.hpp'.G18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81]=&quot;✓&quot;)+([.E181]=&quot;✓&quot;)+([.F181]=&quot;✓&quot;)+([.G181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72" calcext:value-type="float">
            <text:p>172</text:p>
          </table:table-cell>
          <table:table-cell table:style-name="ce7" table:formula="of:=IF(ISBLANK([$'types.hpp'.A183]);&quot;&quot;;[$'types.hpp'.A183])" office:value-type="string" office:string-value="cl_device_command_queue_properties" calcext:value-type="string">
            <text:p>cl_device_command_queue_properties</text:p>
          </table:table-cell>
          <table:table-cell table:style-name="ce7" table:formula="of:=IF(ISBLANK([$'types.hpp'.B183]);&quot;&quot;;[$'types.hpp'.B183])">
            <text:p/>
          </table:table-cell>
          <table:table-cell table:style-name="ce22" table:formula="of:=IF(ISBLANK([$'types.hpp'.F183]);&quot;&quot;;&quot;✓&quot;)" office:value-type="string" office:string-value="✓" calcext:value-type="string">
            <text:p>✓</text:p>
          </table:table-cell>
          <table:table-cell table:style-name="ce22" table:formula="of:=IF(ISBLANK([$'types.hpp'.G18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82]=&quot;✓&quot;)+([.E182]=&quot;✓&quot;)+([.F182]=&quot;✓&quot;)+([.G182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73" calcext:value-type="float">
            <text:p>173</text:p>
          </table:table-cell>
          <table:table-cell table:style-name="ce7" table:formula="of:=IF(ISBLANK([$'types.hpp'.A184]);&quot;&quot;;[$'types.hpp'.A184])">
            <text:p/>
          </table:table-cell>
          <table:table-cell table:style-name="ce7" table:formula="of:=IF(ISBLANK([$'types.hpp'.B184]);&quot;&quot;;[$'types.hpp'.B184])" office:value-type="float" office:value="0" calcext:value-type="float">
            <text:p>0</text:p>
          </table:table-cell>
          <table:table-cell table:style-name="ce22" table:formula="of:=IF(ISBLANK([$'types.hpp'.F184]);&quot;&quot;;&quot;✓&quot;)" office:value-type="string" office:string-value="✓" calcext:value-type="string">
            <text:p>✓</text:p>
          </table:table-cell>
          <table:table-cell table:style-name="ce22" table:formula="of:=IF(ISBLANK([$'types.hpp'.G18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83]=&quot;✓&quot;)+([.E183]=&quot;✓&quot;)+([.F183]=&quot;✓&quot;)+([.G183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74" calcext:value-type="float">
            <text:p>174</text:p>
          </table:table-cell>
          <table:table-cell table:style-name="ce7" table:formula="of:=IF(ISBLANK([$'types.hpp'.A185]);&quot;&quot;;[$'types.hpp'.A185])">
            <text:p/>
          </table:table-cell>
          <table:table-cell table:style-name="ce7" table:formula="of:=IF(ISBLANK([$'types.hpp'.B185]);&quot;&quot;;[$'types.hpp'.B185])" office:value-type="string" office:string-value="CL_QUEUE_OUT_OF_ORDER_EXEC_MODE_ENABLE" calcext:value-type="string">
            <text:p>CL_QUEUE_OUT_OF_ORDER_EXEC_MODE_ENABLE</text:p>
          </table:table-cell>
          <table:table-cell table:style-name="ce22" table:formula="of:=IF(ISBLANK([$'types.hpp'.F185]);&quot;&quot;;&quot;✓&quot;)" office:value-type="string" office:string-value="✓" calcext:value-type="string">
            <text:p>✓</text:p>
          </table:table-cell>
          <table:table-cell table:style-name="ce22" table:formula="of:=IF(ISBLANK([$'types.hpp'.G18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84]=&quot;✓&quot;)+([.E184]=&quot;✓&quot;)+([.F184]=&quot;✓&quot;)+([.G184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75" calcext:value-type="float">
            <text:p>175</text:p>
          </table:table-cell>
          <table:table-cell table:style-name="ce7" table:formula="of:=IF(ISBLANK([$'types.hpp'.A186]);&quot;&quot;;[$'types.hpp'.A186])">
            <text:p/>
          </table:table-cell>
          <table:table-cell table:style-name="ce7" table:formula="of:=IF(ISBLANK([$'types.hpp'.B186]);&quot;&quot;;[$'types.hpp'.B186])" office:value-type="string" office:string-value="CL_QUEUE_PROFILING_ENABLE" calcext:value-type="string">
            <text:p>CL_QUEUE_PROFILING_ENABLE</text:p>
          </table:table-cell>
          <table:table-cell table:style-name="ce22" table:formula="of:=IF(ISBLANK([$'types.hpp'.F186]);&quot;&quot;;&quot;✓&quot;)" office:value-type="string" office:string-value="✓" calcext:value-type="string">
            <text:p>✓</text:p>
          </table:table-cell>
          <table:table-cell table:style-name="ce22" table:formula="of:=IF(ISBLANK([$'types.hpp'.G18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85]=&quot;✓&quot;)+([.E185]=&quot;✓&quot;)+([.F185]=&quot;✓&quot;)+([.G185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76" calcext:value-type="float">
            <text:p>176</text:p>
          </table:table-cell>
          <table:table-cell table:style-name="ce7" table:formula="of:=IF(ISBLANK([$'types.hpp'.A187]);&quot;&quot;;[$'types.hpp'.A187])" office:value-type="string" office:string-value="cl_context_info" calcext:value-type="string">
            <text:p>cl_context_info</text:p>
          </table:table-cell>
          <table:table-cell table:style-name="ce7" table:formula="of:=IF(ISBLANK([$'types.hpp'.B187]);&quot;&quot;;[$'types.hpp'.B187])">
            <text:p/>
          </table:table-cell>
          <table:table-cell table:style-name="ce22" table:formula="of:=IF(ISBLANK([$'types.hpp'.F187]);&quot;&quot;;&quot;✓&quot;)" office:value-type="string" office:string-value="✓" calcext:value-type="string">
            <text:p>✓</text:p>
          </table:table-cell>
          <table:table-cell table:style-name="ce22" table:formula="of:=IF(ISBLANK([$'types.hpp'.G18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86]=&quot;✓&quot;)+([.E186]=&quot;✓&quot;)+([.F186]=&quot;✓&quot;)+([.G186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77" calcext:value-type="float">
            <text:p>177</text:p>
          </table:table-cell>
          <table:table-cell table:style-name="ce7" table:formula="of:=IF(ISBLANK([$'types.hpp'.A188]);&quot;&quot;;[$'types.hpp'.A188])">
            <text:p/>
          </table:table-cell>
          <table:table-cell table:style-name="ce7" table:formula="of:=IF(ISBLANK([$'types.hpp'.B188]);&quot;&quot;;[$'types.hpp'.B188])" office:value-type="string" office:string-value="CL_CONTEXT_REFERENCE_COUNT" calcext:value-type="string">
            <text:p>CL_CONTEXT_REFERENCE_COUNT</text:p>
          </table:table-cell>
          <table:table-cell table:style-name="ce22" table:formula="of:=IF(ISBLANK([$'types.hpp'.F188]);&quot;&quot;;&quot;✓&quot;)" office:value-type="string" office:string-value="✓" calcext:value-type="string">
            <text:p>✓</text:p>
          </table:table-cell>
          <table:table-cell table:style-name="ce22" table:formula="of:=IF(ISBLANK([$'types.hpp'.G18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87]=&quot;✓&quot;)+([.E187]=&quot;✓&quot;)+([.F187]=&quot;✓&quot;)+([.G187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78" calcext:value-type="float">
            <text:p>178</text:p>
          </table:table-cell>
          <table:table-cell table:style-name="ce7" table:formula="of:=IF(ISBLANK([$'types.hpp'.A189]);&quot;&quot;;[$'types.hpp'.A189])">
            <text:p/>
          </table:table-cell>
          <table:table-cell table:style-name="ce7" table:formula="of:=IF(ISBLANK([$'types.hpp'.B189]);&quot;&quot;;[$'types.hpp'.B189])" office:value-type="string" office:string-value="CL_CONTEXT_DEVICES" calcext:value-type="string">
            <text:p>CL_CONTEXT_DEVICES</text:p>
          </table:table-cell>
          <table:table-cell table:style-name="ce22" table:formula="of:=IF(ISBLANK([$'types.hpp'.F189]);&quot;&quot;;&quot;✓&quot;)" office:value-type="string" office:string-value="✓" calcext:value-type="string">
            <text:p>✓</text:p>
          </table:table-cell>
          <table:table-cell table:style-name="ce22" table:formula="of:=IF(ISBLANK([$'types.hpp'.G18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88]=&quot;✓&quot;)+([.E188]=&quot;✓&quot;)+([.F188]=&quot;✓&quot;)+([.G188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79" calcext:value-type="float">
            <text:p>179</text:p>
          </table:table-cell>
          <table:table-cell table:style-name="ce7" table:formula="of:=IF(ISBLANK([$'types.hpp'.A190]);&quot;&quot;;[$'types.hpp'.A190])">
            <text:p/>
          </table:table-cell>
          <table:table-cell table:style-name="ce7" table:formula="of:=IF(ISBLANK([$'types.hpp'.B190]);&quot;&quot;;[$'types.hpp'.B190])" office:value-type="string" office:string-value="CL_CONTEXT_PROPERTIES" calcext:value-type="string">
            <text:p>CL_CONTEXT_PROPERTIES</text:p>
          </table:table-cell>
          <table:table-cell table:style-name="ce22" table:formula="of:=IF(ISBLANK([$'types.hpp'.F190]);&quot;&quot;;&quot;✓&quot;)" office:value-type="string" office:string-value="✓" calcext:value-type="string">
            <text:p>✓</text:p>
          </table:table-cell>
          <table:table-cell table:style-name="ce22" table:formula="of:=IF(ISBLANK([$'types.hpp'.G19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89]=&quot;✓&quot;)+([.E189]=&quot;✓&quot;)+([.F189]=&quot;✓&quot;)+([.G189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80" calcext:value-type="float">
            <text:p>180</text:p>
          </table:table-cell>
          <table:table-cell table:style-name="ce7" table:formula="of:=IF(ISBLANK([$'types.hpp'.A191]);&quot;&quot;;[$'types.hpp'.A191])">
            <text:p/>
          </table:table-cell>
          <table:table-cell table:style-name="ce7" table:formula="of:=IF(ISBLANK([$'types.hpp'.B191]);&quot;&quot;;[$'types.hpp'.B191])" office:value-type="string" office:string-value="CL_CONTEXT_NUM_DEVICES" calcext:value-type="string">
            <text:p>CL_CONTEXT_NUM_DEVICES</text:p>
          </table:table-cell>
          <table:table-cell table:style-name="ce22" table:formula="of:=IF(ISBLANK([$'types.hpp'.F191]);&quot;&quot;;&quot;✓&quot;)" office:value-type="string" office:string-value="✓" calcext:value-type="string">
            <text:p>✓</text:p>
          </table:table-cell>
          <table:table-cell table:style-name="ce22" table:formula="of:=IF(ISBLANK([$'types.hpp'.G19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90]=&quot;✓&quot;)+([.E190]=&quot;✓&quot;)+([.F190]=&quot;✓&quot;)+([.G190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81" calcext:value-type="float">
            <text:p>181</text:p>
          </table:table-cell>
          <table:table-cell table:style-name="ce7" table:formula="of:=IF(ISBLANK([$'types.hpp'.A192]);&quot;&quot;;[$'types.hpp'.A192])" office:value-type="string" office:string-value="cl_context_properties" calcext:value-type="string">
            <text:p>cl_context_properties</text:p>
          </table:table-cell>
          <table:table-cell table:style-name="ce7" table:formula="of:=IF(ISBLANK([$'types.hpp'.B192]);&quot;&quot;;[$'types.hpp'.B192])">
            <text:p/>
          </table:table-cell>
          <table:table-cell table:style-name="ce22" table:formula="of:=IF(ISBLANK([$'types.hpp'.F192]);&quot;&quot;;&quot;✓&quot;)" office:value-type="string" office:string-value="✓" calcext:value-type="string">
            <text:p>✓</text:p>
          </table:table-cell>
          <table:table-cell table:style-name="ce22" table:formula="of:=IF(ISBLANK([$'types.hpp'.G19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91]=&quot;✓&quot;)+([.E191]=&quot;✓&quot;)+([.F191]=&quot;✓&quot;)+([.G191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82" calcext:value-type="float">
            <text:p>182</text:p>
          </table:table-cell>
          <table:table-cell table:style-name="ce7" table:formula="of:=IF(ISBLANK([$'types.hpp'.A193]);&quot;&quot;;[$'types.hpp'.A193])">
            <text:p/>
          </table:table-cell>
          <table:table-cell table:style-name="ce7" table:formula="of:=IF(ISBLANK([$'types.hpp'.B193]);&quot;&quot;;[$'types.hpp'.B193])" office:value-type="string" office:string-value="CL_CONTEXT_PLATFORM" calcext:value-type="string">
            <text:p>CL_CONTEXT_PLATFORM</text:p>
          </table:table-cell>
          <table:table-cell table:style-name="ce22" table:formula="of:=IF(ISBLANK([$'types.hpp'.F193]);&quot;&quot;;&quot;✓&quot;)" office:value-type="string" office:string-value="✓" calcext:value-type="string">
            <text:p>✓</text:p>
          </table:table-cell>
          <table:table-cell table:style-name="ce22" table:formula="of:=IF(ISBLANK([$'types.hpp'.G19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92]=&quot;✓&quot;)+([.E192]=&quot;✓&quot;)+([.F192]=&quot;✓&quot;)+([.G192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83" calcext:value-type="float">
            <text:p>183</text:p>
          </table:table-cell>
          <table:table-cell table:style-name="ce7" table:formula="of:=IF(ISBLANK([$'types.hpp'.A194]);&quot;&quot;;[$'types.hpp'.A194])">
            <text:p/>
          </table:table-cell>
          <table:table-cell table:style-name="ce7" table:formula="of:=IF(ISBLANK([$'types.hpp'.B194]);&quot;&quot;;[$'types.hpp'.B194])" office:value-type="string" office:string-value="CL_CONTEXT_INTEROP_USER_SYNC" calcext:value-type="string">
            <text:p>CL_CONTEXT_INTEROP_USER_SYNC</text:p>
          </table:table-cell>
          <table:table-cell table:style-name="ce22" table:formula="of:=IF(ISBLANK([$'types.hpp'.F194]);&quot;&quot;;&quot;✓&quot;)" office:value-type="string" office:string-value="✓" calcext:value-type="string">
            <text:p>✓</text:p>
          </table:table-cell>
          <table:table-cell table:style-name="ce22" table:formula="of:=IF(ISBLANK([$'types.hpp'.G19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93]=&quot;✓&quot;)+([.E193]=&quot;✓&quot;)+([.F193]=&quot;✓&quot;)+([.G193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84" calcext:value-type="float">
            <text:p>184</text:p>
          </table:table-cell>
          <table:table-cell table:style-name="ce7" table:formula="of:=IF(ISBLANK([$'types.hpp'.A195]);&quot;&quot;;[$'types.hpp'.A195])" office:value-type="string" office:string-value="cl_device_partition_property" calcext:value-type="string">
            <text:p>cl_device_partition_property</text:p>
          </table:table-cell>
          <table:table-cell table:style-name="ce7" table:formula="of:=IF(ISBLANK([$'types.hpp'.B195]);&quot;&quot;;[$'types.hpp'.B195])">
            <text:p/>
          </table:table-cell>
          <table:table-cell table:style-name="ce22" table:formula="of:=IF(ISBLANK([$'types.hpp'.F195]);&quot;&quot;;&quot;✓&quot;)" office:value-type="string" office:string-value="✓" calcext:value-type="string">
            <text:p>✓</text:p>
          </table:table-cell>
          <table:table-cell table:style-name="ce22" table:formula="of:=IF(ISBLANK([$'types.hpp'.G19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94]=&quot;✓&quot;)+([.E194]=&quot;✓&quot;)+([.F194]=&quot;✓&quot;)+([.G194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85" calcext:value-type="float">
            <text:p>185</text:p>
          </table:table-cell>
          <table:table-cell table:style-name="ce7" table:formula="of:=IF(ISBLANK([$'types.hpp'.A196]);&quot;&quot;;[$'types.hpp'.A196])">
            <text:p/>
          </table:table-cell>
          <table:table-cell table:style-name="ce7" table:formula="of:=IF(ISBLANK([$'types.hpp'.B196]);&quot;&quot;;[$'types.hpp'.B196])" office:value-type="string" office:string-value="CL_DEVICE_PARTITION_EQUALLY" calcext:value-type="string">
            <text:p>CL_DEVICE_PARTITION_EQUALLY</text:p>
          </table:table-cell>
          <table:table-cell table:style-name="ce22" table:formula="of:=IF(ISBLANK([$'types.hpp'.F196]);&quot;&quot;;&quot;✓&quot;)" office:value-type="string" office:string-value="✓" calcext:value-type="string">
            <text:p>✓</text:p>
          </table:table-cell>
          <table:table-cell table:style-name="ce22" table:formula="of:=IF(ISBLANK([$'types.hpp'.G19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95]=&quot;✓&quot;)+([.E195]=&quot;✓&quot;)+([.F195]=&quot;✓&quot;)+([.G195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86" calcext:value-type="float">
            <text:p>186</text:p>
          </table:table-cell>
          <table:table-cell table:style-name="ce7" table:formula="of:=IF(ISBLANK([$'types.hpp'.A197]);&quot;&quot;;[$'types.hpp'.A197])">
            <text:p/>
          </table:table-cell>
          <table:table-cell table:style-name="ce7" table:formula="of:=IF(ISBLANK([$'types.hpp'.B197]);&quot;&quot;;[$'types.hpp'.B197])" office:value-type="string" office:string-value="CL_DEVICE_PARTITION_BY_COUNTS" calcext:value-type="string">
            <text:p>CL_DEVICE_PARTITION_BY_COUNTS</text:p>
          </table:table-cell>
          <table:table-cell table:style-name="ce22" table:formula="of:=IF(ISBLANK([$'types.hpp'.F197]);&quot;&quot;;&quot;✓&quot;)" office:value-type="string" office:string-value="✓" calcext:value-type="string">
            <text:p>✓</text:p>
          </table:table-cell>
          <table:table-cell table:style-name="ce22" table:formula="of:=IF(ISBLANK([$'types.hpp'.G19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96]=&quot;✓&quot;)+([.E196]=&quot;✓&quot;)+([.F196]=&quot;✓&quot;)+([.G196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87" calcext:value-type="float">
            <text:p>187</text:p>
          </table:table-cell>
          <table:table-cell table:style-name="ce7" table:formula="of:=IF(ISBLANK([$'types.hpp'.A198]);&quot;&quot;;[$'types.hpp'.A198])">
            <text:p/>
          </table:table-cell>
          <table:table-cell table:style-name="ce7" table:formula="of:=IF(ISBLANK([$'types.hpp'.B198]);&quot;&quot;;[$'types.hpp'.B198])" office:value-type="string" office:string-value="CL_DEVICE_PARTITION_BY_COUNTS_LIST_END" calcext:value-type="string">
            <text:p>CL_DEVICE_PARTITION_BY_COUNTS_LIST_END</text:p>
          </table:table-cell>
          <table:table-cell table:style-name="ce22" table:formula="of:=IF(ISBLANK([$'types.hpp'.F198]);&quot;&quot;;&quot;✓&quot;)" office:value-type="string" office:string-value="✓" calcext:value-type="string">
            <text:p>✓</text:p>
          </table:table-cell>
          <table:table-cell table:style-name="ce22" table:formula="of:=IF(ISBLANK([$'types.hpp'.G19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97]=&quot;✓&quot;)+([.E197]=&quot;✓&quot;)+([.F197]=&quot;✓&quot;)+([.G197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88" calcext:value-type="float">
            <text:p>188</text:p>
          </table:table-cell>
          <table:table-cell table:style-name="ce7" table:formula="of:=IF(ISBLANK([$'types.hpp'.A199]);&quot;&quot;;[$'types.hpp'.A199])">
            <text:p/>
          </table:table-cell>
          <table:table-cell table:style-name="ce7" table:formula="of:=IF(ISBLANK([$'types.hpp'.B199]);&quot;&quot;;[$'types.hpp'.B199])" office:value-type="string" office:string-value="CL_DEVICE_PARTITION_BY_AFFINITY_DOMAIN" calcext:value-type="string">
            <text:p>CL_DEVICE_PARTITION_BY_AFFINITY_DOMAIN</text:p>
          </table:table-cell>
          <table:table-cell table:style-name="ce22" table:formula="of:=IF(ISBLANK([$'types.hpp'.F199]);&quot;&quot;;&quot;✓&quot;)" office:value-type="string" office:string-value="✓" calcext:value-type="string">
            <text:p>✓</text:p>
          </table:table-cell>
          <table:table-cell table:style-name="ce22" table:formula="of:=IF(ISBLANK([$'types.hpp'.G19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98]=&quot;✓&quot;)+([.E198]=&quot;✓&quot;)+([.F198]=&quot;✓&quot;)+([.G198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89" calcext:value-type="float">
            <text:p>189</text:p>
          </table:table-cell>
          <table:table-cell table:style-name="ce7" table:formula="of:=IF(ISBLANK([$'types.hpp'.A200]);&quot;&quot;;[$'types.hpp'.A200])" office:value-type="string" office:string-value="cl_device_affinity_domain" calcext:value-type="string">
            <text:p>cl_device_affinity_domain</text:p>
          </table:table-cell>
          <table:table-cell table:style-name="ce7" table:formula="of:=IF(ISBLANK([$'types.hpp'.B200]);&quot;&quot;;[$'types.hpp'.B200])">
            <text:p/>
          </table:table-cell>
          <table:table-cell table:style-name="ce22" table:formula="of:=IF(ISBLANK([$'types.hpp'.F200]);&quot;&quot;;&quot;✓&quot;)" office:value-type="string" office:string-value="✓" calcext:value-type="string">
            <text:p>✓</text:p>
          </table:table-cell>
          <table:table-cell table:style-name="ce22" table:formula="of:=IF(ISBLANK([$'types.hpp'.G20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99]=&quot;✓&quot;)+([.E199]=&quot;✓&quot;)+([.F199]=&quot;✓&quot;)+([.G199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90" calcext:value-type="float">
            <text:p>190</text:p>
          </table:table-cell>
          <table:table-cell table:style-name="ce7" table:formula="of:=IF(ISBLANK([$'types.hpp'.A201]);&quot;&quot;;[$'types.hpp'.A201])">
            <text:p/>
          </table:table-cell>
          <table:table-cell table:style-name="ce7" table:formula="of:=IF(ISBLANK([$'types.hpp'.B201]);&quot;&quot;;[$'types.hpp'.B201])" office:value-type="float" office:value="0" calcext:value-type="float">
            <text:p>0</text:p>
          </table:table-cell>
          <table:table-cell table:style-name="ce22" table:formula="of:=IF(ISBLANK([$'types.hpp'.F201]);&quot;&quot;;&quot;✓&quot;)" office:value-type="string" office:string-value="✓" calcext:value-type="string">
            <text:p>✓</text:p>
          </table:table-cell>
          <table:table-cell table:style-name="ce22" table:formula="of:=IF(ISBLANK([$'types.hpp'.G20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00]=&quot;✓&quot;)+([.E200]=&quot;✓&quot;)+([.F200]=&quot;✓&quot;)+([.G200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91" calcext:value-type="float">
            <text:p>191</text:p>
          </table:table-cell>
          <table:table-cell table:style-name="ce7" table:formula="of:=IF(ISBLANK([$'types.hpp'.A202]);&quot;&quot;;[$'types.hpp'.A202])">
            <text:p/>
          </table:table-cell>
          <table:table-cell table:style-name="ce7" table:formula="of:=IF(ISBLANK([$'types.hpp'.B202]);&quot;&quot;;[$'types.hpp'.B202])" office:value-type="string" office:string-value="CL_DEVICE_AFFINITY_DOMAIN_NUMA" calcext:value-type="string">
            <text:p>CL_DEVICE_AFFINITY_DOMAIN_NUMA</text:p>
          </table:table-cell>
          <table:table-cell table:style-name="ce22" table:formula="of:=IF(ISBLANK([$'types.hpp'.F202]);&quot;&quot;;&quot;✓&quot;)" office:value-type="string" office:string-value="✓" calcext:value-type="string">
            <text:p>✓</text:p>
          </table:table-cell>
          <table:table-cell table:style-name="ce22" table:formula="of:=IF(ISBLANK([$'types.hpp'.G20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01]=&quot;✓&quot;)+([.E201]=&quot;✓&quot;)+([.F201]=&quot;✓&quot;)+([.G201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92" calcext:value-type="float">
            <text:p>192</text:p>
          </table:table-cell>
          <table:table-cell table:style-name="ce7" table:formula="of:=IF(ISBLANK([$'types.hpp'.A203]);&quot;&quot;;[$'types.hpp'.A203])">
            <text:p/>
          </table:table-cell>
          <table:table-cell table:style-name="ce7" table:formula="of:=IF(ISBLANK([$'types.hpp'.B203]);&quot;&quot;;[$'types.hpp'.B203])" office:value-type="string" office:string-value="CL_DEVICE_AFFINITY_DOMAIN_L4_CACHE" calcext:value-type="string">
            <text:p>CL_DEVICE_AFFINITY_DOMAIN_L4_CACHE</text:p>
          </table:table-cell>
          <table:table-cell table:style-name="ce22" table:formula="of:=IF(ISBLANK([$'types.hpp'.F203]);&quot;&quot;;&quot;✓&quot;)" office:value-type="string" office:string-value="✓" calcext:value-type="string">
            <text:p>✓</text:p>
          </table:table-cell>
          <table:table-cell table:style-name="ce22" table:formula="of:=IF(ISBLANK([$'types.hpp'.G20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02]=&quot;✓&quot;)+([.E202]=&quot;✓&quot;)+([.F202]=&quot;✓&quot;)+([.G202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93" calcext:value-type="float">
            <text:p>193</text:p>
          </table:table-cell>
          <table:table-cell table:style-name="ce7" table:formula="of:=IF(ISBLANK([$'types.hpp'.A204]);&quot;&quot;;[$'types.hpp'.A204])">
            <text:p/>
          </table:table-cell>
          <table:table-cell table:style-name="ce7" table:formula="of:=IF(ISBLANK([$'types.hpp'.B204]);&quot;&quot;;[$'types.hpp'.B204])" office:value-type="string" office:string-value="CL_DEVICE_AFFINITY_DOMAIN_L3_CACHE" calcext:value-type="string">
            <text:p>CL_DEVICE_AFFINITY_DOMAIN_L3_CACHE</text:p>
          </table:table-cell>
          <table:table-cell table:style-name="ce22" table:formula="of:=IF(ISBLANK([$'types.hpp'.F204]);&quot;&quot;;&quot;✓&quot;)" office:value-type="string" office:string-value="✓" calcext:value-type="string">
            <text:p>✓</text:p>
          </table:table-cell>
          <table:table-cell table:style-name="ce22" table:formula="of:=IF(ISBLANK([$'types.hpp'.G20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03]=&quot;✓&quot;)+([.E203]=&quot;✓&quot;)+([.F203]=&quot;✓&quot;)+([.G203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94" calcext:value-type="float">
            <text:p>194</text:p>
          </table:table-cell>
          <table:table-cell table:style-name="ce7" table:formula="of:=IF(ISBLANK([$'types.hpp'.A205]);&quot;&quot;;[$'types.hpp'.A205])">
            <text:p/>
          </table:table-cell>
          <table:table-cell table:style-name="ce7" table:formula="of:=IF(ISBLANK([$'types.hpp'.B205]);&quot;&quot;;[$'types.hpp'.B205])" office:value-type="string" office:string-value="CL_DEVICE_AFFINITY_DOMAIN_L2_CACHE" calcext:value-type="string">
            <text:p>CL_DEVICE_AFFINITY_DOMAIN_L2_CACHE</text:p>
          </table:table-cell>
          <table:table-cell table:style-name="ce22" table:formula="of:=IF(ISBLANK([$'types.hpp'.F205]);&quot;&quot;;&quot;✓&quot;)" office:value-type="string" office:string-value="✓" calcext:value-type="string">
            <text:p>✓</text:p>
          </table:table-cell>
          <table:table-cell table:style-name="ce22" table:formula="of:=IF(ISBLANK([$'types.hpp'.G20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04]=&quot;✓&quot;)+([.E204]=&quot;✓&quot;)+([.F204]=&quot;✓&quot;)+([.G204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95" calcext:value-type="float">
            <text:p>195</text:p>
          </table:table-cell>
          <table:table-cell table:style-name="ce7" table:formula="of:=IF(ISBLANK([$'types.hpp'.A206]);&quot;&quot;;[$'types.hpp'.A206])">
            <text:p/>
          </table:table-cell>
          <table:table-cell table:style-name="ce7" table:formula="of:=IF(ISBLANK([$'types.hpp'.B206]);&quot;&quot;;[$'types.hpp'.B206])" office:value-type="string" office:string-value="CL_DEVICE_AFFINITY_DOMAIN_L1_CACHE" calcext:value-type="string">
            <text:p>CL_DEVICE_AFFINITY_DOMAIN_L1_CACHE</text:p>
          </table:table-cell>
          <table:table-cell table:style-name="ce22" table:formula="of:=IF(ISBLANK([$'types.hpp'.F206]);&quot;&quot;;&quot;✓&quot;)" office:value-type="string" office:string-value="✓" calcext:value-type="string">
            <text:p>✓</text:p>
          </table:table-cell>
          <table:table-cell table:style-name="ce22" table:formula="of:=IF(ISBLANK([$'types.hpp'.G20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05]=&quot;✓&quot;)+([.E205]=&quot;✓&quot;)+([.F205]=&quot;✓&quot;)+([.G205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96" calcext:value-type="float">
            <text:p>196</text:p>
          </table:table-cell>
          <table:table-cell table:style-name="ce7" table:formula="of:=IF(ISBLANK([$'types.hpp'.A207]);&quot;&quot;;[$'types.hpp'.A207])">
            <text:p/>
          </table:table-cell>
          <table:table-cell table:style-name="ce7" table:formula="of:=IF(ISBLANK([$'types.hpp'.B207]);&quot;&quot;;[$'types.hpp'.B207])" office:value-type="string" office:string-value="CL_DEVICE_AFFINITY_DOMAIN_NEXT_PARTITIONABLE" calcext:value-type="string">
            <text:p>CL_DEVICE_AFFINITY_DOMAIN_NEXT_PARTITIONABLE</text:p>
          </table:table-cell>
          <table:table-cell table:style-name="ce22" table:formula="of:=IF(ISBLANK([$'types.hpp'.F207]);&quot;&quot;;&quot;✓&quot;)" office:value-type="string" office:string-value="✓" calcext:value-type="string">
            <text:p>✓</text:p>
          </table:table-cell>
          <table:table-cell table:style-name="ce22" table:formula="of:=IF(ISBLANK([$'types.hpp'.G20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06]=&quot;✓&quot;)+([.E206]=&quot;✓&quot;)+([.F206]=&quot;✓&quot;)+([.G206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97" calcext:value-type="float">
            <text:p>197</text:p>
          </table:table-cell>
          <table:table-cell table:style-name="ce7" table:formula="of:=IF(ISBLANK([$'types.hpp'.A208]);&quot;&quot;;[$'types.hpp'.A208])" office:value-type="string" office:string-value="cl_command_queue_info" calcext:value-type="string">
            <text:p>cl_command_queue_info</text:p>
          </table:table-cell>
          <table:table-cell table:style-name="ce7" table:formula="of:=IF(ISBLANK([$'types.hpp'.B208]);&quot;&quot;;[$'types.hpp'.B208])">
            <text:p/>
          </table:table-cell>
          <table:table-cell table:style-name="ce22" table:formula="of:=IF(ISBLANK([$'types.hpp'.F208]);&quot;&quot;;&quot;✓&quot;)" office:value-type="string" office:string-value="✓" calcext:value-type="string">
            <text:p>✓</text:p>
          </table:table-cell>
          <table:table-cell table:style-name="ce22" table:formula="of:=IF(ISBLANK([$'types.hpp'.G20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07]=&quot;✓&quot;)+([.E207]=&quot;✓&quot;)+([.F207]=&quot;✓&quot;)+([.G207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98" calcext:value-type="float">
            <text:p>198</text:p>
          </table:table-cell>
          <table:table-cell table:style-name="ce7" table:formula="of:=IF(ISBLANK([$'types.hpp'.A209]);&quot;&quot;;[$'types.hpp'.A209])">
            <text:p/>
          </table:table-cell>
          <table:table-cell table:style-name="ce7" table:formula="of:=IF(ISBLANK([$'types.hpp'.B209]);&quot;&quot;;[$'types.hpp'.B209])" office:value-type="string" office:string-value="CL_QUEUE_CONTEXT" calcext:value-type="string">
            <text:p>CL_QUEUE_CONTEXT</text:p>
          </table:table-cell>
          <table:table-cell table:style-name="ce22" table:formula="of:=IF(ISBLANK([$'types.hpp'.F209]);&quot;&quot;;&quot;✓&quot;)" office:value-type="string" office:string-value="✓" calcext:value-type="string">
            <text:p>✓</text:p>
          </table:table-cell>
          <table:table-cell table:style-name="ce22" table:formula="of:=IF(ISBLANK([$'types.hpp'.G20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08]=&quot;✓&quot;)+([.E208]=&quot;✓&quot;)+([.F208]=&quot;✓&quot;)+([.G208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199" calcext:value-type="float">
            <text:p>199</text:p>
          </table:table-cell>
          <table:table-cell table:style-name="ce7" table:formula="of:=IF(ISBLANK([$'types.hpp'.A210]);&quot;&quot;;[$'types.hpp'.A210])">
            <text:p/>
          </table:table-cell>
          <table:table-cell table:style-name="ce7" table:formula="of:=IF(ISBLANK([$'types.hpp'.B210]);&quot;&quot;;[$'types.hpp'.B210])" office:value-type="string" office:string-value="CL_QUEUE_DEVICE" calcext:value-type="string">
            <text:p>CL_QUEUE_DEVICE</text:p>
          </table:table-cell>
          <table:table-cell table:style-name="ce22" table:formula="of:=IF(ISBLANK([$'types.hpp'.F210]);&quot;&quot;;&quot;✓&quot;)" office:value-type="string" office:string-value="✓" calcext:value-type="string">
            <text:p>✓</text:p>
          </table:table-cell>
          <table:table-cell table:style-name="ce22" table:formula="of:=IF(ISBLANK([$'types.hpp'.G21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09]=&quot;✓&quot;)+([.E209]=&quot;✓&quot;)+([.F209]=&quot;✓&quot;)+([.G209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00" calcext:value-type="float">
            <text:p>200</text:p>
          </table:table-cell>
          <table:table-cell table:style-name="ce7" table:formula="of:=IF(ISBLANK([$'types.hpp'.A211]);&quot;&quot;;[$'types.hpp'.A211])">
            <text:p/>
          </table:table-cell>
          <table:table-cell table:style-name="ce7" table:formula="of:=IF(ISBLANK([$'types.hpp'.B211]);&quot;&quot;;[$'types.hpp'.B211])" office:value-type="string" office:string-value="CL_QUEUE_REFERENCE_COUNT" calcext:value-type="string">
            <text:p>CL_QUEUE_REFERENCE_COUNT</text:p>
          </table:table-cell>
          <table:table-cell table:style-name="ce22" table:formula="of:=IF(ISBLANK([$'types.hpp'.F211]);&quot;&quot;;&quot;✓&quot;)" office:value-type="string" office:string-value="✓" calcext:value-type="string">
            <text:p>✓</text:p>
          </table:table-cell>
          <table:table-cell table:style-name="ce22" table:formula="of:=IF(ISBLANK([$'types.hpp'.G21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10]=&quot;✓&quot;)+([.E210]=&quot;✓&quot;)+([.F210]=&quot;✓&quot;)+([.G210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01" calcext:value-type="float">
            <text:p>201</text:p>
          </table:table-cell>
          <table:table-cell table:style-name="ce7" table:formula="of:=IF(ISBLANK([$'types.hpp'.A212]);&quot;&quot;;[$'types.hpp'.A212])">
            <text:p/>
          </table:table-cell>
          <table:table-cell table:style-name="ce7" table:formula="of:=IF(ISBLANK([$'types.hpp'.B212]);&quot;&quot;;[$'types.hpp'.B212])" office:value-type="string" office:string-value="CL_QUEUE_PROPERTIES" calcext:value-type="string">
            <text:p>CL_QUEUE_PROPERTIES</text:p>
          </table:table-cell>
          <table:table-cell table:style-name="ce22" table:formula="of:=IF(ISBLANK([$'types.hpp'.F212]);&quot;&quot;;&quot;✓&quot;)" office:value-type="string" office:string-value="✓" calcext:value-type="string">
            <text:p>✓</text:p>
          </table:table-cell>
          <table:table-cell table:style-name="ce22" table:formula="of:=IF(ISBLANK([$'types.hpp'.G21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11]=&quot;✓&quot;)+([.E211]=&quot;✓&quot;)+([.F211]=&quot;✓&quot;)+([.G211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02" calcext:value-type="float">
            <text:p>202</text:p>
          </table:table-cell>
          <table:table-cell table:style-name="ce7" table:formula="of:=IF(ISBLANK([$'types.hpp'.A213]);&quot;&quot;;[$'types.hpp'.A213])" office:value-type="string" office:string-value="cl_mem_flags" calcext:value-type="string">
            <text:p>cl_mem_flags</text:p>
          </table:table-cell>
          <table:table-cell table:style-name="ce7" table:formula="of:=IF(ISBLANK([$'types.hpp'.B213]);&quot;&quot;;[$'types.hpp'.B213])">
            <text:p/>
          </table:table-cell>
          <table:table-cell table:style-name="ce22" table:formula="of:=IF(ISBLANK([$'types.hpp'.F213]);&quot;&quot;;&quot;✓&quot;)" office:value-type="string" office:string-value="✓" calcext:value-type="string">
            <text:p>✓</text:p>
          </table:table-cell>
          <table:table-cell table:style-name="ce22" table:formula="of:=IF(ISBLANK([$'types.hpp'.G21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12]=&quot;✓&quot;)+([.E212]=&quot;✓&quot;)+([.F212]=&quot;✓&quot;)+([.G212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03" calcext:value-type="float">
            <text:p>203</text:p>
          </table:table-cell>
          <table:table-cell table:style-name="ce7" table:formula="of:=IF(ISBLANK([$'types.hpp'.A214]);&quot;&quot;;[$'types.hpp'.A214])">
            <text:p/>
          </table:table-cell>
          <table:table-cell table:style-name="ce7" table:formula="of:=IF(ISBLANK([$'types.hpp'.B214]);&quot;&quot;;[$'types.hpp'.B214])" office:value-type="float" office:value="0" calcext:value-type="float">
            <text:p>0</text:p>
          </table:table-cell>
          <table:table-cell table:style-name="ce22" table:formula="of:=IF(ISBLANK([$'types.hpp'.F214]);&quot;&quot;;&quot;✓&quot;)" office:value-type="string" office:string-value="✓" calcext:value-type="string">
            <text:p>✓</text:p>
          </table:table-cell>
          <table:table-cell table:style-name="ce22" table:formula="of:=IF(ISBLANK([$'types.hpp'.G21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13]=&quot;✓&quot;)+([.E213]=&quot;✓&quot;)+([.F213]=&quot;✓&quot;)+([.G213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04" calcext:value-type="float">
            <text:p>204</text:p>
          </table:table-cell>
          <table:table-cell table:style-name="ce7" table:formula="of:=IF(ISBLANK([$'types.hpp'.A215]);&quot;&quot;;[$'types.hpp'.A215])">
            <text:p/>
          </table:table-cell>
          <table:table-cell table:style-name="ce7" table:formula="of:=IF(ISBLANK([$'types.hpp'.B215]);&quot;&quot;;[$'types.hpp'.B215])" office:value-type="string" office:string-value="CL_MEM_READ_WRITE" calcext:value-type="string">
            <text:p>CL_MEM_READ_WRITE</text:p>
          </table:table-cell>
          <table:table-cell table:style-name="ce22" table:formula="of:=IF(ISBLANK([$'types.hpp'.F215]);&quot;&quot;;&quot;✓&quot;)" office:value-type="string" office:string-value="✓" calcext:value-type="string">
            <text:p>✓</text:p>
          </table:table-cell>
          <table:table-cell table:style-name="ce22" table:formula="of:=IF(ISBLANK([$'types.hpp'.G21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14]=&quot;✓&quot;)+([.E214]=&quot;✓&quot;)+([.F214]=&quot;✓&quot;)+([.G214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05" calcext:value-type="float">
            <text:p>205</text:p>
          </table:table-cell>
          <table:table-cell table:style-name="ce7" table:formula="of:=IF(ISBLANK([$'types.hpp'.A216]);&quot;&quot;;[$'types.hpp'.A216])">
            <text:p/>
          </table:table-cell>
          <table:table-cell table:style-name="ce7" table:formula="of:=IF(ISBLANK([$'types.hpp'.B216]);&quot;&quot;;[$'types.hpp'.B216])" office:value-type="string" office:string-value="CL_MEM_WRITE_ONLY" calcext:value-type="string">
            <text:p>CL_MEM_WRITE_ONLY</text:p>
          </table:table-cell>
          <table:table-cell table:style-name="ce22" table:formula="of:=IF(ISBLANK([$'types.hpp'.F216]);&quot;&quot;;&quot;✓&quot;)" office:value-type="string" office:string-value="✓" calcext:value-type="string">
            <text:p>✓</text:p>
          </table:table-cell>
          <table:table-cell table:style-name="ce22" table:formula="of:=IF(ISBLANK([$'types.hpp'.G21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15]=&quot;✓&quot;)+([.E215]=&quot;✓&quot;)+([.F215]=&quot;✓&quot;)+([.G215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06" calcext:value-type="float">
            <text:p>206</text:p>
          </table:table-cell>
          <table:table-cell table:style-name="ce7" table:formula="of:=IF(ISBLANK([$'types.hpp'.A217]);&quot;&quot;;[$'types.hpp'.A217])">
            <text:p/>
          </table:table-cell>
          <table:table-cell table:style-name="ce7" table:formula="of:=IF(ISBLANK([$'types.hpp'.B217]);&quot;&quot;;[$'types.hpp'.B217])" office:value-type="string" office:string-value="CL_MEM_READ_ONLY" calcext:value-type="string">
            <text:p>CL_MEM_READ_ONLY</text:p>
          </table:table-cell>
          <table:table-cell table:style-name="ce22" table:formula="of:=IF(ISBLANK([$'types.hpp'.F217]);&quot;&quot;;&quot;✓&quot;)" office:value-type="string" office:string-value="✓" calcext:value-type="string">
            <text:p>✓</text:p>
          </table:table-cell>
          <table:table-cell table:style-name="ce22" table:formula="of:=IF(ISBLANK([$'types.hpp'.G21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16]=&quot;✓&quot;)+([.E216]=&quot;✓&quot;)+([.F216]=&quot;✓&quot;)+([.G216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07" calcext:value-type="float">
            <text:p>207</text:p>
          </table:table-cell>
          <table:table-cell table:style-name="ce7" table:formula="of:=IF(ISBLANK([$'types.hpp'.A218]);&quot;&quot;;[$'types.hpp'.A218])">
            <text:p/>
          </table:table-cell>
          <table:table-cell table:style-name="ce7" table:formula="of:=IF(ISBLANK([$'types.hpp'.B218]);&quot;&quot;;[$'types.hpp'.B218])" office:value-type="string" office:string-value="CL_MEM_USE_HOST_PTR" calcext:value-type="string">
            <text:p>CL_MEM_USE_HOST_PTR</text:p>
          </table:table-cell>
          <table:table-cell table:style-name="ce22" table:formula="of:=IF(ISBLANK([$'types.hpp'.F218]);&quot;&quot;;&quot;✓&quot;)" office:value-type="string" office:string-value="✓" calcext:value-type="string">
            <text:p>✓</text:p>
          </table:table-cell>
          <table:table-cell table:style-name="ce22" table:formula="of:=IF(ISBLANK([$'types.hpp'.G21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17]=&quot;✓&quot;)+([.E217]=&quot;✓&quot;)+([.F217]=&quot;✓&quot;)+([.G217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08" calcext:value-type="float">
            <text:p>208</text:p>
          </table:table-cell>
          <table:table-cell table:style-name="ce7" table:formula="of:=IF(ISBLANK([$'types.hpp'.A219]);&quot;&quot;;[$'types.hpp'.A219])">
            <text:p/>
          </table:table-cell>
          <table:table-cell table:style-name="ce7" table:formula="of:=IF(ISBLANK([$'types.hpp'.B219]);&quot;&quot;;[$'types.hpp'.B219])" office:value-type="string" office:string-value="CL_MEM_ALLOC_HOST_PTR" calcext:value-type="string">
            <text:p>CL_MEM_ALLOC_HOST_PTR</text:p>
          </table:table-cell>
          <table:table-cell table:style-name="ce22" table:formula="of:=IF(ISBLANK([$'types.hpp'.F219]);&quot;&quot;;&quot;✓&quot;)" office:value-type="string" office:string-value="✓" calcext:value-type="string">
            <text:p>✓</text:p>
          </table:table-cell>
          <table:table-cell table:style-name="ce22" table:formula="of:=IF(ISBLANK([$'types.hpp'.G21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18]=&quot;✓&quot;)+([.E218]=&quot;✓&quot;)+([.F218]=&quot;✓&quot;)+([.G218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09" calcext:value-type="float">
            <text:p>209</text:p>
          </table:table-cell>
          <table:table-cell table:style-name="ce7" table:formula="of:=IF(ISBLANK([$'types.hpp'.A220]);&quot;&quot;;[$'types.hpp'.A220])">
            <text:p/>
          </table:table-cell>
          <table:table-cell table:style-name="ce7" table:formula="of:=IF(ISBLANK([$'types.hpp'.B220]);&quot;&quot;;[$'types.hpp'.B220])" office:value-type="string" office:string-value="CL_MEM_COPY_HOST_PTR" calcext:value-type="string">
            <text:p>CL_MEM_COPY_HOST_PTR</text:p>
          </table:table-cell>
          <table:table-cell table:style-name="ce22" table:formula="of:=IF(ISBLANK([$'types.hpp'.F220]);&quot;&quot;;&quot;✓&quot;)" office:value-type="string" office:string-value="✓" calcext:value-type="string">
            <text:p>✓</text:p>
          </table:table-cell>
          <table:table-cell table:style-name="ce22" table:formula="of:=IF(ISBLANK([$'types.hpp'.G22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19]=&quot;✓&quot;)+([.E219]=&quot;✓&quot;)+([.F219]=&quot;✓&quot;)+([.G219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10" calcext:value-type="float">
            <text:p>210</text:p>
          </table:table-cell>
          <table:table-cell table:style-name="ce7" table:formula="of:=IF(ISBLANK([$'types.hpp'.A221]);&quot;&quot;;[$'types.hpp'.A221])">
            <text:p/>
          </table:table-cell>
          <table:table-cell table:style-name="ce7" table:formula="of:=IF(ISBLANK([$'types.hpp'.B221]);&quot;&quot;;[$'types.hpp'.B221])" office:value-type="string" office:string-value="CL_MEM_HOST_WRITE_ONLY" calcext:value-type="string">
            <text:p>CL_MEM_HOST_WRITE_ONLY</text:p>
          </table:table-cell>
          <table:table-cell table:style-name="ce22" table:formula="of:=IF(ISBLANK([$'types.hpp'.F221]);&quot;&quot;;&quot;✓&quot;)" office:value-type="string" office:string-value="✓" calcext:value-type="string">
            <text:p>✓</text:p>
          </table:table-cell>
          <table:table-cell table:style-name="ce22" table:formula="of:=IF(ISBLANK([$'types.hpp'.G22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20]=&quot;✓&quot;)+([.E220]=&quot;✓&quot;)+([.F220]=&quot;✓&quot;)+([.G220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11" calcext:value-type="float">
            <text:p>211</text:p>
          </table:table-cell>
          <table:table-cell table:style-name="ce7" table:formula="of:=IF(ISBLANK([$'types.hpp'.A222]);&quot;&quot;;[$'types.hpp'.A222])">
            <text:p/>
          </table:table-cell>
          <table:table-cell table:style-name="ce7" table:formula="of:=IF(ISBLANK([$'types.hpp'.B222]);&quot;&quot;;[$'types.hpp'.B222])" office:value-type="string" office:string-value="CL_MEM_HOST_READ_ONLY" calcext:value-type="string">
            <text:p>CL_MEM_HOST_READ_ONLY</text:p>
          </table:table-cell>
          <table:table-cell table:style-name="ce22" table:formula="of:=IF(ISBLANK([$'types.hpp'.F222]);&quot;&quot;;&quot;✓&quot;)" office:value-type="string" office:string-value="✓" calcext:value-type="string">
            <text:p>✓</text:p>
          </table:table-cell>
          <table:table-cell table:style-name="ce22" table:formula="of:=IF(ISBLANK([$'types.hpp'.G22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21]=&quot;✓&quot;)+([.E221]=&quot;✓&quot;)+([.F221]=&quot;✓&quot;)+([.G221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12" calcext:value-type="float">
            <text:p>212</text:p>
          </table:table-cell>
          <table:table-cell table:style-name="ce7" table:formula="of:=IF(ISBLANK([$'types.hpp'.A223]);&quot;&quot;;[$'types.hpp'.A223])">
            <text:p/>
          </table:table-cell>
          <table:table-cell table:style-name="ce7" table:formula="of:=IF(ISBLANK([$'types.hpp'.B223]);&quot;&quot;;[$'types.hpp'.B223])" office:value-type="string" office:string-value="CL_MEM_HOST_NO_ACCESS" calcext:value-type="string">
            <text:p>CL_MEM_HOST_NO_ACCESS</text:p>
          </table:table-cell>
          <table:table-cell table:style-name="ce22" table:formula="of:=IF(ISBLANK([$'types.hpp'.F223]);&quot;&quot;;&quot;✓&quot;)" office:value-type="string" office:string-value="✓" calcext:value-type="string">
            <text:p>✓</text:p>
          </table:table-cell>
          <table:table-cell table:style-name="ce22" table:formula="of:=IF(ISBLANK([$'types.hpp'.G22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22]=&quot;✓&quot;)+([.E222]=&quot;✓&quot;)+([.F222]=&quot;✓&quot;)+([.G222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13" calcext:value-type="float">
            <text:p>213</text:p>
          </table:table-cell>
          <table:table-cell table:style-name="ce7" table:formula="of:=IF(ISBLANK([$'types.hpp'.A224]);&quot;&quot;;[$'types.hpp'.A224])" office:value-type="string" office:string-value="cl_mem_migration_flags" calcext:value-type="string">
            <text:p>cl_mem_migration_flags</text:p>
          </table:table-cell>
          <table:table-cell table:style-name="ce7" table:formula="of:=IF(ISBLANK([$'types.hpp'.B224]);&quot;&quot;;[$'types.hpp'.B224])">
            <text:p/>
          </table:table-cell>
          <table:table-cell table:style-name="ce22" table:formula="of:=IF(ISBLANK([$'types.hpp'.F224]);&quot;&quot;;&quot;✓&quot;)" office:value-type="string" office:string-value="✓" calcext:value-type="string">
            <text:p>✓</text:p>
          </table:table-cell>
          <table:table-cell table:style-name="ce22" table:formula="of:=IF(ISBLANK([$'types.hpp'.G22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23]=&quot;✓&quot;)+([.E223]=&quot;✓&quot;)+([.F223]=&quot;✓&quot;)+([.G223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14" calcext:value-type="float">
            <text:p>214</text:p>
          </table:table-cell>
          <table:table-cell table:style-name="ce7" table:formula="of:=IF(ISBLANK([$'types.hpp'.A225]);&quot;&quot;;[$'types.hpp'.A225])">
            <text:p/>
          </table:table-cell>
          <table:table-cell table:style-name="ce7" table:formula="of:=IF(ISBLANK([$'types.hpp'.B225]);&quot;&quot;;[$'types.hpp'.B225])" office:value-type="float" office:value="0" calcext:value-type="float">
            <text:p>0</text:p>
          </table:table-cell>
          <table:table-cell table:style-name="ce22" table:formula="of:=IF(ISBLANK([$'types.hpp'.F225]);&quot;&quot;;&quot;✓&quot;)" office:value-type="string" office:string-value="✓" calcext:value-type="string">
            <text:p>✓</text:p>
          </table:table-cell>
          <table:table-cell table:style-name="ce22" table:formula="of:=IF(ISBLANK([$'types.hpp'.G22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24]=&quot;✓&quot;)+([.E224]=&quot;✓&quot;)+([.F224]=&quot;✓&quot;)+([.G224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15" calcext:value-type="float">
            <text:p>215</text:p>
          </table:table-cell>
          <table:table-cell table:style-name="ce7" table:formula="of:=IF(ISBLANK([$'types.hpp'.A226]);&quot;&quot;;[$'types.hpp'.A226])">
            <text:p/>
          </table:table-cell>
          <table:table-cell table:style-name="ce7" table:formula="of:=IF(ISBLANK([$'types.hpp'.B226]);&quot;&quot;;[$'types.hpp'.B226])" office:value-type="string" office:string-value="CL_MIGRATE_MEM_OBJECT_HOST" calcext:value-type="string">
            <text:p>CL_MIGRATE_MEM_OBJECT_HOST</text:p>
          </table:table-cell>
          <table:table-cell table:style-name="ce22" table:formula="of:=IF(ISBLANK([$'types.hpp'.F226]);&quot;&quot;;&quot;✓&quot;)" office:value-type="string" office:string-value="✓" calcext:value-type="string">
            <text:p>✓</text:p>
          </table:table-cell>
          <table:table-cell table:style-name="ce22" table:formula="of:=IF(ISBLANK([$'types.hpp'.G22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25]=&quot;✓&quot;)+([.E225]=&quot;✓&quot;)+([.F225]=&quot;✓&quot;)+([.G225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16" calcext:value-type="float">
            <text:p>216</text:p>
          </table:table-cell>
          <table:table-cell table:style-name="ce7" table:formula="of:=IF(ISBLANK([$'types.hpp'.A227]);&quot;&quot;;[$'types.hpp'.A227])">
            <text:p/>
          </table:table-cell>
          <table:table-cell table:style-name="ce7" table:formula="of:=IF(ISBLANK([$'types.hpp'.B227]);&quot;&quot;;[$'types.hpp'.B227])" office:value-type="string" office:string-value="CL_MIGRATE_MEM_OBJECT_CONTENT_UNDEFINED" calcext:value-type="string">
            <text:p>CL_MIGRATE_MEM_OBJECT_CONTENT_UNDEFINED</text:p>
          </table:table-cell>
          <table:table-cell table:style-name="ce22" table:formula="of:=IF(ISBLANK([$'types.hpp'.F227]);&quot;&quot;;&quot;✓&quot;)" office:value-type="string" office:string-value="✓" calcext:value-type="string">
            <text:p>✓</text:p>
          </table:table-cell>
          <table:table-cell table:style-name="ce22" table:formula="of:=IF(ISBLANK([$'types.hpp'.G22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26]=&quot;✓&quot;)+([.E226]=&quot;✓&quot;)+([.F226]=&quot;✓&quot;)+([.G226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17" calcext:value-type="float">
            <text:p>217</text:p>
          </table:table-cell>
          <table:table-cell table:style-name="ce7" table:formula="of:=IF(ISBLANK([$'types.hpp'.A228]);&quot;&quot;;[$'types.hpp'.A228])" office:value-type="string" office:string-value="cl_channel_order" calcext:value-type="string">
            <text:p>cl_channel_order</text:p>
          </table:table-cell>
          <table:table-cell table:style-name="ce7" table:formula="of:=IF(ISBLANK([$'types.hpp'.B228]);&quot;&quot;;[$'types.hpp'.B228])">
            <text:p/>
          </table:table-cell>
          <table:table-cell table:style-name="ce22" table:formula="of:=IF(ISBLANK([$'types.hpp'.F228]);&quot;&quot;;&quot;✓&quot;)" office:value-type="string" office:string-value="✓" calcext:value-type="string">
            <text:p>✓</text:p>
          </table:table-cell>
          <table:table-cell table:style-name="ce22" table:formula="of:=IF(ISBLANK([$'types.hpp'.G22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27]=&quot;✓&quot;)+([.E227]=&quot;✓&quot;)+([.F227]=&quot;✓&quot;)+([.G227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18" calcext:value-type="float">
            <text:p>218</text:p>
          </table:table-cell>
          <table:table-cell table:style-name="ce7" table:formula="of:=IF(ISBLANK([$'types.hpp'.A229]);&quot;&quot;;[$'types.hpp'.A229])">
            <text:p/>
          </table:table-cell>
          <table:table-cell table:style-name="ce7" table:formula="of:=IF(ISBLANK([$'types.hpp'.B229]);&quot;&quot;;[$'types.hpp'.B229])" office:value-type="string" office:string-value="CL_R" calcext:value-type="string">
            <text:p>CL_R</text:p>
          </table:table-cell>
          <table:table-cell table:style-name="ce22" table:formula="of:=IF(ISBLANK([$'types.hpp'.F229]);&quot;&quot;;&quot;✓&quot;)" office:value-type="string" office:string-value="✓" calcext:value-type="string">
            <text:p>✓</text:p>
          </table:table-cell>
          <table:table-cell table:style-name="ce22" table:formula="of:=IF(ISBLANK([$'types.hpp'.G22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28]=&quot;✓&quot;)+([.E228]=&quot;✓&quot;)+([.F228]=&quot;✓&quot;)+([.G228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19" calcext:value-type="float">
            <text:p>219</text:p>
          </table:table-cell>
          <table:table-cell table:style-name="ce7" table:formula="of:=IF(ISBLANK([$'types.hpp'.A230]);&quot;&quot;;[$'types.hpp'.A230])">
            <text:p/>
          </table:table-cell>
          <table:table-cell table:style-name="ce7" table:formula="of:=IF(ISBLANK([$'types.hpp'.B230]);&quot;&quot;;[$'types.hpp'.B230])" office:value-type="string" office:string-value="CL_A" calcext:value-type="string">
            <text:p>CL_A</text:p>
          </table:table-cell>
          <table:table-cell table:style-name="ce22" table:formula="of:=IF(ISBLANK([$'types.hpp'.F230]);&quot;&quot;;&quot;✓&quot;)" office:value-type="string" office:string-value="✓" calcext:value-type="string">
            <text:p>✓</text:p>
          </table:table-cell>
          <table:table-cell table:style-name="ce22" table:formula="of:=IF(ISBLANK([$'types.hpp'.G23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29]=&quot;✓&quot;)+([.E229]=&quot;✓&quot;)+([.F229]=&quot;✓&quot;)+([.G229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20" calcext:value-type="float">
            <text:p>220</text:p>
          </table:table-cell>
          <table:table-cell table:style-name="ce7" table:formula="of:=IF(ISBLANK([$'types.hpp'.A231]);&quot;&quot;;[$'types.hpp'.A231])">
            <text:p/>
          </table:table-cell>
          <table:table-cell table:style-name="ce7" table:formula="of:=IF(ISBLANK([$'types.hpp'.B231]);&quot;&quot;;[$'types.hpp'.B231])" office:value-type="string" office:string-value="CL_RG" calcext:value-type="string">
            <text:p>CL_RG</text:p>
          </table:table-cell>
          <table:table-cell table:style-name="ce22" table:formula="of:=IF(ISBLANK([$'types.hpp'.F231]);&quot;&quot;;&quot;✓&quot;)" office:value-type="string" office:string-value="✓" calcext:value-type="string">
            <text:p>✓</text:p>
          </table:table-cell>
          <table:table-cell table:style-name="ce22" table:formula="of:=IF(ISBLANK([$'types.hpp'.G23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30]=&quot;✓&quot;)+([.E230]=&quot;✓&quot;)+([.F230]=&quot;✓&quot;)+([.G230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21" calcext:value-type="float">
            <text:p>221</text:p>
          </table:table-cell>
          <table:table-cell table:style-name="ce7" table:formula="of:=IF(ISBLANK([$'types.hpp'.A232]);&quot;&quot;;[$'types.hpp'.A232])">
            <text:p/>
          </table:table-cell>
          <table:table-cell table:style-name="ce7" table:formula="of:=IF(ISBLANK([$'types.hpp'.B232]);&quot;&quot;;[$'types.hpp'.B232])" office:value-type="string" office:string-value="CL_RA" calcext:value-type="string">
            <text:p>CL_RA</text:p>
          </table:table-cell>
          <table:table-cell table:style-name="ce22" table:formula="of:=IF(ISBLANK([$'types.hpp'.F232]);&quot;&quot;;&quot;✓&quot;)" office:value-type="string" office:string-value="✓" calcext:value-type="string">
            <text:p>✓</text:p>
          </table:table-cell>
          <table:table-cell table:style-name="ce22" table:formula="of:=IF(ISBLANK([$'types.hpp'.G23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31]=&quot;✓&quot;)+([.E231]=&quot;✓&quot;)+([.F231]=&quot;✓&quot;)+([.G231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22" calcext:value-type="float">
            <text:p>222</text:p>
          </table:table-cell>
          <table:table-cell table:style-name="ce7" table:formula="of:=IF(ISBLANK([$'types.hpp'.A233]);&quot;&quot;;[$'types.hpp'.A233])">
            <text:p/>
          </table:table-cell>
          <table:table-cell table:style-name="ce7" table:formula="of:=IF(ISBLANK([$'types.hpp'.B233]);&quot;&quot;;[$'types.hpp'.B233])" office:value-type="string" office:string-value="CL_RGB" calcext:value-type="string">
            <text:p>CL_RGB</text:p>
          </table:table-cell>
          <table:table-cell table:style-name="ce22" table:formula="of:=IF(ISBLANK([$'types.hpp'.F233]);&quot;&quot;;&quot;✓&quot;)" office:value-type="string" office:string-value="✓" calcext:value-type="string">
            <text:p>✓</text:p>
          </table:table-cell>
          <table:table-cell table:style-name="ce22" table:formula="of:=IF(ISBLANK([$'types.hpp'.G23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32]=&quot;✓&quot;)+([.E232]=&quot;✓&quot;)+([.F232]=&quot;✓&quot;)+([.G232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23" calcext:value-type="float">
            <text:p>223</text:p>
          </table:table-cell>
          <table:table-cell table:style-name="ce7" table:formula="of:=IF(ISBLANK([$'types.hpp'.A234]);&quot;&quot;;[$'types.hpp'.A234])">
            <text:p/>
          </table:table-cell>
          <table:table-cell table:style-name="ce7" table:formula="of:=IF(ISBLANK([$'types.hpp'.B234]);&quot;&quot;;[$'types.hpp'.B234])" office:value-type="string" office:string-value="CL_RGBA" calcext:value-type="string">
            <text:p>CL_RGBA</text:p>
          </table:table-cell>
          <table:table-cell table:style-name="ce22" table:formula="of:=IF(ISBLANK([$'types.hpp'.F234]);&quot;&quot;;&quot;✓&quot;)" office:value-type="string" office:string-value="✓" calcext:value-type="string">
            <text:p>✓</text:p>
          </table:table-cell>
          <table:table-cell table:style-name="ce22" table:formula="of:=IF(ISBLANK([$'types.hpp'.G23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33]=&quot;✓&quot;)+([.E233]=&quot;✓&quot;)+([.F233]=&quot;✓&quot;)+([.G233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24" calcext:value-type="float">
            <text:p>224</text:p>
          </table:table-cell>
          <table:table-cell table:style-name="ce7" table:formula="of:=IF(ISBLANK([$'types.hpp'.A235]);&quot;&quot;;[$'types.hpp'.A235])">
            <text:p/>
          </table:table-cell>
          <table:table-cell table:style-name="ce7" table:formula="of:=IF(ISBLANK([$'types.hpp'.B235]);&quot;&quot;;[$'types.hpp'.B235])" office:value-type="string" office:string-value="CL_BGRA" calcext:value-type="string">
            <text:p>CL_BGRA</text:p>
          </table:table-cell>
          <table:table-cell table:style-name="ce22" table:formula="of:=IF(ISBLANK([$'types.hpp'.F235]);&quot;&quot;;&quot;✓&quot;)" office:value-type="string" office:string-value="✓" calcext:value-type="string">
            <text:p>✓</text:p>
          </table:table-cell>
          <table:table-cell table:style-name="ce22" table:formula="of:=IF(ISBLANK([$'types.hpp'.G23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34]=&quot;✓&quot;)+([.E234]=&quot;✓&quot;)+([.F234]=&quot;✓&quot;)+([.G234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25" calcext:value-type="float">
            <text:p>225</text:p>
          </table:table-cell>
          <table:table-cell table:style-name="ce7" table:formula="of:=IF(ISBLANK([$'types.hpp'.A236]);&quot;&quot;;[$'types.hpp'.A236])">
            <text:p/>
          </table:table-cell>
          <table:table-cell table:style-name="ce7" table:formula="of:=IF(ISBLANK([$'types.hpp'.B236]);&quot;&quot;;[$'types.hpp'.B236])" office:value-type="string" office:string-value="CL_ARGB" calcext:value-type="string">
            <text:p>CL_ARGB</text:p>
          </table:table-cell>
          <table:table-cell table:style-name="ce22" table:formula="of:=IF(ISBLANK([$'types.hpp'.F236]);&quot;&quot;;&quot;✓&quot;)" office:value-type="string" office:string-value="✓" calcext:value-type="string">
            <text:p>✓</text:p>
          </table:table-cell>
          <table:table-cell table:style-name="ce22" table:formula="of:=IF(ISBLANK([$'types.hpp'.G23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35]=&quot;✓&quot;)+([.E235]=&quot;✓&quot;)+([.F235]=&quot;✓&quot;)+([.G235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26" calcext:value-type="float">
            <text:p>226</text:p>
          </table:table-cell>
          <table:table-cell table:style-name="ce7" table:formula="of:=IF(ISBLANK([$'types.hpp'.A237]);&quot;&quot;;[$'types.hpp'.A237])">
            <text:p/>
          </table:table-cell>
          <table:table-cell table:style-name="ce7" table:formula="of:=IF(ISBLANK([$'types.hpp'.B237]);&quot;&quot;;[$'types.hpp'.B237])" office:value-type="string" office:string-value="CL_INTENSITY" calcext:value-type="string">
            <text:p>CL_INTENSITY</text:p>
          </table:table-cell>
          <table:table-cell table:style-name="ce22" table:formula="of:=IF(ISBLANK([$'types.hpp'.F237]);&quot;&quot;;&quot;✓&quot;)" office:value-type="string" office:string-value="✓" calcext:value-type="string">
            <text:p>✓</text:p>
          </table:table-cell>
          <table:table-cell table:style-name="ce22" table:formula="of:=IF(ISBLANK([$'types.hpp'.G23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36]=&quot;✓&quot;)+([.E236]=&quot;✓&quot;)+([.F236]=&quot;✓&quot;)+([.G236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27" calcext:value-type="float">
            <text:p>227</text:p>
          </table:table-cell>
          <table:table-cell table:style-name="ce7" table:formula="of:=IF(ISBLANK([$'types.hpp'.A238]);&quot;&quot;;[$'types.hpp'.A238])">
            <text:p/>
          </table:table-cell>
          <table:table-cell table:style-name="ce7" table:formula="of:=IF(ISBLANK([$'types.hpp'.B238]);&quot;&quot;;[$'types.hpp'.B238])" office:value-type="string" office:string-value="CL_LUMINANCE" calcext:value-type="string">
            <text:p>CL_LUMINANCE</text:p>
          </table:table-cell>
          <table:table-cell table:style-name="ce22" table:formula="of:=IF(ISBLANK([$'types.hpp'.F238]);&quot;&quot;;&quot;✓&quot;)" office:value-type="string" office:string-value="✓" calcext:value-type="string">
            <text:p>✓</text:p>
          </table:table-cell>
          <table:table-cell table:style-name="ce22" table:formula="of:=IF(ISBLANK([$'types.hpp'.G23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37]=&quot;✓&quot;)+([.E237]=&quot;✓&quot;)+([.F237]=&quot;✓&quot;)+([.G237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28" calcext:value-type="float">
            <text:p>228</text:p>
          </table:table-cell>
          <table:table-cell table:style-name="ce7" table:formula="of:=IF(ISBLANK([$'types.hpp'.A239]);&quot;&quot;;[$'types.hpp'.A239])">
            <text:p/>
          </table:table-cell>
          <table:table-cell table:style-name="ce7" table:formula="of:=IF(ISBLANK([$'types.hpp'.B239]);&quot;&quot;;[$'types.hpp'.B239])" office:value-type="string" office:string-value="CL_Rx" calcext:value-type="string">
            <text:p>CL_Rx</text:p>
          </table:table-cell>
          <table:table-cell table:style-name="ce22" table:formula="of:=IF(ISBLANK([$'types.hpp'.F239]);&quot;&quot;;&quot;✓&quot;)" office:value-type="string" office:string-value="✓" calcext:value-type="string">
            <text:p>✓</text:p>
          </table:table-cell>
          <table:table-cell table:style-name="ce22" table:formula="of:=IF(ISBLANK([$'types.hpp'.G23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38]=&quot;✓&quot;)+([.E238]=&quot;✓&quot;)+([.F238]=&quot;✓&quot;)+([.G238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29" calcext:value-type="float">
            <text:p>229</text:p>
          </table:table-cell>
          <table:table-cell table:style-name="ce7" table:formula="of:=IF(ISBLANK([$'types.hpp'.A240]);&quot;&quot;;[$'types.hpp'.A240])">
            <text:p/>
          </table:table-cell>
          <table:table-cell table:style-name="ce7" table:formula="of:=IF(ISBLANK([$'types.hpp'.B240]);&quot;&quot;;[$'types.hpp'.B240])" office:value-type="string" office:string-value="CL_RGx" calcext:value-type="string">
            <text:p>CL_RGx</text:p>
          </table:table-cell>
          <table:table-cell table:style-name="ce22" table:formula="of:=IF(ISBLANK([$'types.hpp'.F240]);&quot;&quot;;&quot;✓&quot;)" office:value-type="string" office:string-value="✓" calcext:value-type="string">
            <text:p>✓</text:p>
          </table:table-cell>
          <table:table-cell table:style-name="ce22" table:formula="of:=IF(ISBLANK([$'types.hpp'.G24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39]=&quot;✓&quot;)+([.E239]=&quot;✓&quot;)+([.F239]=&quot;✓&quot;)+([.G239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30" calcext:value-type="float">
            <text:p>230</text:p>
          </table:table-cell>
          <table:table-cell table:style-name="ce7" table:formula="of:=IF(ISBLANK([$'types.hpp'.A241]);&quot;&quot;;[$'types.hpp'.A241])">
            <text:p/>
          </table:table-cell>
          <table:table-cell table:style-name="ce7" table:formula="of:=IF(ISBLANK([$'types.hpp'.B241]);&quot;&quot;;[$'types.hpp'.B241])" office:value-type="string" office:string-value="CL_RGBx" calcext:value-type="string">
            <text:p>CL_RGBx</text:p>
          </table:table-cell>
          <table:table-cell table:style-name="ce22" table:formula="of:=IF(ISBLANK([$'types.hpp'.F241]);&quot;&quot;;&quot;✓&quot;)" office:value-type="string" office:string-value="✓" calcext:value-type="string">
            <text:p>✓</text:p>
          </table:table-cell>
          <table:table-cell table:style-name="ce22" table:formula="of:=IF(ISBLANK([$'types.hpp'.G24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40]=&quot;✓&quot;)+([.E240]=&quot;✓&quot;)+([.F240]=&quot;✓&quot;)+([.G240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31" calcext:value-type="float">
            <text:p>231</text:p>
          </table:table-cell>
          <table:table-cell table:style-name="ce7" table:formula="of:=IF(ISBLANK([$'types.hpp'.A242]);&quot;&quot;;[$'types.hpp'.A242])">
            <text:p/>
          </table:table-cell>
          <table:table-cell table:style-name="ce7" table:formula="of:=IF(ISBLANK([$'types.hpp'.B242]);&quot;&quot;;[$'types.hpp'.B242])" office:value-type="string" office:string-value="CL_DEPTH" calcext:value-type="string">
            <text:p>CL_DEPTH</text:p>
          </table:table-cell>
          <table:table-cell table:style-name="ce22" table:formula="of:=IF(ISBLANK([$'types.hpp'.F242]);&quot;&quot;;&quot;✓&quot;)" office:value-type="string" office:string-value="✓" calcext:value-type="string">
            <text:p>✓</text:p>
          </table:table-cell>
          <table:table-cell table:style-name="ce22" table:formula="of:=IF(ISBLANK([$'types.hpp'.G24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41]=&quot;✓&quot;)+([.E241]=&quot;✓&quot;)+([.F241]=&quot;✓&quot;)+([.G241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32" calcext:value-type="float">
            <text:p>232</text:p>
          </table:table-cell>
          <table:table-cell table:style-name="ce7" table:formula="of:=IF(ISBLANK([$'types.hpp'.A243]);&quot;&quot;;[$'types.hpp'.A243])">
            <text:p/>
          </table:table-cell>
          <table:table-cell table:style-name="ce7" table:formula="of:=IF(ISBLANK([$'types.hpp'.B243]);&quot;&quot;;[$'types.hpp'.B243])" office:value-type="string" office:string-value="CL_DEPTH_STENCIL" calcext:value-type="string">
            <text:p>CL_DEPTH_STENCIL</text:p>
          </table:table-cell>
          <table:table-cell table:style-name="ce22" table:formula="of:=IF(ISBLANK([$'types.hpp'.F243]);&quot;&quot;;&quot;✓&quot;)" office:value-type="string" office:string-value="✓" calcext:value-type="string">
            <text:p>✓</text:p>
          </table:table-cell>
          <table:table-cell table:style-name="ce22" table:formula="of:=IF(ISBLANK([$'types.hpp'.G24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42]=&quot;✓&quot;)+([.E242]=&quot;✓&quot;)+([.F242]=&quot;✓&quot;)+([.G242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33" calcext:value-type="float">
            <text:p>233</text:p>
          </table:table-cell>
          <table:table-cell table:style-name="ce7" table:formula="of:=IF(ISBLANK([$'types.hpp'.A244]);&quot;&quot;;[$'types.hpp'.A244])" office:value-type="string" office:string-value="cl_channel_type" calcext:value-type="string">
            <text:p>cl_channel_type</text:p>
          </table:table-cell>
          <table:table-cell table:style-name="ce7" table:formula="of:=IF(ISBLANK([$'types.hpp'.B244]);&quot;&quot;;[$'types.hpp'.B244])">
            <text:p/>
          </table:table-cell>
          <table:table-cell table:style-name="ce22" table:formula="of:=IF(ISBLANK([$'types.hpp'.F244]);&quot;&quot;;&quot;✓&quot;)" office:value-type="string" office:string-value="✓" calcext:value-type="string">
            <text:p>✓</text:p>
          </table:table-cell>
          <table:table-cell table:style-name="ce22" table:formula="of:=IF(ISBLANK([$'types.hpp'.G24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43]=&quot;✓&quot;)+([.E243]=&quot;✓&quot;)+([.F243]=&quot;✓&quot;)+([.G243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34" calcext:value-type="float">
            <text:p>234</text:p>
          </table:table-cell>
          <table:table-cell table:style-name="ce7" table:formula="of:=IF(ISBLANK([$'types.hpp'.A245]);&quot;&quot;;[$'types.hpp'.A245])">
            <text:p/>
          </table:table-cell>
          <table:table-cell table:style-name="ce7" table:formula="of:=IF(ISBLANK([$'types.hpp'.B245]);&quot;&quot;;[$'types.hpp'.B245])" office:value-type="string" office:string-value="CL_SNORM_INT8" calcext:value-type="string">
            <text:p>CL_SNORM_INT8</text:p>
          </table:table-cell>
          <table:table-cell table:style-name="ce22" table:formula="of:=IF(ISBLANK([$'types.hpp'.F245]);&quot;&quot;;&quot;✓&quot;)" office:value-type="string" office:string-value="✓" calcext:value-type="string">
            <text:p>✓</text:p>
          </table:table-cell>
          <table:table-cell table:style-name="ce22" table:formula="of:=IF(ISBLANK([$'types.hpp'.G24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44]=&quot;✓&quot;)+([.E244]=&quot;✓&quot;)+([.F244]=&quot;✓&quot;)+([.G244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35" calcext:value-type="float">
            <text:p>235</text:p>
          </table:table-cell>
          <table:table-cell table:style-name="ce7" table:formula="of:=IF(ISBLANK([$'types.hpp'.A246]);&quot;&quot;;[$'types.hpp'.A246])">
            <text:p/>
          </table:table-cell>
          <table:table-cell table:style-name="ce7" table:formula="of:=IF(ISBLANK([$'types.hpp'.B246]);&quot;&quot;;[$'types.hpp'.B246])" office:value-type="string" office:string-value="CL_SNORM_INT16" calcext:value-type="string">
            <text:p>CL_SNORM_INT16</text:p>
          </table:table-cell>
          <table:table-cell table:style-name="ce22" table:formula="of:=IF(ISBLANK([$'types.hpp'.F246]);&quot;&quot;;&quot;✓&quot;)" office:value-type="string" office:string-value="✓" calcext:value-type="string">
            <text:p>✓</text:p>
          </table:table-cell>
          <table:table-cell table:style-name="ce22" table:formula="of:=IF(ISBLANK([$'types.hpp'.G24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45]=&quot;✓&quot;)+([.E245]=&quot;✓&quot;)+([.F245]=&quot;✓&quot;)+([.G245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36" calcext:value-type="float">
            <text:p>236</text:p>
          </table:table-cell>
          <table:table-cell table:style-name="ce7" table:formula="of:=IF(ISBLANK([$'types.hpp'.A247]);&quot;&quot;;[$'types.hpp'.A247])">
            <text:p/>
          </table:table-cell>
          <table:table-cell table:style-name="ce7" table:formula="of:=IF(ISBLANK([$'types.hpp'.B247]);&quot;&quot;;[$'types.hpp'.B247])" office:value-type="string" office:string-value="CL_UNORM_INT8" calcext:value-type="string">
            <text:p>CL_UNORM_INT8</text:p>
          </table:table-cell>
          <table:table-cell table:style-name="ce22" table:formula="of:=IF(ISBLANK([$'types.hpp'.F247]);&quot;&quot;;&quot;✓&quot;)" office:value-type="string" office:string-value="✓" calcext:value-type="string">
            <text:p>✓</text:p>
          </table:table-cell>
          <table:table-cell table:style-name="ce22" table:formula="of:=IF(ISBLANK([$'types.hpp'.G24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46]=&quot;✓&quot;)+([.E246]=&quot;✓&quot;)+([.F246]=&quot;✓&quot;)+([.G246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37" calcext:value-type="float">
            <text:p>237</text:p>
          </table:table-cell>
          <table:table-cell table:style-name="ce7" table:formula="of:=IF(ISBLANK([$'types.hpp'.A248]);&quot;&quot;;[$'types.hpp'.A248])">
            <text:p/>
          </table:table-cell>
          <table:table-cell table:style-name="ce7" table:formula="of:=IF(ISBLANK([$'types.hpp'.B248]);&quot;&quot;;[$'types.hpp'.B248])" office:value-type="string" office:string-value="CL_UNORM_INT16" calcext:value-type="string">
            <text:p>CL_UNORM_INT16</text:p>
          </table:table-cell>
          <table:table-cell table:style-name="ce22" table:formula="of:=IF(ISBLANK([$'types.hpp'.F248]);&quot;&quot;;&quot;✓&quot;)" office:value-type="string" office:string-value="✓" calcext:value-type="string">
            <text:p>✓</text:p>
          </table:table-cell>
          <table:table-cell table:style-name="ce22" table:formula="of:=IF(ISBLANK([$'types.hpp'.G24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47]=&quot;✓&quot;)+([.E247]=&quot;✓&quot;)+([.F247]=&quot;✓&quot;)+([.G247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38" calcext:value-type="float">
            <text:p>238</text:p>
          </table:table-cell>
          <table:table-cell table:style-name="ce7" table:formula="of:=IF(ISBLANK([$'types.hpp'.A249]);&quot;&quot;;[$'types.hpp'.A249])">
            <text:p/>
          </table:table-cell>
          <table:table-cell table:style-name="ce7" table:formula="of:=IF(ISBLANK([$'types.hpp'.B249]);&quot;&quot;;[$'types.hpp'.B249])" office:value-type="string" office:string-value="CL_UNORM_SHORT_565" calcext:value-type="string">
            <text:p>CL_UNORM_SHORT_565</text:p>
          </table:table-cell>
          <table:table-cell table:style-name="ce22" table:formula="of:=IF(ISBLANK([$'types.hpp'.F249]);&quot;&quot;;&quot;✓&quot;)" office:value-type="string" office:string-value="✓" calcext:value-type="string">
            <text:p>✓</text:p>
          </table:table-cell>
          <table:table-cell table:style-name="ce22" table:formula="of:=IF(ISBLANK([$'types.hpp'.G24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48]=&quot;✓&quot;)+([.E248]=&quot;✓&quot;)+([.F248]=&quot;✓&quot;)+([.G248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39" calcext:value-type="float">
            <text:p>239</text:p>
          </table:table-cell>
          <table:table-cell table:style-name="ce7" table:formula="of:=IF(ISBLANK([$'types.hpp'.A250]);&quot;&quot;;[$'types.hpp'.A250])">
            <text:p/>
          </table:table-cell>
          <table:table-cell table:style-name="ce7" table:formula="of:=IF(ISBLANK([$'types.hpp'.B250]);&quot;&quot;;[$'types.hpp'.B250])" office:value-type="string" office:string-value="CL_UNORM_SHORT_555" calcext:value-type="string">
            <text:p>CL_UNORM_SHORT_555</text:p>
          </table:table-cell>
          <table:table-cell table:style-name="ce22" table:formula="of:=IF(ISBLANK([$'types.hpp'.F250]);&quot;&quot;;&quot;✓&quot;)" office:value-type="string" office:string-value="✓" calcext:value-type="string">
            <text:p>✓</text:p>
          </table:table-cell>
          <table:table-cell table:style-name="ce22" table:formula="of:=IF(ISBLANK([$'types.hpp'.G25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49]=&quot;✓&quot;)+([.E249]=&quot;✓&quot;)+([.F249]=&quot;✓&quot;)+([.G249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40" calcext:value-type="float">
            <text:p>240</text:p>
          </table:table-cell>
          <table:table-cell table:style-name="ce7" table:formula="of:=IF(ISBLANK([$'types.hpp'.A251]);&quot;&quot;;[$'types.hpp'.A251])">
            <text:p/>
          </table:table-cell>
          <table:table-cell table:style-name="ce7" table:formula="of:=IF(ISBLANK([$'types.hpp'.B251]);&quot;&quot;;[$'types.hpp'.B251])" office:value-type="string" office:string-value="CL_UNORM_INT_101010" calcext:value-type="string">
            <text:p>CL_UNORM_INT_101010</text:p>
          </table:table-cell>
          <table:table-cell table:style-name="ce22" table:formula="of:=IF(ISBLANK([$'types.hpp'.F251]);&quot;&quot;;&quot;✓&quot;)" office:value-type="string" office:string-value="✓" calcext:value-type="string">
            <text:p>✓</text:p>
          </table:table-cell>
          <table:table-cell table:style-name="ce22" table:formula="of:=IF(ISBLANK([$'types.hpp'.G25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50]=&quot;✓&quot;)+([.E250]=&quot;✓&quot;)+([.F250]=&quot;✓&quot;)+([.G250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41" calcext:value-type="float">
            <text:p>241</text:p>
          </table:table-cell>
          <table:table-cell table:style-name="ce7" table:formula="of:=IF(ISBLANK([$'types.hpp'.A252]);&quot;&quot;;[$'types.hpp'.A252])">
            <text:p/>
          </table:table-cell>
          <table:table-cell table:style-name="ce7" table:formula="of:=IF(ISBLANK([$'types.hpp'.B252]);&quot;&quot;;[$'types.hpp'.B252])" office:value-type="string" office:string-value="CL_SIGNED_INT8" calcext:value-type="string">
            <text:p>CL_SIGNED_INT8</text:p>
          </table:table-cell>
          <table:table-cell table:style-name="ce22" table:formula="of:=IF(ISBLANK([$'types.hpp'.F252]);&quot;&quot;;&quot;✓&quot;)" office:value-type="string" office:string-value="✓" calcext:value-type="string">
            <text:p>✓</text:p>
          </table:table-cell>
          <table:table-cell table:style-name="ce22" table:formula="of:=IF(ISBLANK([$'types.hpp'.G25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51]=&quot;✓&quot;)+([.E251]=&quot;✓&quot;)+([.F251]=&quot;✓&quot;)+([.G251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42" calcext:value-type="float">
            <text:p>242</text:p>
          </table:table-cell>
          <table:table-cell table:style-name="ce7" table:formula="of:=IF(ISBLANK([$'types.hpp'.A253]);&quot;&quot;;[$'types.hpp'.A253])">
            <text:p/>
          </table:table-cell>
          <table:table-cell table:style-name="ce7" table:formula="of:=IF(ISBLANK([$'types.hpp'.B253]);&quot;&quot;;[$'types.hpp'.B253])" office:value-type="string" office:string-value="CL_SIGNED_INT16" calcext:value-type="string">
            <text:p>CL_SIGNED_INT16</text:p>
          </table:table-cell>
          <table:table-cell table:style-name="ce22" table:formula="of:=IF(ISBLANK([$'types.hpp'.F253]);&quot;&quot;;&quot;✓&quot;)" office:value-type="string" office:string-value="✓" calcext:value-type="string">
            <text:p>✓</text:p>
          </table:table-cell>
          <table:table-cell table:style-name="ce22" table:formula="of:=IF(ISBLANK([$'types.hpp'.G25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52]=&quot;✓&quot;)+([.E252]=&quot;✓&quot;)+([.F252]=&quot;✓&quot;)+([.G252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43" calcext:value-type="float">
            <text:p>243</text:p>
          </table:table-cell>
          <table:table-cell table:style-name="ce7" table:formula="of:=IF(ISBLANK([$'types.hpp'.A254]);&quot;&quot;;[$'types.hpp'.A254])">
            <text:p/>
          </table:table-cell>
          <table:table-cell table:style-name="ce7" table:formula="of:=IF(ISBLANK([$'types.hpp'.B254]);&quot;&quot;;[$'types.hpp'.B254])" office:value-type="string" office:string-value="CL_SIGNED_INT32" calcext:value-type="string">
            <text:p>CL_SIGNED_INT32</text:p>
          </table:table-cell>
          <table:table-cell table:style-name="ce22" table:formula="of:=IF(ISBLANK([$'types.hpp'.F254]);&quot;&quot;;&quot;✓&quot;)" office:value-type="string" office:string-value="✓" calcext:value-type="string">
            <text:p>✓</text:p>
          </table:table-cell>
          <table:table-cell table:style-name="ce22" table:formula="of:=IF(ISBLANK([$'types.hpp'.G25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53]=&quot;✓&quot;)+([.E253]=&quot;✓&quot;)+([.F253]=&quot;✓&quot;)+([.G253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44" calcext:value-type="float">
            <text:p>244</text:p>
          </table:table-cell>
          <table:table-cell table:style-name="ce7" table:formula="of:=IF(ISBLANK([$'types.hpp'.A255]);&quot;&quot;;[$'types.hpp'.A255])">
            <text:p/>
          </table:table-cell>
          <table:table-cell table:style-name="ce7" table:formula="of:=IF(ISBLANK([$'types.hpp'.B255]);&quot;&quot;;[$'types.hpp'.B255])" office:value-type="string" office:string-value="CL_UNSIGNED_INT8" calcext:value-type="string">
            <text:p>CL_UNSIGNED_INT8</text:p>
          </table:table-cell>
          <table:table-cell table:style-name="ce22" table:formula="of:=IF(ISBLANK([$'types.hpp'.F255]);&quot;&quot;;&quot;✓&quot;)" office:value-type="string" office:string-value="✓" calcext:value-type="string">
            <text:p>✓</text:p>
          </table:table-cell>
          <table:table-cell table:style-name="ce22" table:formula="of:=IF(ISBLANK([$'types.hpp'.G25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54]=&quot;✓&quot;)+([.E254]=&quot;✓&quot;)+([.F254]=&quot;✓&quot;)+([.G254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45" calcext:value-type="float">
            <text:p>245</text:p>
          </table:table-cell>
          <table:table-cell table:style-name="ce7" table:formula="of:=IF(ISBLANK([$'types.hpp'.A256]);&quot;&quot;;[$'types.hpp'.A256])">
            <text:p/>
          </table:table-cell>
          <table:table-cell table:style-name="ce7" table:formula="of:=IF(ISBLANK([$'types.hpp'.B256]);&quot;&quot;;[$'types.hpp'.B256])" office:value-type="string" office:string-value="CL_UNSIGNED_INT16" calcext:value-type="string">
            <text:p>CL_UNSIGNED_INT16</text:p>
          </table:table-cell>
          <table:table-cell table:style-name="ce22" table:formula="of:=IF(ISBLANK([$'types.hpp'.F256]);&quot;&quot;;&quot;✓&quot;)" office:value-type="string" office:string-value="✓" calcext:value-type="string">
            <text:p>✓</text:p>
          </table:table-cell>
          <table:table-cell table:style-name="ce22" table:formula="of:=IF(ISBLANK([$'types.hpp'.G25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55]=&quot;✓&quot;)+([.E255]=&quot;✓&quot;)+([.F255]=&quot;✓&quot;)+([.G255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46" calcext:value-type="float">
            <text:p>246</text:p>
          </table:table-cell>
          <table:table-cell table:style-name="ce7" table:formula="of:=IF(ISBLANK([$'types.hpp'.A257]);&quot;&quot;;[$'types.hpp'.A257])">
            <text:p/>
          </table:table-cell>
          <table:table-cell table:style-name="ce7" table:formula="of:=IF(ISBLANK([$'types.hpp'.B257]);&quot;&quot;;[$'types.hpp'.B257])" office:value-type="string" office:string-value="CL_UNSIGNED_INT32" calcext:value-type="string">
            <text:p>CL_UNSIGNED_INT32</text:p>
          </table:table-cell>
          <table:table-cell table:style-name="ce22" table:formula="of:=IF(ISBLANK([$'types.hpp'.F257]);&quot;&quot;;&quot;✓&quot;)" office:value-type="string" office:string-value="✓" calcext:value-type="string">
            <text:p>✓</text:p>
          </table:table-cell>
          <table:table-cell table:style-name="ce22" table:formula="of:=IF(ISBLANK([$'types.hpp'.G25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56]=&quot;✓&quot;)+([.E256]=&quot;✓&quot;)+([.F256]=&quot;✓&quot;)+([.G256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47" calcext:value-type="float">
            <text:p>247</text:p>
          </table:table-cell>
          <table:table-cell table:style-name="ce7" table:formula="of:=IF(ISBLANK([$'types.hpp'.A258]);&quot;&quot;;[$'types.hpp'.A258])">
            <text:p/>
          </table:table-cell>
          <table:table-cell table:style-name="ce7" table:formula="of:=IF(ISBLANK([$'types.hpp'.B258]);&quot;&quot;;[$'types.hpp'.B258])" office:value-type="string" office:string-value="CL_HALF_FLOAT" calcext:value-type="string">
            <text:p>CL_HALF_FLOAT</text:p>
          </table:table-cell>
          <table:table-cell table:style-name="ce22" table:formula="of:=IF(ISBLANK([$'types.hpp'.F258]);&quot;&quot;;&quot;✓&quot;)" office:value-type="string" office:string-value="✓" calcext:value-type="string">
            <text:p>✓</text:p>
          </table:table-cell>
          <table:table-cell table:style-name="ce22" table:formula="of:=IF(ISBLANK([$'types.hpp'.G25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57]=&quot;✓&quot;)+([.E257]=&quot;✓&quot;)+([.F257]=&quot;✓&quot;)+([.G257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48" calcext:value-type="float">
            <text:p>248</text:p>
          </table:table-cell>
          <table:table-cell table:style-name="ce7" table:formula="of:=IF(ISBLANK([$'types.hpp'.A259]);&quot;&quot;;[$'types.hpp'.A259])">
            <text:p/>
          </table:table-cell>
          <table:table-cell table:style-name="ce7" table:formula="of:=IF(ISBLANK([$'types.hpp'.B259]);&quot;&quot;;[$'types.hpp'.B259])" office:value-type="string" office:string-value="CL_FLOAT" calcext:value-type="string">
            <text:p>CL_FLOAT</text:p>
          </table:table-cell>
          <table:table-cell table:style-name="ce22" table:formula="of:=IF(ISBLANK([$'types.hpp'.F259]);&quot;&quot;;&quot;✓&quot;)" office:value-type="string" office:string-value="✓" calcext:value-type="string">
            <text:p>✓</text:p>
          </table:table-cell>
          <table:table-cell table:style-name="ce22" table:formula="of:=IF(ISBLANK([$'types.hpp'.G25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58]=&quot;✓&quot;)+([.E258]=&quot;✓&quot;)+([.F258]=&quot;✓&quot;)+([.G258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49" calcext:value-type="float">
            <text:p>249</text:p>
          </table:table-cell>
          <table:table-cell table:style-name="ce7" table:formula="of:=IF(ISBLANK([$'types.hpp'.A260]);&quot;&quot;;[$'types.hpp'.A260])">
            <text:p/>
          </table:table-cell>
          <table:table-cell table:style-name="ce7" table:formula="of:=IF(ISBLANK([$'types.hpp'.B260]);&quot;&quot;;[$'types.hpp'.B260])" office:value-type="string" office:string-value="CL_UNORM_INT24" calcext:value-type="string">
            <text:p>CL_UNORM_INT24</text:p>
          </table:table-cell>
          <table:table-cell table:style-name="ce22" table:formula="of:=IF(ISBLANK([$'types.hpp'.F260]);&quot;&quot;;&quot;✓&quot;)" office:value-type="string" office:string-value="✓" calcext:value-type="string">
            <text:p>✓</text:p>
          </table:table-cell>
          <table:table-cell table:style-name="ce22" table:formula="of:=IF(ISBLANK([$'types.hpp'.G26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59]=&quot;✓&quot;)+([.E259]=&quot;✓&quot;)+([.F259]=&quot;✓&quot;)+([.G259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50" calcext:value-type="float">
            <text:p>250</text:p>
          </table:table-cell>
          <table:table-cell table:style-name="ce7" table:formula="of:=IF(ISBLANK([$'types.hpp'.A261]);&quot;&quot;;[$'types.hpp'.A261])" office:value-type="string" office:string-value="cl_mem_object_type" calcext:value-type="string">
            <text:p>cl_mem_object_type</text:p>
          </table:table-cell>
          <table:table-cell table:style-name="ce7" table:formula="of:=IF(ISBLANK([$'types.hpp'.B261]);&quot;&quot;;[$'types.hpp'.B261])">
            <text:p/>
          </table:table-cell>
          <table:table-cell table:style-name="ce22" table:formula="of:=IF(ISBLANK([$'types.hpp'.F261]);&quot;&quot;;&quot;✓&quot;)" office:value-type="string" office:string-value="✓" calcext:value-type="string">
            <text:p>✓</text:p>
          </table:table-cell>
          <table:table-cell table:style-name="ce22" table:formula="of:=IF(ISBLANK([$'types.hpp'.G26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60]=&quot;✓&quot;)+([.E260]=&quot;✓&quot;)+([.F260]=&quot;✓&quot;)+([.G260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51" calcext:value-type="float">
            <text:p>251</text:p>
          </table:table-cell>
          <table:table-cell table:style-name="ce7" table:formula="of:=IF(ISBLANK([$'types.hpp'.A262]);&quot;&quot;;[$'types.hpp'.A262])">
            <text:p/>
          </table:table-cell>
          <table:table-cell table:style-name="ce7" table:formula="of:=IF(ISBLANK([$'types.hpp'.B262]);&quot;&quot;;[$'types.hpp'.B262])" office:value-type="string" office:string-value="CL_MEM_OBJECT_BUFFER" calcext:value-type="string">
            <text:p>CL_MEM_OBJECT_BUFFER</text:p>
          </table:table-cell>
          <table:table-cell table:style-name="ce22" table:formula="of:=IF(ISBLANK([$'types.hpp'.F262]);&quot;&quot;;&quot;✓&quot;)" office:value-type="string" office:string-value="✓" calcext:value-type="string">
            <text:p>✓</text:p>
          </table:table-cell>
          <table:table-cell table:style-name="ce22" table:formula="of:=IF(ISBLANK([$'types.hpp'.G26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61]=&quot;✓&quot;)+([.E261]=&quot;✓&quot;)+([.F261]=&quot;✓&quot;)+([.G261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52" calcext:value-type="float">
            <text:p>252</text:p>
          </table:table-cell>
          <table:table-cell table:style-name="ce7" table:formula="of:=IF(ISBLANK([$'types.hpp'.A263]);&quot;&quot;;[$'types.hpp'.A263])">
            <text:p/>
          </table:table-cell>
          <table:table-cell table:style-name="ce7" table:formula="of:=IF(ISBLANK([$'types.hpp'.B263]);&quot;&quot;;[$'types.hpp'.B263])" office:value-type="string" office:string-value="CL_MEM_OBJECT_IMAGE2D" calcext:value-type="string">
            <text:p>CL_MEM_OBJECT_IMAGE2D</text:p>
          </table:table-cell>
          <table:table-cell table:style-name="ce22" table:formula="of:=IF(ISBLANK([$'types.hpp'.F263]);&quot;&quot;;&quot;✓&quot;)" office:value-type="string" office:string-value="✓" calcext:value-type="string">
            <text:p>✓</text:p>
          </table:table-cell>
          <table:table-cell table:style-name="ce22" table:formula="of:=IF(ISBLANK([$'types.hpp'.G26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62]=&quot;✓&quot;)+([.E262]=&quot;✓&quot;)+([.F262]=&quot;✓&quot;)+([.G262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53" calcext:value-type="float">
            <text:p>253</text:p>
          </table:table-cell>
          <table:table-cell table:style-name="ce7" table:formula="of:=IF(ISBLANK([$'types.hpp'.A264]);&quot;&quot;;[$'types.hpp'.A264])">
            <text:p/>
          </table:table-cell>
          <table:table-cell table:style-name="ce7" table:formula="of:=IF(ISBLANK([$'types.hpp'.B264]);&quot;&quot;;[$'types.hpp'.B264])" office:value-type="string" office:string-value="CL_MEM_OBJECT_IMAGE3D" calcext:value-type="string">
            <text:p>CL_MEM_OBJECT_IMAGE3D</text:p>
          </table:table-cell>
          <table:table-cell table:style-name="ce22" table:formula="of:=IF(ISBLANK([$'types.hpp'.F264]);&quot;&quot;;&quot;✓&quot;)" office:value-type="string" office:string-value="✓" calcext:value-type="string">
            <text:p>✓</text:p>
          </table:table-cell>
          <table:table-cell table:style-name="ce22" table:formula="of:=IF(ISBLANK([$'types.hpp'.G26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63]=&quot;✓&quot;)+([.E263]=&quot;✓&quot;)+([.F263]=&quot;✓&quot;)+([.G263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54" calcext:value-type="float">
            <text:p>254</text:p>
          </table:table-cell>
          <table:table-cell table:style-name="ce7" table:formula="of:=IF(ISBLANK([$'types.hpp'.A265]);&quot;&quot;;[$'types.hpp'.A265])">
            <text:p/>
          </table:table-cell>
          <table:table-cell table:style-name="ce7" table:formula="of:=IF(ISBLANK([$'types.hpp'.B265]);&quot;&quot;;[$'types.hpp'.B265])" office:value-type="string" office:string-value="CL_MEM_OBJECT_IMAGE2D_ARRAY" calcext:value-type="string">
            <text:p>CL_MEM_OBJECT_IMAGE2D_ARRAY</text:p>
          </table:table-cell>
          <table:table-cell table:style-name="ce22" table:formula="of:=IF(ISBLANK([$'types.hpp'.F265]);&quot;&quot;;&quot;✓&quot;)" office:value-type="string" office:string-value="✓" calcext:value-type="string">
            <text:p>✓</text:p>
          </table:table-cell>
          <table:table-cell table:style-name="ce22" table:formula="of:=IF(ISBLANK([$'types.hpp'.G26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64]=&quot;✓&quot;)+([.E264]=&quot;✓&quot;)+([.F264]=&quot;✓&quot;)+([.G264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55" calcext:value-type="float">
            <text:p>255</text:p>
          </table:table-cell>
          <table:table-cell table:style-name="ce7" table:formula="of:=IF(ISBLANK([$'types.hpp'.A266]);&quot;&quot;;[$'types.hpp'.A266])">
            <text:p/>
          </table:table-cell>
          <table:table-cell table:style-name="ce7" table:formula="of:=IF(ISBLANK([$'types.hpp'.B266]);&quot;&quot;;[$'types.hpp'.B266])" office:value-type="string" office:string-value="CL_MEM_OBJECT_IMAGE1D" calcext:value-type="string">
            <text:p>CL_MEM_OBJECT_IMAGE1D</text:p>
          </table:table-cell>
          <table:table-cell table:style-name="ce22" table:formula="of:=IF(ISBLANK([$'types.hpp'.F266]);&quot;&quot;;&quot;✓&quot;)" office:value-type="string" office:string-value="✓" calcext:value-type="string">
            <text:p>✓</text:p>
          </table:table-cell>
          <table:table-cell table:style-name="ce22" table:formula="of:=IF(ISBLANK([$'types.hpp'.G26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65]=&quot;✓&quot;)+([.E265]=&quot;✓&quot;)+([.F265]=&quot;✓&quot;)+([.G265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56" calcext:value-type="float">
            <text:p>256</text:p>
          </table:table-cell>
          <table:table-cell table:style-name="ce7" table:formula="of:=IF(ISBLANK([$'types.hpp'.A267]);&quot;&quot;;[$'types.hpp'.A267])">
            <text:p/>
          </table:table-cell>
          <table:table-cell table:style-name="ce7" table:formula="of:=IF(ISBLANK([$'types.hpp'.B267]);&quot;&quot;;[$'types.hpp'.B267])" office:value-type="string" office:string-value="CL_MEM_OBJECT_IMAGE1D_ARRAY" calcext:value-type="string">
            <text:p>CL_MEM_OBJECT_IMAGE1D_ARRAY</text:p>
          </table:table-cell>
          <table:table-cell table:style-name="ce22" table:formula="of:=IF(ISBLANK([$'types.hpp'.F267]);&quot;&quot;;&quot;✓&quot;)" office:value-type="string" office:string-value="✓" calcext:value-type="string">
            <text:p>✓</text:p>
          </table:table-cell>
          <table:table-cell table:style-name="ce22" table:formula="of:=IF(ISBLANK([$'types.hpp'.G26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66]=&quot;✓&quot;)+([.E266]=&quot;✓&quot;)+([.F266]=&quot;✓&quot;)+([.G266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57" calcext:value-type="float">
            <text:p>257</text:p>
          </table:table-cell>
          <table:table-cell table:style-name="ce7" table:formula="of:=IF(ISBLANK([$'types.hpp'.A268]);&quot;&quot;;[$'types.hpp'.A268])">
            <text:p/>
          </table:table-cell>
          <table:table-cell table:style-name="ce7" table:formula="of:=IF(ISBLANK([$'types.hpp'.B268]);&quot;&quot;;[$'types.hpp'.B268])" office:value-type="string" office:string-value="CL_MEM_OBJECT_IMAGE1D_BUFFER" calcext:value-type="string">
            <text:p>CL_MEM_OBJECT_IMAGE1D_BUFFER</text:p>
          </table:table-cell>
          <table:table-cell table:style-name="ce22" table:formula="of:=IF(ISBLANK([$'types.hpp'.F268]);&quot;&quot;;&quot;✓&quot;)" office:value-type="string" office:string-value="✓" calcext:value-type="string">
            <text:p>✓</text:p>
          </table:table-cell>
          <table:table-cell table:style-name="ce22" table:formula="of:=IF(ISBLANK([$'types.hpp'.G26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67]=&quot;✓&quot;)+([.E267]=&quot;✓&quot;)+([.F267]=&quot;✓&quot;)+([.G267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58" calcext:value-type="float">
            <text:p>258</text:p>
          </table:table-cell>
          <table:table-cell table:style-name="ce7" table:formula="of:=IF(ISBLANK([$'types.hpp'.A269]);&quot;&quot;;[$'types.hpp'.A269])" office:value-type="string" office:string-value="cl_mem_info" calcext:value-type="string">
            <text:p>cl_mem_info</text:p>
          </table:table-cell>
          <table:table-cell table:style-name="ce7" table:formula="of:=IF(ISBLANK([$'types.hpp'.B269]);&quot;&quot;;[$'types.hpp'.B269])">
            <text:p/>
          </table:table-cell>
          <table:table-cell table:style-name="ce22" table:formula="of:=IF(ISBLANK([$'types.hpp'.F269]);&quot;&quot;;&quot;✓&quot;)" office:value-type="string" office:string-value="✓" calcext:value-type="string">
            <text:p>✓</text:p>
          </table:table-cell>
          <table:table-cell table:style-name="ce22" table:formula="of:=IF(ISBLANK([$'types.hpp'.G26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68]=&quot;✓&quot;)+([.E268]=&quot;✓&quot;)+([.F268]=&quot;✓&quot;)+([.G268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59" calcext:value-type="float">
            <text:p>259</text:p>
          </table:table-cell>
          <table:table-cell table:style-name="ce7" table:formula="of:=IF(ISBLANK([$'types.hpp'.A270]);&quot;&quot;;[$'types.hpp'.A270])">
            <text:p/>
          </table:table-cell>
          <table:table-cell table:style-name="ce7" table:formula="of:=IF(ISBLANK([$'types.hpp'.B270]);&quot;&quot;;[$'types.hpp'.B270])" office:value-type="string" office:string-value="CL_MEM_TYPE" calcext:value-type="string">
            <text:p>CL_MEM_TYPE</text:p>
          </table:table-cell>
          <table:table-cell table:style-name="ce22" table:formula="of:=IF(ISBLANK([$'types.hpp'.F270]);&quot;&quot;;&quot;✓&quot;)" office:value-type="string" office:string-value="✓" calcext:value-type="string">
            <text:p>✓</text:p>
          </table:table-cell>
          <table:table-cell table:style-name="ce22" table:formula="of:=IF(ISBLANK([$'types.hpp'.G27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69]=&quot;✓&quot;)+([.E269]=&quot;✓&quot;)+([.F269]=&quot;✓&quot;)+([.G269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60" calcext:value-type="float">
            <text:p>260</text:p>
          </table:table-cell>
          <table:table-cell table:style-name="ce7" table:formula="of:=IF(ISBLANK([$'types.hpp'.A271]);&quot;&quot;;[$'types.hpp'.A271])">
            <text:p/>
          </table:table-cell>
          <table:table-cell table:style-name="ce7" table:formula="of:=IF(ISBLANK([$'types.hpp'.B271]);&quot;&quot;;[$'types.hpp'.B271])" office:value-type="string" office:string-value="CL_MEM_FLAGS" calcext:value-type="string">
            <text:p>CL_MEM_FLAGS</text:p>
          </table:table-cell>
          <table:table-cell table:style-name="ce22" table:formula="of:=IF(ISBLANK([$'types.hpp'.F271]);&quot;&quot;;&quot;✓&quot;)" office:value-type="string" office:string-value="✓" calcext:value-type="string">
            <text:p>✓</text:p>
          </table:table-cell>
          <table:table-cell table:style-name="ce22" table:formula="of:=IF(ISBLANK([$'types.hpp'.G27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70]=&quot;✓&quot;)+([.E270]=&quot;✓&quot;)+([.F270]=&quot;✓&quot;)+([.G270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61" calcext:value-type="float">
            <text:p>261</text:p>
          </table:table-cell>
          <table:table-cell table:style-name="ce7" table:formula="of:=IF(ISBLANK([$'types.hpp'.A272]);&quot;&quot;;[$'types.hpp'.A272])">
            <text:p/>
          </table:table-cell>
          <table:table-cell table:style-name="ce7" table:formula="of:=IF(ISBLANK([$'types.hpp'.B272]);&quot;&quot;;[$'types.hpp'.B272])" office:value-type="string" office:string-value="CL_MEM_SIZE" calcext:value-type="string">
            <text:p>CL_MEM_SIZE</text:p>
          </table:table-cell>
          <table:table-cell table:style-name="ce22" table:formula="of:=IF(ISBLANK([$'types.hpp'.F272]);&quot;&quot;;&quot;✓&quot;)" office:value-type="string" office:string-value="✓" calcext:value-type="string">
            <text:p>✓</text:p>
          </table:table-cell>
          <table:table-cell table:style-name="ce22" table:formula="of:=IF(ISBLANK([$'types.hpp'.G27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71]=&quot;✓&quot;)+([.E271]=&quot;✓&quot;)+([.F271]=&quot;✓&quot;)+([.G271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62" calcext:value-type="float">
            <text:p>262</text:p>
          </table:table-cell>
          <table:table-cell table:style-name="ce7" table:formula="of:=IF(ISBLANK([$'types.hpp'.A273]);&quot;&quot;;[$'types.hpp'.A273])">
            <text:p/>
          </table:table-cell>
          <table:table-cell table:style-name="ce7" table:formula="of:=IF(ISBLANK([$'types.hpp'.B273]);&quot;&quot;;[$'types.hpp'.B273])" office:value-type="string" office:string-value="CL_MEM_HOST_PTR" calcext:value-type="string">
            <text:p>CL_MEM_HOST_PTR</text:p>
          </table:table-cell>
          <table:table-cell table:style-name="ce22" table:formula="of:=IF(ISBLANK([$'types.hpp'.F273]);&quot;&quot;;&quot;✓&quot;)" office:value-type="string" office:string-value="✓" calcext:value-type="string">
            <text:p>✓</text:p>
          </table:table-cell>
          <table:table-cell table:style-name="ce22" table:formula="of:=IF(ISBLANK([$'types.hpp'.G27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72]=&quot;✓&quot;)+([.E272]=&quot;✓&quot;)+([.F272]=&quot;✓&quot;)+([.G272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63" calcext:value-type="float">
            <text:p>263</text:p>
          </table:table-cell>
          <table:table-cell table:style-name="ce7" table:formula="of:=IF(ISBLANK([$'types.hpp'.A274]);&quot;&quot;;[$'types.hpp'.A274])">
            <text:p/>
          </table:table-cell>
          <table:table-cell table:style-name="ce7" table:formula="of:=IF(ISBLANK([$'types.hpp'.B274]);&quot;&quot;;[$'types.hpp'.B274])" office:value-type="string" office:string-value="CL_MEM_MAP_COUNT" calcext:value-type="string">
            <text:p>CL_MEM_MAP_COUNT</text:p>
          </table:table-cell>
          <table:table-cell table:style-name="ce22" table:formula="of:=IF(ISBLANK([$'types.hpp'.F274]);&quot;&quot;;&quot;✓&quot;)" office:value-type="string" office:string-value="✓" calcext:value-type="string">
            <text:p>✓</text:p>
          </table:table-cell>
          <table:table-cell table:style-name="ce22" table:formula="of:=IF(ISBLANK([$'types.hpp'.G27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73]=&quot;✓&quot;)+([.E273]=&quot;✓&quot;)+([.F273]=&quot;✓&quot;)+([.G273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64" calcext:value-type="float">
            <text:p>264</text:p>
          </table:table-cell>
          <table:table-cell table:style-name="ce7" table:formula="of:=IF(ISBLANK([$'types.hpp'.A275]);&quot;&quot;;[$'types.hpp'.A275])">
            <text:p/>
          </table:table-cell>
          <table:table-cell table:style-name="ce7" table:formula="of:=IF(ISBLANK([$'types.hpp'.B275]);&quot;&quot;;[$'types.hpp'.B275])" office:value-type="string" office:string-value="CL_MEM_REFERENCE_COUNT" calcext:value-type="string">
            <text:p>CL_MEM_REFERENCE_COUNT</text:p>
          </table:table-cell>
          <table:table-cell table:style-name="ce22" table:formula="of:=IF(ISBLANK([$'types.hpp'.F275]);&quot;&quot;;&quot;✓&quot;)" office:value-type="string" office:string-value="✓" calcext:value-type="string">
            <text:p>✓</text:p>
          </table:table-cell>
          <table:table-cell table:style-name="ce22" table:formula="of:=IF(ISBLANK([$'types.hpp'.G27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74]=&quot;✓&quot;)+([.E274]=&quot;✓&quot;)+([.F274]=&quot;✓&quot;)+([.G274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65" calcext:value-type="float">
            <text:p>265</text:p>
          </table:table-cell>
          <table:table-cell table:style-name="ce7" table:formula="of:=IF(ISBLANK([$'types.hpp'.A276]);&quot;&quot;;[$'types.hpp'.A276])">
            <text:p/>
          </table:table-cell>
          <table:table-cell table:style-name="ce7" table:formula="of:=IF(ISBLANK([$'types.hpp'.B276]);&quot;&quot;;[$'types.hpp'.B276])" office:value-type="string" office:string-value="CL_MEM_CONTEXT" calcext:value-type="string">
            <text:p>CL_MEM_CONTEXT</text:p>
          </table:table-cell>
          <table:table-cell table:style-name="ce22" table:formula="of:=IF(ISBLANK([$'types.hpp'.F276]);&quot;&quot;;&quot;✓&quot;)" office:value-type="string" office:string-value="✓" calcext:value-type="string">
            <text:p>✓</text:p>
          </table:table-cell>
          <table:table-cell table:style-name="ce22" table:formula="of:=IF(ISBLANK([$'types.hpp'.G27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75]=&quot;✓&quot;)+([.E275]=&quot;✓&quot;)+([.F275]=&quot;✓&quot;)+([.G275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66" calcext:value-type="float">
            <text:p>266</text:p>
          </table:table-cell>
          <table:table-cell table:style-name="ce7" table:formula="of:=IF(ISBLANK([$'types.hpp'.A277]);&quot;&quot;;[$'types.hpp'.A277])">
            <text:p/>
          </table:table-cell>
          <table:table-cell table:style-name="ce7" table:formula="of:=IF(ISBLANK([$'types.hpp'.B277]);&quot;&quot;;[$'types.hpp'.B277])" office:value-type="string" office:string-value="CL_MEM_ASSOCIATED_MEMOBJECT" calcext:value-type="string">
            <text:p>CL_MEM_ASSOCIATED_MEMOBJECT</text:p>
          </table:table-cell>
          <table:table-cell table:style-name="ce22" table:formula="of:=IF(ISBLANK([$'types.hpp'.F277]);&quot;&quot;;&quot;✓&quot;)" office:value-type="string" office:string-value="✓" calcext:value-type="string">
            <text:p>✓</text:p>
          </table:table-cell>
          <table:table-cell table:style-name="ce22" table:formula="of:=IF(ISBLANK([$'types.hpp'.G27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76]=&quot;✓&quot;)+([.E276]=&quot;✓&quot;)+([.F276]=&quot;✓&quot;)+([.G276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67" calcext:value-type="float">
            <text:p>267</text:p>
          </table:table-cell>
          <table:table-cell table:style-name="ce7" table:formula="of:=IF(ISBLANK([$'types.hpp'.A278]);&quot;&quot;;[$'types.hpp'.A278])">
            <text:p/>
          </table:table-cell>
          <table:table-cell table:style-name="ce7" table:formula="of:=IF(ISBLANK([$'types.hpp'.B278]);&quot;&quot;;[$'types.hpp'.B278])" office:value-type="string" office:string-value="CL_MEM_OFFSET" calcext:value-type="string">
            <text:p>CL_MEM_OFFSET</text:p>
          </table:table-cell>
          <table:table-cell table:style-name="ce22" table:formula="of:=IF(ISBLANK([$'types.hpp'.F278]);&quot;&quot;;&quot;✓&quot;)" office:value-type="string" office:string-value="✓" calcext:value-type="string">
            <text:p>✓</text:p>
          </table:table-cell>
          <table:table-cell table:style-name="ce22" table:formula="of:=IF(ISBLANK([$'types.hpp'.G27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77]=&quot;✓&quot;)+([.E277]=&quot;✓&quot;)+([.F277]=&quot;✓&quot;)+([.G277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68" calcext:value-type="float">
            <text:p>268</text:p>
          </table:table-cell>
          <table:table-cell table:style-name="ce7" table:formula="of:=IF(ISBLANK([$'types.hpp'.A279]);&quot;&quot;;[$'types.hpp'.A279])" office:value-type="string" office:string-value="cl_image_info" calcext:value-type="string">
            <text:p>cl_image_info</text:p>
          </table:table-cell>
          <table:table-cell table:style-name="ce7" table:formula="of:=IF(ISBLANK([$'types.hpp'.B279]);&quot;&quot;;[$'types.hpp'.B279])">
            <text:p/>
          </table:table-cell>
          <table:table-cell table:style-name="ce22" table:formula="of:=IF(ISBLANK([$'types.hpp'.F279]);&quot;&quot;;&quot;✓&quot;)" office:value-type="string" office:string-value="✓" calcext:value-type="string">
            <text:p>✓</text:p>
          </table:table-cell>
          <table:table-cell table:style-name="ce22" table:formula="of:=IF(ISBLANK([$'types.hpp'.G27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78]=&quot;✓&quot;)+([.E278]=&quot;✓&quot;)+([.F278]=&quot;✓&quot;)+([.G278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69" calcext:value-type="float">
            <text:p>269</text:p>
          </table:table-cell>
          <table:table-cell table:style-name="ce7" table:formula="of:=IF(ISBLANK([$'types.hpp'.A280]);&quot;&quot;;[$'types.hpp'.A280])">
            <text:p/>
          </table:table-cell>
          <table:table-cell table:style-name="ce7" table:formula="of:=IF(ISBLANK([$'types.hpp'.B280]);&quot;&quot;;[$'types.hpp'.B280])" office:value-type="string" office:string-value="CL_IMAGE_FORMAT" calcext:value-type="string">
            <text:p>CL_IMAGE_FORMAT</text:p>
          </table:table-cell>
          <table:table-cell table:style-name="ce22" table:formula="of:=IF(ISBLANK([$'types.hpp'.F280]);&quot;&quot;;&quot;✓&quot;)" office:value-type="string" office:string-value="✓" calcext:value-type="string">
            <text:p>✓</text:p>
          </table:table-cell>
          <table:table-cell table:style-name="ce22" table:formula="of:=IF(ISBLANK([$'types.hpp'.G28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79]=&quot;✓&quot;)+([.E279]=&quot;✓&quot;)+([.F279]=&quot;✓&quot;)+([.G279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70" calcext:value-type="float">
            <text:p>270</text:p>
          </table:table-cell>
          <table:table-cell table:style-name="ce7" table:formula="of:=IF(ISBLANK([$'types.hpp'.A281]);&quot;&quot;;[$'types.hpp'.A281])">
            <text:p/>
          </table:table-cell>
          <table:table-cell table:style-name="ce7" table:formula="of:=IF(ISBLANK([$'types.hpp'.B281]);&quot;&quot;;[$'types.hpp'.B281])" office:value-type="string" office:string-value="CL_IMAGE_ELEMENT_SIZE" calcext:value-type="string">
            <text:p>CL_IMAGE_ELEMENT_SIZE</text:p>
          </table:table-cell>
          <table:table-cell table:style-name="ce22" table:formula="of:=IF(ISBLANK([$'types.hpp'.F281]);&quot;&quot;;&quot;✓&quot;)" office:value-type="string" office:string-value="✓" calcext:value-type="string">
            <text:p>✓</text:p>
          </table:table-cell>
          <table:table-cell table:style-name="ce22" table:formula="of:=IF(ISBLANK([$'types.hpp'.G28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80]=&quot;✓&quot;)+([.E280]=&quot;✓&quot;)+([.F280]=&quot;✓&quot;)+([.G280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71" calcext:value-type="float">
            <text:p>271</text:p>
          </table:table-cell>
          <table:table-cell table:style-name="ce7" table:formula="of:=IF(ISBLANK([$'types.hpp'.A282]);&quot;&quot;;[$'types.hpp'.A282])">
            <text:p/>
          </table:table-cell>
          <table:table-cell table:style-name="ce7" table:formula="of:=IF(ISBLANK([$'types.hpp'.B282]);&quot;&quot;;[$'types.hpp'.B282])" office:value-type="string" office:string-value="CL_IMAGE_ROW_PITCH" calcext:value-type="string">
            <text:p>CL_IMAGE_ROW_PITCH</text:p>
          </table:table-cell>
          <table:table-cell table:style-name="ce22" table:formula="of:=IF(ISBLANK([$'types.hpp'.F282]);&quot;&quot;;&quot;✓&quot;)" office:value-type="string" office:string-value="✓" calcext:value-type="string">
            <text:p>✓</text:p>
          </table:table-cell>
          <table:table-cell table:style-name="ce22" table:formula="of:=IF(ISBLANK([$'types.hpp'.G28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81]=&quot;✓&quot;)+([.E281]=&quot;✓&quot;)+([.F281]=&quot;✓&quot;)+([.G281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72" calcext:value-type="float">
            <text:p>272</text:p>
          </table:table-cell>
          <table:table-cell table:style-name="ce7" table:formula="of:=IF(ISBLANK([$'types.hpp'.A283]);&quot;&quot;;[$'types.hpp'.A283])">
            <text:p/>
          </table:table-cell>
          <table:table-cell table:style-name="ce7" table:formula="of:=IF(ISBLANK([$'types.hpp'.B283]);&quot;&quot;;[$'types.hpp'.B283])" office:value-type="string" office:string-value="CL_IMAGE_SLICE_PITCH" calcext:value-type="string">
            <text:p>CL_IMAGE_SLICE_PITCH</text:p>
          </table:table-cell>
          <table:table-cell table:style-name="ce22" table:formula="of:=IF(ISBLANK([$'types.hpp'.F283]);&quot;&quot;;&quot;✓&quot;)" office:value-type="string" office:string-value="✓" calcext:value-type="string">
            <text:p>✓</text:p>
          </table:table-cell>
          <table:table-cell table:style-name="ce22" table:formula="of:=IF(ISBLANK([$'types.hpp'.G28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82]=&quot;✓&quot;)+([.E282]=&quot;✓&quot;)+([.F282]=&quot;✓&quot;)+([.G282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73" calcext:value-type="float">
            <text:p>273</text:p>
          </table:table-cell>
          <table:table-cell table:style-name="ce7" table:formula="of:=IF(ISBLANK([$'types.hpp'.A284]);&quot;&quot;;[$'types.hpp'.A284])">
            <text:p/>
          </table:table-cell>
          <table:table-cell table:style-name="ce7" table:formula="of:=IF(ISBLANK([$'types.hpp'.B284]);&quot;&quot;;[$'types.hpp'.B284])" office:value-type="string" office:string-value="CL_IMAGE_WIDTH" calcext:value-type="string">
            <text:p>CL_IMAGE_WIDTH</text:p>
          </table:table-cell>
          <table:table-cell table:style-name="ce22" table:formula="of:=IF(ISBLANK([$'types.hpp'.F284]);&quot;&quot;;&quot;✓&quot;)" office:value-type="string" office:string-value="✓" calcext:value-type="string">
            <text:p>✓</text:p>
          </table:table-cell>
          <table:table-cell table:style-name="ce22" table:formula="of:=IF(ISBLANK([$'types.hpp'.G28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83]=&quot;✓&quot;)+([.E283]=&quot;✓&quot;)+([.F283]=&quot;✓&quot;)+([.G283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74" calcext:value-type="float">
            <text:p>274</text:p>
          </table:table-cell>
          <table:table-cell table:style-name="ce7" table:formula="of:=IF(ISBLANK([$'types.hpp'.A285]);&quot;&quot;;[$'types.hpp'.A285])">
            <text:p/>
          </table:table-cell>
          <table:table-cell table:style-name="ce7" table:formula="of:=IF(ISBLANK([$'types.hpp'.B285]);&quot;&quot;;[$'types.hpp'.B285])" office:value-type="string" office:string-value="CL_IMAGE_HEIGHT" calcext:value-type="string">
            <text:p>CL_IMAGE_HEIGHT</text:p>
          </table:table-cell>
          <table:table-cell table:style-name="ce22" table:formula="of:=IF(ISBLANK([$'types.hpp'.F285]);&quot;&quot;;&quot;✓&quot;)" office:value-type="string" office:string-value="✓" calcext:value-type="string">
            <text:p>✓</text:p>
          </table:table-cell>
          <table:table-cell table:style-name="ce22" table:formula="of:=IF(ISBLANK([$'types.hpp'.G28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84]=&quot;✓&quot;)+([.E284]=&quot;✓&quot;)+([.F284]=&quot;✓&quot;)+([.G284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75" calcext:value-type="float">
            <text:p>275</text:p>
          </table:table-cell>
          <table:table-cell table:style-name="ce7" table:formula="of:=IF(ISBLANK([$'types.hpp'.A286]);&quot;&quot;;[$'types.hpp'.A286])">
            <text:p/>
          </table:table-cell>
          <table:table-cell table:style-name="ce7" table:formula="of:=IF(ISBLANK([$'types.hpp'.B286]);&quot;&quot;;[$'types.hpp'.B286])" office:value-type="string" office:string-value="CL_IMAGE_DEPTH" calcext:value-type="string">
            <text:p>CL_IMAGE_DEPTH</text:p>
          </table:table-cell>
          <table:table-cell table:style-name="ce22" table:formula="of:=IF(ISBLANK([$'types.hpp'.F286]);&quot;&quot;;&quot;✓&quot;)" office:value-type="string" office:string-value="✓" calcext:value-type="string">
            <text:p>✓</text:p>
          </table:table-cell>
          <table:table-cell table:style-name="ce22" table:formula="of:=IF(ISBLANK([$'types.hpp'.G28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85]=&quot;✓&quot;)+([.E285]=&quot;✓&quot;)+([.F285]=&quot;✓&quot;)+([.G285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76" calcext:value-type="float">
            <text:p>276</text:p>
          </table:table-cell>
          <table:table-cell table:style-name="ce7" table:formula="of:=IF(ISBLANK([$'types.hpp'.A287]);&quot;&quot;;[$'types.hpp'.A287])">
            <text:p/>
          </table:table-cell>
          <table:table-cell table:style-name="ce7" table:formula="of:=IF(ISBLANK([$'types.hpp'.B287]);&quot;&quot;;[$'types.hpp'.B287])" office:value-type="string" office:string-value="CL_IMAGE_ARRAY_SIZE" calcext:value-type="string">
            <text:p>CL_IMAGE_ARRAY_SIZE</text:p>
          </table:table-cell>
          <table:table-cell table:style-name="ce22" table:formula="of:=IF(ISBLANK([$'types.hpp'.F287]);&quot;&quot;;&quot;✓&quot;)" office:value-type="string" office:string-value="✓" calcext:value-type="string">
            <text:p>✓</text:p>
          </table:table-cell>
          <table:table-cell table:style-name="ce22" table:formula="of:=IF(ISBLANK([$'types.hpp'.G28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86]=&quot;✓&quot;)+([.E286]=&quot;✓&quot;)+([.F286]=&quot;✓&quot;)+([.G286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77" calcext:value-type="float">
            <text:p>277</text:p>
          </table:table-cell>
          <table:table-cell table:style-name="ce7" table:formula="of:=IF(ISBLANK([$'types.hpp'.A288]);&quot;&quot;;[$'types.hpp'.A288])">
            <text:p/>
          </table:table-cell>
          <table:table-cell table:style-name="ce7" table:formula="of:=IF(ISBLANK([$'types.hpp'.B288]);&quot;&quot;;[$'types.hpp'.B288])" office:value-type="string" office:string-value="CL_IMAGE_BUFFER" calcext:value-type="string">
            <text:p>CL_IMAGE_BUFFER</text:p>
          </table:table-cell>
          <table:table-cell table:style-name="ce22" table:formula="of:=IF(ISBLANK([$'types.hpp'.F288]);&quot;&quot;;&quot;✓&quot;)" office:value-type="string" office:string-value="✓" calcext:value-type="string">
            <text:p>✓</text:p>
          </table:table-cell>
          <table:table-cell table:style-name="ce22" table:formula="of:=IF(ISBLANK([$'types.hpp'.G28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87]=&quot;✓&quot;)+([.E287]=&quot;✓&quot;)+([.F287]=&quot;✓&quot;)+([.G287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78" calcext:value-type="float">
            <text:p>278</text:p>
          </table:table-cell>
          <table:table-cell table:style-name="ce7" table:formula="of:=IF(ISBLANK([$'types.hpp'.A289]);&quot;&quot;;[$'types.hpp'.A289])">
            <text:p/>
          </table:table-cell>
          <table:table-cell table:style-name="ce7" table:formula="of:=IF(ISBLANK([$'types.hpp'.B289]);&quot;&quot;;[$'types.hpp'.B289])" office:value-type="string" office:string-value="CL_IMAGE_NUM_MIP_LEVELS" calcext:value-type="string">
            <text:p>CL_IMAGE_NUM_MIP_LEVELS</text:p>
          </table:table-cell>
          <table:table-cell table:style-name="ce22" table:formula="of:=IF(ISBLANK([$'types.hpp'.F289]);&quot;&quot;;&quot;✓&quot;)" office:value-type="string" office:string-value="✓" calcext:value-type="string">
            <text:p>✓</text:p>
          </table:table-cell>
          <table:table-cell table:style-name="ce22" table:formula="of:=IF(ISBLANK([$'types.hpp'.G28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88]=&quot;✓&quot;)+([.E288]=&quot;✓&quot;)+([.F288]=&quot;✓&quot;)+([.G288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79" calcext:value-type="float">
            <text:p>279</text:p>
          </table:table-cell>
          <table:table-cell table:style-name="ce7" table:formula="of:=IF(ISBLANK([$'types.hpp'.A290]);&quot;&quot;;[$'types.hpp'.A290])">
            <text:p/>
          </table:table-cell>
          <table:table-cell table:style-name="ce7" table:formula="of:=IF(ISBLANK([$'types.hpp'.B290]);&quot;&quot;;[$'types.hpp'.B290])" office:value-type="string" office:string-value="CL_IMAGE_NUM_SAMPLES" calcext:value-type="string">
            <text:p>CL_IMAGE_NUM_SAMPLES</text:p>
          </table:table-cell>
          <table:table-cell table:style-name="ce22" table:formula="of:=IF(ISBLANK([$'types.hpp'.F290]);&quot;&quot;;&quot;✓&quot;)" office:value-type="string" office:string-value="✓" calcext:value-type="string">
            <text:p>✓</text:p>
          </table:table-cell>
          <table:table-cell table:style-name="ce22" table:formula="of:=IF(ISBLANK([$'types.hpp'.G29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89]=&quot;✓&quot;)+([.E289]=&quot;✓&quot;)+([.F289]=&quot;✓&quot;)+([.G289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80" calcext:value-type="float">
            <text:p>280</text:p>
          </table:table-cell>
          <table:table-cell table:style-name="ce7" table:formula="of:=IF(ISBLANK([$'types.hpp'.A291]);&quot;&quot;;[$'types.hpp'.A291])" office:value-type="string" office:string-value="cl_addressing_mode" calcext:value-type="string">
            <text:p>cl_addressing_mode</text:p>
          </table:table-cell>
          <table:table-cell table:style-name="ce7" table:formula="of:=IF(ISBLANK([$'types.hpp'.B291]);&quot;&quot;;[$'types.hpp'.B291])">
            <text:p/>
          </table:table-cell>
          <table:table-cell table:style-name="ce22" table:formula="of:=IF(ISBLANK([$'types.hpp'.F291]);&quot;&quot;;&quot;✓&quot;)" office:value-type="string" office:string-value="✓" calcext:value-type="string">
            <text:p>✓</text:p>
          </table:table-cell>
          <table:table-cell table:style-name="ce22" table:formula="of:=IF(ISBLANK([$'types.hpp'.G29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90]=&quot;✓&quot;)+([.E290]=&quot;✓&quot;)+([.F290]=&quot;✓&quot;)+([.G290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81" calcext:value-type="float">
            <text:p>281</text:p>
          </table:table-cell>
          <table:table-cell table:style-name="ce7" table:formula="of:=IF(ISBLANK([$'types.hpp'.A292]);&quot;&quot;;[$'types.hpp'.A292])">
            <text:p/>
          </table:table-cell>
          <table:table-cell table:style-name="ce7" table:formula="of:=IF(ISBLANK([$'types.hpp'.B292]);&quot;&quot;;[$'types.hpp'.B292])" office:value-type="string" office:string-value="CL_ADDRESS_NONE" calcext:value-type="string">
            <text:p>CL_ADDRESS_NONE</text:p>
          </table:table-cell>
          <table:table-cell table:style-name="ce22" table:formula="of:=IF(ISBLANK([$'types.hpp'.F292]);&quot;&quot;;&quot;✓&quot;)" office:value-type="string" office:string-value="✓" calcext:value-type="string">
            <text:p>✓</text:p>
          </table:table-cell>
          <table:table-cell table:style-name="ce22" table:formula="of:=IF(ISBLANK([$'types.hpp'.G29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91]=&quot;✓&quot;)+([.E291]=&quot;✓&quot;)+([.F291]=&quot;✓&quot;)+([.G291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82" calcext:value-type="float">
            <text:p>282</text:p>
          </table:table-cell>
          <table:table-cell table:style-name="ce7" table:formula="of:=IF(ISBLANK([$'types.hpp'.A293]);&quot;&quot;;[$'types.hpp'.A293])">
            <text:p/>
          </table:table-cell>
          <table:table-cell table:style-name="ce7" table:formula="of:=IF(ISBLANK([$'types.hpp'.B293]);&quot;&quot;;[$'types.hpp'.B293])" office:value-type="string" office:string-value="CL_ADDRESS_CLAMP_TO_EDGE" calcext:value-type="string">
            <text:p>CL_ADDRESS_CLAMP_TO_EDGE</text:p>
          </table:table-cell>
          <table:table-cell table:style-name="ce22" table:formula="of:=IF(ISBLANK([$'types.hpp'.F293]);&quot;&quot;;&quot;✓&quot;)" office:value-type="string" office:string-value="✓" calcext:value-type="string">
            <text:p>✓</text:p>
          </table:table-cell>
          <table:table-cell table:style-name="ce22" table:formula="of:=IF(ISBLANK([$'types.hpp'.G29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92]=&quot;✓&quot;)+([.E292]=&quot;✓&quot;)+([.F292]=&quot;✓&quot;)+([.G292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83" calcext:value-type="float">
            <text:p>283</text:p>
          </table:table-cell>
          <table:table-cell table:style-name="ce7" table:formula="of:=IF(ISBLANK([$'types.hpp'.A294]);&quot;&quot;;[$'types.hpp'.A294])">
            <text:p/>
          </table:table-cell>
          <table:table-cell table:style-name="ce7" table:formula="of:=IF(ISBLANK([$'types.hpp'.B294]);&quot;&quot;;[$'types.hpp'.B294])" office:value-type="string" office:string-value="CL_ADDRESS_CLAMP" calcext:value-type="string">
            <text:p>CL_ADDRESS_CLAMP</text:p>
          </table:table-cell>
          <table:table-cell table:style-name="ce22" table:formula="of:=IF(ISBLANK([$'types.hpp'.F294]);&quot;&quot;;&quot;✓&quot;)" office:value-type="string" office:string-value="✓" calcext:value-type="string">
            <text:p>✓</text:p>
          </table:table-cell>
          <table:table-cell table:style-name="ce22" table:formula="of:=IF(ISBLANK([$'types.hpp'.G29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93]=&quot;✓&quot;)+([.E293]=&quot;✓&quot;)+([.F293]=&quot;✓&quot;)+([.G293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84" calcext:value-type="float">
            <text:p>284</text:p>
          </table:table-cell>
          <table:table-cell table:style-name="ce7" table:formula="of:=IF(ISBLANK([$'types.hpp'.A295]);&quot;&quot;;[$'types.hpp'.A295])">
            <text:p/>
          </table:table-cell>
          <table:table-cell table:style-name="ce7" table:formula="of:=IF(ISBLANK([$'types.hpp'.B295]);&quot;&quot;;[$'types.hpp'.B295])" office:value-type="string" office:string-value="CL_ADDRESS_REPEAT" calcext:value-type="string">
            <text:p>CL_ADDRESS_REPEAT</text:p>
          </table:table-cell>
          <table:table-cell table:style-name="ce22" table:formula="of:=IF(ISBLANK([$'types.hpp'.F295]);&quot;&quot;;&quot;✓&quot;)" office:value-type="string" office:string-value="✓" calcext:value-type="string">
            <text:p>✓</text:p>
          </table:table-cell>
          <table:table-cell table:style-name="ce22" table:formula="of:=IF(ISBLANK([$'types.hpp'.G29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94]=&quot;✓&quot;)+([.E294]=&quot;✓&quot;)+([.F294]=&quot;✓&quot;)+([.G294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85" calcext:value-type="float">
            <text:p>285</text:p>
          </table:table-cell>
          <table:table-cell table:style-name="ce7" table:formula="of:=IF(ISBLANK([$'types.hpp'.A296]);&quot;&quot;;[$'types.hpp'.A296])">
            <text:p/>
          </table:table-cell>
          <table:table-cell table:style-name="ce7" table:formula="of:=IF(ISBLANK([$'types.hpp'.B296]);&quot;&quot;;[$'types.hpp'.B296])" office:value-type="string" office:string-value="CL_ADDRESS_MIRRORED_REPEAT" calcext:value-type="string">
            <text:p>CL_ADDRESS_MIRRORED_REPEAT</text:p>
          </table:table-cell>
          <table:table-cell table:style-name="ce22" table:formula="of:=IF(ISBLANK([$'types.hpp'.F296]);&quot;&quot;;&quot;✓&quot;)" office:value-type="string" office:string-value="✓" calcext:value-type="string">
            <text:p>✓</text:p>
          </table:table-cell>
          <table:table-cell table:style-name="ce22" table:formula="of:=IF(ISBLANK([$'types.hpp'.G29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95]=&quot;✓&quot;)+([.E295]=&quot;✓&quot;)+([.F295]=&quot;✓&quot;)+([.G295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86" calcext:value-type="float">
            <text:p>286</text:p>
          </table:table-cell>
          <table:table-cell table:style-name="ce7" table:formula="of:=IF(ISBLANK([$'types.hpp'.A297]);&quot;&quot;;[$'types.hpp'.A297])" office:value-type="string" office:string-value="cl_filter_mode" calcext:value-type="string">
            <text:p>cl_filter_mode</text:p>
          </table:table-cell>
          <table:table-cell table:style-name="ce7" table:formula="of:=IF(ISBLANK([$'types.hpp'.B297]);&quot;&quot;;[$'types.hpp'.B297])">
            <text:p/>
          </table:table-cell>
          <table:table-cell table:style-name="ce22" table:formula="of:=IF(ISBLANK([$'types.hpp'.F297]);&quot;&quot;;&quot;✓&quot;)" office:value-type="string" office:string-value="✓" calcext:value-type="string">
            <text:p>✓</text:p>
          </table:table-cell>
          <table:table-cell table:style-name="ce22" table:formula="of:=IF(ISBLANK([$'types.hpp'.G29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96]=&quot;✓&quot;)+([.E296]=&quot;✓&quot;)+([.F296]=&quot;✓&quot;)+([.G296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87" calcext:value-type="float">
            <text:p>287</text:p>
          </table:table-cell>
          <table:table-cell table:style-name="ce7" table:formula="of:=IF(ISBLANK([$'types.hpp'.A298]);&quot;&quot;;[$'types.hpp'.A298])">
            <text:p/>
          </table:table-cell>
          <table:table-cell table:style-name="ce7" table:formula="of:=IF(ISBLANK([$'types.hpp'.B298]);&quot;&quot;;[$'types.hpp'.B298])" office:value-type="string" office:string-value="CL_FILTER_NEAREST" calcext:value-type="string">
            <text:p>CL_FILTER_NEAREST</text:p>
          </table:table-cell>
          <table:table-cell table:style-name="ce22" table:formula="of:=IF(ISBLANK([$'types.hpp'.F298]);&quot;&quot;;&quot;✓&quot;)" office:value-type="string" office:string-value="✓" calcext:value-type="string">
            <text:p>✓</text:p>
          </table:table-cell>
          <table:table-cell table:style-name="ce22" table:formula="of:=IF(ISBLANK([$'types.hpp'.G29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97]=&quot;✓&quot;)+([.E297]=&quot;✓&quot;)+([.F297]=&quot;✓&quot;)+([.G297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88" calcext:value-type="float">
            <text:p>288</text:p>
          </table:table-cell>
          <table:table-cell table:style-name="ce7" table:formula="of:=IF(ISBLANK([$'types.hpp'.A299]);&quot;&quot;;[$'types.hpp'.A299])">
            <text:p/>
          </table:table-cell>
          <table:table-cell table:style-name="ce7" table:formula="of:=IF(ISBLANK([$'types.hpp'.B299]);&quot;&quot;;[$'types.hpp'.B299])" office:value-type="string" office:string-value="CL_FILTER_LINEAR" calcext:value-type="string">
            <text:p>CL_FILTER_LINEAR</text:p>
          </table:table-cell>
          <table:table-cell table:style-name="ce22" table:formula="of:=IF(ISBLANK([$'types.hpp'.F299]);&quot;&quot;;&quot;✓&quot;)" office:value-type="string" office:string-value="✓" calcext:value-type="string">
            <text:p>✓</text:p>
          </table:table-cell>
          <table:table-cell table:style-name="ce22" table:formula="of:=IF(ISBLANK([$'types.hpp'.G29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98]=&quot;✓&quot;)+([.E298]=&quot;✓&quot;)+([.F298]=&quot;✓&quot;)+([.G298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89" calcext:value-type="float">
            <text:p>289</text:p>
          </table:table-cell>
          <table:table-cell table:style-name="ce7" table:formula="of:=IF(ISBLANK([$'types.hpp'.A300]);&quot;&quot;;[$'types.hpp'.A300])" office:value-type="string" office:string-value="cl_sampler_info" calcext:value-type="string">
            <text:p>cl_sampler_info</text:p>
          </table:table-cell>
          <table:table-cell table:style-name="ce7" table:formula="of:=IF(ISBLANK([$'types.hpp'.B300]);&quot;&quot;;[$'types.hpp'.B300])">
            <text:p/>
          </table:table-cell>
          <table:table-cell table:style-name="ce22" table:formula="of:=IF(ISBLANK([$'types.hpp'.F300]);&quot;&quot;;&quot;✓&quot;)" office:value-type="string" office:string-value="✓" calcext:value-type="string">
            <text:p>✓</text:p>
          </table:table-cell>
          <table:table-cell table:style-name="ce22" table:formula="of:=IF(ISBLANK([$'types.hpp'.G30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99]=&quot;✓&quot;)+([.E299]=&quot;✓&quot;)+([.F299]=&quot;✓&quot;)+([.G299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90" calcext:value-type="float">
            <text:p>290</text:p>
          </table:table-cell>
          <table:table-cell table:style-name="ce7" table:formula="of:=IF(ISBLANK([$'types.hpp'.A301]);&quot;&quot;;[$'types.hpp'.A301])">
            <text:p/>
          </table:table-cell>
          <table:table-cell table:style-name="ce7" table:formula="of:=IF(ISBLANK([$'types.hpp'.B301]);&quot;&quot;;[$'types.hpp'.B301])" office:value-type="string" office:string-value="CL_SAMPLER_REFERENCE_COUNT" calcext:value-type="string">
            <text:p>CL_SAMPLER_REFERENCE_COUNT</text:p>
          </table:table-cell>
          <table:table-cell table:style-name="ce22" table:formula="of:=IF(ISBLANK([$'types.hpp'.F301]);&quot;&quot;;&quot;✓&quot;)" office:value-type="string" office:string-value="✓" calcext:value-type="string">
            <text:p>✓</text:p>
          </table:table-cell>
          <table:table-cell table:style-name="ce22" table:formula="of:=IF(ISBLANK([$'types.hpp'.G30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00]=&quot;✓&quot;)+([.E300]=&quot;✓&quot;)+([.F300]=&quot;✓&quot;)+([.G300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91" calcext:value-type="float">
            <text:p>291</text:p>
          </table:table-cell>
          <table:table-cell table:style-name="ce7" table:formula="of:=IF(ISBLANK([$'types.hpp'.A302]);&quot;&quot;;[$'types.hpp'.A302])">
            <text:p/>
          </table:table-cell>
          <table:table-cell table:style-name="ce7" table:formula="of:=IF(ISBLANK([$'types.hpp'.B302]);&quot;&quot;;[$'types.hpp'.B302])" office:value-type="string" office:string-value="CL_SAMPLER_CONTEXT" calcext:value-type="string">
            <text:p>CL_SAMPLER_CONTEXT</text:p>
          </table:table-cell>
          <table:table-cell table:style-name="ce22" table:formula="of:=IF(ISBLANK([$'types.hpp'.F302]);&quot;&quot;;&quot;✓&quot;)" office:value-type="string" office:string-value="✓" calcext:value-type="string">
            <text:p>✓</text:p>
          </table:table-cell>
          <table:table-cell table:style-name="ce22" table:formula="of:=IF(ISBLANK([$'types.hpp'.G30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01]=&quot;✓&quot;)+([.E301]=&quot;✓&quot;)+([.F301]=&quot;✓&quot;)+([.G301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92" calcext:value-type="float">
            <text:p>292</text:p>
          </table:table-cell>
          <table:table-cell table:style-name="ce7" table:formula="of:=IF(ISBLANK([$'types.hpp'.A303]);&quot;&quot;;[$'types.hpp'.A303])">
            <text:p/>
          </table:table-cell>
          <table:table-cell table:style-name="ce7" table:formula="of:=IF(ISBLANK([$'types.hpp'.B303]);&quot;&quot;;[$'types.hpp'.B303])" office:value-type="string" office:string-value="CL_SAMPLER_NORMALIZED_COORDS" calcext:value-type="string">
            <text:p>CL_SAMPLER_NORMALIZED_COORDS</text:p>
          </table:table-cell>
          <table:table-cell table:style-name="ce22" table:formula="of:=IF(ISBLANK([$'types.hpp'.F303]);&quot;&quot;;&quot;✓&quot;)" office:value-type="string" office:string-value="✓" calcext:value-type="string">
            <text:p>✓</text:p>
          </table:table-cell>
          <table:table-cell table:style-name="ce22" table:formula="of:=IF(ISBLANK([$'types.hpp'.G30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02]=&quot;✓&quot;)+([.E302]=&quot;✓&quot;)+([.F302]=&quot;✓&quot;)+([.G302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93" calcext:value-type="float">
            <text:p>293</text:p>
          </table:table-cell>
          <table:table-cell table:style-name="ce7" table:formula="of:=IF(ISBLANK([$'types.hpp'.A304]);&quot;&quot;;[$'types.hpp'.A304])">
            <text:p/>
          </table:table-cell>
          <table:table-cell table:style-name="ce7" table:formula="of:=IF(ISBLANK([$'types.hpp'.B304]);&quot;&quot;;[$'types.hpp'.B304])" office:value-type="string" office:string-value="CL_SAMPLER_ADDRESSING_MODE" calcext:value-type="string">
            <text:p>CL_SAMPLER_ADDRESSING_MODE</text:p>
          </table:table-cell>
          <table:table-cell table:style-name="ce22" table:formula="of:=IF(ISBLANK([$'types.hpp'.F304]);&quot;&quot;;&quot;✓&quot;)" office:value-type="string" office:string-value="✓" calcext:value-type="string">
            <text:p>✓</text:p>
          </table:table-cell>
          <table:table-cell table:style-name="ce22" table:formula="of:=IF(ISBLANK([$'types.hpp'.G30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03]=&quot;✓&quot;)+([.E303]=&quot;✓&quot;)+([.F303]=&quot;✓&quot;)+([.G303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94" calcext:value-type="float">
            <text:p>294</text:p>
          </table:table-cell>
          <table:table-cell table:style-name="ce7" table:formula="of:=IF(ISBLANK([$'types.hpp'.A305]);&quot;&quot;;[$'types.hpp'.A305])">
            <text:p/>
          </table:table-cell>
          <table:table-cell table:style-name="ce7" table:formula="of:=IF(ISBLANK([$'types.hpp'.B305]);&quot;&quot;;[$'types.hpp'.B305])" office:value-type="string" office:string-value="CL_SAMPLER_FILTER_MODE" calcext:value-type="string">
            <text:p>CL_SAMPLER_FILTER_MODE</text:p>
          </table:table-cell>
          <table:table-cell table:style-name="ce22" table:formula="of:=IF(ISBLANK([$'types.hpp'.F305]);&quot;&quot;;&quot;✓&quot;)" office:value-type="string" office:string-value="✓" calcext:value-type="string">
            <text:p>✓</text:p>
          </table:table-cell>
          <table:table-cell table:style-name="ce22" table:formula="of:=IF(ISBLANK([$'types.hpp'.G30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04]=&quot;✓&quot;)+([.E304]=&quot;✓&quot;)+([.F304]=&quot;✓&quot;)+([.G304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95" calcext:value-type="float">
            <text:p>295</text:p>
          </table:table-cell>
          <table:table-cell table:style-name="ce7" table:formula="of:=IF(ISBLANK([$'types.hpp'.A306]);&quot;&quot;;[$'types.hpp'.A306])" office:value-type="string" office:string-value="cl_map_flags" calcext:value-type="string">
            <text:p>cl_map_flags</text:p>
          </table:table-cell>
          <table:table-cell table:style-name="ce7" table:formula="of:=IF(ISBLANK([$'types.hpp'.B306]);&quot;&quot;;[$'types.hpp'.B306])">
            <text:p/>
          </table:table-cell>
          <table:table-cell table:style-name="ce22" table:formula="of:=IF(ISBLANK([$'types.hpp'.F306]);&quot;&quot;;&quot;✓&quot;)" office:value-type="string" office:string-value="✓" calcext:value-type="string">
            <text:p>✓</text:p>
          </table:table-cell>
          <table:table-cell table:style-name="ce22" table:formula="of:=IF(ISBLANK([$'types.hpp'.G30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05]=&quot;✓&quot;)+([.E305]=&quot;✓&quot;)+([.F305]=&quot;✓&quot;)+([.G305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96" calcext:value-type="float">
            <text:p>296</text:p>
          </table:table-cell>
          <table:table-cell table:style-name="ce7" table:formula="of:=IF(ISBLANK([$'types.hpp'.A307]);&quot;&quot;;[$'types.hpp'.A307])">
            <text:p/>
          </table:table-cell>
          <table:table-cell table:style-name="ce7" table:formula="of:=IF(ISBLANK([$'types.hpp'.B307]);&quot;&quot;;[$'types.hpp'.B307])" office:value-type="float" office:value="0" calcext:value-type="float">
            <text:p>0</text:p>
          </table:table-cell>
          <table:table-cell table:style-name="ce22" table:formula="of:=IF(ISBLANK([$'types.hpp'.F307]);&quot;&quot;;&quot;✓&quot;)" office:value-type="string" office:string-value="✓" calcext:value-type="string">
            <text:p>✓</text:p>
          </table:table-cell>
          <table:table-cell table:style-name="ce22" table:formula="of:=IF(ISBLANK([$'types.hpp'.G30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06]=&quot;✓&quot;)+([.E306]=&quot;✓&quot;)+([.F306]=&quot;✓&quot;)+([.G306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97" calcext:value-type="float">
            <text:p>297</text:p>
          </table:table-cell>
          <table:table-cell table:style-name="ce7" table:formula="of:=IF(ISBLANK([$'types.hpp'.A308]);&quot;&quot;;[$'types.hpp'.A308])">
            <text:p/>
          </table:table-cell>
          <table:table-cell table:style-name="ce7" table:formula="of:=IF(ISBLANK([$'types.hpp'.B308]);&quot;&quot;;[$'types.hpp'.B308])" office:value-type="string" office:string-value="CL_MAP_READ" calcext:value-type="string">
            <text:p>CL_MAP_READ</text:p>
          </table:table-cell>
          <table:table-cell table:style-name="ce22" table:formula="of:=IF(ISBLANK([$'types.hpp'.F308]);&quot;&quot;;&quot;✓&quot;)" office:value-type="string" office:string-value="✓" calcext:value-type="string">
            <text:p>✓</text:p>
          </table:table-cell>
          <table:table-cell table:style-name="ce22" table:formula="of:=IF(ISBLANK([$'types.hpp'.G30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07]=&quot;✓&quot;)+([.E307]=&quot;✓&quot;)+([.F307]=&quot;✓&quot;)+([.G307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98" calcext:value-type="float">
            <text:p>298</text:p>
          </table:table-cell>
          <table:table-cell table:style-name="ce7" table:formula="of:=IF(ISBLANK([$'types.hpp'.A309]);&quot;&quot;;[$'types.hpp'.A309])">
            <text:p/>
          </table:table-cell>
          <table:table-cell table:style-name="ce7" table:formula="of:=IF(ISBLANK([$'types.hpp'.B309]);&quot;&quot;;[$'types.hpp'.B309])" office:value-type="string" office:string-value="CL_MAP_WRITE" calcext:value-type="string">
            <text:p>CL_MAP_WRITE</text:p>
          </table:table-cell>
          <table:table-cell table:style-name="ce22" table:formula="of:=IF(ISBLANK([$'types.hpp'.F309]);&quot;&quot;;&quot;✓&quot;)" office:value-type="string" office:string-value="✓" calcext:value-type="string">
            <text:p>✓</text:p>
          </table:table-cell>
          <table:table-cell table:style-name="ce22" table:formula="of:=IF(ISBLANK([$'types.hpp'.G30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08]=&quot;✓&quot;)+([.E308]=&quot;✓&quot;)+([.F308]=&quot;✓&quot;)+([.G308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299" calcext:value-type="float">
            <text:p>299</text:p>
          </table:table-cell>
          <table:table-cell table:style-name="ce7" table:formula="of:=IF(ISBLANK([$'types.hpp'.A310]);&quot;&quot;;[$'types.hpp'.A310])">
            <text:p/>
          </table:table-cell>
          <table:table-cell table:style-name="ce7" table:formula="of:=IF(ISBLANK([$'types.hpp'.B310]);&quot;&quot;;[$'types.hpp'.B310])" office:value-type="string" office:string-value="CL_MAP_WRITE_INVALIDATE_REGION" calcext:value-type="string">
            <text:p>CL_MAP_WRITE_INVALIDATE_REGION</text:p>
          </table:table-cell>
          <table:table-cell table:style-name="ce22" table:formula="of:=IF(ISBLANK([$'types.hpp'.F310]);&quot;&quot;;&quot;✓&quot;)" office:value-type="string" office:string-value="✓" calcext:value-type="string">
            <text:p>✓</text:p>
          </table:table-cell>
          <table:table-cell table:style-name="ce22" table:formula="of:=IF(ISBLANK([$'types.hpp'.G31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09]=&quot;✓&quot;)+([.E309]=&quot;✓&quot;)+([.F309]=&quot;✓&quot;)+([.G309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00" calcext:value-type="float">
            <text:p>300</text:p>
          </table:table-cell>
          <table:table-cell table:style-name="ce7" table:formula="of:=IF(ISBLANK([$'types.hpp'.A311]);&quot;&quot;;[$'types.hpp'.A311])" office:value-type="string" office:string-value="cl_program_info" calcext:value-type="string">
            <text:p>cl_program_info</text:p>
          </table:table-cell>
          <table:table-cell table:style-name="ce7" table:formula="of:=IF(ISBLANK([$'types.hpp'.B311]);&quot;&quot;;[$'types.hpp'.B311])">
            <text:p/>
          </table:table-cell>
          <table:table-cell table:style-name="ce22" table:formula="of:=IF(ISBLANK([$'types.hpp'.F311]);&quot;&quot;;&quot;✓&quot;)" office:value-type="string" office:string-value="✓" calcext:value-type="string">
            <text:p>✓</text:p>
          </table:table-cell>
          <table:table-cell table:style-name="ce22" table:formula="of:=IF(ISBLANK([$'types.hpp'.G31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10]=&quot;✓&quot;)+([.E310]=&quot;✓&quot;)+([.F310]=&quot;✓&quot;)+([.G310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01" calcext:value-type="float">
            <text:p>301</text:p>
          </table:table-cell>
          <table:table-cell table:style-name="ce7" table:formula="of:=IF(ISBLANK([$'types.hpp'.A312]);&quot;&quot;;[$'types.hpp'.A312])">
            <text:p/>
          </table:table-cell>
          <table:table-cell table:style-name="ce7" table:formula="of:=IF(ISBLANK([$'types.hpp'.B312]);&quot;&quot;;[$'types.hpp'.B312])" office:value-type="string" office:string-value="CL_PROGRAM_REFERENCE_COUNT" calcext:value-type="string">
            <text:p>CL_PROGRAM_REFERENCE_COUNT</text:p>
          </table:table-cell>
          <table:table-cell table:style-name="ce22" table:formula="of:=IF(ISBLANK([$'types.hpp'.F312]);&quot;&quot;;&quot;✓&quot;)" office:value-type="string" office:string-value="✓" calcext:value-type="string">
            <text:p>✓</text:p>
          </table:table-cell>
          <table:table-cell table:style-name="ce22" table:formula="of:=IF(ISBLANK([$'types.hpp'.G31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11]=&quot;✓&quot;)+([.E311]=&quot;✓&quot;)+([.F311]=&quot;✓&quot;)+([.G311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02" calcext:value-type="float">
            <text:p>302</text:p>
          </table:table-cell>
          <table:table-cell table:style-name="ce7" table:formula="of:=IF(ISBLANK([$'types.hpp'.A313]);&quot;&quot;;[$'types.hpp'.A313])">
            <text:p/>
          </table:table-cell>
          <table:table-cell table:style-name="ce7" table:formula="of:=IF(ISBLANK([$'types.hpp'.B313]);&quot;&quot;;[$'types.hpp'.B313])" office:value-type="string" office:string-value="CL_PROGRAM_CONTEXT" calcext:value-type="string">
            <text:p>CL_PROGRAM_CONTEXT</text:p>
          </table:table-cell>
          <table:table-cell table:style-name="ce22" table:formula="of:=IF(ISBLANK([$'types.hpp'.F313]);&quot;&quot;;&quot;✓&quot;)" office:value-type="string" office:string-value="✓" calcext:value-type="string">
            <text:p>✓</text:p>
          </table:table-cell>
          <table:table-cell table:style-name="ce22" table:formula="of:=IF(ISBLANK([$'types.hpp'.G31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12]=&quot;✓&quot;)+([.E312]=&quot;✓&quot;)+([.F312]=&quot;✓&quot;)+([.G312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03" calcext:value-type="float">
            <text:p>303</text:p>
          </table:table-cell>
          <table:table-cell table:style-name="ce7" table:formula="of:=IF(ISBLANK([$'types.hpp'.A314]);&quot;&quot;;[$'types.hpp'.A314])">
            <text:p/>
          </table:table-cell>
          <table:table-cell table:style-name="ce7" table:formula="of:=IF(ISBLANK([$'types.hpp'.B314]);&quot;&quot;;[$'types.hpp'.B314])" office:value-type="string" office:string-value="CL_PROGRAM_NUM_DEVICES" calcext:value-type="string">
            <text:p>CL_PROGRAM_NUM_DEVICES</text:p>
          </table:table-cell>
          <table:table-cell table:style-name="ce22" table:formula="of:=IF(ISBLANK([$'types.hpp'.F314]);&quot;&quot;;&quot;✓&quot;)" office:value-type="string" office:string-value="✓" calcext:value-type="string">
            <text:p>✓</text:p>
          </table:table-cell>
          <table:table-cell table:style-name="ce22" table:formula="of:=IF(ISBLANK([$'types.hpp'.G31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13]=&quot;✓&quot;)+([.E313]=&quot;✓&quot;)+([.F313]=&quot;✓&quot;)+([.G313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04" calcext:value-type="float">
            <text:p>304</text:p>
          </table:table-cell>
          <table:table-cell table:style-name="ce7" table:formula="of:=IF(ISBLANK([$'types.hpp'.A315]);&quot;&quot;;[$'types.hpp'.A315])">
            <text:p/>
          </table:table-cell>
          <table:table-cell table:style-name="ce7" table:formula="of:=IF(ISBLANK([$'types.hpp'.B315]);&quot;&quot;;[$'types.hpp'.B315])" office:value-type="string" office:string-value="CL_PROGRAM_DEVICES" calcext:value-type="string">
            <text:p>CL_PROGRAM_DEVICES</text:p>
          </table:table-cell>
          <table:table-cell table:style-name="ce22" table:formula="of:=IF(ISBLANK([$'types.hpp'.F315]);&quot;&quot;;&quot;✓&quot;)" office:value-type="string" office:string-value="✓" calcext:value-type="string">
            <text:p>✓</text:p>
          </table:table-cell>
          <table:table-cell table:style-name="ce22" table:formula="of:=IF(ISBLANK([$'types.hpp'.G31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14]=&quot;✓&quot;)+([.E314]=&quot;✓&quot;)+([.F314]=&quot;✓&quot;)+([.G314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05" calcext:value-type="float">
            <text:p>305</text:p>
          </table:table-cell>
          <table:table-cell table:style-name="ce7" table:formula="of:=IF(ISBLANK([$'types.hpp'.A316]);&quot;&quot;;[$'types.hpp'.A316])">
            <text:p/>
          </table:table-cell>
          <table:table-cell table:style-name="ce7" table:formula="of:=IF(ISBLANK([$'types.hpp'.B316]);&quot;&quot;;[$'types.hpp'.B316])" office:value-type="string" office:string-value="CL_PROGRAM_SOURCE" calcext:value-type="string">
            <text:p>CL_PROGRAM_SOURCE</text:p>
          </table:table-cell>
          <table:table-cell table:style-name="ce22" table:formula="of:=IF(ISBLANK([$'types.hpp'.F316]);&quot;&quot;;&quot;✓&quot;)" office:value-type="string" office:string-value="✓" calcext:value-type="string">
            <text:p>✓</text:p>
          </table:table-cell>
          <table:table-cell table:style-name="ce22" table:formula="of:=IF(ISBLANK([$'types.hpp'.G31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15]=&quot;✓&quot;)+([.E315]=&quot;✓&quot;)+([.F315]=&quot;✓&quot;)+([.G315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06" calcext:value-type="float">
            <text:p>306</text:p>
          </table:table-cell>
          <table:table-cell table:style-name="ce7" table:formula="of:=IF(ISBLANK([$'types.hpp'.A317]);&quot;&quot;;[$'types.hpp'.A317])">
            <text:p/>
          </table:table-cell>
          <table:table-cell table:style-name="ce7" table:formula="of:=IF(ISBLANK([$'types.hpp'.B317]);&quot;&quot;;[$'types.hpp'.B317])" office:value-type="string" office:string-value="CL_PROGRAM_BINARY_SIZES" calcext:value-type="string">
            <text:p>CL_PROGRAM_BINARY_SIZES</text:p>
          </table:table-cell>
          <table:table-cell table:style-name="ce22" table:formula="of:=IF(ISBLANK([$'types.hpp'.F317]);&quot;&quot;;&quot;✓&quot;)" office:value-type="string" office:string-value="✓" calcext:value-type="string">
            <text:p>✓</text:p>
          </table:table-cell>
          <table:table-cell table:style-name="ce22" table:formula="of:=IF(ISBLANK([$'types.hpp'.G31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16]=&quot;✓&quot;)+([.E316]=&quot;✓&quot;)+([.F316]=&quot;✓&quot;)+([.G316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07" calcext:value-type="float">
            <text:p>307</text:p>
          </table:table-cell>
          <table:table-cell table:style-name="ce7" table:formula="of:=IF(ISBLANK([$'types.hpp'.A318]);&quot;&quot;;[$'types.hpp'.A318])">
            <text:p/>
          </table:table-cell>
          <table:table-cell table:style-name="ce7" table:formula="of:=IF(ISBLANK([$'types.hpp'.B318]);&quot;&quot;;[$'types.hpp'.B318])" office:value-type="string" office:string-value="CL_PROGRAM_BINARIES" calcext:value-type="string">
            <text:p>CL_PROGRAM_BINARIES</text:p>
          </table:table-cell>
          <table:table-cell table:style-name="ce22" table:formula="of:=IF(ISBLANK([$'types.hpp'.F318]);&quot;&quot;;&quot;✓&quot;)" office:value-type="string" office:string-value="✓" calcext:value-type="string">
            <text:p>✓</text:p>
          </table:table-cell>
          <table:table-cell table:style-name="ce22" table:formula="of:=IF(ISBLANK([$'types.hpp'.G31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17]=&quot;✓&quot;)+([.E317]=&quot;✓&quot;)+([.F317]=&quot;✓&quot;)+([.G317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08" calcext:value-type="float">
            <text:p>308</text:p>
          </table:table-cell>
          <table:table-cell table:style-name="ce7" table:formula="of:=IF(ISBLANK([$'types.hpp'.A319]);&quot;&quot;;[$'types.hpp'.A319])">
            <text:p/>
          </table:table-cell>
          <table:table-cell table:style-name="ce7" table:formula="of:=IF(ISBLANK([$'types.hpp'.B319]);&quot;&quot;;[$'types.hpp'.B319])" office:value-type="string" office:string-value="CL_PROGRAM_NUM_KERNELS" calcext:value-type="string">
            <text:p>CL_PROGRAM_NUM_KERNELS</text:p>
          </table:table-cell>
          <table:table-cell table:style-name="ce22" table:formula="of:=IF(ISBLANK([$'types.hpp'.F319]);&quot;&quot;;&quot;✓&quot;)" office:value-type="string" office:string-value="✓" calcext:value-type="string">
            <text:p>✓</text:p>
          </table:table-cell>
          <table:table-cell table:style-name="ce22" table:formula="of:=IF(ISBLANK([$'types.hpp'.G31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18]=&quot;✓&quot;)+([.E318]=&quot;✓&quot;)+([.F318]=&quot;✓&quot;)+([.G318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09" calcext:value-type="float">
            <text:p>309</text:p>
          </table:table-cell>
          <table:table-cell table:style-name="ce7" table:formula="of:=IF(ISBLANK([$'types.hpp'.A320]);&quot;&quot;;[$'types.hpp'.A320])">
            <text:p/>
          </table:table-cell>
          <table:table-cell table:style-name="ce7" table:formula="of:=IF(ISBLANK([$'types.hpp'.B320]);&quot;&quot;;[$'types.hpp'.B320])" office:value-type="string" office:string-value="CL_PROGRAM_KERNEL_NAMES" calcext:value-type="string">
            <text:p>CL_PROGRAM_KERNEL_NAMES</text:p>
          </table:table-cell>
          <table:table-cell table:style-name="ce22" table:formula="of:=IF(ISBLANK([$'types.hpp'.F320]);&quot;&quot;;&quot;✓&quot;)" office:value-type="string" office:string-value="✓" calcext:value-type="string">
            <text:p>✓</text:p>
          </table:table-cell>
          <table:table-cell table:style-name="ce22" table:formula="of:=IF(ISBLANK([$'types.hpp'.G32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19]=&quot;✓&quot;)+([.E319]=&quot;✓&quot;)+([.F319]=&quot;✓&quot;)+([.G319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10" calcext:value-type="float">
            <text:p>310</text:p>
          </table:table-cell>
          <table:table-cell table:style-name="ce7" table:formula="of:=IF(ISBLANK([$'types.hpp'.A321]);&quot;&quot;;[$'types.hpp'.A321])" office:value-type="string" office:string-value="cl_program_build_info" calcext:value-type="string">
            <text:p>cl_program_build_info</text:p>
          </table:table-cell>
          <table:table-cell table:style-name="ce7" table:formula="of:=IF(ISBLANK([$'types.hpp'.B321]);&quot;&quot;;[$'types.hpp'.B321])">
            <text:p/>
          </table:table-cell>
          <table:table-cell table:style-name="ce22" table:formula="of:=IF(ISBLANK([$'types.hpp'.F321]);&quot;&quot;;&quot;✓&quot;)" office:value-type="string" office:string-value="✓" calcext:value-type="string">
            <text:p>✓</text:p>
          </table:table-cell>
          <table:table-cell table:style-name="ce22" table:formula="of:=IF(ISBLANK([$'types.hpp'.G32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20]=&quot;✓&quot;)+([.E320]=&quot;✓&quot;)+([.F320]=&quot;✓&quot;)+([.G320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11" calcext:value-type="float">
            <text:p>311</text:p>
          </table:table-cell>
          <table:table-cell table:style-name="ce7" table:formula="of:=IF(ISBLANK([$'types.hpp'.A322]);&quot;&quot;;[$'types.hpp'.A322])">
            <text:p/>
          </table:table-cell>
          <table:table-cell table:style-name="ce7" table:formula="of:=IF(ISBLANK([$'types.hpp'.B322]);&quot;&quot;;[$'types.hpp'.B322])" office:value-type="string" office:string-value="CL_PROGRAM_BUILD_STATUS" calcext:value-type="string">
            <text:p>CL_PROGRAM_BUILD_STATUS</text:p>
          </table:table-cell>
          <table:table-cell table:style-name="ce22" table:formula="of:=IF(ISBLANK([$'types.hpp'.F322]);&quot;&quot;;&quot;✓&quot;)" office:value-type="string" office:string-value="✓" calcext:value-type="string">
            <text:p>✓</text:p>
          </table:table-cell>
          <table:table-cell table:style-name="ce22" table:formula="of:=IF(ISBLANK([$'types.hpp'.G32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21]=&quot;✓&quot;)+([.E321]=&quot;✓&quot;)+([.F321]=&quot;✓&quot;)+([.G321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12" calcext:value-type="float">
            <text:p>312</text:p>
          </table:table-cell>
          <table:table-cell table:style-name="ce7" table:formula="of:=IF(ISBLANK([$'types.hpp'.A323]);&quot;&quot;;[$'types.hpp'.A323])">
            <text:p/>
          </table:table-cell>
          <table:table-cell table:style-name="ce7" table:formula="of:=IF(ISBLANK([$'types.hpp'.B323]);&quot;&quot;;[$'types.hpp'.B323])" office:value-type="string" office:string-value="CL_PROGRAM_BUILD_OPTIONS" calcext:value-type="string">
            <text:p>CL_PROGRAM_BUILD_OPTIONS</text:p>
          </table:table-cell>
          <table:table-cell table:style-name="ce22" table:formula="of:=IF(ISBLANK([$'types.hpp'.F323]);&quot;&quot;;&quot;✓&quot;)" office:value-type="string" office:string-value="✓" calcext:value-type="string">
            <text:p>✓</text:p>
          </table:table-cell>
          <table:table-cell table:style-name="ce22" table:formula="of:=IF(ISBLANK([$'types.hpp'.G32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22]=&quot;✓&quot;)+([.E322]=&quot;✓&quot;)+([.F322]=&quot;✓&quot;)+([.G322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13" calcext:value-type="float">
            <text:p>313</text:p>
          </table:table-cell>
          <table:table-cell table:style-name="ce7" table:formula="of:=IF(ISBLANK([$'types.hpp'.A324]);&quot;&quot;;[$'types.hpp'.A324])">
            <text:p/>
          </table:table-cell>
          <table:table-cell table:style-name="ce7" table:formula="of:=IF(ISBLANK([$'types.hpp'.B324]);&quot;&quot;;[$'types.hpp'.B324])" office:value-type="string" office:string-value="CL_PROGRAM_BUILD_LOG" calcext:value-type="string">
            <text:p>CL_PROGRAM_BUILD_LOG</text:p>
          </table:table-cell>
          <table:table-cell table:style-name="ce22" table:formula="of:=IF(ISBLANK([$'types.hpp'.F324]);&quot;&quot;;&quot;✓&quot;)" office:value-type="string" office:string-value="✓" calcext:value-type="string">
            <text:p>✓</text:p>
          </table:table-cell>
          <table:table-cell table:style-name="ce22" table:formula="of:=IF(ISBLANK([$'types.hpp'.G32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23]=&quot;✓&quot;)+([.E323]=&quot;✓&quot;)+([.F323]=&quot;✓&quot;)+([.G323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14" calcext:value-type="float">
            <text:p>314</text:p>
          </table:table-cell>
          <table:table-cell table:style-name="ce7" table:formula="of:=IF(ISBLANK([$'types.hpp'.A325]);&quot;&quot;;[$'types.hpp'.A325])">
            <text:p/>
          </table:table-cell>
          <table:table-cell table:style-name="ce7" table:formula="of:=IF(ISBLANK([$'types.hpp'.B325]);&quot;&quot;;[$'types.hpp'.B325])" office:value-type="string" office:string-value="CL_PROGRAM_BINARY_TYPE" calcext:value-type="string">
            <text:p>CL_PROGRAM_BINARY_TYPE</text:p>
          </table:table-cell>
          <table:table-cell table:style-name="ce22" table:formula="of:=IF(ISBLANK([$'types.hpp'.F325]);&quot;&quot;;&quot;✓&quot;)" office:value-type="string" office:string-value="✓" calcext:value-type="string">
            <text:p>✓</text:p>
          </table:table-cell>
          <table:table-cell table:style-name="ce22" table:formula="of:=IF(ISBLANK([$'types.hpp'.G32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24]=&quot;✓&quot;)+([.E324]=&quot;✓&quot;)+([.F324]=&quot;✓&quot;)+([.G324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15" calcext:value-type="float">
            <text:p>315</text:p>
          </table:table-cell>
          <table:table-cell table:style-name="ce7" table:formula="of:=IF(ISBLANK([$'types.hpp'.A326]);&quot;&quot;;[$'types.hpp'.A326])" office:value-type="string" office:string-value="cl_program_binary_type" calcext:value-type="string">
            <text:p>cl_program_binary_type</text:p>
          </table:table-cell>
          <table:table-cell table:style-name="ce7" table:formula="of:=IF(ISBLANK([$'types.hpp'.B326]);&quot;&quot;;[$'types.hpp'.B326])">
            <text:p/>
          </table:table-cell>
          <table:table-cell table:style-name="ce22" table:formula="of:=IF(ISBLANK([$'types.hpp'.F326]);&quot;&quot;;&quot;✓&quot;)" office:value-type="string" office:string-value="✓" calcext:value-type="string">
            <text:p>✓</text:p>
          </table:table-cell>
          <table:table-cell table:style-name="ce22" table:formula="of:=IF(ISBLANK([$'types.hpp'.G32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25]=&quot;✓&quot;)+([.E325]=&quot;✓&quot;)+([.F325]=&quot;✓&quot;)+([.G325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16" calcext:value-type="float">
            <text:p>316</text:p>
          </table:table-cell>
          <table:table-cell table:style-name="ce7" table:formula="of:=IF(ISBLANK([$'types.hpp'.A327]);&quot;&quot;;[$'types.hpp'.A327])">
            <text:p/>
          </table:table-cell>
          <table:table-cell table:style-name="ce7" table:formula="of:=IF(ISBLANK([$'types.hpp'.B327]);&quot;&quot;;[$'types.hpp'.B327])" office:value-type="string" office:string-value="CL_PROGRAM_BINARY_TYPE_NONE" calcext:value-type="string">
            <text:p>CL_PROGRAM_BINARY_TYPE_NONE</text:p>
          </table:table-cell>
          <table:table-cell table:style-name="ce22" table:formula="of:=IF(ISBLANK([$'types.hpp'.F327]);&quot;&quot;;&quot;✓&quot;)" office:value-type="string" office:string-value="✓" calcext:value-type="string">
            <text:p>✓</text:p>
          </table:table-cell>
          <table:table-cell table:style-name="ce22" table:formula="of:=IF(ISBLANK([$'types.hpp'.G32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26]=&quot;✓&quot;)+([.E326]=&quot;✓&quot;)+([.F326]=&quot;✓&quot;)+([.G326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17" calcext:value-type="float">
            <text:p>317</text:p>
          </table:table-cell>
          <table:table-cell table:style-name="ce7" table:formula="of:=IF(ISBLANK([$'types.hpp'.A328]);&quot;&quot;;[$'types.hpp'.A328])">
            <text:p/>
          </table:table-cell>
          <table:table-cell table:style-name="ce7" table:formula="of:=IF(ISBLANK([$'types.hpp'.B328]);&quot;&quot;;[$'types.hpp'.B328])" office:value-type="string" office:string-value="CL_PROGRAM_BINARY_TYPE_COMPILED_OBJECT" calcext:value-type="string">
            <text:p>CL_PROGRAM_BINARY_TYPE_COMPILED_OBJECT</text:p>
          </table:table-cell>
          <table:table-cell table:style-name="ce22" table:formula="of:=IF(ISBLANK([$'types.hpp'.F328]);&quot;&quot;;&quot;✓&quot;)" office:value-type="string" office:string-value="✓" calcext:value-type="string">
            <text:p>✓</text:p>
          </table:table-cell>
          <table:table-cell table:style-name="ce22" table:formula="of:=IF(ISBLANK([$'types.hpp'.G32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27]=&quot;✓&quot;)+([.E327]=&quot;✓&quot;)+([.F327]=&quot;✓&quot;)+([.G327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18" calcext:value-type="float">
            <text:p>318</text:p>
          </table:table-cell>
          <table:table-cell table:style-name="ce7" table:formula="of:=IF(ISBLANK([$'types.hpp'.A329]);&quot;&quot;;[$'types.hpp'.A329])">
            <text:p/>
          </table:table-cell>
          <table:table-cell table:style-name="ce7" table:formula="of:=IF(ISBLANK([$'types.hpp'.B329]);&quot;&quot;;[$'types.hpp'.B329])" office:value-type="string" office:string-value="CL_PROGRAM_BINARY_TYPE_LIBRARY" calcext:value-type="string">
            <text:p>CL_PROGRAM_BINARY_TYPE_LIBRARY</text:p>
          </table:table-cell>
          <table:table-cell table:style-name="ce22" table:formula="of:=IF(ISBLANK([$'types.hpp'.F329]);&quot;&quot;;&quot;✓&quot;)" office:value-type="string" office:string-value="✓" calcext:value-type="string">
            <text:p>✓</text:p>
          </table:table-cell>
          <table:table-cell table:style-name="ce22" table:formula="of:=IF(ISBLANK([$'types.hpp'.G32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28]=&quot;✓&quot;)+([.E328]=&quot;✓&quot;)+([.F328]=&quot;✓&quot;)+([.G328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19" calcext:value-type="float">
            <text:p>319</text:p>
          </table:table-cell>
          <table:table-cell table:style-name="ce7" table:formula="of:=IF(ISBLANK([$'types.hpp'.A330]);&quot;&quot;;[$'types.hpp'.A330])">
            <text:p/>
          </table:table-cell>
          <table:table-cell table:style-name="ce7" table:formula="of:=IF(ISBLANK([$'types.hpp'.B330]);&quot;&quot;;[$'types.hpp'.B330])" office:value-type="string" office:string-value="CL_PROGRAM_BINARY_TYPE_EXECUTABLE" calcext:value-type="string">
            <text:p>CL_PROGRAM_BINARY_TYPE_EXECUTABLE</text:p>
          </table:table-cell>
          <table:table-cell table:style-name="ce22" table:formula="of:=IF(ISBLANK([$'types.hpp'.F330]);&quot;&quot;;&quot;✓&quot;)" office:value-type="string" office:string-value="✓" calcext:value-type="string">
            <text:p>✓</text:p>
          </table:table-cell>
          <table:table-cell table:style-name="ce22" table:formula="of:=IF(ISBLANK([$'types.hpp'.G33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29]=&quot;✓&quot;)+([.E329]=&quot;✓&quot;)+([.F329]=&quot;✓&quot;)+([.G329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20" calcext:value-type="float">
            <text:p>320</text:p>
          </table:table-cell>
          <table:table-cell table:style-name="ce7" table:formula="of:=IF(ISBLANK([$'types.hpp'.A331]);&quot;&quot;;[$'types.hpp'.A331])" office:value-type="string" office:string-value="cl_build_status" calcext:value-type="string">
            <text:p>cl_build_status</text:p>
          </table:table-cell>
          <table:table-cell table:style-name="ce7" table:formula="of:=IF(ISBLANK([$'types.hpp'.B331]);&quot;&quot;;[$'types.hpp'.B331])">
            <text:p/>
          </table:table-cell>
          <table:table-cell table:style-name="ce22" table:formula="of:=IF(ISBLANK([$'types.hpp'.F331]);&quot;&quot;;&quot;✓&quot;)" office:value-type="string" office:string-value="✓" calcext:value-type="string">
            <text:p>✓</text:p>
          </table:table-cell>
          <table:table-cell table:style-name="ce22" table:formula="of:=IF(ISBLANK([$'types.hpp'.G33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30]=&quot;✓&quot;)+([.E330]=&quot;✓&quot;)+([.F330]=&quot;✓&quot;)+([.G330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21" calcext:value-type="float">
            <text:p>321</text:p>
          </table:table-cell>
          <table:table-cell table:style-name="ce7" table:formula="of:=IF(ISBLANK([$'types.hpp'.A332]);&quot;&quot;;[$'types.hpp'.A332])">
            <text:p/>
          </table:table-cell>
          <table:table-cell table:style-name="ce7" table:formula="of:=IF(ISBLANK([$'types.hpp'.B332]);&quot;&quot;;[$'types.hpp'.B332])" office:value-type="string" office:string-value="CL_BUILD_SUCCESS" calcext:value-type="string">
            <text:p>CL_BUILD_SUCCESS</text:p>
          </table:table-cell>
          <table:table-cell table:style-name="ce22" table:formula="of:=IF(ISBLANK([$'types.hpp'.F332]);&quot;&quot;;&quot;✓&quot;)" office:value-type="string" office:string-value="✓" calcext:value-type="string">
            <text:p>✓</text:p>
          </table:table-cell>
          <table:table-cell table:style-name="ce22" table:formula="of:=IF(ISBLANK([$'types.hpp'.G33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31]=&quot;✓&quot;)+([.E331]=&quot;✓&quot;)+([.F331]=&quot;✓&quot;)+([.G331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22" calcext:value-type="float">
            <text:p>322</text:p>
          </table:table-cell>
          <table:table-cell table:style-name="ce7" table:formula="of:=IF(ISBLANK([$'types.hpp'.A333]);&quot;&quot;;[$'types.hpp'.A333])">
            <text:p/>
          </table:table-cell>
          <table:table-cell table:style-name="ce7" table:formula="of:=IF(ISBLANK([$'types.hpp'.B333]);&quot;&quot;;[$'types.hpp'.B333])" office:value-type="string" office:string-value="CL_BUILD_NONE" calcext:value-type="string">
            <text:p>CL_BUILD_NONE</text:p>
          </table:table-cell>
          <table:table-cell table:style-name="ce22" table:formula="of:=IF(ISBLANK([$'types.hpp'.F333]);&quot;&quot;;&quot;✓&quot;)" office:value-type="string" office:string-value="✓" calcext:value-type="string">
            <text:p>✓</text:p>
          </table:table-cell>
          <table:table-cell table:style-name="ce22" table:formula="of:=IF(ISBLANK([$'types.hpp'.G33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32]=&quot;✓&quot;)+([.E332]=&quot;✓&quot;)+([.F332]=&quot;✓&quot;)+([.G332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23" calcext:value-type="float">
            <text:p>323</text:p>
          </table:table-cell>
          <table:table-cell table:style-name="ce7" table:formula="of:=IF(ISBLANK([$'types.hpp'.A334]);&quot;&quot;;[$'types.hpp'.A334])">
            <text:p/>
          </table:table-cell>
          <table:table-cell table:style-name="ce7" table:formula="of:=IF(ISBLANK([$'types.hpp'.B334]);&quot;&quot;;[$'types.hpp'.B334])" office:value-type="string" office:string-value="CL_BUILD_ERROR" calcext:value-type="string">
            <text:p>CL_BUILD_ERROR</text:p>
          </table:table-cell>
          <table:table-cell table:style-name="ce22" table:formula="of:=IF(ISBLANK([$'types.hpp'.F334]);&quot;&quot;;&quot;✓&quot;)" office:value-type="string" office:string-value="✓" calcext:value-type="string">
            <text:p>✓</text:p>
          </table:table-cell>
          <table:table-cell table:style-name="ce22" table:formula="of:=IF(ISBLANK([$'types.hpp'.G33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33]=&quot;✓&quot;)+([.E333]=&quot;✓&quot;)+([.F333]=&quot;✓&quot;)+([.G333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24" calcext:value-type="float">
            <text:p>324</text:p>
          </table:table-cell>
          <table:table-cell table:style-name="ce7" table:formula="of:=IF(ISBLANK([$'types.hpp'.A335]);&quot;&quot;;[$'types.hpp'.A335])">
            <text:p/>
          </table:table-cell>
          <table:table-cell table:style-name="ce7" table:formula="of:=IF(ISBLANK([$'types.hpp'.B335]);&quot;&quot;;[$'types.hpp'.B335])" office:value-type="string" office:string-value="CL_BUILD_IN_PROGRESS" calcext:value-type="string">
            <text:p>CL_BUILD_IN_PROGRESS</text:p>
          </table:table-cell>
          <table:table-cell table:style-name="ce22" table:formula="of:=IF(ISBLANK([$'types.hpp'.F335]);&quot;&quot;;&quot;✓&quot;)" office:value-type="string" office:string-value="✓" calcext:value-type="string">
            <text:p>✓</text:p>
          </table:table-cell>
          <table:table-cell table:style-name="ce22" table:formula="of:=IF(ISBLANK([$'types.hpp'.G33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34]=&quot;✓&quot;)+([.E334]=&quot;✓&quot;)+([.F334]=&quot;✓&quot;)+([.G334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25" calcext:value-type="float">
            <text:p>325</text:p>
          </table:table-cell>
          <table:table-cell table:style-name="ce7" table:formula="of:=IF(ISBLANK([$'types.hpp'.A336]);&quot;&quot;;[$'types.hpp'.A336])" office:value-type="string" office:string-value="cl_kernel_info" calcext:value-type="string">
            <text:p>cl_kernel_info</text:p>
          </table:table-cell>
          <table:table-cell table:style-name="ce7" table:formula="of:=IF(ISBLANK([$'types.hpp'.B336]);&quot;&quot;;[$'types.hpp'.B336])">
            <text:p/>
          </table:table-cell>
          <table:table-cell table:style-name="ce22" table:formula="of:=IF(ISBLANK([$'types.hpp'.F336]);&quot;&quot;;&quot;✓&quot;)" office:value-type="string" office:string-value="✓" calcext:value-type="string">
            <text:p>✓</text:p>
          </table:table-cell>
          <table:table-cell table:style-name="ce22" table:formula="of:=IF(ISBLANK([$'types.hpp'.G33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35]=&quot;✓&quot;)+([.E335]=&quot;✓&quot;)+([.F335]=&quot;✓&quot;)+([.G335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26" calcext:value-type="float">
            <text:p>326</text:p>
          </table:table-cell>
          <table:table-cell table:style-name="ce7" table:formula="of:=IF(ISBLANK([$'types.hpp'.A337]);&quot;&quot;;[$'types.hpp'.A337])">
            <text:p/>
          </table:table-cell>
          <table:table-cell table:style-name="ce7" table:formula="of:=IF(ISBLANK([$'types.hpp'.B337]);&quot;&quot;;[$'types.hpp'.B337])" office:value-type="string" office:string-value="CL_KERNEL_FUNCTION_NAME" calcext:value-type="string">
            <text:p>CL_KERNEL_FUNCTION_NAME</text:p>
          </table:table-cell>
          <table:table-cell table:style-name="ce22" table:formula="of:=IF(ISBLANK([$'types.hpp'.F337]);&quot;&quot;;&quot;✓&quot;)" office:value-type="string" office:string-value="✓" calcext:value-type="string">
            <text:p>✓</text:p>
          </table:table-cell>
          <table:table-cell table:style-name="ce22" table:formula="of:=IF(ISBLANK([$'types.hpp'.G33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36]=&quot;✓&quot;)+([.E336]=&quot;✓&quot;)+([.F336]=&quot;✓&quot;)+([.G336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27" calcext:value-type="float">
            <text:p>327</text:p>
          </table:table-cell>
          <table:table-cell table:style-name="ce7" table:formula="of:=IF(ISBLANK([$'types.hpp'.A338]);&quot;&quot;;[$'types.hpp'.A338])">
            <text:p/>
          </table:table-cell>
          <table:table-cell table:style-name="ce7" table:formula="of:=IF(ISBLANK([$'types.hpp'.B338]);&quot;&quot;;[$'types.hpp'.B338])" office:value-type="string" office:string-value="CL_KERNEL_NUM_ARGS" calcext:value-type="string">
            <text:p>CL_KERNEL_NUM_ARGS</text:p>
          </table:table-cell>
          <table:table-cell table:style-name="ce22" table:formula="of:=IF(ISBLANK([$'types.hpp'.F338]);&quot;&quot;;&quot;✓&quot;)" office:value-type="string" office:string-value="✓" calcext:value-type="string">
            <text:p>✓</text:p>
          </table:table-cell>
          <table:table-cell table:style-name="ce22" table:formula="of:=IF(ISBLANK([$'types.hpp'.G33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37]=&quot;✓&quot;)+([.E337]=&quot;✓&quot;)+([.F337]=&quot;✓&quot;)+([.G337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28" calcext:value-type="float">
            <text:p>328</text:p>
          </table:table-cell>
          <table:table-cell table:style-name="ce7" table:formula="of:=IF(ISBLANK([$'types.hpp'.A339]);&quot;&quot;;[$'types.hpp'.A339])">
            <text:p/>
          </table:table-cell>
          <table:table-cell table:style-name="ce7" table:formula="of:=IF(ISBLANK([$'types.hpp'.B339]);&quot;&quot;;[$'types.hpp'.B339])" office:value-type="string" office:string-value="CL_KERNEL_REFERENCE_COUNT" calcext:value-type="string">
            <text:p>CL_KERNEL_REFERENCE_COUNT</text:p>
          </table:table-cell>
          <table:table-cell table:style-name="ce22" table:formula="of:=IF(ISBLANK([$'types.hpp'.F339]);&quot;&quot;;&quot;✓&quot;)" office:value-type="string" office:string-value="✓" calcext:value-type="string">
            <text:p>✓</text:p>
          </table:table-cell>
          <table:table-cell table:style-name="ce22" table:formula="of:=IF(ISBLANK([$'types.hpp'.G33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38]=&quot;✓&quot;)+([.E338]=&quot;✓&quot;)+([.F338]=&quot;✓&quot;)+([.G338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29" calcext:value-type="float">
            <text:p>329</text:p>
          </table:table-cell>
          <table:table-cell table:style-name="ce7" table:formula="of:=IF(ISBLANK([$'types.hpp'.A340]);&quot;&quot;;[$'types.hpp'.A340])">
            <text:p/>
          </table:table-cell>
          <table:table-cell table:style-name="ce7" table:formula="of:=IF(ISBLANK([$'types.hpp'.B340]);&quot;&quot;;[$'types.hpp'.B340])" office:value-type="string" office:string-value="CL_KERNEL_CONTEXT" calcext:value-type="string">
            <text:p>CL_KERNEL_CONTEXT</text:p>
          </table:table-cell>
          <table:table-cell table:style-name="ce22" table:formula="of:=IF(ISBLANK([$'types.hpp'.F340]);&quot;&quot;;&quot;✓&quot;)" office:value-type="string" office:string-value="✓" calcext:value-type="string">
            <text:p>✓</text:p>
          </table:table-cell>
          <table:table-cell table:style-name="ce22" table:formula="of:=IF(ISBLANK([$'types.hpp'.G34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39]=&quot;✓&quot;)+([.E339]=&quot;✓&quot;)+([.F339]=&quot;✓&quot;)+([.G339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30" calcext:value-type="float">
            <text:p>330</text:p>
          </table:table-cell>
          <table:table-cell table:style-name="ce7" table:formula="of:=IF(ISBLANK([$'types.hpp'.A341]);&quot;&quot;;[$'types.hpp'.A341])">
            <text:p/>
          </table:table-cell>
          <table:table-cell table:style-name="ce7" table:formula="of:=IF(ISBLANK([$'types.hpp'.B341]);&quot;&quot;;[$'types.hpp'.B341])" office:value-type="string" office:string-value="CL_KERNEL_PROGRAM" calcext:value-type="string">
            <text:p>CL_KERNEL_PROGRAM</text:p>
          </table:table-cell>
          <table:table-cell table:style-name="ce22" table:formula="of:=IF(ISBLANK([$'types.hpp'.F341]);&quot;&quot;;&quot;✓&quot;)" office:value-type="string" office:string-value="✓" calcext:value-type="string">
            <text:p>✓</text:p>
          </table:table-cell>
          <table:table-cell table:style-name="ce22" table:formula="of:=IF(ISBLANK([$'types.hpp'.G34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40]=&quot;✓&quot;)+([.E340]=&quot;✓&quot;)+([.F340]=&quot;✓&quot;)+([.G340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31" calcext:value-type="float">
            <text:p>331</text:p>
          </table:table-cell>
          <table:table-cell table:style-name="ce7" table:formula="of:=IF(ISBLANK([$'types.hpp'.A342]);&quot;&quot;;[$'types.hpp'.A342])">
            <text:p/>
          </table:table-cell>
          <table:table-cell table:style-name="ce7" table:formula="of:=IF(ISBLANK([$'types.hpp'.B342]);&quot;&quot;;[$'types.hpp'.B342])" office:value-type="string" office:string-value="CL_KERNEL_ATTRIBUTES" calcext:value-type="string">
            <text:p>CL_KERNEL_ATTRIBUTES</text:p>
          </table:table-cell>
          <table:table-cell table:style-name="ce22" table:formula="of:=IF(ISBLANK([$'types.hpp'.F342]);&quot;&quot;;&quot;✓&quot;)" office:value-type="string" office:string-value="✓" calcext:value-type="string">
            <text:p>✓</text:p>
          </table:table-cell>
          <table:table-cell table:style-name="ce22" table:formula="of:=IF(ISBLANK([$'types.hpp'.G34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41]=&quot;✓&quot;)+([.E341]=&quot;✓&quot;)+([.F341]=&quot;✓&quot;)+([.G341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32" calcext:value-type="float">
            <text:p>332</text:p>
          </table:table-cell>
          <table:table-cell table:style-name="ce7" table:formula="of:=IF(ISBLANK([$'types.hpp'.A343]);&quot;&quot;;[$'types.hpp'.A343])" office:value-type="string" office:string-value="cl_kernel_arg_info" calcext:value-type="string">
            <text:p>cl_kernel_arg_info</text:p>
          </table:table-cell>
          <table:table-cell table:style-name="ce7" table:formula="of:=IF(ISBLANK([$'types.hpp'.B343]);&quot;&quot;;[$'types.hpp'.B343])">
            <text:p/>
          </table:table-cell>
          <table:table-cell table:style-name="ce22" table:formula="of:=IF(ISBLANK([$'types.hpp'.F343]);&quot;&quot;;&quot;✓&quot;)" office:value-type="string" office:string-value="✓" calcext:value-type="string">
            <text:p>✓</text:p>
          </table:table-cell>
          <table:table-cell table:style-name="ce22" table:formula="of:=IF(ISBLANK([$'types.hpp'.G34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42]=&quot;✓&quot;)+([.E342]=&quot;✓&quot;)+([.F342]=&quot;✓&quot;)+([.G342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33" calcext:value-type="float">
            <text:p>333</text:p>
          </table:table-cell>
          <table:table-cell table:style-name="ce7" table:formula="of:=IF(ISBLANK([$'types.hpp'.A344]);&quot;&quot;;[$'types.hpp'.A344])">
            <text:p/>
          </table:table-cell>
          <table:table-cell table:style-name="ce7" table:formula="of:=IF(ISBLANK([$'types.hpp'.B344]);&quot;&quot;;[$'types.hpp'.B344])" office:value-type="string" office:string-value="CL_KERNEL_ARG_ADDRESS_QUALIFIER" calcext:value-type="string">
            <text:p>CL_KERNEL_ARG_ADDRESS_QUALIFIER</text:p>
          </table:table-cell>
          <table:table-cell table:style-name="ce22" table:formula="of:=IF(ISBLANK([$'types.hpp'.F344]);&quot;&quot;;&quot;✓&quot;)" office:value-type="string" office:string-value="✓" calcext:value-type="string">
            <text:p>✓</text:p>
          </table:table-cell>
          <table:table-cell table:style-name="ce22" table:formula="of:=IF(ISBLANK([$'types.hpp'.G34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43]=&quot;✓&quot;)+([.E343]=&quot;✓&quot;)+([.F343]=&quot;✓&quot;)+([.G343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34" calcext:value-type="float">
            <text:p>334</text:p>
          </table:table-cell>
          <table:table-cell table:style-name="ce7" table:formula="of:=IF(ISBLANK([$'types.hpp'.A345]);&quot;&quot;;[$'types.hpp'.A345])">
            <text:p/>
          </table:table-cell>
          <table:table-cell table:style-name="ce7" table:formula="of:=IF(ISBLANK([$'types.hpp'.B345]);&quot;&quot;;[$'types.hpp'.B345])" office:value-type="string" office:string-value="CL_KERNEL_ARG_ACCESS_QUALIFIER" calcext:value-type="string">
            <text:p>CL_KERNEL_ARG_ACCESS_QUALIFIER</text:p>
          </table:table-cell>
          <table:table-cell table:style-name="ce22" table:formula="of:=IF(ISBLANK([$'types.hpp'.F345]);&quot;&quot;;&quot;✓&quot;)" office:value-type="string" office:string-value="✓" calcext:value-type="string">
            <text:p>✓</text:p>
          </table:table-cell>
          <table:table-cell table:style-name="ce22" table:formula="of:=IF(ISBLANK([$'types.hpp'.G34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44]=&quot;✓&quot;)+([.E344]=&quot;✓&quot;)+([.F344]=&quot;✓&quot;)+([.G344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35" calcext:value-type="float">
            <text:p>335</text:p>
          </table:table-cell>
          <table:table-cell table:style-name="ce7" table:formula="of:=IF(ISBLANK([$'types.hpp'.A346]);&quot;&quot;;[$'types.hpp'.A346])">
            <text:p/>
          </table:table-cell>
          <table:table-cell table:style-name="ce7" table:formula="of:=IF(ISBLANK([$'types.hpp'.B346]);&quot;&quot;;[$'types.hpp'.B346])" office:value-type="string" office:string-value="CL_KERNEL_ARG_TYPE_NAME" calcext:value-type="string">
            <text:p>CL_KERNEL_ARG_TYPE_NAME</text:p>
          </table:table-cell>
          <table:table-cell table:style-name="ce22" table:formula="of:=IF(ISBLANK([$'types.hpp'.F346]);&quot;&quot;;&quot;✓&quot;)" office:value-type="string" office:string-value="✓" calcext:value-type="string">
            <text:p>✓</text:p>
          </table:table-cell>
          <table:table-cell table:style-name="ce22" table:formula="of:=IF(ISBLANK([$'types.hpp'.G34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45]=&quot;✓&quot;)+([.E345]=&quot;✓&quot;)+([.F345]=&quot;✓&quot;)+([.G345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36" calcext:value-type="float">
            <text:p>336</text:p>
          </table:table-cell>
          <table:table-cell table:style-name="ce7" table:formula="of:=IF(ISBLANK([$'types.hpp'.A347]);&quot;&quot;;[$'types.hpp'.A347])">
            <text:p/>
          </table:table-cell>
          <table:table-cell table:style-name="ce7" table:formula="of:=IF(ISBLANK([$'types.hpp'.B347]);&quot;&quot;;[$'types.hpp'.B347])" office:value-type="string" office:string-value="CL_KERNEL_ARG_TYPE_QUALIFIER" calcext:value-type="string">
            <text:p>CL_KERNEL_ARG_TYPE_QUALIFIER</text:p>
          </table:table-cell>
          <table:table-cell table:style-name="ce22" table:formula="of:=IF(ISBLANK([$'types.hpp'.F347]);&quot;&quot;;&quot;✓&quot;)" office:value-type="string" office:string-value="✓" calcext:value-type="string">
            <text:p>✓</text:p>
          </table:table-cell>
          <table:table-cell table:style-name="ce22" table:formula="of:=IF(ISBLANK([$'types.hpp'.G34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46]=&quot;✓&quot;)+([.E346]=&quot;✓&quot;)+([.F346]=&quot;✓&quot;)+([.G346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37" calcext:value-type="float">
            <text:p>337</text:p>
          </table:table-cell>
          <table:table-cell table:style-name="ce7" table:formula="of:=IF(ISBLANK([$'types.hpp'.A348]);&quot;&quot;;[$'types.hpp'.A348])">
            <text:p/>
          </table:table-cell>
          <table:table-cell table:style-name="ce7" table:formula="of:=IF(ISBLANK([$'types.hpp'.B348]);&quot;&quot;;[$'types.hpp'.B348])" office:value-type="string" office:string-value="CL_KERNEL_ARG_NAME" calcext:value-type="string">
            <text:p>CL_KERNEL_ARG_NAME</text:p>
          </table:table-cell>
          <table:table-cell table:style-name="ce22" table:formula="of:=IF(ISBLANK([$'types.hpp'.F348]);&quot;&quot;;&quot;✓&quot;)" office:value-type="string" office:string-value="✓" calcext:value-type="string">
            <text:p>✓</text:p>
          </table:table-cell>
          <table:table-cell table:style-name="ce22" table:formula="of:=IF(ISBLANK([$'types.hpp'.G34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47]=&quot;✓&quot;)+([.E347]=&quot;✓&quot;)+([.F347]=&quot;✓&quot;)+([.G347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38" calcext:value-type="float">
            <text:p>338</text:p>
          </table:table-cell>
          <table:table-cell table:style-name="ce7" table:formula="of:=IF(ISBLANK([$'types.hpp'.A349]);&quot;&quot;;[$'types.hpp'.A349])" office:value-type="string" office:string-value="cl_kernel_arg_address_qualifier" calcext:value-type="string">
            <text:p>cl_kernel_arg_address_qualifier</text:p>
          </table:table-cell>
          <table:table-cell table:style-name="ce7" table:formula="of:=IF(ISBLANK([$'types.hpp'.B349]);&quot;&quot;;[$'types.hpp'.B349])">
            <text:p/>
          </table:table-cell>
          <table:table-cell table:style-name="ce22" table:formula="of:=IF(ISBLANK([$'types.hpp'.F349]);&quot;&quot;;&quot;✓&quot;)" office:value-type="string" office:string-value="✓" calcext:value-type="string">
            <text:p>✓</text:p>
          </table:table-cell>
          <table:table-cell table:style-name="ce22" table:formula="of:=IF(ISBLANK([$'types.hpp'.G34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48]=&quot;✓&quot;)+([.E348]=&quot;✓&quot;)+([.F348]=&quot;✓&quot;)+([.G348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39" calcext:value-type="float">
            <text:p>339</text:p>
          </table:table-cell>
          <table:table-cell table:style-name="ce7" table:formula="of:=IF(ISBLANK([$'types.hpp'.A350]);&quot;&quot;;[$'types.hpp'.A350])">
            <text:p/>
          </table:table-cell>
          <table:table-cell table:style-name="ce7" table:formula="of:=IF(ISBLANK([$'types.hpp'.B350]);&quot;&quot;;[$'types.hpp'.B350])" office:value-type="string" office:string-value="CL_KERNEL_ARG_ADDRESS_GLOBAL" calcext:value-type="string">
            <text:p>CL_KERNEL_ARG_ADDRESS_GLOBAL</text:p>
          </table:table-cell>
          <table:table-cell table:style-name="ce22" table:formula="of:=IF(ISBLANK([$'types.hpp'.F350]);&quot;&quot;;&quot;✓&quot;)" office:value-type="string" office:string-value="✓" calcext:value-type="string">
            <text:p>✓</text:p>
          </table:table-cell>
          <table:table-cell table:style-name="ce22" table:formula="of:=IF(ISBLANK([$'types.hpp'.G35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49]=&quot;✓&quot;)+([.E349]=&quot;✓&quot;)+([.F349]=&quot;✓&quot;)+([.G349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40" calcext:value-type="float">
            <text:p>340</text:p>
          </table:table-cell>
          <table:table-cell table:style-name="ce7" table:formula="of:=IF(ISBLANK([$'types.hpp'.A351]);&quot;&quot;;[$'types.hpp'.A351])">
            <text:p/>
          </table:table-cell>
          <table:table-cell table:style-name="ce7" table:formula="of:=IF(ISBLANK([$'types.hpp'.B351]);&quot;&quot;;[$'types.hpp'.B351])" office:value-type="string" office:string-value="CL_KERNEL_ARG_ADDRESS_LOCAL" calcext:value-type="string">
            <text:p>CL_KERNEL_ARG_ADDRESS_LOCAL</text:p>
          </table:table-cell>
          <table:table-cell table:style-name="ce22" table:formula="of:=IF(ISBLANK([$'types.hpp'.F351]);&quot;&quot;;&quot;✓&quot;)" office:value-type="string" office:string-value="✓" calcext:value-type="string">
            <text:p>✓</text:p>
          </table:table-cell>
          <table:table-cell table:style-name="ce22" table:formula="of:=IF(ISBLANK([$'types.hpp'.G35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50]=&quot;✓&quot;)+([.E350]=&quot;✓&quot;)+([.F350]=&quot;✓&quot;)+([.G350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41" calcext:value-type="float">
            <text:p>341</text:p>
          </table:table-cell>
          <table:table-cell table:style-name="ce7" table:formula="of:=IF(ISBLANK([$'types.hpp'.A352]);&quot;&quot;;[$'types.hpp'.A352])">
            <text:p/>
          </table:table-cell>
          <table:table-cell table:style-name="ce7" table:formula="of:=IF(ISBLANK([$'types.hpp'.B352]);&quot;&quot;;[$'types.hpp'.B352])" office:value-type="string" office:string-value="CL_KERNEL_ARG_ADDRESS_CONSTANT" calcext:value-type="string">
            <text:p>CL_KERNEL_ARG_ADDRESS_CONSTANT</text:p>
          </table:table-cell>
          <table:table-cell table:style-name="ce22" table:formula="of:=IF(ISBLANK([$'types.hpp'.F352]);&quot;&quot;;&quot;✓&quot;)" office:value-type="string" office:string-value="✓" calcext:value-type="string">
            <text:p>✓</text:p>
          </table:table-cell>
          <table:table-cell table:style-name="ce22" table:formula="of:=IF(ISBLANK([$'types.hpp'.G35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51]=&quot;✓&quot;)+([.E351]=&quot;✓&quot;)+([.F351]=&quot;✓&quot;)+([.G351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42" calcext:value-type="float">
            <text:p>342</text:p>
          </table:table-cell>
          <table:table-cell table:style-name="ce7" table:formula="of:=IF(ISBLANK([$'types.hpp'.A353]);&quot;&quot;;[$'types.hpp'.A353])">
            <text:p/>
          </table:table-cell>
          <table:table-cell table:style-name="ce7" table:formula="of:=IF(ISBLANK([$'types.hpp'.B353]);&quot;&quot;;[$'types.hpp'.B353])" office:value-type="string" office:string-value="CL_KERNEL_ARG_ADDRESS_PRIVATE" calcext:value-type="string">
            <text:p>CL_KERNEL_ARG_ADDRESS_PRIVATE</text:p>
          </table:table-cell>
          <table:table-cell table:style-name="ce22" table:formula="of:=IF(ISBLANK([$'types.hpp'.F353]);&quot;&quot;;&quot;✓&quot;)" office:value-type="string" office:string-value="✓" calcext:value-type="string">
            <text:p>✓</text:p>
          </table:table-cell>
          <table:table-cell table:style-name="ce22" table:formula="of:=IF(ISBLANK([$'types.hpp'.G35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52]=&quot;✓&quot;)+([.E352]=&quot;✓&quot;)+([.F352]=&quot;✓&quot;)+([.G352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43" calcext:value-type="float">
            <text:p>343</text:p>
          </table:table-cell>
          <table:table-cell table:style-name="ce7" table:formula="of:=IF(ISBLANK([$'types.hpp'.A354]);&quot;&quot;;[$'types.hpp'.A354])" office:value-type="string" office:string-value="cl_kernel_arg_access_qualifier" calcext:value-type="string">
            <text:p>cl_kernel_arg_access_qualifier</text:p>
          </table:table-cell>
          <table:table-cell table:style-name="ce7" table:formula="of:=IF(ISBLANK([$'types.hpp'.B354]);&quot;&quot;;[$'types.hpp'.B354])">
            <text:p/>
          </table:table-cell>
          <table:table-cell table:style-name="ce22" table:formula="of:=IF(ISBLANK([$'types.hpp'.F354]);&quot;&quot;;&quot;✓&quot;)" office:value-type="string" office:string-value="✓" calcext:value-type="string">
            <text:p>✓</text:p>
          </table:table-cell>
          <table:table-cell table:style-name="ce22" table:formula="of:=IF(ISBLANK([$'types.hpp'.G35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53]=&quot;✓&quot;)+([.E353]=&quot;✓&quot;)+([.F353]=&quot;✓&quot;)+([.G353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44" calcext:value-type="float">
            <text:p>344</text:p>
          </table:table-cell>
          <table:table-cell table:style-name="ce7" table:formula="of:=IF(ISBLANK([$'types.hpp'.A355]);&quot;&quot;;[$'types.hpp'.A355])">
            <text:p/>
          </table:table-cell>
          <table:table-cell table:style-name="ce7" table:formula="of:=IF(ISBLANK([$'types.hpp'.B355]);&quot;&quot;;[$'types.hpp'.B355])" office:value-type="string" office:string-value="CL_KERNEL_ARG_ACCESS_READ_ONLY" calcext:value-type="string">
            <text:p>CL_KERNEL_ARG_ACCESS_READ_ONLY</text:p>
          </table:table-cell>
          <table:table-cell table:style-name="ce22" table:formula="of:=IF(ISBLANK([$'types.hpp'.F355]);&quot;&quot;;&quot;✓&quot;)" office:value-type="string" office:string-value="✓" calcext:value-type="string">
            <text:p>✓</text:p>
          </table:table-cell>
          <table:table-cell table:style-name="ce22" table:formula="of:=IF(ISBLANK([$'types.hpp'.G35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54]=&quot;✓&quot;)+([.E354]=&quot;✓&quot;)+([.F354]=&quot;✓&quot;)+([.G354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45" calcext:value-type="float">
            <text:p>345</text:p>
          </table:table-cell>
          <table:table-cell table:style-name="ce7" table:formula="of:=IF(ISBLANK([$'types.hpp'.A356]);&quot;&quot;;[$'types.hpp'.A356])">
            <text:p/>
          </table:table-cell>
          <table:table-cell table:style-name="ce7" table:formula="of:=IF(ISBLANK([$'types.hpp'.B356]);&quot;&quot;;[$'types.hpp'.B356])" office:value-type="string" office:string-value="CL_KERNEL_ARG_ACCESS_WRITE_ONLY" calcext:value-type="string">
            <text:p>CL_KERNEL_ARG_ACCESS_WRITE_ONLY</text:p>
          </table:table-cell>
          <table:table-cell table:style-name="ce22" table:formula="of:=IF(ISBLANK([$'types.hpp'.F356]);&quot;&quot;;&quot;✓&quot;)" office:value-type="string" office:string-value="✓" calcext:value-type="string">
            <text:p>✓</text:p>
          </table:table-cell>
          <table:table-cell table:style-name="ce22" table:formula="of:=IF(ISBLANK([$'types.hpp'.G35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55]=&quot;✓&quot;)+([.E355]=&quot;✓&quot;)+([.F355]=&quot;✓&quot;)+([.G355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46" calcext:value-type="float">
            <text:p>346</text:p>
          </table:table-cell>
          <table:table-cell table:style-name="ce7" table:formula="of:=IF(ISBLANK([$'types.hpp'.A357]);&quot;&quot;;[$'types.hpp'.A357])">
            <text:p/>
          </table:table-cell>
          <table:table-cell table:style-name="ce7" table:formula="of:=IF(ISBLANK([$'types.hpp'.B357]);&quot;&quot;;[$'types.hpp'.B357])" office:value-type="string" office:string-value="CL_KERNEL_ARG_ACCESS_READ_WRITE" calcext:value-type="string">
            <text:p>CL_KERNEL_ARG_ACCESS_READ_WRITE</text:p>
          </table:table-cell>
          <table:table-cell table:style-name="ce22" table:formula="of:=IF(ISBLANK([$'types.hpp'.F357]);&quot;&quot;;&quot;✓&quot;)" office:value-type="string" office:string-value="✓" calcext:value-type="string">
            <text:p>✓</text:p>
          </table:table-cell>
          <table:table-cell table:style-name="ce22" table:formula="of:=IF(ISBLANK([$'types.hpp'.G35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56]=&quot;✓&quot;)+([.E356]=&quot;✓&quot;)+([.F356]=&quot;✓&quot;)+([.G356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47" calcext:value-type="float">
            <text:p>347</text:p>
          </table:table-cell>
          <table:table-cell table:style-name="ce7" table:formula="of:=IF(ISBLANK([$'types.hpp'.A358]);&quot;&quot;;[$'types.hpp'.A358])">
            <text:p/>
          </table:table-cell>
          <table:table-cell table:style-name="ce7" table:formula="of:=IF(ISBLANK([$'types.hpp'.B358]);&quot;&quot;;[$'types.hpp'.B358])" office:value-type="string" office:string-value="CL_KERNEL_ARG_ACCESS_NONE" calcext:value-type="string">
            <text:p>CL_KERNEL_ARG_ACCESS_NONE</text:p>
          </table:table-cell>
          <table:table-cell table:style-name="ce22" table:formula="of:=IF(ISBLANK([$'types.hpp'.F358]);&quot;&quot;;&quot;✓&quot;)" office:value-type="string" office:string-value="✓" calcext:value-type="string">
            <text:p>✓</text:p>
          </table:table-cell>
          <table:table-cell table:style-name="ce22" table:formula="of:=IF(ISBLANK([$'types.hpp'.G35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57]=&quot;✓&quot;)+([.E357]=&quot;✓&quot;)+([.F357]=&quot;✓&quot;)+([.G357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48" calcext:value-type="float">
            <text:p>348</text:p>
          </table:table-cell>
          <table:table-cell table:style-name="ce7" table:formula="of:=IF(ISBLANK([$'types.hpp'.A359]);&quot;&quot;;[$'types.hpp'.A359])" office:value-type="string" office:string-value="cl_kernel_arg_type_qualifier" calcext:value-type="string">
            <text:p>cl_kernel_arg_type_qualifier</text:p>
          </table:table-cell>
          <table:table-cell table:style-name="ce7" table:formula="of:=IF(ISBLANK([$'types.hpp'.B359]);&quot;&quot;;[$'types.hpp'.B359])">
            <text:p/>
          </table:table-cell>
          <table:table-cell table:style-name="ce22" table:formula="of:=IF(ISBLANK([$'types.hpp'.F359]);&quot;&quot;;&quot;✓&quot;)" office:value-type="string" office:string-value="✓" calcext:value-type="string">
            <text:p>✓</text:p>
          </table:table-cell>
          <table:table-cell table:style-name="ce22" table:formula="of:=IF(ISBLANK([$'types.hpp'.G35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58]=&quot;✓&quot;)+([.E358]=&quot;✓&quot;)+([.F358]=&quot;✓&quot;)+([.G358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49" calcext:value-type="float">
            <text:p>349</text:p>
          </table:table-cell>
          <table:table-cell table:style-name="ce7" table:formula="of:=IF(ISBLANK([$'types.hpp'.A360]);&quot;&quot;;[$'types.hpp'.A360])">
            <text:p/>
          </table:table-cell>
          <table:table-cell table:style-name="ce7" table:formula="of:=IF(ISBLANK([$'types.hpp'.B360]);&quot;&quot;;[$'types.hpp'.B360])" office:value-type="string" office:string-value="CL_KERNEL_ARG_TYPE_NONE" calcext:value-type="string">
            <text:p>CL_KERNEL_ARG_TYPE_NONE</text:p>
          </table:table-cell>
          <table:table-cell table:style-name="ce22" table:formula="of:=IF(ISBLANK([$'types.hpp'.F360]);&quot;&quot;;&quot;✓&quot;)" office:value-type="string" office:string-value="✓" calcext:value-type="string">
            <text:p>✓</text:p>
          </table:table-cell>
          <table:table-cell table:style-name="ce22" table:formula="of:=IF(ISBLANK([$'types.hpp'.G36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59]=&quot;✓&quot;)+([.E359]=&quot;✓&quot;)+([.F359]=&quot;✓&quot;)+([.G359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50" calcext:value-type="float">
            <text:p>350</text:p>
          </table:table-cell>
          <table:table-cell table:style-name="ce7" table:formula="of:=IF(ISBLANK([$'types.hpp'.A361]);&quot;&quot;;[$'types.hpp'.A361])">
            <text:p/>
          </table:table-cell>
          <table:table-cell table:style-name="ce7" table:formula="of:=IF(ISBLANK([$'types.hpp'.B361]);&quot;&quot;;[$'types.hpp'.B361])" office:value-type="string" office:string-value="CL_KERNEL_ARG_TYPE_CONST" calcext:value-type="string">
            <text:p>CL_KERNEL_ARG_TYPE_CONST</text:p>
          </table:table-cell>
          <table:table-cell table:style-name="ce22" table:formula="of:=IF(ISBLANK([$'types.hpp'.F361]);&quot;&quot;;&quot;✓&quot;)" office:value-type="string" office:string-value="✓" calcext:value-type="string">
            <text:p>✓</text:p>
          </table:table-cell>
          <table:table-cell table:style-name="ce22" table:formula="of:=IF(ISBLANK([$'types.hpp'.G36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60]=&quot;✓&quot;)+([.E360]=&quot;✓&quot;)+([.F360]=&quot;✓&quot;)+([.G360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51" calcext:value-type="float">
            <text:p>351</text:p>
          </table:table-cell>
          <table:table-cell table:style-name="ce7" table:formula="of:=IF(ISBLANK([$'types.hpp'.A362]);&quot;&quot;;[$'types.hpp'.A362])">
            <text:p/>
          </table:table-cell>
          <table:table-cell table:style-name="ce7" table:formula="of:=IF(ISBLANK([$'types.hpp'.B362]);&quot;&quot;;[$'types.hpp'.B362])" office:value-type="string" office:string-value="CL_KERNEL_ARG_TYPE_RESTRICT" calcext:value-type="string">
            <text:p>CL_KERNEL_ARG_TYPE_RESTRICT</text:p>
          </table:table-cell>
          <table:table-cell table:style-name="ce22" table:formula="of:=IF(ISBLANK([$'types.hpp'.F362]);&quot;&quot;;&quot;✓&quot;)" office:value-type="string" office:string-value="✓" calcext:value-type="string">
            <text:p>✓</text:p>
          </table:table-cell>
          <table:table-cell table:style-name="ce22" table:formula="of:=IF(ISBLANK([$'types.hpp'.G36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61]=&quot;✓&quot;)+([.E361]=&quot;✓&quot;)+([.F361]=&quot;✓&quot;)+([.G361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52" calcext:value-type="float">
            <text:p>352</text:p>
          </table:table-cell>
          <table:table-cell table:style-name="ce7" table:formula="of:=IF(ISBLANK([$'types.hpp'.A363]);&quot;&quot;;[$'types.hpp'.A363])">
            <text:p/>
          </table:table-cell>
          <table:table-cell table:style-name="ce7" table:formula="of:=IF(ISBLANK([$'types.hpp'.B363]);&quot;&quot;;[$'types.hpp'.B363])" office:value-type="string" office:string-value="CL_KERNEL_ARG_TYPE_VOLATILE" calcext:value-type="string">
            <text:p>CL_KERNEL_ARG_TYPE_VOLATILE</text:p>
          </table:table-cell>
          <table:table-cell table:style-name="ce22" table:formula="of:=IF(ISBLANK([$'types.hpp'.F363]);&quot;&quot;;&quot;✓&quot;)" office:value-type="string" office:string-value="✓" calcext:value-type="string">
            <text:p>✓</text:p>
          </table:table-cell>
          <table:table-cell table:style-name="ce22" table:formula="of:=IF(ISBLANK([$'types.hpp'.G36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62]=&quot;✓&quot;)+([.E362]=&quot;✓&quot;)+([.F362]=&quot;✓&quot;)+([.G362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53" calcext:value-type="float">
            <text:p>353</text:p>
          </table:table-cell>
          <table:table-cell table:style-name="ce7" table:formula="of:=IF(ISBLANK([$'types.hpp'.A364]);&quot;&quot;;[$'types.hpp'.A364])" office:value-type="string" office:string-value="cl_kernel_work_group_info" calcext:value-type="string">
            <text:p>cl_kernel_work_group_info</text:p>
          </table:table-cell>
          <table:table-cell table:style-name="ce7" table:formula="of:=IF(ISBLANK([$'types.hpp'.B364]);&quot;&quot;;[$'types.hpp'.B364])">
            <text:p/>
          </table:table-cell>
          <table:table-cell table:style-name="ce22" table:formula="of:=IF(ISBLANK([$'types.hpp'.F364]);&quot;&quot;;&quot;✓&quot;)" office:value-type="string" office:string-value="✓" calcext:value-type="string">
            <text:p>✓</text:p>
          </table:table-cell>
          <table:table-cell table:style-name="ce22" table:formula="of:=IF(ISBLANK([$'types.hpp'.G36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63]=&quot;✓&quot;)+([.E363]=&quot;✓&quot;)+([.F363]=&quot;✓&quot;)+([.G363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54" calcext:value-type="float">
            <text:p>354</text:p>
          </table:table-cell>
          <table:table-cell table:style-name="ce7" table:formula="of:=IF(ISBLANK([$'types.hpp'.A365]);&quot;&quot;;[$'types.hpp'.A365])">
            <text:p/>
          </table:table-cell>
          <table:table-cell table:style-name="ce7" table:formula="of:=IF(ISBLANK([$'types.hpp'.B365]);&quot;&quot;;[$'types.hpp'.B365])" office:value-type="string" office:string-value="CL_KERNEL_WORK_GROUP_SIZE" calcext:value-type="string">
            <text:p>CL_KERNEL_WORK_GROUP_SIZE</text:p>
          </table:table-cell>
          <table:table-cell table:style-name="ce22" table:formula="of:=IF(ISBLANK([$'types.hpp'.F365]);&quot;&quot;;&quot;✓&quot;)" office:value-type="string" office:string-value="✓" calcext:value-type="string">
            <text:p>✓</text:p>
          </table:table-cell>
          <table:table-cell table:style-name="ce22" table:formula="of:=IF(ISBLANK([$'types.hpp'.G36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64]=&quot;✓&quot;)+([.E364]=&quot;✓&quot;)+([.F364]=&quot;✓&quot;)+([.G364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55" calcext:value-type="float">
            <text:p>355</text:p>
          </table:table-cell>
          <table:table-cell table:style-name="ce7" table:formula="of:=IF(ISBLANK([$'types.hpp'.A366]);&quot;&quot;;[$'types.hpp'.A366])">
            <text:p/>
          </table:table-cell>
          <table:table-cell table:style-name="ce7" table:formula="of:=IF(ISBLANK([$'types.hpp'.B366]);&quot;&quot;;[$'types.hpp'.B366])" office:value-type="string" office:string-value="CL_KERNEL_COMPILE_WORK_GROUP_SIZE" calcext:value-type="string">
            <text:p>CL_KERNEL_COMPILE_WORK_GROUP_SIZE</text:p>
          </table:table-cell>
          <table:table-cell table:style-name="ce22" table:formula="of:=IF(ISBLANK([$'types.hpp'.F366]);&quot;&quot;;&quot;✓&quot;)" office:value-type="string" office:string-value="✓" calcext:value-type="string">
            <text:p>✓</text:p>
          </table:table-cell>
          <table:table-cell table:style-name="ce22" table:formula="of:=IF(ISBLANK([$'types.hpp'.G36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65]=&quot;✓&quot;)+([.E365]=&quot;✓&quot;)+([.F365]=&quot;✓&quot;)+([.G365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56" calcext:value-type="float">
            <text:p>356</text:p>
          </table:table-cell>
          <table:table-cell table:style-name="ce7" table:formula="of:=IF(ISBLANK([$'types.hpp'.A367]);&quot;&quot;;[$'types.hpp'.A367])">
            <text:p/>
          </table:table-cell>
          <table:table-cell table:style-name="ce7" table:formula="of:=IF(ISBLANK([$'types.hpp'.B367]);&quot;&quot;;[$'types.hpp'.B367])" office:value-type="string" office:string-value="CL_KERNEL_LOCAL_MEM_SIZE" calcext:value-type="string">
            <text:p>CL_KERNEL_LOCAL_MEM_SIZE</text:p>
          </table:table-cell>
          <table:table-cell table:style-name="ce22" table:formula="of:=IF(ISBLANK([$'types.hpp'.F367]);&quot;&quot;;&quot;✓&quot;)" office:value-type="string" office:string-value="✓" calcext:value-type="string">
            <text:p>✓</text:p>
          </table:table-cell>
          <table:table-cell table:style-name="ce22" table:formula="of:=IF(ISBLANK([$'types.hpp'.G36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66]=&quot;✓&quot;)+([.E366]=&quot;✓&quot;)+([.F366]=&quot;✓&quot;)+([.G366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57" calcext:value-type="float">
            <text:p>357</text:p>
          </table:table-cell>
          <table:table-cell table:style-name="ce7" table:formula="of:=IF(ISBLANK([$'types.hpp'.A368]);&quot;&quot;;[$'types.hpp'.A368])">
            <text:p/>
          </table:table-cell>
          <table:table-cell table:style-name="ce7" table:formula="of:=IF(ISBLANK([$'types.hpp'.B368]);&quot;&quot;;[$'types.hpp'.B368])" office:value-type="string" office:string-value="CL_KERNEL_PREFERRED_WORK_GROUP_SIZE_MULTIPLE" calcext:value-type="string">
            <text:p>CL_KERNEL_PREFERRED_WORK_GROUP_SIZE_MULTIPLE</text:p>
          </table:table-cell>
          <table:table-cell table:style-name="ce22" table:formula="of:=IF(ISBLANK([$'types.hpp'.F368]);&quot;&quot;;&quot;✓&quot;)" office:value-type="string" office:string-value="✓" calcext:value-type="string">
            <text:p>✓</text:p>
          </table:table-cell>
          <table:table-cell table:style-name="ce22" table:formula="of:=IF(ISBLANK([$'types.hpp'.G36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67]=&quot;✓&quot;)+([.E367]=&quot;✓&quot;)+([.F367]=&quot;✓&quot;)+([.G367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58" calcext:value-type="float">
            <text:p>358</text:p>
          </table:table-cell>
          <table:table-cell table:style-name="ce7" table:formula="of:=IF(ISBLANK([$'types.hpp'.A369]);&quot;&quot;;[$'types.hpp'.A369])">
            <text:p/>
          </table:table-cell>
          <table:table-cell table:style-name="ce7" table:formula="of:=IF(ISBLANK([$'types.hpp'.B369]);&quot;&quot;;[$'types.hpp'.B369])" office:value-type="string" office:string-value="CL_KERNEL_PRIVATE_MEM_SIZE" calcext:value-type="string">
            <text:p>CL_KERNEL_PRIVATE_MEM_SIZE</text:p>
          </table:table-cell>
          <table:table-cell table:style-name="ce22" table:formula="of:=IF(ISBLANK([$'types.hpp'.F369]);&quot;&quot;;&quot;✓&quot;)" office:value-type="string" office:string-value="✓" calcext:value-type="string">
            <text:p>✓</text:p>
          </table:table-cell>
          <table:table-cell table:style-name="ce22" table:formula="of:=IF(ISBLANK([$'types.hpp'.G36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68]=&quot;✓&quot;)+([.E368]=&quot;✓&quot;)+([.F368]=&quot;✓&quot;)+([.G368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59" calcext:value-type="float">
            <text:p>359</text:p>
          </table:table-cell>
          <table:table-cell table:style-name="ce7" table:formula="of:=IF(ISBLANK([$'types.hpp'.A370]);&quot;&quot;;[$'types.hpp'.A370])">
            <text:p/>
          </table:table-cell>
          <table:table-cell table:style-name="ce7" table:formula="of:=IF(ISBLANK([$'types.hpp'.B370]);&quot;&quot;;[$'types.hpp'.B370])" office:value-type="string" office:string-value="CL_KERNEL_GLOBAL_WORK_SIZE" calcext:value-type="string">
            <text:p>CL_KERNEL_GLOBAL_WORK_SIZE</text:p>
          </table:table-cell>
          <table:table-cell table:style-name="ce22" table:formula="of:=IF(ISBLANK([$'types.hpp'.F370]);&quot;&quot;;&quot;✓&quot;)" office:value-type="string" office:string-value="✓" calcext:value-type="string">
            <text:p>✓</text:p>
          </table:table-cell>
          <table:table-cell table:style-name="ce22" table:formula="of:=IF(ISBLANK([$'types.hpp'.G37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69]=&quot;✓&quot;)+([.E369]=&quot;✓&quot;)+([.F369]=&quot;✓&quot;)+([.G369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60" calcext:value-type="float">
            <text:p>360</text:p>
          </table:table-cell>
          <table:table-cell table:style-name="ce7" table:formula="of:=IF(ISBLANK([$'types.hpp'.A371]);&quot;&quot;;[$'types.hpp'.A371])" office:value-type="string" office:string-value="cl_event_info" calcext:value-type="string">
            <text:p>cl_event_info</text:p>
          </table:table-cell>
          <table:table-cell table:style-name="ce7" table:formula="of:=IF(ISBLANK([$'types.hpp'.B371]);&quot;&quot;;[$'types.hpp'.B371])">
            <text:p/>
          </table:table-cell>
          <table:table-cell table:style-name="ce22" table:formula="of:=IF(ISBLANK([$'types.hpp'.F371]);&quot;&quot;;&quot;✓&quot;)" office:value-type="string" office:string-value="✓" calcext:value-type="string">
            <text:p>✓</text:p>
          </table:table-cell>
          <table:table-cell table:style-name="ce22" table:formula="of:=IF(ISBLANK([$'types.hpp'.G37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70]=&quot;✓&quot;)+([.E370]=&quot;✓&quot;)+([.F370]=&quot;✓&quot;)+([.G370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61" calcext:value-type="float">
            <text:p>361</text:p>
          </table:table-cell>
          <table:table-cell table:style-name="ce7" table:formula="of:=IF(ISBLANK([$'types.hpp'.A372]);&quot;&quot;;[$'types.hpp'.A372])">
            <text:p/>
          </table:table-cell>
          <table:table-cell table:style-name="ce7" table:formula="of:=IF(ISBLANK([$'types.hpp'.B372]);&quot;&quot;;[$'types.hpp'.B372])" office:value-type="string" office:string-value="CL_EVENT_COMMAND_QUEUE" calcext:value-type="string">
            <text:p>CL_EVENT_COMMAND_QUEUE</text:p>
          </table:table-cell>
          <table:table-cell table:style-name="ce22" table:formula="of:=IF(ISBLANK([$'types.hpp'.F372]);&quot;&quot;;&quot;✓&quot;)" office:value-type="string" office:string-value="✓" calcext:value-type="string">
            <text:p>✓</text:p>
          </table:table-cell>
          <table:table-cell table:style-name="ce22" table:formula="of:=IF(ISBLANK([$'types.hpp'.G37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71]=&quot;✓&quot;)+([.E371]=&quot;✓&quot;)+([.F371]=&quot;✓&quot;)+([.G371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62" calcext:value-type="float">
            <text:p>362</text:p>
          </table:table-cell>
          <table:table-cell table:style-name="ce7" table:formula="of:=IF(ISBLANK([$'types.hpp'.A373]);&quot;&quot;;[$'types.hpp'.A373])">
            <text:p/>
          </table:table-cell>
          <table:table-cell table:style-name="ce7" table:formula="of:=IF(ISBLANK([$'types.hpp'.B373]);&quot;&quot;;[$'types.hpp'.B373])" office:value-type="string" office:string-value="CL_EVENT_COMMAND_TYPE" calcext:value-type="string">
            <text:p>CL_EVENT_COMMAND_TYPE</text:p>
          </table:table-cell>
          <table:table-cell table:style-name="ce22" table:formula="of:=IF(ISBLANK([$'types.hpp'.F373]);&quot;&quot;;&quot;✓&quot;)" office:value-type="string" office:string-value="✓" calcext:value-type="string">
            <text:p>✓</text:p>
          </table:table-cell>
          <table:table-cell table:style-name="ce22" table:formula="of:=IF(ISBLANK([$'types.hpp'.G37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72]=&quot;✓&quot;)+([.E372]=&quot;✓&quot;)+([.F372]=&quot;✓&quot;)+([.G372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63" calcext:value-type="float">
            <text:p>363</text:p>
          </table:table-cell>
          <table:table-cell table:style-name="ce7" table:formula="of:=IF(ISBLANK([$'types.hpp'.A374]);&quot;&quot;;[$'types.hpp'.A374])">
            <text:p/>
          </table:table-cell>
          <table:table-cell table:style-name="ce7" table:formula="of:=IF(ISBLANK([$'types.hpp'.B374]);&quot;&quot;;[$'types.hpp'.B374])" office:value-type="string" office:string-value="CL_EVENT_REFERENCE_COUNT" calcext:value-type="string">
            <text:p>CL_EVENT_REFERENCE_COUNT</text:p>
          </table:table-cell>
          <table:table-cell table:style-name="ce22" table:formula="of:=IF(ISBLANK([$'types.hpp'.F374]);&quot;&quot;;&quot;✓&quot;)" office:value-type="string" office:string-value="✓" calcext:value-type="string">
            <text:p>✓</text:p>
          </table:table-cell>
          <table:table-cell table:style-name="ce22" table:formula="of:=IF(ISBLANK([$'types.hpp'.G37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73]=&quot;✓&quot;)+([.E373]=&quot;✓&quot;)+([.F373]=&quot;✓&quot;)+([.G373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64" calcext:value-type="float">
            <text:p>364</text:p>
          </table:table-cell>
          <table:table-cell table:style-name="ce7" table:formula="of:=IF(ISBLANK([$'types.hpp'.A375]);&quot;&quot;;[$'types.hpp'.A375])">
            <text:p/>
          </table:table-cell>
          <table:table-cell table:style-name="ce7" table:formula="of:=IF(ISBLANK([$'types.hpp'.B375]);&quot;&quot;;[$'types.hpp'.B375])" office:value-type="string" office:string-value="CL_EVENT_COMMAND_EXECUTION_STATUS" calcext:value-type="string">
            <text:p>CL_EVENT_COMMAND_EXECUTION_STATUS</text:p>
          </table:table-cell>
          <table:table-cell table:style-name="ce22" table:formula="of:=IF(ISBLANK([$'types.hpp'.F375]);&quot;&quot;;&quot;✓&quot;)" office:value-type="string" office:string-value="✓" calcext:value-type="string">
            <text:p>✓</text:p>
          </table:table-cell>
          <table:table-cell table:style-name="ce22" table:formula="of:=IF(ISBLANK([$'types.hpp'.G37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74]=&quot;✓&quot;)+([.E374]=&quot;✓&quot;)+([.F374]=&quot;✓&quot;)+([.G374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65" calcext:value-type="float">
            <text:p>365</text:p>
          </table:table-cell>
          <table:table-cell table:style-name="ce7" table:formula="of:=IF(ISBLANK([$'types.hpp'.A376]);&quot;&quot;;[$'types.hpp'.A376])">
            <text:p/>
          </table:table-cell>
          <table:table-cell table:style-name="ce7" table:formula="of:=IF(ISBLANK([$'types.hpp'.B376]);&quot;&quot;;[$'types.hpp'.B376])" office:value-type="string" office:string-value="CL_EVENT_CONTEXT" calcext:value-type="string">
            <text:p>CL_EVENT_CONTEXT</text:p>
          </table:table-cell>
          <table:table-cell table:style-name="ce22" table:formula="of:=IF(ISBLANK([$'types.hpp'.F376]);&quot;&quot;;&quot;✓&quot;)" office:value-type="string" office:string-value="✓" calcext:value-type="string">
            <text:p>✓</text:p>
          </table:table-cell>
          <table:table-cell table:style-name="ce22" table:formula="of:=IF(ISBLANK([$'types.hpp'.G37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75]=&quot;✓&quot;)+([.E375]=&quot;✓&quot;)+([.F375]=&quot;✓&quot;)+([.G375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66" calcext:value-type="float">
            <text:p>366</text:p>
          </table:table-cell>
          <table:table-cell table:style-name="ce7" table:formula="of:=IF(ISBLANK([$'types.hpp'.A377]);&quot;&quot;;[$'types.hpp'.A377])" office:value-type="string" office:string-value="cl_command_type" calcext:value-type="string">
            <text:p>cl_command_type</text:p>
          </table:table-cell>
          <table:table-cell table:style-name="ce7" table:formula="of:=IF(ISBLANK([$'types.hpp'.B377]);&quot;&quot;;[$'types.hpp'.B377])">
            <text:p/>
          </table:table-cell>
          <table:table-cell table:style-name="ce22" table:formula="of:=IF(ISBLANK([$'types.hpp'.F377]);&quot;&quot;;&quot;✓&quot;)" office:value-type="string" office:string-value="✓" calcext:value-type="string">
            <text:p>✓</text:p>
          </table:table-cell>
          <table:table-cell table:style-name="ce22" table:formula="of:=IF(ISBLANK([$'types.hpp'.G37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76]=&quot;✓&quot;)+([.E376]=&quot;✓&quot;)+([.F376]=&quot;✓&quot;)+([.G376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67" calcext:value-type="float">
            <text:p>367</text:p>
          </table:table-cell>
          <table:table-cell table:style-name="ce7" table:formula="of:=IF(ISBLANK([$'types.hpp'.A378]);&quot;&quot;;[$'types.hpp'.A378])">
            <text:p/>
          </table:table-cell>
          <table:table-cell table:style-name="ce7" table:formula="of:=IF(ISBLANK([$'types.hpp'.B378]);&quot;&quot;;[$'types.hpp'.B378])" office:value-type="string" office:string-value="CL_COMMAND_NDRANGE_KERNEL" calcext:value-type="string">
            <text:p>CL_COMMAND_NDRANGE_KERNEL</text:p>
          </table:table-cell>
          <table:table-cell table:style-name="ce22" table:formula="of:=IF(ISBLANK([$'types.hpp'.F378]);&quot;&quot;;&quot;✓&quot;)" office:value-type="string" office:string-value="✓" calcext:value-type="string">
            <text:p>✓</text:p>
          </table:table-cell>
          <table:table-cell table:style-name="ce22" table:formula="of:=IF(ISBLANK([$'types.hpp'.G37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77]=&quot;✓&quot;)+([.E377]=&quot;✓&quot;)+([.F377]=&quot;✓&quot;)+([.G377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68" calcext:value-type="float">
            <text:p>368</text:p>
          </table:table-cell>
          <table:table-cell table:style-name="ce7" table:formula="of:=IF(ISBLANK([$'types.hpp'.A379]);&quot;&quot;;[$'types.hpp'.A379])">
            <text:p/>
          </table:table-cell>
          <table:table-cell table:style-name="ce7" table:formula="of:=IF(ISBLANK([$'types.hpp'.B379]);&quot;&quot;;[$'types.hpp'.B379])" office:value-type="string" office:string-value="CL_COMMAND_TASK" calcext:value-type="string">
            <text:p>CL_COMMAND_TASK</text:p>
          </table:table-cell>
          <table:table-cell table:style-name="ce22" table:formula="of:=IF(ISBLANK([$'types.hpp'.F379]);&quot;&quot;;&quot;✓&quot;)" office:value-type="string" office:string-value="✓" calcext:value-type="string">
            <text:p>✓</text:p>
          </table:table-cell>
          <table:table-cell table:style-name="ce22" table:formula="of:=IF(ISBLANK([$'types.hpp'.G37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78]=&quot;✓&quot;)+([.E378]=&quot;✓&quot;)+([.F378]=&quot;✓&quot;)+([.G378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69" calcext:value-type="float">
            <text:p>369</text:p>
          </table:table-cell>
          <table:table-cell table:style-name="ce7" table:formula="of:=IF(ISBLANK([$'types.hpp'.A380]);&quot;&quot;;[$'types.hpp'.A380])">
            <text:p/>
          </table:table-cell>
          <table:table-cell table:style-name="ce7" table:formula="of:=IF(ISBLANK([$'types.hpp'.B380]);&quot;&quot;;[$'types.hpp'.B380])" office:value-type="string" office:string-value="CL_COMMAND_NATIVE_KERNEL" calcext:value-type="string">
            <text:p>CL_COMMAND_NATIVE_KERNEL</text:p>
          </table:table-cell>
          <table:table-cell table:style-name="ce22" table:formula="of:=IF(ISBLANK([$'types.hpp'.F380]);&quot;&quot;;&quot;✓&quot;)" office:value-type="string" office:string-value="✓" calcext:value-type="string">
            <text:p>✓</text:p>
          </table:table-cell>
          <table:table-cell table:style-name="ce22" table:formula="of:=IF(ISBLANK([$'types.hpp'.G38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79]=&quot;✓&quot;)+([.E379]=&quot;✓&quot;)+([.F379]=&quot;✓&quot;)+([.G379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70" calcext:value-type="float">
            <text:p>370</text:p>
          </table:table-cell>
          <table:table-cell table:style-name="ce7" table:formula="of:=IF(ISBLANK([$'types.hpp'.A381]);&quot;&quot;;[$'types.hpp'.A381])">
            <text:p/>
          </table:table-cell>
          <table:table-cell table:style-name="ce7" table:formula="of:=IF(ISBLANK([$'types.hpp'.B381]);&quot;&quot;;[$'types.hpp'.B381])" office:value-type="string" office:string-value="CL_COMMAND_READ_BUFFER" calcext:value-type="string">
            <text:p>CL_COMMAND_READ_BUFFER</text:p>
          </table:table-cell>
          <table:table-cell table:style-name="ce22" table:formula="of:=IF(ISBLANK([$'types.hpp'.F381]);&quot;&quot;;&quot;✓&quot;)" office:value-type="string" office:string-value="✓" calcext:value-type="string">
            <text:p>✓</text:p>
          </table:table-cell>
          <table:table-cell table:style-name="ce22" table:formula="of:=IF(ISBLANK([$'types.hpp'.G38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80]=&quot;✓&quot;)+([.E380]=&quot;✓&quot;)+([.F380]=&quot;✓&quot;)+([.G380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71" calcext:value-type="float">
            <text:p>371</text:p>
          </table:table-cell>
          <table:table-cell table:style-name="ce7" table:formula="of:=IF(ISBLANK([$'types.hpp'.A382]);&quot;&quot;;[$'types.hpp'.A382])">
            <text:p/>
          </table:table-cell>
          <table:table-cell table:style-name="ce7" table:formula="of:=IF(ISBLANK([$'types.hpp'.B382]);&quot;&quot;;[$'types.hpp'.B382])" office:value-type="string" office:string-value="CL_COMMAND_WRITE_BUFFER" calcext:value-type="string">
            <text:p>CL_COMMAND_WRITE_BUFFER</text:p>
          </table:table-cell>
          <table:table-cell table:style-name="ce22" table:formula="of:=IF(ISBLANK([$'types.hpp'.F382]);&quot;&quot;;&quot;✓&quot;)" office:value-type="string" office:string-value="✓" calcext:value-type="string">
            <text:p>✓</text:p>
          </table:table-cell>
          <table:table-cell table:style-name="ce22" table:formula="of:=IF(ISBLANK([$'types.hpp'.G38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81]=&quot;✓&quot;)+([.E381]=&quot;✓&quot;)+([.F381]=&quot;✓&quot;)+([.G381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72" calcext:value-type="float">
            <text:p>372</text:p>
          </table:table-cell>
          <table:table-cell table:style-name="ce7" table:formula="of:=IF(ISBLANK([$'types.hpp'.A383]);&quot;&quot;;[$'types.hpp'.A383])">
            <text:p/>
          </table:table-cell>
          <table:table-cell table:style-name="ce7" table:formula="of:=IF(ISBLANK([$'types.hpp'.B383]);&quot;&quot;;[$'types.hpp'.B383])" office:value-type="string" office:string-value="CL_COMMAND_COPY_BUFFER" calcext:value-type="string">
            <text:p>CL_COMMAND_COPY_BUFFER</text:p>
          </table:table-cell>
          <table:table-cell table:style-name="ce22" table:formula="of:=IF(ISBLANK([$'types.hpp'.F383]);&quot;&quot;;&quot;✓&quot;)" office:value-type="string" office:string-value="✓" calcext:value-type="string">
            <text:p>✓</text:p>
          </table:table-cell>
          <table:table-cell table:style-name="ce22" table:formula="of:=IF(ISBLANK([$'types.hpp'.G38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82]=&quot;✓&quot;)+([.E382]=&quot;✓&quot;)+([.F382]=&quot;✓&quot;)+([.G382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73" calcext:value-type="float">
            <text:p>373</text:p>
          </table:table-cell>
          <table:table-cell table:style-name="ce7" table:formula="of:=IF(ISBLANK([$'types.hpp'.A384]);&quot;&quot;;[$'types.hpp'.A384])">
            <text:p/>
          </table:table-cell>
          <table:table-cell table:style-name="ce7" table:formula="of:=IF(ISBLANK([$'types.hpp'.B384]);&quot;&quot;;[$'types.hpp'.B384])" office:value-type="string" office:string-value="CL_COMMAND_READ_IMAGE" calcext:value-type="string">
            <text:p>CL_COMMAND_READ_IMAGE</text:p>
          </table:table-cell>
          <table:table-cell table:style-name="ce22" table:formula="of:=IF(ISBLANK([$'types.hpp'.F384]);&quot;&quot;;&quot;✓&quot;)" office:value-type="string" office:string-value="✓" calcext:value-type="string">
            <text:p>✓</text:p>
          </table:table-cell>
          <table:table-cell table:style-name="ce22" table:formula="of:=IF(ISBLANK([$'types.hpp'.G38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83]=&quot;✓&quot;)+([.E383]=&quot;✓&quot;)+([.F383]=&quot;✓&quot;)+([.G383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74" calcext:value-type="float">
            <text:p>374</text:p>
          </table:table-cell>
          <table:table-cell table:style-name="ce7" table:formula="of:=IF(ISBLANK([$'types.hpp'.A385]);&quot;&quot;;[$'types.hpp'.A385])">
            <text:p/>
          </table:table-cell>
          <table:table-cell table:style-name="ce7" table:formula="of:=IF(ISBLANK([$'types.hpp'.B385]);&quot;&quot;;[$'types.hpp'.B385])" office:value-type="string" office:string-value="CL_COMMAND_WRITE_IMAGE" calcext:value-type="string">
            <text:p>CL_COMMAND_WRITE_IMAGE</text:p>
          </table:table-cell>
          <table:table-cell table:style-name="ce22" table:formula="of:=IF(ISBLANK([$'types.hpp'.F385]);&quot;&quot;;&quot;✓&quot;)" office:value-type="string" office:string-value="✓" calcext:value-type="string">
            <text:p>✓</text:p>
          </table:table-cell>
          <table:table-cell table:style-name="ce22" table:formula="of:=IF(ISBLANK([$'types.hpp'.G38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84]=&quot;✓&quot;)+([.E384]=&quot;✓&quot;)+([.F384]=&quot;✓&quot;)+([.G384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75" calcext:value-type="float">
            <text:p>375</text:p>
          </table:table-cell>
          <table:table-cell table:style-name="ce7" table:formula="of:=IF(ISBLANK([$'types.hpp'.A386]);&quot;&quot;;[$'types.hpp'.A386])">
            <text:p/>
          </table:table-cell>
          <table:table-cell table:style-name="ce7" table:formula="of:=IF(ISBLANK([$'types.hpp'.B386]);&quot;&quot;;[$'types.hpp'.B386])" office:value-type="string" office:string-value="CL_COMMAND_COPY_IMAGE" calcext:value-type="string">
            <text:p>CL_COMMAND_COPY_IMAGE</text:p>
          </table:table-cell>
          <table:table-cell table:style-name="ce22" table:formula="of:=IF(ISBLANK([$'types.hpp'.F386]);&quot;&quot;;&quot;✓&quot;)" office:value-type="string" office:string-value="✓" calcext:value-type="string">
            <text:p>✓</text:p>
          </table:table-cell>
          <table:table-cell table:style-name="ce22" table:formula="of:=IF(ISBLANK([$'types.hpp'.G38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85]=&quot;✓&quot;)+([.E385]=&quot;✓&quot;)+([.F385]=&quot;✓&quot;)+([.G385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76" calcext:value-type="float">
            <text:p>376</text:p>
          </table:table-cell>
          <table:table-cell table:style-name="ce7" table:formula="of:=IF(ISBLANK([$'types.hpp'.A387]);&quot;&quot;;[$'types.hpp'.A387])">
            <text:p/>
          </table:table-cell>
          <table:table-cell table:style-name="ce7" table:formula="of:=IF(ISBLANK([$'types.hpp'.B387]);&quot;&quot;;[$'types.hpp'.B387])" office:value-type="string" office:string-value="CL_COMMAND_COPY_IMAGE_TO_BUFFER" calcext:value-type="string">
            <text:p>CL_COMMAND_COPY_IMAGE_TO_BUFFER</text:p>
          </table:table-cell>
          <table:table-cell table:style-name="ce22" table:formula="of:=IF(ISBLANK([$'types.hpp'.F387]);&quot;&quot;;&quot;✓&quot;)" office:value-type="string" office:string-value="✓" calcext:value-type="string">
            <text:p>✓</text:p>
          </table:table-cell>
          <table:table-cell table:style-name="ce22" table:formula="of:=IF(ISBLANK([$'types.hpp'.G38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86]=&quot;✓&quot;)+([.E386]=&quot;✓&quot;)+([.F386]=&quot;✓&quot;)+([.G386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77" calcext:value-type="float">
            <text:p>377</text:p>
          </table:table-cell>
          <table:table-cell table:style-name="ce7" table:formula="of:=IF(ISBLANK([$'types.hpp'.A388]);&quot;&quot;;[$'types.hpp'.A388])">
            <text:p/>
          </table:table-cell>
          <table:table-cell table:style-name="ce7" table:formula="of:=IF(ISBLANK([$'types.hpp'.B388]);&quot;&quot;;[$'types.hpp'.B388])" office:value-type="string" office:string-value="CL_COMMAND_COPY_BUFFER_TO_IMAGE" calcext:value-type="string">
            <text:p>CL_COMMAND_COPY_BUFFER_TO_IMAGE</text:p>
          </table:table-cell>
          <table:table-cell table:style-name="ce22" table:formula="of:=IF(ISBLANK([$'types.hpp'.F388]);&quot;&quot;;&quot;✓&quot;)" office:value-type="string" office:string-value="✓" calcext:value-type="string">
            <text:p>✓</text:p>
          </table:table-cell>
          <table:table-cell table:style-name="ce22" table:formula="of:=IF(ISBLANK([$'types.hpp'.G38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87]=&quot;✓&quot;)+([.E387]=&quot;✓&quot;)+([.F387]=&quot;✓&quot;)+([.G387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78" calcext:value-type="float">
            <text:p>378</text:p>
          </table:table-cell>
          <table:table-cell table:style-name="ce7" table:formula="of:=IF(ISBLANK([$'types.hpp'.A389]);&quot;&quot;;[$'types.hpp'.A389])">
            <text:p/>
          </table:table-cell>
          <table:table-cell table:style-name="ce7" table:formula="of:=IF(ISBLANK([$'types.hpp'.B389]);&quot;&quot;;[$'types.hpp'.B389])" office:value-type="string" office:string-value="CL_COMMAND_MAP_BUFFER" calcext:value-type="string">
            <text:p>CL_COMMAND_MAP_BUFFER</text:p>
          </table:table-cell>
          <table:table-cell table:style-name="ce22" table:formula="of:=IF(ISBLANK([$'types.hpp'.F389]);&quot;&quot;;&quot;✓&quot;)" office:value-type="string" office:string-value="✓" calcext:value-type="string">
            <text:p>✓</text:p>
          </table:table-cell>
          <table:table-cell table:style-name="ce22" table:formula="of:=IF(ISBLANK([$'types.hpp'.G38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88]=&quot;✓&quot;)+([.E388]=&quot;✓&quot;)+([.F388]=&quot;✓&quot;)+([.G388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79" calcext:value-type="float">
            <text:p>379</text:p>
          </table:table-cell>
          <table:table-cell table:style-name="ce7" table:formula="of:=IF(ISBLANK([$'types.hpp'.A390]);&quot;&quot;;[$'types.hpp'.A390])">
            <text:p/>
          </table:table-cell>
          <table:table-cell table:style-name="ce7" table:formula="of:=IF(ISBLANK([$'types.hpp'.B390]);&quot;&quot;;[$'types.hpp'.B390])" office:value-type="string" office:string-value="CL_COMMAND_MAP_IMAGE" calcext:value-type="string">
            <text:p>CL_COMMAND_MAP_IMAGE</text:p>
          </table:table-cell>
          <table:table-cell table:style-name="ce22" table:formula="of:=IF(ISBLANK([$'types.hpp'.F390]);&quot;&quot;;&quot;✓&quot;)" office:value-type="string" office:string-value="✓" calcext:value-type="string">
            <text:p>✓</text:p>
          </table:table-cell>
          <table:table-cell table:style-name="ce22" table:formula="of:=IF(ISBLANK([$'types.hpp'.G39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89]=&quot;✓&quot;)+([.E389]=&quot;✓&quot;)+([.F389]=&quot;✓&quot;)+([.G389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80" calcext:value-type="float">
            <text:p>380</text:p>
          </table:table-cell>
          <table:table-cell table:style-name="ce7" table:formula="of:=IF(ISBLANK([$'types.hpp'.A391]);&quot;&quot;;[$'types.hpp'.A391])">
            <text:p/>
          </table:table-cell>
          <table:table-cell table:style-name="ce7" table:formula="of:=IF(ISBLANK([$'types.hpp'.B391]);&quot;&quot;;[$'types.hpp'.B391])" office:value-type="string" office:string-value="CL_COMMAND_UNMAP_MEM_OBJECT" calcext:value-type="string">
            <text:p>CL_COMMAND_UNMAP_MEM_OBJECT</text:p>
          </table:table-cell>
          <table:table-cell table:style-name="ce22" table:formula="of:=IF(ISBLANK([$'types.hpp'.F391]);&quot;&quot;;&quot;✓&quot;)" office:value-type="string" office:string-value="✓" calcext:value-type="string">
            <text:p>✓</text:p>
          </table:table-cell>
          <table:table-cell table:style-name="ce22" table:formula="of:=IF(ISBLANK([$'types.hpp'.G39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90]=&quot;✓&quot;)+([.E390]=&quot;✓&quot;)+([.F390]=&quot;✓&quot;)+([.G390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81" calcext:value-type="float">
            <text:p>381</text:p>
          </table:table-cell>
          <table:table-cell table:style-name="ce7" table:formula="of:=IF(ISBLANK([$'types.hpp'.A392]);&quot;&quot;;[$'types.hpp'.A392])">
            <text:p/>
          </table:table-cell>
          <table:table-cell table:style-name="ce7" table:formula="of:=IF(ISBLANK([$'types.hpp'.B392]);&quot;&quot;;[$'types.hpp'.B392])" office:value-type="string" office:string-value="CL_COMMAND_MARKER" calcext:value-type="string">
            <text:p>CL_COMMAND_MARKER</text:p>
          </table:table-cell>
          <table:table-cell table:style-name="ce22" table:formula="of:=IF(ISBLANK([$'types.hpp'.F392]);&quot;&quot;;&quot;✓&quot;)" office:value-type="string" office:string-value="✓" calcext:value-type="string">
            <text:p>✓</text:p>
          </table:table-cell>
          <table:table-cell table:style-name="ce22" table:formula="of:=IF(ISBLANK([$'types.hpp'.G39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91]=&quot;✓&quot;)+([.E391]=&quot;✓&quot;)+([.F391]=&quot;✓&quot;)+([.G391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82" calcext:value-type="float">
            <text:p>382</text:p>
          </table:table-cell>
          <table:table-cell table:style-name="ce7" table:formula="of:=IF(ISBLANK([$'types.hpp'.A393]);&quot;&quot;;[$'types.hpp'.A393])">
            <text:p/>
          </table:table-cell>
          <table:table-cell table:style-name="ce7" table:formula="of:=IF(ISBLANK([$'types.hpp'.B393]);&quot;&quot;;[$'types.hpp'.B393])" office:value-type="string" office:string-value="CL_COMMAND_ACQUIRE_GL_OBJECTS" calcext:value-type="string">
            <text:p>CL_COMMAND_ACQUIRE_GL_OBJECTS</text:p>
          </table:table-cell>
          <table:table-cell table:style-name="ce22" table:formula="of:=IF(ISBLANK([$'types.hpp'.F393]);&quot;&quot;;&quot;✓&quot;)" office:value-type="string" office:string-value="✓" calcext:value-type="string">
            <text:p>✓</text:p>
          </table:table-cell>
          <table:table-cell table:style-name="ce22" table:formula="of:=IF(ISBLANK([$'types.hpp'.G39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92]=&quot;✓&quot;)+([.E392]=&quot;✓&quot;)+([.F392]=&quot;✓&quot;)+([.G392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83" calcext:value-type="float">
            <text:p>383</text:p>
          </table:table-cell>
          <table:table-cell table:style-name="ce7" table:formula="of:=IF(ISBLANK([$'types.hpp'.A394]);&quot;&quot;;[$'types.hpp'.A394])">
            <text:p/>
          </table:table-cell>
          <table:table-cell table:style-name="ce7" table:formula="of:=IF(ISBLANK([$'types.hpp'.B394]);&quot;&quot;;[$'types.hpp'.B394])" office:value-type="string" office:string-value="CL_COMMAND_RELEASE_GL_OBJECTS" calcext:value-type="string">
            <text:p>CL_COMMAND_RELEASE_GL_OBJECTS</text:p>
          </table:table-cell>
          <table:table-cell table:style-name="ce22" table:formula="of:=IF(ISBLANK([$'types.hpp'.F394]);&quot;&quot;;&quot;✓&quot;)" office:value-type="string" office:string-value="✓" calcext:value-type="string">
            <text:p>✓</text:p>
          </table:table-cell>
          <table:table-cell table:style-name="ce22" table:formula="of:=IF(ISBLANK([$'types.hpp'.G39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93]=&quot;✓&quot;)+([.E393]=&quot;✓&quot;)+([.F393]=&quot;✓&quot;)+([.G393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84" calcext:value-type="float">
            <text:p>384</text:p>
          </table:table-cell>
          <table:table-cell table:style-name="ce7" table:formula="of:=IF(ISBLANK([$'types.hpp'.A395]);&quot;&quot;;[$'types.hpp'.A395])">
            <text:p/>
          </table:table-cell>
          <table:table-cell table:style-name="ce7" table:formula="of:=IF(ISBLANK([$'types.hpp'.B395]);&quot;&quot;;[$'types.hpp'.B395])" office:value-type="string" office:string-value="CL_COMMAND_READ_BUFFER_RECT" calcext:value-type="string">
            <text:p>CL_COMMAND_READ_BUFFER_RECT</text:p>
          </table:table-cell>
          <table:table-cell table:style-name="ce22" table:formula="of:=IF(ISBLANK([$'types.hpp'.F395]);&quot;&quot;;&quot;✓&quot;)" office:value-type="string" office:string-value="✓" calcext:value-type="string">
            <text:p>✓</text:p>
          </table:table-cell>
          <table:table-cell table:style-name="ce22" table:formula="of:=IF(ISBLANK([$'types.hpp'.G39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94]=&quot;✓&quot;)+([.E394]=&quot;✓&quot;)+([.F394]=&quot;✓&quot;)+([.G394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85" calcext:value-type="float">
            <text:p>385</text:p>
          </table:table-cell>
          <table:table-cell table:style-name="ce7" table:formula="of:=IF(ISBLANK([$'types.hpp'.A396]);&quot;&quot;;[$'types.hpp'.A396])">
            <text:p/>
          </table:table-cell>
          <table:table-cell table:style-name="ce7" table:formula="of:=IF(ISBLANK([$'types.hpp'.B396]);&quot;&quot;;[$'types.hpp'.B396])" office:value-type="string" office:string-value="CL_COMMAND_WRITE_BUFFER_RECT" calcext:value-type="string">
            <text:p>CL_COMMAND_WRITE_BUFFER_RECT</text:p>
          </table:table-cell>
          <table:table-cell table:style-name="ce22" table:formula="of:=IF(ISBLANK([$'types.hpp'.F396]);&quot;&quot;;&quot;✓&quot;)" office:value-type="string" office:string-value="✓" calcext:value-type="string">
            <text:p>✓</text:p>
          </table:table-cell>
          <table:table-cell table:style-name="ce22" table:formula="of:=IF(ISBLANK([$'types.hpp'.G39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95]=&quot;✓&quot;)+([.E395]=&quot;✓&quot;)+([.F395]=&quot;✓&quot;)+([.G395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86" calcext:value-type="float">
            <text:p>386</text:p>
          </table:table-cell>
          <table:table-cell table:style-name="ce7" table:formula="of:=IF(ISBLANK([$'types.hpp'.A397]);&quot;&quot;;[$'types.hpp'.A397])">
            <text:p/>
          </table:table-cell>
          <table:table-cell table:style-name="ce7" table:formula="of:=IF(ISBLANK([$'types.hpp'.B397]);&quot;&quot;;[$'types.hpp'.B397])" office:value-type="string" office:string-value="CL_COMMAND_COPY_BUFFER_RECT" calcext:value-type="string">
            <text:p>CL_COMMAND_COPY_BUFFER_RECT</text:p>
          </table:table-cell>
          <table:table-cell table:style-name="ce22" table:formula="of:=IF(ISBLANK([$'types.hpp'.F397]);&quot;&quot;;&quot;✓&quot;)" office:value-type="string" office:string-value="✓" calcext:value-type="string">
            <text:p>✓</text:p>
          </table:table-cell>
          <table:table-cell table:style-name="ce22" table:formula="of:=IF(ISBLANK([$'types.hpp'.G39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96]=&quot;✓&quot;)+([.E396]=&quot;✓&quot;)+([.F396]=&quot;✓&quot;)+([.G396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87" calcext:value-type="float">
            <text:p>387</text:p>
          </table:table-cell>
          <table:table-cell table:style-name="ce7" table:formula="of:=IF(ISBLANK([$'types.hpp'.A398]);&quot;&quot;;[$'types.hpp'.A398])">
            <text:p/>
          </table:table-cell>
          <table:table-cell table:style-name="ce7" table:formula="of:=IF(ISBLANK([$'types.hpp'.B398]);&quot;&quot;;[$'types.hpp'.B398])" office:value-type="string" office:string-value="CL_COMMAND_USER" calcext:value-type="string">
            <text:p>CL_COMMAND_USER</text:p>
          </table:table-cell>
          <table:table-cell table:style-name="ce22" table:formula="of:=IF(ISBLANK([$'types.hpp'.F398]);&quot;&quot;;&quot;✓&quot;)" office:value-type="string" office:string-value="✓" calcext:value-type="string">
            <text:p>✓</text:p>
          </table:table-cell>
          <table:table-cell table:style-name="ce22" table:formula="of:=IF(ISBLANK([$'types.hpp'.G39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97]=&quot;✓&quot;)+([.E397]=&quot;✓&quot;)+([.F397]=&quot;✓&quot;)+([.G397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88" calcext:value-type="float">
            <text:p>388</text:p>
          </table:table-cell>
          <table:table-cell table:style-name="ce7" table:formula="of:=IF(ISBLANK([$'types.hpp'.A399]);&quot;&quot;;[$'types.hpp'.A399])">
            <text:p/>
          </table:table-cell>
          <table:table-cell table:style-name="ce7" table:formula="of:=IF(ISBLANK([$'types.hpp'.B399]);&quot;&quot;;[$'types.hpp'.B399])" office:value-type="string" office:string-value="CL_COMMAND_BARRIER" calcext:value-type="string">
            <text:p>CL_COMMAND_BARRIER</text:p>
          </table:table-cell>
          <table:table-cell table:style-name="ce22" table:formula="of:=IF(ISBLANK([$'types.hpp'.F399]);&quot;&quot;;&quot;✓&quot;)" office:value-type="string" office:string-value="✓" calcext:value-type="string">
            <text:p>✓</text:p>
          </table:table-cell>
          <table:table-cell table:style-name="ce22" table:formula="of:=IF(ISBLANK([$'types.hpp'.G39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98]=&quot;✓&quot;)+([.E398]=&quot;✓&quot;)+([.F398]=&quot;✓&quot;)+([.G398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89" calcext:value-type="float">
            <text:p>389</text:p>
          </table:table-cell>
          <table:table-cell table:style-name="ce7" table:formula="of:=IF(ISBLANK([$'types.hpp'.A400]);&quot;&quot;;[$'types.hpp'.A400])">
            <text:p/>
          </table:table-cell>
          <table:table-cell table:style-name="ce7" table:formula="of:=IF(ISBLANK([$'types.hpp'.B400]);&quot;&quot;;[$'types.hpp'.B400])" office:value-type="string" office:string-value="CL_COMMAND_MIGRATE_MEM_OBJECTS" calcext:value-type="string">
            <text:p>CL_COMMAND_MIGRATE_MEM_OBJECTS</text:p>
          </table:table-cell>
          <table:table-cell table:style-name="ce22" table:formula="of:=IF(ISBLANK([$'types.hpp'.F400]);&quot;&quot;;&quot;✓&quot;)" office:value-type="string" office:string-value="✓" calcext:value-type="string">
            <text:p>✓</text:p>
          </table:table-cell>
          <table:table-cell table:style-name="ce22" table:formula="of:=IF(ISBLANK([$'types.hpp'.G40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99]=&quot;✓&quot;)+([.E399]=&quot;✓&quot;)+([.F399]=&quot;✓&quot;)+([.G399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90" calcext:value-type="float">
            <text:p>390</text:p>
          </table:table-cell>
          <table:table-cell table:style-name="ce7" table:formula="of:=IF(ISBLANK([$'types.hpp'.A401]);&quot;&quot;;[$'types.hpp'.A401])">
            <text:p/>
          </table:table-cell>
          <table:table-cell table:style-name="ce7" table:formula="of:=IF(ISBLANK([$'types.hpp'.B401]);&quot;&quot;;[$'types.hpp'.B401])" office:value-type="string" office:string-value="CL_COMMAND_FILL_BUFFER" calcext:value-type="string">
            <text:p>CL_COMMAND_FILL_BUFFER</text:p>
          </table:table-cell>
          <table:table-cell table:style-name="ce22" table:formula="of:=IF(ISBLANK([$'types.hpp'.F401]);&quot;&quot;;&quot;✓&quot;)" office:value-type="string" office:string-value="✓" calcext:value-type="string">
            <text:p>✓</text:p>
          </table:table-cell>
          <table:table-cell table:style-name="ce22" table:formula="of:=IF(ISBLANK([$'types.hpp'.G40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400]=&quot;✓&quot;)+([.E400]=&quot;✓&quot;)+([.F400]=&quot;✓&quot;)+([.G400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91" calcext:value-type="float">
            <text:p>391</text:p>
          </table:table-cell>
          <table:table-cell table:style-name="ce7" table:formula="of:=IF(ISBLANK([$'types.hpp'.A402]);&quot;&quot;;[$'types.hpp'.A402])">
            <text:p/>
          </table:table-cell>
          <table:table-cell table:style-name="ce7" table:formula="of:=IF(ISBLANK([$'types.hpp'.B402]);&quot;&quot;;[$'types.hpp'.B402])" office:value-type="string" office:string-value="CL_COMMAND_FILL_IMAGE" calcext:value-type="string">
            <text:p>CL_COMMAND_FILL_IMAGE</text:p>
          </table:table-cell>
          <table:table-cell table:style-name="ce22" table:formula="of:=IF(ISBLANK([$'types.hpp'.F402]);&quot;&quot;;&quot;✓&quot;)" office:value-type="string" office:string-value="✓" calcext:value-type="string">
            <text:p>✓</text:p>
          </table:table-cell>
          <table:table-cell table:style-name="ce22" table:formula="of:=IF(ISBLANK([$'types.hpp'.G40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401]=&quot;✓&quot;)+([.E401]=&quot;✓&quot;)+([.F401]=&quot;✓&quot;)+([.G401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92" calcext:value-type="float">
            <text:p>392</text:p>
          </table:table-cell>
          <table:table-cell table:style-name="ce7" table:formula="of:=IF(ISBLANK([$'types.hpp'.A403]);&quot;&quot;;[$'types.hpp'.A403])" office:value-type="string" office:string-value="command execution status" calcext:value-type="string">
            <text:p>command execution status</text:p>
          </table:table-cell>
          <table:table-cell table:style-name="ce7" table:formula="of:=IF(ISBLANK([$'types.hpp'.B403]);&quot;&quot;;[$'types.hpp'.B403])">
            <text:p/>
          </table:table-cell>
          <table:table-cell table:style-name="ce22" table:formula="of:=IF(ISBLANK([$'types.hpp'.F403]);&quot;&quot;;&quot;✓&quot;)" office:value-type="string" office:string-value="✓" calcext:value-type="string">
            <text:p>✓</text:p>
          </table:table-cell>
          <table:table-cell table:style-name="ce22" table:formula="of:=IF(ISBLANK([$'types.hpp'.G40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402]=&quot;✓&quot;)+([.E402]=&quot;✓&quot;)+([.F402]=&quot;✓&quot;)+([.G402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93" calcext:value-type="float">
            <text:p>393</text:p>
          </table:table-cell>
          <table:table-cell table:style-name="ce7" table:formula="of:=IF(ISBLANK([$'types.hpp'.A404]);&quot;&quot;;[$'types.hpp'.A404])">
            <text:p/>
          </table:table-cell>
          <table:table-cell table:style-name="ce7" table:formula="of:=IF(ISBLANK([$'types.hpp'.B404]);&quot;&quot;;[$'types.hpp'.B404])" office:value-type="string" office:string-value="CL_COMPLETE" calcext:value-type="string">
            <text:p>CL_COMPLETE</text:p>
          </table:table-cell>
          <table:table-cell table:style-name="ce22" table:formula="of:=IF(ISBLANK([$'types.hpp'.F404]);&quot;&quot;;&quot;✓&quot;)" office:value-type="string" office:string-value="✓" calcext:value-type="string">
            <text:p>✓</text:p>
          </table:table-cell>
          <table:table-cell table:style-name="ce22" table:formula="of:=IF(ISBLANK([$'types.hpp'.G40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403]=&quot;✓&quot;)+([.E403]=&quot;✓&quot;)+([.F403]=&quot;✓&quot;)+([.G403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94" calcext:value-type="float">
            <text:p>394</text:p>
          </table:table-cell>
          <table:table-cell table:style-name="ce7" table:formula="of:=IF(ISBLANK([$'types.hpp'.A405]);&quot;&quot;;[$'types.hpp'.A405])">
            <text:p/>
          </table:table-cell>
          <table:table-cell table:style-name="ce7" table:formula="of:=IF(ISBLANK([$'types.hpp'.B405]);&quot;&quot;;[$'types.hpp'.B405])" office:value-type="string" office:string-value="CL_RUNNING" calcext:value-type="string">
            <text:p>CL_RUNNING</text:p>
          </table:table-cell>
          <table:table-cell table:style-name="ce22" table:formula="of:=IF(ISBLANK([$'types.hpp'.F405]);&quot;&quot;;&quot;✓&quot;)" office:value-type="string" office:string-value="✓" calcext:value-type="string">
            <text:p>✓</text:p>
          </table:table-cell>
          <table:table-cell table:style-name="ce22" table:formula="of:=IF(ISBLANK([$'types.hpp'.G40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404]=&quot;✓&quot;)+([.E404]=&quot;✓&quot;)+([.F404]=&quot;✓&quot;)+([.G404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95" calcext:value-type="float">
            <text:p>395</text:p>
          </table:table-cell>
          <table:table-cell table:style-name="ce7" table:formula="of:=IF(ISBLANK([$'types.hpp'.A406]);&quot;&quot;;[$'types.hpp'.A406])">
            <text:p/>
          </table:table-cell>
          <table:table-cell table:style-name="ce7" table:formula="of:=IF(ISBLANK([$'types.hpp'.B406]);&quot;&quot;;[$'types.hpp'.B406])" office:value-type="string" office:string-value="CL_SUBMITTED" calcext:value-type="string">
            <text:p>CL_SUBMITTED</text:p>
          </table:table-cell>
          <table:table-cell table:style-name="ce22" table:formula="of:=IF(ISBLANK([$'types.hpp'.F406]);&quot;&quot;;&quot;✓&quot;)" office:value-type="string" office:string-value="✓" calcext:value-type="string">
            <text:p>✓</text:p>
          </table:table-cell>
          <table:table-cell table:style-name="ce22" table:formula="of:=IF(ISBLANK([$'types.hpp'.G40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405]=&quot;✓&quot;)+([.E405]=&quot;✓&quot;)+([.F405]=&quot;✓&quot;)+([.G405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96" calcext:value-type="float">
            <text:p>396</text:p>
          </table:table-cell>
          <table:table-cell table:style-name="ce7" table:formula="of:=IF(ISBLANK([$'types.hpp'.A407]);&quot;&quot;;[$'types.hpp'.A407])">
            <text:p/>
          </table:table-cell>
          <table:table-cell table:style-name="ce7" table:formula="of:=IF(ISBLANK([$'types.hpp'.B407]);&quot;&quot;;[$'types.hpp'.B407])" office:value-type="string" office:string-value="CL_QUEUED" calcext:value-type="string">
            <text:p>CL_QUEUED</text:p>
          </table:table-cell>
          <table:table-cell table:style-name="ce22" table:formula="of:=IF(ISBLANK([$'types.hpp'.F407]);&quot;&quot;;&quot;✓&quot;)" office:value-type="string" office:string-value="✓" calcext:value-type="string">
            <text:p>✓</text:p>
          </table:table-cell>
          <table:table-cell table:style-name="ce22" table:formula="of:=IF(ISBLANK([$'types.hpp'.G40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406]=&quot;✓&quot;)+([.E406]=&quot;✓&quot;)+([.F406]=&quot;✓&quot;)+([.G406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97" calcext:value-type="float">
            <text:p>397</text:p>
          </table:table-cell>
          <table:table-cell table:style-name="ce7" table:formula="of:=IF(ISBLANK([$'types.hpp'.A408]);&quot;&quot;;[$'types.hpp'.A408])" office:value-type="string" office:string-value="cl_buffer_create_type" calcext:value-type="string">
            <text:p>cl_buffer_create_type</text:p>
          </table:table-cell>
          <table:table-cell table:style-name="ce7" table:formula="of:=IF(ISBLANK([$'types.hpp'.B408]);&quot;&quot;;[$'types.hpp'.B408])">
            <text:p/>
          </table:table-cell>
          <table:table-cell table:style-name="ce22" table:formula="of:=IF(ISBLANK([$'types.hpp'.F408]);&quot;&quot;;&quot;✓&quot;)" office:value-type="string" office:string-value="✓" calcext:value-type="string">
            <text:p>✓</text:p>
          </table:table-cell>
          <table:table-cell table:style-name="ce22" table:formula="of:=IF(ISBLANK([$'types.hpp'.G40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407]=&quot;✓&quot;)+([.E407]=&quot;✓&quot;)+([.F407]=&quot;✓&quot;)+([.G407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98" calcext:value-type="float">
            <text:p>398</text:p>
          </table:table-cell>
          <table:table-cell table:style-name="ce7" table:formula="of:=IF(ISBLANK([$'types.hpp'.A409]);&quot;&quot;;[$'types.hpp'.A409])">
            <text:p/>
          </table:table-cell>
          <table:table-cell table:style-name="ce7" table:formula="of:=IF(ISBLANK([$'types.hpp'.B409]);&quot;&quot;;[$'types.hpp'.B409])" office:value-type="string" office:string-value="CL_BUFFER_CREATE_TYPE_REGION" calcext:value-type="string">
            <text:p>CL_BUFFER_CREATE_TYPE_REGION</text:p>
          </table:table-cell>
          <table:table-cell table:style-name="ce22" table:formula="of:=IF(ISBLANK([$'types.hpp'.F409]);&quot;&quot;;&quot;✓&quot;)" office:value-type="string" office:string-value="✓" calcext:value-type="string">
            <text:p>✓</text:p>
          </table:table-cell>
          <table:table-cell table:style-name="ce22" table:formula="of:=IF(ISBLANK([$'types.hpp'.G40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408]=&quot;✓&quot;)+([.E408]=&quot;✓&quot;)+([.F408]=&quot;✓&quot;)+([.G408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399" calcext:value-type="float">
            <text:p>399</text:p>
          </table:table-cell>
          <table:table-cell table:style-name="ce7" table:formula="of:=IF(ISBLANK([$'types.hpp'.A410]);&quot;&quot;;[$'types.hpp'.A410])" office:value-type="string" office:string-value="cl_profiling_info" calcext:value-type="string">
            <text:p>cl_profiling_info</text:p>
          </table:table-cell>
          <table:table-cell table:style-name="ce7" table:formula="of:=IF(ISBLANK([$'types.hpp'.B410]);&quot;&quot;;[$'types.hpp'.B410])">
            <text:p/>
          </table:table-cell>
          <table:table-cell table:style-name="ce22" table:formula="of:=IF(ISBLANK([$'types.hpp'.F410]);&quot;&quot;;&quot;✓&quot;)" office:value-type="string" office:string-value="✓" calcext:value-type="string">
            <text:p>✓</text:p>
          </table:table-cell>
          <table:table-cell table:style-name="ce22" table:formula="of:=IF(ISBLANK([$'types.hpp'.G41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409]=&quot;✓&quot;)+([.E409]=&quot;✓&quot;)+([.F409]=&quot;✓&quot;)+([.G409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400" calcext:value-type="float">
            <text:p>400</text:p>
          </table:table-cell>
          <table:table-cell table:style-name="ce7" table:formula="of:=IF(ISBLANK([$'types.hpp'.A411]);&quot;&quot;;[$'types.hpp'.A411])">
            <text:p/>
          </table:table-cell>
          <table:table-cell table:style-name="ce7" table:formula="of:=IF(ISBLANK([$'types.hpp'.B411]);&quot;&quot;;[$'types.hpp'.B411])" office:value-type="string" office:string-value="CL_PROFILING_COMMAND_QUEUED" calcext:value-type="string">
            <text:p>CL_PROFILING_COMMAND_QUEUED</text:p>
          </table:table-cell>
          <table:table-cell table:style-name="ce22" table:formula="of:=IF(ISBLANK([$'types.hpp'.F411]);&quot;&quot;;&quot;✓&quot;)" office:value-type="string" office:string-value="✓" calcext:value-type="string">
            <text:p>✓</text:p>
          </table:table-cell>
          <table:table-cell table:style-name="ce22" table:formula="of:=IF(ISBLANK([$'types.hpp'.G41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410]=&quot;✓&quot;)+([.E410]=&quot;✓&quot;)+([.F410]=&quot;✓&quot;)+([.G410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401" calcext:value-type="float">
            <text:p>401</text:p>
          </table:table-cell>
          <table:table-cell table:style-name="ce7" table:formula="of:=IF(ISBLANK([$'types.hpp'.A412]);&quot;&quot;;[$'types.hpp'.A412])">
            <text:p/>
          </table:table-cell>
          <table:table-cell table:style-name="ce7" table:formula="of:=IF(ISBLANK([$'types.hpp'.B412]);&quot;&quot;;[$'types.hpp'.B412])" office:value-type="string" office:string-value="CL_PROFILING_COMMAND_SUBMIT" calcext:value-type="string">
            <text:p>CL_PROFILING_COMMAND_SUBMIT</text:p>
          </table:table-cell>
          <table:table-cell table:style-name="ce22" table:formula="of:=IF(ISBLANK([$'types.hpp'.F412]);&quot;&quot;;&quot;✓&quot;)" office:value-type="string" office:string-value="✓" calcext:value-type="string">
            <text:p>✓</text:p>
          </table:table-cell>
          <table:table-cell table:style-name="ce22" table:formula="of:=IF(ISBLANK([$'types.hpp'.G41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411]=&quot;✓&quot;)+([.E411]=&quot;✓&quot;)+([.F411]=&quot;✓&quot;)+([.G411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402" calcext:value-type="float">
            <text:p>402</text:p>
          </table:table-cell>
          <table:table-cell table:style-name="ce7" table:formula="of:=IF(ISBLANK([$'types.hpp'.A413]);&quot;&quot;;[$'types.hpp'.A413])">
            <text:p/>
          </table:table-cell>
          <table:table-cell table:style-name="ce7" table:formula="of:=IF(ISBLANK([$'types.hpp'.B413]);&quot;&quot;;[$'types.hpp'.B413])" office:value-type="string" office:string-value="CL_PROFILING_COMMAND_START" calcext:value-type="string">
            <text:p>CL_PROFILING_COMMAND_START</text:p>
          </table:table-cell>
          <table:table-cell table:style-name="ce22" table:formula="of:=IF(ISBLANK([$'types.hpp'.F413]);&quot;&quot;;&quot;✓&quot;)" office:value-type="string" office:string-value="✓" calcext:value-type="string">
            <text:p>✓</text:p>
          </table:table-cell>
          <table:table-cell table:style-name="ce22" table:formula="of:=IF(ISBLANK([$'types.hpp'.G41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412]=&quot;✓&quot;)+([.E412]=&quot;✓&quot;)+([.F412]=&quot;✓&quot;)+([.G412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403" calcext:value-type="float">
            <text:p>403</text:p>
          </table:table-cell>
          <table:table-cell table:style-name="ce7" table:formula="of:=IF(ISBLANK([$'types.hpp'.A414]);&quot;&quot;;[$'types.hpp'.A414])">
            <text:p/>
          </table:table-cell>
          <table:table-cell table:style-name="ce7" table:formula="of:=IF(ISBLANK([$'types.hpp'.B414]);&quot;&quot;;[$'types.hpp'.B414])" office:value-type="string" office:string-value="CL_PROFILING_COMMAND_END" calcext:value-type="string">
            <text:p>CL_PROFILING_COMMAND_END</text:p>
          </table:table-cell>
          <table:table-cell table:style-name="ce22" table:formula="of:=IF(ISBLANK([$'types.hpp'.F414]);&quot;&quot;;&quot;✓&quot;)" office:value-type="string" office:string-value="✓" calcext:value-type="string">
            <text:p>✓</text:p>
          </table:table-cell>
          <table:table-cell table:style-name="ce22" table:formula="of:=IF(ISBLANK([$'types.hpp'.G41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413]=&quot;✓&quot;)+([.E413]=&quot;✓&quot;)+([.F413]=&quot;✓&quot;)+([.G413]=&quot;✓&quot;)" office:value-type="float" office:value="4" calcext:value-type="float">
            <text:p>4</text:p>
          </table:table-cell>
          <table:table-cell table:style-name="ce24"/>
          <table:table-cell table:number-columns-repeated="1015"/>
        </table:table-row>
        <table:table-row table:style-name="ro2">
          <table:table-cell table:style-name="ce14" office:value-type="string" calcext:value-type="string" table:number-columns-spanned="10" table:number-rows-spanned="1">
            <text:p>Summary</text:p>
          </table:table-cell>
          <table:covered-table-cell table:style-name="ce14"/>
          <table:covered-table-cell table:style-name="ce16"/>
          <table:covered-table-cell table:number-columns-repeated="2"/>
          <table:covered-table-cell table:number-columns-repeated="2" office:value-type="string" calcext:value-type="string">
            <text:p>✓</text:p>
          </table:covered-table-cell>
          <table:covered-table-cell table:number-columns-repeated="3"/>
          <table:table-cell table:number-columns-repeated="1014"/>
        </table:table-row>
        <table:table-row table:style-name="ro2">
          <table:table-cell table:style-name="ce15" office:value-type="string" calcext:value-type="string">
            <text:p>N</text:p>
          </table:table-cell>
          <table:table-cell table:style-name="ce15" table:number-columns-spanned="6" table:number-rows-spanned="2"/>
          <table:covered-table-cell table:style-name="ce17"/>
          <table:covered-table-cell table:number-columns-repeated="4" table:style-name="ce15"/>
          <table:table-cell table:style-name="ce15" office:value-type="string" calcext:value-type="string">
            <text:p>Done</text:p>
          </table:table-cell>
          <table:table-cell table:style-name="ce15" office:value-type="string" calcext:value-type="string">
            <text:p>Planned</text:p>
          </table:table-cell>
          <table:table-cell table:style-name="ce15" office:value-type="string" calcext:value-type="string">
            <text:p>%</text:p>
          </table:table-cell>
          <table:table-cell table:number-columns-repeated="1014"/>
        </table:table-row>
        <table:table-row table:style-name="ro2">
          <table:table-cell table:style-name="ce7" table:formula="of:=[.A413]" office:value-type="float" office:value="403" calcext:value-type="float">
            <text:p>403</text:p>
          </table:table-cell>
          <table:covered-table-cell table:style-name="ce7"/>
          <table:covered-table-cell table:style-name="ce18"/>
          <table:covered-table-cell table:number-columns-repeated="4" table:style-name="ce7"/>
          <table:table-cell table:style-name="ce7" table:formula="of:=SUM([.H2:.H413])" office:value-type="float" office:value="1612" calcext:value-type="float">
            <text:p>1612</text:p>
          </table:table-cell>
          <table:table-cell table:style-name="ce7" table:formula="of:=4*[.A416]" office:value-type="float" office:value="1612" calcext:value-type="float">
            <text:p>1612</text:p>
          </table:table-cell>
          <table:table-cell table:style-name="ce25" table:formula="of:=[.H416]/[.I416]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2" table:number-rows-repeated="104815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rogress.D2:Progress.G61">
            <calcext:condition calcext:apply-style-name="Done" calcext:value="=&quot;✓&quot;" calcext:base-cell-address="Progress.D2"/>
            <calcext:condition calcext:apply-style-name="Not Done" calcext:value="!=&quot;✓&quot;" calcext:base-cell-address="Progress.D2"/>
          </calcext:conditional-format>
          <calcext:conditional-format calcext:target-range-address="Progress.D71:Progress.G413">
            <calcext:condition calcext:apply-style-name="Done" calcext:value="=&quot;✓&quot;" calcext:base-cell-address="Progress.D71"/>
            <calcext:condition calcext:apply-style-name="Not Done" calcext:value="!=&quot;✓&quot;" calcext:base-cell-address="Progress.D7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2P0"/>
    </number:currency-style>
    <style:style style:name="Default" style:family="table-cell">
      <style:table-cell-properties fo:background-color="transparent"/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/>
    </style:style>
    <style:style style:name="Not_20_Done" style:display-name="Not Done" style:family="table-cell" style:parent-style-name="Default">
      <style:table-cell-properties fo:background-color="#ff0000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1">00/00/0000</text:date>, <text:time style:data-style-name="N2" text:time-value="18:22:04.65783111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28T15:03:01.294541124</meta:creation-date>
    <dc:date>2014-11-01T18:22:54.669444268</dc:date>
    <dc:creator>Paweł Tomulik</dc:creator>
    <meta:editing-duration>PT3H41M47S</meta:editing-duration>
    <meta:editing-cycles>143</meta:editing-cycles>
    <meta:generator>LibreOffice/4.3.3.2$Linux_X86_64 LibreOffice_project/430m0$Build-2</meta:generator>
    <meta:document-statistic meta:table-count="2" meta:cell-count="5493" meta:object-count="0"/>
  </office:meta>
</office:document-meta>
</file>